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ero1" table:style-name="ta1">
        <table:shapes>
          <draw:frame draw:z-index="0" draw:style-name="gr1" draw:text-style-name="P1" svg:width="453.51pt" svg:height="255.09pt" svg:x="10.6pt" svg:y="260.11pt">
            <loext:p draw:notify-on-update-of-ranges="Numero1.B4:Numero1.B14 Numero1.A4:Numero1.A14 Numero1.D4:Numero1.D14 Numero1.C4:Numero1.C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-[.A4]/5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IN([.C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-[.A5]/5)" office:value-type="float" office:value="0.818730753077982" calcext:value-type="float">
            <text:p>0.8187307531</text:p>
          </table:table-cell>
          <table:table-cell office:value-type="float" office:value="1" calcext:value-type="float">
            <text:p>1</text:p>
          </table:table-cell>
          <table:table-cell table:formula="of:=SIN([.C5])" office:value-type="float" office:value="0.841470984807896" calcext:value-type="float">
            <text:p>0.8414709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EXP(-[.A6]/5)" office:value-type="float" office:value="0.670320046035639" calcext:value-type="float">
            <text:p>0.670320046</text:p>
          </table:table-cell>
          <table:table-cell office:value-type="float" office:value="2" calcext:value-type="float">
            <text:p>2</text:p>
          </table:table-cell>
          <table:table-cell table:formula="of:=SIN([.C6])" office:value-type="float" office:value="0.909297426825682" calcext:value-type="float">
            <text:p>0.9092974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EXP(-[.A7]/5)" office:value-type="float" office:value="0.548811636094026" calcext:value-type="float">
            <text:p>0.5488116361</text:p>
          </table:table-cell>
          <table:table-cell office:value-type="float" office:value="3" calcext:value-type="float">
            <text:p>3</text:p>
          </table:table-cell>
          <table:table-cell table:formula="of:=SIN([.C7])" office:value-type="float" office:value="0.141120008059867" calcext:value-type="float">
            <text:p>0.1411200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EXP(-[.A8]/5)" office:value-type="float" office:value="0.449328964117222" calcext:value-type="float">
            <text:p>0.4493289641</text:p>
          </table:table-cell>
          <table:table-cell office:value-type="float" office:value="4" calcext:value-type="float">
            <text:p>4</text:p>
          </table:table-cell>
          <table:table-cell table:formula="of:=SIN([.C8])" office:value-type="float" office:value="-0.756802495307928" calcext:value-type="float">
            <text:p>-0.7568024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EXP(-[.A9]/5)" office:value-type="float" office:value="0.367879441171442" calcext:value-type="float">
            <text:p>0.3678794412</text:p>
          </table:table-cell>
          <table:table-cell office:value-type="float" office:value="5" calcext:value-type="float">
            <text:p>5</text:p>
          </table:table-cell>
          <table:table-cell table:formula="of:=SIN([.C9])" office:value-type="float" office:value="-0.958924274663139" calcext:value-type="float">
            <text:p>-0.95892427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EXP(-[.A10]/5)" office:value-type="float" office:value="0.301194211912202" calcext:value-type="float">
            <text:p>0.3011942119</text:p>
          </table:table-cell>
          <table:table-cell office:value-type="float" office:value="6" calcext:value-type="float">
            <text:p>6</text:p>
          </table:table-cell>
          <table:table-cell table:formula="of:=SIN([.C10])" office:value-type="float" office:value="-0.279415498198926" calcext:value-type="float">
            <text:p>-0.27941549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EXP(-[.A11]/5)" office:value-type="float" office:value="0.246596963941606" calcext:value-type="float">
            <text:p>0.2465969639</text:p>
          </table:table-cell>
          <table:table-cell office:value-type="float" office:value="7" calcext:value-type="float">
            <text:p>7</text:p>
          </table:table-cell>
          <table:table-cell table:formula="of:=SIN([.C11])" office:value-type="float" office:value="0.656986598718789" calcext:value-type="float">
            <text:p>0.6569865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EXP(-[.A12]/5)" office:value-type="float" office:value="0.201896517994655" calcext:value-type="float">
            <text:p>0.201896518</text:p>
          </table:table-cell>
          <table:table-cell office:value-type="float" office:value="8" calcext:value-type="float">
            <text:p>8</text:p>
          </table:table-cell>
          <table:table-cell table:formula="of:=SIN([.C12])" office:value-type="float" office:value="0.989358246623382" calcext:value-type="float">
            <text:p>0.9893582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EXP(-[.A13]/5)" office:value-type="float" office:value="0.165298888221587" calcext:value-type="float">
            <text:p>0.1652988882</text:p>
          </table:table-cell>
          <table:table-cell office:value-type="float" office:value="9" calcext:value-type="float">
            <text:p>9</text:p>
          </table:table-cell>
          <table:table-cell table:formula="of:=SIN([.C13])" office:value-type="float" office:value="0.412118485241757" calcext:value-type="float">
            <text:p>0.4121184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EXP(-[.A14]/5)" office:value-type="float" office:value="0.135335283236613" calcext:value-type="float">
            <text:p>0.1353352832</text:p>
          </table:table-cell>
          <table:table-cell office:value-type="float" office:value="10" calcext:value-type="float">
            <text:p>10</text:p>
          </table:table-cell>
          <table:table-cell table:formula="of:=SIN([.C14])" office:value-type="float" office:value="-0.54402111088937" calcext:value-type="float">
            <text:p>-0.5440211109</text:p>
          </table:table-cell>
        </table:table-row>
      </table:table>
      <table:table table:name="LaGrange" table:style-name="ta1">
        <table:shapes>
          <draw:frame draw:z-index="0" draw:style-name="gr1" draw:text-style-name="P1" svg:width="465.39pt" svg:height="286.92pt" svg:x="437.9pt" svg:y="101.28pt">
            <loext:p draw:notify-on-update-of-ranges="LaGrange.D8:LaGrange.D108 LaGrange.A8:LaGrange.A108 LaGrange.F8:LaGrange.F108 LaGrange.A8:LaGrange.A108 LaGrange.E8:LaGrange.E108 LaGrange.A8:LaGrange.A108 LaGrange.A7:LaGrange.A7 LaGrange.A8:LaGrange.A108 LaGrange.C8:LaGrange.C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interp5</text:p>
          </table:table-cell>
          <table:table-cell office:value-type="string" calcext:value-type="string">
            <text:p>interp10</text:p>
          </table:table-cell>
          <table:table-cell office:value-type="string" calcext:value-type="string">
            <text:p>interp20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table:formula="of:=1/(1+[.A8]^2)" office:value-type="float" office:value="0.0384615384615385" calcext:value-type="float">
            <text:p>0.0384615385</text:p>
          </table:table-cell>
          <table:table-cell table:formula="of:=[.A8]^4/520 - (9*[.A8]^2)/130 + 59/104" office:value-type="float" office:value="0.0384615384615383" calcext:value-type="float">
            <text:p>0.0384615385</text:p>
          </table:table-cell>
          <table:table-cell table:formula="of:=-([.A8]^10)/44200 + (7*[.A8]^8)/5525 - (83*[.A8]^6)/3400 + (2181*[.A8]^4)/11050 - (149*[.A8]^2)/221 + 1" office:value-type="float" office:value="0.038461538461533" calcext:value-type="float">
            <text:p>0.0384615385</text:p>
          </table:table-cell>
          <table:table-cell table:formula="of:=(128*[.A8]^20)/46917885625 - (12448*[.A8]^18)/46917885625 + (1744*[.A8]^16)/162345625 - (652468*[.A8]^14)/2759875625 + (1317033*[.A8]^12)/424596250 - (42652437*[.A8]^10)/1698385000 + (696884657*[.A8]^8)/5519751250 - (8646802423*[.A8]^6)/22079005000 + (565532401*[.A8]^4)/750686170 - (72496705*[.A8]^2)/75068617 + 1" office:value-type="float" office:value="0.0384615384957669" calcext:value-type="float">
            <text:p>0.0384615385</text:p>
          </table:table-cell>
          <table:table-cell/>
        </table:table-row>
        <table:table-row table:style-name="ro1">
          <table:table-cell office:value-type="float" office:value="-4.9" calcext:value-type="float">
            <text:p>-4.9</text:p>
          </table:table-cell>
          <table:table-cell/>
          <table:table-cell table:formula="of:=1/(1+[.A9]^2)" office:value-type="float" office:value="0.039984006397441" calcext:value-type="float">
            <text:p>0.0399840064</text:p>
          </table:table-cell>
          <table:table-cell table:formula="of:=[.A9]^4/520 - (9*[.A9]^2)/130 + 59/104" office:value-type="float" office:value="0.0136925000000003" calcext:value-type="float">
            <text:p>0.0136925</text:p>
          </table:table-cell>
          <table:table-cell table:formula="of:=-([.A9]^10)/44200 + (7*[.A9]^8)/5525 - (83*[.A9]^6)/3400 + (2181*[.A9]^4)/11050 - (149*[.A9]^2)/221 + 1" office:value-type="float" office:value="1.23031655512128" calcext:value-type="float">
            <text:p>1.2303165551</text:p>
          </table:table-cell>
          <table:table-cell table:formula="of:=(128*[.A9]^20)/46917885625 - (12448*[.A9]^18)/46917885625 + (1744*[.A9]^16)/162345625 - (652468*[.A9]^14)/2759875625 + (1317033*[.A9]^12)/424596250 - (42652437*[.A9]^10)/1698385000 + (696884657*[.A9]^8)/5519751250 - (8646802423*[.A9]^6)/22079005000 + (565532401*[.A9]^4)/750686170 - (72496705*[.A9]^2)/75068617 + 1" office:value-type="float" office:value="-58.2381411010595" calcext:value-type="float">
            <text:p>-58.2381411011</text:p>
          </table:table-cell>
          <table:table-cell/>
        </table:table-row>
        <table:table-row table:style-name="ro1">
          <table:table-cell office:value-type="float" office:value="-4.8" calcext:value-type="float">
            <text:p>-4.8</text:p>
          </table:table-cell>
          <table:table-cell/>
          <table:table-cell table:formula="of:=1/(1+[.A10]^2)" office:value-type="float" office:value="0.0415973377703827" calcext:value-type="float">
            <text:p>0.0415973378</text:p>
          </table:table-cell>
          <table:table-cell table:formula="of:=[.A10]^4/520 - (9*[.A10]^2)/130 + 59/104" office:value-type="float" office:value="-0.00692000000000004" calcext:value-type="float">
            <text:p>-0.00692</text:p>
          </table:table-cell>
          <table:table-cell table:formula="of:=-([.A10]^10)/44200 + (7*[.A10]^8)/5525 - (83*[.A10]^6)/3400 + (2181*[.A10]^4)/11050 - (149*[.A10]^2)/221 + 1" office:value-type="float" office:value="1.80438545612804" calcext:value-type="float">
            <text:p>1.8043854561</text:p>
          </table:table-cell>
          <table:table-cell table:formula="of:=(128*[.A10]^20)/46917885625 - (12448*[.A10]^18)/46917885625 + (1744*[.A10]^16)/162345625 - (652468*[.A10]^14)/2759875625 + (1317033*[.A10]^12)/424596250 - (42652437*[.A10]^10)/1698385000 + (696884657*[.A10]^8)/5519751250 - (8646802423*[.A10]^6)/22079005000 + (565532401*[.A10]^4)/750686170 - (72496705*[.A10]^2)/75068617 + 1" office:value-type="float" office:value="-50.8644151823254" calcext:value-type="float">
            <text:p>-50.8644151823</text:p>
          </table:table-cell>
          <table:table-cell/>
        </table:table-row>
        <table:table-row table:style-name="ro1">
          <table:table-cell office:value-type="float" office:value="-4.7" calcext:value-type="float">
            <text:p>-4.7</text:p>
          </table:table-cell>
          <table:table-cell/>
          <table:table-cell table:formula="of:=1/(1+[.A11]^2)" office:value-type="float" office:value="0.043308791684712" calcext:value-type="float">
            <text:p>0.0433087917</text:p>
          </table:table-cell>
          <table:table-cell table:formula="of:=[.A11]^4/520 - (9*[.A11]^2)/130 + 59/104" office:value-type="float" office:value="-0.0235998076923077" calcext:value-type="float">
            <text:p>-0.0235998077</text:p>
          </table:table-cell>
          <table:table-cell table:formula="of:=-([.A11]^10)/44200 + (7*[.A11]^8)/5525 - (83*[.A11]^6)/3400 + (2181*[.A11]^4)/11050 - (149*[.A11]^2)/221 + 1" office:value-type="float" office:value="1.95895184190393" calcext:value-type="float">
            <text:p>1.9589518419</text:p>
          </table:table-cell>
          <table:table-cell table:formula="of:=(128*[.A11]^20)/46917885625 - (12448*[.A11]^18)/46917885625 + (1744*[.A11]^16)/162345625 - (652468*[.A11]^14)/2759875625 + (1317033*[.A11]^12)/424596250 - (42652437*[.A11]^10)/1698385000 + (696884657*[.A11]^8)/5519751250 - (8646802423*[.A11]^6)/22079005000 + (565532401*[.A11]^4)/750686170 - (72496705*[.A11]^2)/75068617 + 1" office:value-type="float" office:value="-28.6625666261112" calcext:value-type="float">
            <text:p>-28.6625666261</text:p>
          </table:table-cell>
          <table:table-cell/>
        </table:table-row>
        <table:table-row table:style-name="ro1">
          <table:table-cell office:value-type="float" office:value="-4.6" calcext:value-type="float">
            <text:p>-4.6</text:p>
          </table:table-cell>
          <table:table-cell/>
          <table:table-cell table:formula="of:=1/(1+[.A12]^2)" office:value-type="float" office:value="0.0451263537906137" calcext:value-type="float">
            <text:p>0.0451263538</text:p>
          </table:table-cell>
          <table:table-cell table:formula="of:=[.A12]^4/520 - (9*[.A12]^2)/130 + 59/104" office:value-type="float" office:value="-0.036566153846154" calcext:value-type="float">
            <text:p>-0.0365661538</text:p>
          </table:table-cell>
          <table:table-cell table:formula="of:=-([.A12]^10)/44200 + (7*[.A12]^8)/5525 - (83*[.A12]^6)/3400 + (2181*[.A12]^4)/11050 - (149*[.A12]^2)/221 + 1" office:value-type="float" office:value="1.84584536702501" calcext:value-type="float">
            <text:p>1.845845367</text:p>
          </table:table-cell>
          <table:table-cell table:formula="of:=(128*[.A12]^20)/46917885625 - (12448*[.A12]^18)/46917885625 + (1744*[.A12]^16)/162345625 - (652468*[.A12]^14)/2759875625 + (1317033*[.A12]^12)/424596250 - (42652437*[.A12]^10)/1698385000 + (696884657*[.A12]^8)/5519751250 - (8646802423*[.A12]^6)/22079005000 + (565532401*[.A12]^4)/750686170 - (72496705*[.A12]^2)/75068617 + 1" office:value-type="float" office:value="-10.3345080874747" calcext:value-type="float">
            <text:p>-10.3345080875</text:p>
          </table:table-cell>
          <table:table-cell/>
        </table:table-row>
        <table:table-row table:style-name="ro1">
          <table:table-cell office:value-type="float" office:value="-4.5" calcext:value-type="float">
            <text:p>-4.5</text:p>
          </table:table-cell>
          <table:table-cell/>
          <table:table-cell table:formula="of:=1/(1+[.A13]^2)" office:value-type="float" office:value="0.0470588235294118" calcext:value-type="float">
            <text:p>0.0470588235</text:p>
          </table:table-cell>
          <table:table-cell table:formula="of:=[.A13]^4/520 - (9*[.A13]^2)/130 + 59/104" office:value-type="float" office:value="-0.0460336538461538" calcext:value-type="float">
            <text:p>-0.0460336538</text:p>
          </table:table-cell>
          <table:table-cell table:formula="of:=-([.A13]^10)/44200 + (7*[.A13]^8)/5525 - (83*[.A13]^6)/3400 + (2181*[.A13]^4)/11050 - (149*[.A13]^2)/221 + 1" office:value-type="float" office:value="1.57872099034927" calcext:value-type="float">
            <text:p>1.5787209903</text:p>
          </table:table-cell>
          <table:table-cell table:formula="of:=(128*[.A13]^20)/46917885625 - (12448*[.A13]^18)/46917885625 + (1744*[.A13]^16)/162345625 - (652468*[.A13]^14)/2759875625 + (1317033*[.A13]^12)/424596250 - (42652437*[.A13]^10)/1698385000 + (696884657*[.A13]^8)/5519751250 - (8646802423*[.A13]^6)/22079005000 + (565532401*[.A13]^4)/750686170 - (72496705*[.A13]^2)/75068617 + 1" office:value-type="float" office:value="0.0470588234982863" calcext:value-type="float">
            <text:p>0.0470588235</text:p>
          </table:table-cell>
          <table:table-cell/>
        </table:table-row>
        <table:table-row table:style-name="ro1">
          <table:table-cell office:value-type="float" office:value="-4.4" calcext:value-type="float">
            <text:p>-4.4</text:p>
          </table:table-cell>
          <table:table-cell/>
          <table:table-cell table:formula="of:=1/(1+[.A14]^2)" office:value-type="float" office:value="0.0491159135559921" calcext:value-type="float">
            <text:p>0.0491159136</text:p>
          </table:table-cell>
          <table:table-cell table:formula="of:=[.A14]^4/520 - (9*[.A14]^2)/130 + 59/104" office:value-type="float" office:value="-0.0522123076923079" calcext:value-type="float">
            <text:p>-0.0522123077</text:p>
          </table:table-cell>
          <table:table-cell table:formula="of:=-([.A14]^10)/44200 + (7*[.A14]^8)/5525 - (83*[.A14]^6)/3400 + (2181*[.A14]^4)/11050 - (149*[.A14]^2)/221 + 1" office:value-type="float" office:value="1.24021348541049" calcext:value-type="float">
            <text:p>1.2402134854</text:p>
          </table:table-cell>
          <table:table-cell table:formula="of:=(128*[.A14]^20)/46917885625 - (12448*[.A14]^18)/46917885625 + (1744*[.A14]^16)/162345625 - (652468*[.A14]^14)/2759875625 + (1317033*[.A14]^12)/424596250 - (42652437*[.A14]^10)/1698385000 + (696884657*[.A14]^8)/5519751250 - (8646802423*[.A14]^6)/22079005000 + (565532401*[.A14]^4)/750686170 - (72496705*[.A14]^2)/75068617 + 1" office:value-type="float" office:value="3.94507279563024" calcext:value-type="float">
            <text:p>3.9450727956</text:p>
          </table:table-cell>
          <table:table-cell/>
        </table:table-row>
        <table:table-row table:style-name="ro1">
          <table:table-cell office:value-type="float" office:value="-4.3" calcext:value-type="float">
            <text:p>-4.3</text:p>
          </table:table-cell>
          <table:table-cell/>
          <table:table-cell table:formula="of:=1/(1+[.A15]^2)" office:value-type="float" office:value="0.0513083632632119" calcext:value-type="float">
            <text:p>0.0513083633</text:p>
          </table:table-cell>
          <table:table-cell table:formula="of:=[.A15]^4/520 - (9*[.A15]^2)/130 + 59/104" office:value-type="float" office:value="-0.0553075000000001" calcext:value-type="float">
            <text:p>-0.0553075</text:p>
          </table:table-cell>
          <table:table-cell table:formula="of:=-([.A15]^10)/44200 + (7*[.A15]^8)/5525 - (83*[.A15]^6)/3400 + (2181*[.A15]^4)/11050 - (149*[.A15]^2)/221 + 1" office:value-type="float" office:value="0.888081146089055" calcext:value-type="float">
            <text:p>0.8880811461</text:p>
          </table:table-cell>
          <table:table-cell table:formula="of:=(128*[.A15]^20)/46917885625 - (12448*[.A15]^18)/46917885625 + (1744*[.A15]^16)/162345625 - (652468*[.A15]^14)/2759875625 + (1317033*[.A15]^12)/424596250 - (42652437*[.A15]^10)/1698385000 + (696884657*[.A15]^8)/5519751250 - (8646802423*[.A15]^6)/22079005000 + (565532401*[.A15]^4)/750686170 - (72496705*[.A15]^2)/75068617 + 1" office:value-type="float" office:value="4.06913216045461" calcext:value-type="float">
            <text:p>4.0691321605</text:p>
          </table:table-cell>
          <table:table-cell/>
        </table:table-row>
        <table:table-row table:style-name="ro1">
          <table:table-cell office:value-type="float" office:value="-4.2" calcext:value-type="float">
            <text:p>-4.2</text:p>
          </table:table-cell>
          <table:table-cell/>
          <table:table-cell table:formula="of:=1/(1+[.A16]^2)" office:value-type="float" office:value="0.0536480686695279" calcext:value-type="float">
            <text:p>0.0536480687</text:p>
          </table:table-cell>
          <table:table-cell table:formula="of:=[.A16]^4/520 - (9*[.A16]^2)/130 + 59/104" office:value-type="float" office:value="-0.0555199999999998" calcext:value-type="float">
            <text:p>-0.05552</text:p>
          </table:table-cell>
          <table:table-cell table:formula="of:=-([.A16]^10)/44200 + (7*[.A16]^8)/5525 - (83*[.A16]^6)/3400 + (2181*[.A16]^4)/11050 - (149*[.A16]^2)/221 + 1" office:value-type="float" office:value="0.560444444551521" calcext:value-type="float">
            <text:p>0.5604444446</text:p>
          </table:table-cell>
          <table:table-cell table:formula="of:=(128*[.A16]^20)/46917885625 - (12448*[.A16]^18)/46917885625 + (1744*[.A16]^16)/162345625 - (652468*[.A16]^14)/2759875625 + (1317033*[.A16]^12)/424596250 - (42652437*[.A16]^10)/1698385000 + (696884657*[.A16]^8)/5519751250 - (8646802423*[.A16]^6)/22079005000 + (565532401*[.A16]^4)/750686170 - (72496705*[.A16]^2)/75068617 + 1" office:value-type="float" office:value="2.67435529235691" calcext:value-type="float">
            <text:p>2.6743552924</text:p>
          </table:table-cell>
          <table:table-cell/>
        </table:table-row>
        <table:table-row table:style-name="ro1">
          <table:table-cell office:value-type="float" office:value="-4.1" calcext:value-type="float">
            <text:p>-4.1</text:p>
          </table:table-cell>
          <table:table-cell/>
          <table:table-cell table:formula="of:=1/(1+[.A17]^2)" office:value-type="float" office:value="0.0561482313307131" calcext:value-type="float">
            <text:p>0.0561482313</text:p>
          </table:table-cell>
          <table:table-cell table:formula="of:=[.A17]^4/520 - (9*[.A17]^2)/130 + 59/104" office:value-type="float" office:value="-0.0530459615384616" calcext:value-type="float">
            <text:p>-0.0530459615</text:p>
          </table:table-cell>
          <table:table-cell table:formula="of:=-([.A17]^10)/44200 + (7*[.A17]^8)/5525 - (83*[.A17]^6)/3400 + (2181*[.A17]^4)/11050 - (149*[.A17]^2)/221 + 1" office:value-type="float" office:value="0.280217593971017" calcext:value-type="float">
            <text:p>0.280217594</text:p>
          </table:table-cell>
          <table:table-cell table:formula="of:=(128*[.A17]^20)/46917885625 - (12448*[.A17]^18)/46917885625 + (1744*[.A17]^16)/162345625 - (652468*[.A17]^14)/2759875625 + (1317033*[.A17]^12)/424596250 - (42652437*[.A17]^10)/1698385000 + (696884657*[.A17]^8)/5519751250 - (8646802423*[.A17]^6)/22079005000 + (565532401*[.A17]^4)/750686170 - (72496705*[.A17]^2)/75068617 + 1" office:value-type="float" office:value="1.13530663358308" calcext:value-type="float">
            <text:p>1.1353066336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formula="of:=1/(1+[.A18]^2)" office:value-type="float" office:value="0.0588235294117647" calcext:value-type="float">
            <text:p>0.0588235294</text:p>
          </table:table-cell>
          <table:table-cell table:formula="of:=[.A18]^4/520 - (9*[.A18]^2)/130 + 59/104" office:value-type="float" office:value="-0.0480769230769231" calcext:value-type="float">
            <text:p>-0.0480769231</text:p>
          </table:table-cell>
          <table:table-cell table:formula="of:=-([.A18]^10)/44200 + (7*[.A18]^8)/5525 - (83*[.A18]^6)/3400 + (2181*[.A18]^4)/11050 - (149*[.A18]^2)/221 + 1" office:value-type="float" office:value="0.0588235294117645" calcext:value-type="float">
            <text:p>0.0588235294</text:p>
          </table:table-cell>
          <table:table-cell table:formula="of:=(128*[.A18]^20)/46917885625 - (12448*[.A18]^18)/46917885625 + (1744*[.A18]^16)/162345625 - (652468*[.A18]^14)/2759875625 + (1317033*[.A18]^12)/424596250 - (42652437*[.A18]^10)/1698385000 + (696884657*[.A18]^8)/5519751250 - (8646802423*[.A18]^6)/22079005000 + (565532401*[.A18]^4)/750686170 - (72496705*[.A18]^2)/75068617 + 1" office:value-type="float" office:value="0.0588235294172304" calcext:value-type="float">
            <text:p>0.0588235294</text:p>
          </table:table-cell>
          <table:table-cell/>
        </table:table-row>
        <table:table-row table:style-name="ro1">
          <table:table-cell office:value-type="float" office:value="-3.9" calcext:value-type="float">
            <text:p>-3.9</text:p>
          </table:table-cell>
          <table:table-cell/>
          <table:table-cell table:formula="of:=1/(1+[.A19]^2)" office:value-type="float" office:value="0.0616903146206046" calcext:value-type="float">
            <text:p>0.0616903146</text:p>
          </table:table-cell>
          <table:table-cell table:formula="of:=[.A19]^4/520 - (9*[.A19]^2)/130 + 59/104" office:value-type="float" office:value="-0.0407998076923077" calcext:value-type="float">
            <text:p>-0.0407998077</text:p>
          </table:table-cell>
          <table:table-cell table:formula="of:=-([.A19]^10)/44200 + (7*[.A19]^8)/5525 - (83*[.A19]^6)/3400 + (2181*[.A19]^4)/11050 - (149*[.A19]^2)/221 + 1" office:value-type="float" office:value="-0.100724261737579" calcext:value-type="float">
            <text:p>-0.1007242617</text:p>
          </table:table-cell>
          <table:table-cell table:formula="of:=(128*[.A19]^20)/46917885625 - (12448*[.A19]^18)/46917885625 + (1744*[.A19]^16)/162345625 - (652468*[.A19]^14)/2759875625 + (1317033*[.A19]^12)/424596250 - (42652437*[.A19]^10)/1698385000 + (696884657*[.A19]^8)/5519751250 - (8646802423*[.A19]^6)/22079005000 + (565532401*[.A19]^4)/750686170 - (72496705*[.A19]^2)/75068617 + 1" office:value-type="float" office:value="-0.445867668148505" calcext:value-type="float">
            <text:p>-0.4458676681</text:p>
          </table:table-cell>
          <table:table-cell/>
        </table:table-row>
        <table:table-row table:style-name="ro1">
          <table:table-cell office:value-type="float" office:value="-3.8" calcext:value-type="float">
            <text:p>-3.8</text:p>
          </table:table-cell>
          <table:table-cell/>
          <table:table-cell table:formula="of:=1/(1+[.A20]^2)" office:value-type="float" office:value="0.0647668393782384" calcext:value-type="float">
            <text:p>0.0647668394</text:p>
          </table:table-cell>
          <table:table-cell table:formula="of:=[.A20]^4/520 - (9*[.A20]^2)/130 + 59/104" office:value-type="float" office:value="-0.0313969230769232" calcext:value-type="float">
            <text:p>-0.0313969231</text:p>
          </table:table-cell>
          <table:table-cell table:formula="of:=-([.A20]^10)/44200 + (7*[.A20]^8)/5525 - (83*[.A20]^6)/3400 + (2181*[.A20]^4)/11050 - (149*[.A20]^2)/221 + 1" office:value-type="float" office:value="-0.201296361471995" calcext:value-type="float">
            <text:p>-0.2012963615</text:p>
          </table:table-cell>
          <table:table-cell table:formula="of:=(128*[.A20]^20)/46917885625 - (12448*[.A20]^18)/46917885625 + (1744*[.A20]^16)/162345625 - (652468*[.A20]^14)/2759875625 + (1317033*[.A20]^12)/424596250 - (42652437*[.A20]^10)/1698385000 + (696884657*[.A20]^8)/5519751250 - (8646802423*[.A20]^6)/22079005000 + (565532401*[.A20]^4)/750686170 - (72496705*[.A20]^2)/75068617 + 1" office:value-type="float" office:value="-0.5135540350181" calcext:value-type="float">
            <text:p>-0.513554035</text:p>
          </table:table-cell>
          <table:table-cell/>
        </table:table-row>
        <table:table-row table:style-name="ro1">
          <table:table-cell office:value-type="float" office:value="-3.7" calcext:value-type="float">
            <text:p>-3.7</text:p>
          </table:table-cell>
          <table:table-cell/>
          <table:table-cell table:formula="of:=1/(1+[.A21]^2)" office:value-type="float" office:value="0.068073519400953" calcext:value-type="float">
            <text:p>0.0680735194</text:p>
          </table:table-cell>
          <table:table-cell table:formula="of:=[.A21]^4/520 - (9*[.A21]^2)/130 + 59/104" office:value-type="float" office:value="-0.0200459615384616" calcext:value-type="float">
            <text:p>-0.0200459615</text:p>
          </table:table-cell>
          <table:table-cell table:formula="of:=-([.A21]^10)/44200 + (7*[.A21]^8)/5525 - (83*[.A21]^6)/3400 + (2181*[.A21]^4)/11050 - (149*[.A21]^2)/221 + 1" office:value-type="float" office:value="-0.249608189072958" calcext:value-type="float">
            <text:p>-0.2496081891</text:p>
          </table:table-cell>
          <table:table-cell table:formula="of:=(128*[.A21]^20)/46917885625 - (12448*[.A21]^18)/46917885625 + (1744*[.A21]^16)/162345625 - (652468*[.A21]^14)/2759875625 + (1317033*[.A21]^12)/424596250 - (42652437*[.A21]^10)/1698385000 + (696884657*[.A21]^8)/5519751250 - (8646802423*[.A21]^6)/22079005000 + (565532401*[.A21]^4)/750686170 - (72496705*[.A21]^2)/75068617 + 1" office:value-type="float" office:value="-0.345879044321519" calcext:value-type="float">
            <text:p>-0.3458790443</text:p>
          </table:table-cell>
          <table:table-cell/>
        </table:table-row>
        <table:table-row table:style-name="ro1">
          <table:table-cell office:value-type="float" office:value="-3.6" calcext:value-type="float">
            <text:p>-3.6</text:p>
          </table:table-cell>
          <table:table-cell/>
          <table:table-cell table:formula="of:=1/(1+[.A22]^2)" office:value-type="float" office:value="0.0716332378223496" calcext:value-type="float">
            <text:p>0.0716332378</text:p>
          </table:table-cell>
          <table:table-cell table:formula="of:=[.A22]^4/520 - (9*[.A22]^2)/130 + 59/104" office:value-type="float" office:value="-0.00691999999999993" calcext:value-type="float">
            <text:p>-0.00692</text:p>
          </table:table-cell>
          <table:table-cell table:formula="of:=-([.A22]^10)/44200 + (7*[.A22]^8)/5525 - (83*[.A22]^6)/3400 + (2181*[.A22]^4)/11050 - (149*[.A22]^2)/221 + 1" office:value-type="float" office:value="-0.254602669116236" calcext:value-type="float">
            <text:p>-0.2546026691</text:p>
          </table:table-cell>
          <table:table-cell table:formula="of:=(128*[.A22]^20)/46917885625 - (12448*[.A22]^18)/46917885625 + (1744*[.A22]^16)/162345625 - (652468*[.A22]^14)/2759875625 + (1317033*[.A22]^12)/424596250 - (42652437*[.A22]^10)/1698385000 + (696884657*[.A22]^8)/5519751250 - (8646802423*[.A22]^6)/22079005000 + (565532401*[.A22]^4)/750686170 - (72496705*[.A22]^2)/75068617 + 1" office:value-type="float" office:value="-0.114347936258248" calcext:value-type="float">
            <text:p>-0.1143479363</text:p>
          </table:table-cell>
          <table:table-cell/>
        </table:table-row>
        <table:table-row table:style-name="ro1">
          <table:table-cell office:value-type="float" office:value="-3.5" calcext:value-type="float">
            <text:p>-3.5</text:p>
          </table:table-cell>
          <table:table-cell/>
          <table:table-cell table:formula="of:=1/(1+[.A23]^2)" office:value-type="float" office:value="0.0754716981132075" calcext:value-type="float">
            <text:p>0.0754716981</text:p>
          </table:table-cell>
          <table:table-cell table:formula="of:=[.A23]^4/520 - (9*[.A23]^2)/130 + 59/104" office:value-type="float" office:value="0.0078125" calcext:value-type="float">
            <text:p>0.0078125</text:p>
          </table:table-cell>
          <table:table-cell table:formula="of:=-([.A23]^10)/44200 + (7*[.A23]^8)/5525 - (83*[.A23]^6)/3400 + (2181*[.A23]^4)/11050 - (149*[.A23]^2)/221 + 1" office:value-type="float" office:value="-0.226196289062496" calcext:value-type="float">
            <text:p>-0.2261962891</text:p>
          </table:table-cell>
          <table:table-cell table:formula="of:=(128*[.A23]^20)/46917885625 - (12448*[.A23]^18)/46917885625 + (1744*[.A23]^16)/162345625 - (652468*[.A23]^14)/2759875625 + (1317033*[.A23]^12)/424596250 - (42652437*[.A23]^10)/1698385000 + (696884657*[.A23]^8)/5519751250 - (8646802423*[.A23]^6)/22079005000 + (565532401*[.A23]^4)/750686170 - (72496705*[.A23]^2)/75068617 + 1" office:value-type="float" office:value="0.0754716981129295" calcext:value-type="float">
            <text:p>0.0754716981</text:p>
          </table:table-cell>
          <table:table-cell/>
        </table:table-row>
        <table:table-row table:style-name="ro1">
          <table:table-cell office:value-type="float" office:value="-3.4" calcext:value-type="float">
            <text:p>-3.4</text:p>
          </table:table-cell>
          <table:table-cell/>
          <table:table-cell table:formula="of:=1/(1+[.A24]^2)" office:value-type="float" office:value="0.0796178343949045" calcext:value-type="float">
            <text:p>0.0796178344</text:p>
          </table:table-cell>
          <table:table-cell table:formula="of:=[.A24]^4/520 - (9*[.A24]^2)/130 + 59/104" office:value-type="float" office:value="0.0239876923076923" calcext:value-type="float">
            <text:p>0.0239876923</text:p>
          </table:table-cell>
          <table:table-cell table:formula="of:=-([.A24]^10)/44200 + (7*[.A24]^8)/5525 - (83*[.A24]^6)/3400 + (2181*[.A24]^4)/11050 - (149*[.A24]^2)/221 + 1" office:value-type="float" office:value="-0.174335455389534" calcext:value-type="float">
            <text:p>-0.1743354554</text:p>
          </table:table-cell>
          <table:table-cell table:formula="of:=(128*[.A24]^20)/46917885625 - (12448*[.A24]^18)/46917885625 + (1744*[.A24]^16)/162345625 - (652468*[.A24]^14)/2759875625 + (1317033*[.A24]^12)/424596250 - (42652437*[.A24]^10)/1698385000 + (696884657*[.A24]^8)/5519751250 - (8646802423*[.A24]^6)/22079005000 + (565532401*[.A24]^4)/750686170 - (72496705*[.A24]^2)/75068617 + 1" office:value-type="float" office:value="0.182283050140413" calcext:value-type="float">
            <text:p>0.1822830501</text:p>
          </table:table-cell>
          <table:table-cell/>
        </table:table-row>
        <table:table-row table:style-name="ro1">
          <table:table-cell office:value-type="float" office:value="-3.3" calcext:value-type="float">
            <text:p>-3.3</text:p>
          </table:table-cell>
          <table:table-cell/>
          <table:table-cell table:formula="of:=1/(1+[.A25]^2)" office:value-type="float" office:value="0.0841042893187553" calcext:value-type="float">
            <text:p>0.0841042893</text:p>
          </table:table-cell>
          <table:table-cell table:formula="of:=[.A25]^4/520 - (9*[.A25]^2)/130 + 59/104" office:value-type="float" office:value="0.0414463461538462" calcext:value-type="float">
            <text:p>0.0414463462</text:p>
          </table:table-cell>
          <table:table-cell table:formula="of:=-([.A25]^10)/44200 + (7*[.A25]^8)/5525 - (83*[.A25]^6)/3400 + (2181*[.A25]^4)/11050 - (149*[.A25]^2)/221 + 1" office:value-type="float" office:value="-0.1083151688345" calcext:value-type="float">
            <text:p>-0.1083151688</text:p>
          </table:table-cell>
          <table:table-cell table:formula="of:=(128*[.A25]^20)/46917885625 - (12448*[.A25]^18)/46917885625 + (1744*[.A25]^16)/162345625 - (652468*[.A25]^14)/2759875625 + (1317033*[.A25]^12)/424596250 - (42652437*[.A25]^10)/1698385000 + (696884657*[.A25]^8)/5519751250 - (8646802423*[.A25]^6)/22079005000 + (565532401*[.A25]^4)/750686170 - (72496705*[.A25]^2)/75068617 + 1" office:value-type="float" office:value="0.210092788424795" calcext:value-type="float">
            <text:p>0.2100927884</text:p>
          </table:table-cell>
          <table:table-cell/>
        </table:table-row>
        <table:table-row table:style-name="ro1">
          <table:table-cell office:value-type="float" office:value="-3.2" calcext:value-type="float">
            <text:p>-3.2</text:p>
          </table:table-cell>
          <table:table-cell/>
          <table:table-cell table:formula="of:=1/(1+[.A26]^2)" office:value-type="float" office:value="0.0889679715302491" calcext:value-type="float">
            <text:p>0.0889679715</text:p>
          </table:table-cell>
          <table:table-cell table:formula="of:=[.A26]^4/520 - (9*[.A26]^2)/130 + 59/104" office:value-type="float" office:value="0.060033846153846" calcext:value-type="float">
            <text:p>0.0600338462</text:p>
          </table:table-cell>
          <table:table-cell table:formula="of:=-([.A26]^10)/44200 + (7*[.A26]^8)/5525 - (83*[.A26]^6)/3400 + (2181*[.A26]^4)/11050 - (149*[.A26]^2)/221 + 1" office:value-type="float" office:value="-0.036316851260235" calcext:value-type="float">
            <text:p>-0.0363168513</text:p>
          </table:table-cell>
          <table:table-cell table:formula="of:=(128*[.A26]^20)/46917885625 - (12448*[.A26]^18)/46917885625 + (1744*[.A26]^16)/162345625 - (652468*[.A26]^14)/2759875625 + (1317033*[.A26]^12)/424596250 - (42652437*[.A26]^10)/1698385000 + (696884657*[.A26]^8)/5519751250 - (8646802423*[.A26]^6)/22079005000 + (565532401*[.A26]^4)/750686170 - (72496705*[.A26]^2)/75068617 + 1" office:value-type="float" office:value="0.185775151231892" calcext:value-type="float">
            <text:p>0.1857751512</text:p>
          </table:table-cell>
          <table:table-cell/>
        </table:table-row>
        <table:table-row table:style-name="ro1">
          <table:table-cell office:value-type="float" office:value="-3.1" calcext:value-type="float">
            <text:p>-3.1</text:p>
          </table:table-cell>
          <table:table-cell/>
          <table:table-cell table:formula="of:=1/(1+[.A27]^2)" office:value-type="float" office:value="0.0942507068803016" calcext:value-type="float">
            <text:p>0.0942507069</text:p>
          </table:table-cell>
          <table:table-cell table:formula="of:=[.A27]^4/520 - (9*[.A27]^2)/130 + 59/104" office:value-type="float" office:value="0.0796001923076924" calcext:value-type="float">
            <text:p>0.0796001923</text:p>
          </table:table-cell>
          <table:table-cell table:formula="of:=-([.A27]^10)/44200 + (7*[.A27]^8)/5525 - (83*[.A27]^6)/3400 + (2181*[.A27]^4)/11050 - (149*[.A27]^2)/221 + 1" office:value-type="float" office:value="0.0348733228479663" calcext:value-type="float">
            <text:p>0.0348733228</text:p>
          </table:table-cell>
          <table:table-cell table:formula="of:=(128*[.A27]^20)/46917885625 - (12448*[.A27]^18)/46917885625 + (1744*[.A27]^16)/162345625 - (652468*[.A27]^14)/2759875625 + (1317033*[.A27]^12)/424596250 - (42652437*[.A27]^10)/1698385000 + (696884657*[.A27]^8)/5519751250 - (8646802423*[.A27]^6)/22079005000 + (565532401*[.A27]^4)/750686170 - (72496705*[.A27]^2)/75068617 + 1" office:value-type="float" office:value="0.140804316688813" calcext:value-type="float">
            <text:p>0.1408043167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formula="of:=1/(1+[.A28]^2)" office:value-type="float" office:value="0.1" calcext:value-type="float">
            <text:p>0.1</text:p>
          </table:table-cell>
          <table:table-cell table:formula="of:=[.A28]^4/520 - (9*[.A28]^2)/130 + 59/104" office:value-type="float" office:value="0.1" calcext:value-type="float">
            <text:p>0.1</text:p>
          </table:table-cell>
          <table:table-cell table:formula="of:=-([.A28]^10)/44200 + (7*[.A28]^8)/5525 - (83*[.A28]^6)/3400 + (2181*[.A28]^4)/11050 - (149*[.A28]^2)/221 + 1" office:value-type="float" office:value="0.0999999999999979" calcext:value-type="float">
            <text:p>0.1</text:p>
          </table:table-cell>
          <table:table-cell table:formula="of:=(128*[.A28]^20)/46917885625 - (12448*[.A28]^18)/46917885625 + (1744*[.A28]^16)/162345625 - (652468*[.A28]^14)/2759875625 + (1317033*[.A28]^12)/424596250 - (42652437*[.A28]^10)/1698385000 + (696884657*[.A28]^8)/5519751250 - (8646802423*[.A28]^6)/22079005000 + (565532401*[.A28]^4)/750686170 - (72496705*[.A28]^2)/75068617 + 1" office:value-type="float" office:value="0.100000000000016" calcext:value-type="float">
            <text:p>0.1</text:p>
          </table:table-cell>
          <table:table-cell/>
        </table:table-row>
        <table:table-row table:style-name="ro1">
          <table:table-cell office:value-type="float" office:value="-2.9" calcext:value-type="float">
            <text:p>-2.9</text:p>
          </table:table-cell>
          <table:table-cell/>
          <table:table-cell table:formula="of:=1/(1+[.A29]^2)" office:value-type="float" office:value="0.106269925611052" calcext:value-type="float">
            <text:p>0.1062699256</text:p>
          </table:table-cell>
          <table:table-cell table:formula="of:=[.A29]^4/520 - (9*[.A29]^2)/130 + 59/104" office:value-type="float" office:value="0.1210925" calcext:value-type="float">
            <text:p>0.1210925</text:p>
          </table:table-cell>
          <table:table-cell table:formula="of:=-([.A29]^10)/44200 + (7*[.A29]^8)/5525 - (83*[.A29]^6)/3400 + (2181*[.A29]^4)/11050 - (149*[.A29]^2)/221 + 1" office:value-type="float" office:value="0.155358573962447" calcext:value-type="float">
            <text:p>0.155358574</text:p>
          </table:table-cell>
          <table:table-cell table:formula="of:=(128*[.A29]^20)/46917885625 - (12448*[.A29]^18)/46917885625 + (1744*[.A29]^16)/162345625 - (652468*[.A29]^14)/2759875625 + (1317033*[.A29]^12)/424596250 - (42652437*[.A29]^10)/1698385000 + (696884657*[.A29]^8)/5519751250 - (8646802423*[.A29]^6)/22079005000 + (565532401*[.A29]^4)/750686170 - (72496705*[.A29]^2)/75068617 + 1" office:value-type="float" office:value="0.0770497763776259" calcext:value-type="float">
            <text:p>0.0770497764</text:p>
          </table:table-cell>
          <table:table-cell/>
        </table:table-row>
        <table:table-row table:style-name="ro1">
          <table:table-cell office:value-type="float" office:value="-2.8" calcext:value-type="float">
            <text:p>-2.8</text:p>
          </table:table-cell>
          <table:table-cell/>
          <table:table-cell table:formula="of:=1/(1+[.A30]^2)" office:value-type="float" office:value="0.113122171945701" calcext:value-type="float">
            <text:p>0.1131221719</text:p>
          </table:table-cell>
          <table:table-cell table:formula="of:=[.A30]^4/520 - (9*[.A30]^2)/130 + 59/104" office:value-type="float" office:value="0.142741538461539" calcext:value-type="float">
            <text:p>0.1427415385</text:p>
          </table:table-cell>
          <table:table-cell table:formula="of:=-([.A30]^10)/44200 + (7*[.A30]^8)/5525 - (83*[.A30]^6)/3400 + (2181*[.A30]^4)/11050 - (149*[.A30]^2)/221 + 1" office:value-type="float" office:value="0.198726216801302" calcext:value-type="float">
            <text:p>0.1987262168</text:p>
          </table:table-cell>
          <table:table-cell table:formula="of:=(128*[.A30]^20)/46917885625 - (12448*[.A30]^18)/46917885625 + (1744*[.A30]^16)/162345625 - (652468*[.A30]^14)/2759875625 + (1317033*[.A30]^12)/424596250 - (42652437*[.A30]^10)/1698385000 + (696884657*[.A30]^8)/5519751250 - (8646802423*[.A30]^6)/22079005000 + (565532401*[.A30]^4)/750686170 - (72496705*[.A30]^2)/75068617 + 1" office:value-type="float" office:value="0.0750112748528187" calcext:value-type="float">
            <text:p>0.0750112749</text:p>
          </table:table-cell>
          <table:table-cell/>
        </table:table-row>
        <table:table-row table:style-name="ro1">
          <table:table-cell office:value-type="float" office:value="-2.7" calcext:value-type="float">
            <text:p>-2.7</text:p>
          </table:table-cell>
          <table:table-cell/>
          <table:table-cell table:formula="of:=1/(1+[.A31]^2)" office:value-type="float" office:value="0.120627261761158" calcext:value-type="float">
            <text:p>0.1206272618</text:p>
          </table:table-cell>
          <table:table-cell table:formula="of:=[.A31]^4/520 - (9*[.A31]^2)/130 + 59/104" office:value-type="float" office:value="0.164815576923077" calcext:value-type="float">
            <text:p>0.1648155769</text:p>
          </table:table-cell>
          <table:table-cell table:formula="of:=-([.A31]^10)/44200 + (7*[.A31]^8)/5525 - (83*[.A31]^6)/3400 + (2181*[.A31]^4)/11050 - (149*[.A31]^2)/221 + 1" office:value-type="float" office:value="0.229227330065501" calcext:value-type="float">
            <text:p>0.2292273301</text:p>
          </table:table-cell>
          <table:table-cell table:formula="of:=(128*[.A31]^20)/46917885625 - (12448*[.A31]^18)/46917885625 + (1744*[.A31]^16)/162345625 - (652468*[.A31]^14)/2759875625 + (1317033*[.A31]^12)/424596250 - (42652437*[.A31]^10)/1698385000 + (696884657*[.A31]^8)/5519751250 - (8646802423*[.A31]^6)/22079005000 + (565532401*[.A31]^4)/750686170 - (72496705*[.A31]^2)/75068617 + 1" office:value-type="float" office:value="0.0895639955847409" calcext:value-type="float">
            <text:p>0.0895639956</text:p>
          </table:table-cell>
          <table:table-cell/>
        </table:table-row>
        <table:table-row table:style-name="ro1">
          <table:table-cell office:value-type="float" office:value="-2.6" calcext:value-type="float">
            <text:p>-2.6</text:p>
          </table:table-cell>
          <table:table-cell/>
          <table:table-cell table:formula="of:=1/(1+[.A32]^2)" office:value-type="float" office:value="0.128865979381443" calcext:value-type="float">
            <text:p>0.1288659794</text:p>
          </table:table-cell>
          <table:table-cell table:formula="of:=[.A32]^4/520 - (9*[.A32]^2)/130 + 59/104" office:value-type="float" office:value="0.187187692307692" calcext:value-type="float">
            <text:p>0.1871876923</text:p>
          </table:table-cell>
          <table:table-cell table:formula="of:=-([.A32]^10)/44200 + (7*[.A32]^8)/5525 - (83*[.A32]^6)/3400 + (2181*[.A32]^4)/11050 - (149*[.A32]^2)/221 + 1" office:value-type="float" office:value="0.247153545095529" calcext:value-type="float">
            <text:p>0.2471535451</text:p>
          </table:table-cell>
          <table:table-cell table:formula="of:=(128*[.A32]^20)/46917885625 - (12448*[.A32]^18)/46917885625 + (1744*[.A32]^16)/162345625 - (652468*[.A32]^14)/2759875625 + (1317033*[.A32]^12)/424596250 - (42652437*[.A32]^10)/1698385000 + (696884657*[.A32]^8)/5519751250 - (8646802423*[.A32]^6)/22079005000 + (565532401*[.A32]^4)/750686170 - (72496705*[.A32]^2)/75068617 + 1" office:value-type="float" office:value="0.113048222294002" calcext:value-type="float">
            <text:p>0.1130482223</text:p>
          </table:table-cell>
          <table:table-cell/>
        </table:table-row>
        <table:table-row table:style-name="ro1">
          <table:table-cell office:value-type="float" office:value="-2.5" calcext:value-type="float">
            <text:p>-2.5</text:p>
          </table:table-cell>
          <table:table-cell/>
          <table:table-cell table:formula="of:=1/(1+[.A33]^2)" office:value-type="float" office:value="0.137931034482759" calcext:value-type="float">
            <text:p>0.1379310345</text:p>
          </table:table-cell>
          <table:table-cell table:formula="of:=[.A33]^4/520 - (9*[.A33]^2)/130 + 59/104" office:value-type="float" office:value="0.209735576923077" calcext:value-type="float">
            <text:p>0.2097355769</text:p>
          </table:table-cell>
          <table:table-cell table:formula="of:=-([.A33]^10)/44200 + (7*[.A33]^8)/5525 - (83*[.A33]^6)/3400 + (2181*[.A33]^4)/11050 - (149*[.A33]^2)/221 + 1" office:value-type="float" office:value="0.25375545726103" calcext:value-type="float">
            <text:p>0.2537554573</text:p>
          </table:table-cell>
          <table:table-cell table:formula="of:=(128*[.A33]^20)/46917885625 - (12448*[.A33]^18)/46917885625 + (1744*[.A33]^16)/162345625 - (652468*[.A33]^14)/2759875625 + (1317033*[.A33]^12)/424596250 - (42652437*[.A33]^10)/1698385000 + (696884657*[.A33]^8)/5519751250 - (8646802423*[.A33]^6)/22079005000 + (565532401*[.A33]^4)/750686170 - (72496705*[.A33]^2)/75068617 + 1" office:value-type="float" office:value="0.137931034482737" calcext:value-type="float">
            <text:p>0.1379310345</text:p>
          </table:table-cell>
          <table:table-cell/>
        </table:table-row>
        <table:table-row table:style-name="ro1">
          <table:table-cell office:value-type="float" office:value="-2.4" calcext:value-type="float">
            <text:p>-2.4</text:p>
          </table:table-cell>
          <table:table-cell/>
          <table:table-cell table:formula="of:=1/(1+[.A34]^2)" office:value-type="float" office:value="0.14792899408284" calcext:value-type="float">
            <text:p>0.1479289941</text:p>
          </table:table-cell>
          <table:table-cell table:formula="of:=[.A34]^4/520 - (9*[.A34]^2)/130 + 59/104" office:value-type="float" office:value="0.232341538461538" calcext:value-type="float">
            <text:p>0.2323415385</text:p>
          </table:table-cell>
          <table:table-cell table:formula="of:=-([.A34]^10)/44200 + (7*[.A34]^8)/5525 - (83*[.A34]^6)/3400 + (2181*[.A34]^4)/11050 - (149*[.A34]^2)/221 + 1" office:value-type="float" office:value="0.251020568733539" calcext:value-type="float">
            <text:p>0.2510205687</text:p>
          </table:table-cell>
          <table:table-cell table:formula="of:=(128*[.A34]^20)/46917885625 - (12448*[.A34]^18)/46917885625 + (1744*[.A34]^16)/162345625 - (652468*[.A34]^14)/2759875625 + (1317033*[.A34]^12)/424596250 - (42652437*[.A34]^10)/1698385000 + (696884657*[.A34]^8)/5519751250 - (8646802423*[.A34]^6)/22079005000 + (565532401*[.A34]^4)/750686170 - (72496705*[.A34]^2)/75068617 + 1" office:value-type="float" office:value="0.159007593456467" calcext:value-type="float">
            <text:p>0.1590075935</text:p>
          </table:table-cell>
          <table:table-cell/>
        </table:table-row>
        <table:table-row table:style-name="ro1">
          <table:table-cell office:value-type="float" office:value="-2.3" calcext:value-type="float">
            <text:p>-2.3</text:p>
          </table:table-cell>
          <table:table-cell/>
          <table:table-cell table:formula="of:=1/(1+[.A35]^2)" office:value-type="float" office:value="0.158982511923688" calcext:value-type="float">
            <text:p>0.1589825119</text:p>
          </table:table-cell>
          <table:table-cell table:formula="of:=[.A35]^4/520 - (9*[.A35]^2)/130 + 59/104" office:value-type="float" office:value="0.2548925" calcext:value-type="float">
            <text:p>0.2548925</text:p>
          </table:table-cell>
          <table:table-cell table:formula="of:=-([.A35]^10)/44200 + (7*[.A35]^8)/5525 - (83*[.A35]^6)/3400 + (2181*[.A35]^4)/11050 - (149*[.A35]^2)/221 + 1" office:value-type="float" office:value="0.241449429977265" calcext:value-type="float">
            <text:p>0.24144943</text:p>
          </table:table-cell>
          <table:table-cell table:formula="of:=(128*[.A35]^20)/46917885625 - (12448*[.A35]^18)/46917885625 + (1744*[.A35]^16)/162345625 - (652468*[.A35]^14)/2759875625 + (1317033*[.A35]^12)/424596250 - (42652437*[.A35]^10)/1698385000 + (696884657*[.A35]^8)/5519751250 - (8646802423*[.A35]^6)/22079005000 + (565532401*[.A35]^4)/750686170 - (72496705*[.A35]^2)/75068617 + 1" office:value-type="float" office:value="0.17421215612875" calcext:value-type="float">
            <text:p>0.1742121561</text:p>
          </table:table-cell>
          <table:table-cell/>
        </table:table-row>
        <table:table-row table:style-name="ro1">
          <table:table-cell office:value-type="float" office:value="-2.2" calcext:value-type="float">
            <text:p>-2.2</text:p>
          </table:table-cell>
          <table:table-cell/>
          <table:table-cell table:formula="of:=1/(1+[.A36]^2)" office:value-type="float" office:value="0.171232876712329" calcext:value-type="float">
            <text:p>0.1712328767</text:p>
          </table:table-cell>
          <table:table-cell table:formula="of:=[.A36]^4/520 - (9*[.A36]^2)/130 + 59/104" office:value-type="float" office:value="0.27728" calcext:value-type="float">
            <text:p>0.27728</text:p>
          </table:table-cell>
          <table:table-cell table:formula="of:=-([.A36]^10)/44200 + (7*[.A36]^8)/5525 - (83*[.A36]^6)/3400 + (2181*[.A36]^4)/11050 - (149*[.A36]^2)/221 + 1" office:value-type="float" office:value="0.227839703280941" calcext:value-type="float">
            <text:p>0.2278397033</text:p>
          </table:table-cell>
          <table:table-cell table:formula="of:=(128*[.A36]^20)/46917885625 - (12448*[.A36]^18)/46917885625 + (1744*[.A36]^16)/162345625 - (652468*[.A36]^14)/2759875625 + (1317033*[.A36]^12)/424596250 - (42652437*[.A36]^10)/1698385000 + (696884657*[.A36]^8)/5519751250 - (8646802423*[.A36]^6)/22079005000 + (565532401*[.A36]^4)/750686170 - (72496705*[.A36]^2)/75068617 + 1" office:value-type="float" office:value="0.184298045489777" calcext:value-type="float">
            <text:p>0.1842980455</text:p>
          </table:table-cell>
          <table:table-cell/>
        </table:table-row>
        <table:table-row table:style-name="ro1">
          <table:table-cell office:value-type="float" office:value="-2.1" calcext:value-type="float">
            <text:p>-2.1</text:p>
          </table:table-cell>
          <table:table-cell/>
          <table:table-cell table:formula="of:=1/(1+[.A37]^2)" office:value-type="float" office:value="0.184842883548983" calcext:value-type="float">
            <text:p>0.1848428835</text:p>
          </table:table-cell>
          <table:table-cell table:formula="of:=[.A37]^4/520 - (9*[.A37]^2)/130 + 59/104" office:value-type="float" office:value="0.299400192307692" calcext:value-type="float">
            <text:p>0.2994001923</text:p>
          </table:table-cell>
          <table:table-cell table:formula="of:=-([.A37]^10)/44200 + (7*[.A37]^8)/5525 - (83*[.A37]^6)/3400 + (2181*[.A37]^4)/11050 - (149*[.A37]^2)/221 + 1" office:value-type="float" office:value="0.213085814147962" calcext:value-type="float">
            <text:p>0.2130858141</text:p>
          </table:table-cell>
          <table:table-cell table:formula="of:=(128*[.A37]^20)/46917885625 - (12448*[.A37]^18)/46917885625 + (1744*[.A37]^16)/162345625 - (652468*[.A37]^14)/2759875625 + (1317033*[.A37]^12)/424596250 - (42652437*[.A37]^10)/1698385000 + (696884657*[.A37]^8)/5519751250 - (8646802423*[.A37]^6)/22079005000 + (565532401*[.A37]^4)/750686170 - (72496705*[.A37]^2)/75068617 + 1" office:value-type="float" office:value="0.191835500044384" calcext:value-type="float">
            <text:p>0.1918355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1/(1+[.A38]^2)" office:value-type="float" office:value="0.2" calcext:value-type="float">
            <text:p>0.2</text:p>
          </table:table-cell>
          <table:table-cell table:formula="of:=[.A38]^4/520 - (9*[.A38]^2)/130 + 59/104" office:value-type="float" office:value="0.321153846153846" calcext:value-type="float">
            <text:p>0.3211538462</text:p>
          </table:table-cell>
          <table:table-cell table:formula="of:=-([.A38]^10)/44200 + (7*[.A38]^8)/5525 - (83*[.A38]^6)/3400 + (2181*[.A38]^4)/11050 - (149*[.A38]^2)/221 + 1" office:value-type="float" office:value="0.2" calcext:value-type="float">
            <text:p>0.2</text:p>
          </table:table-cell>
          <table:table-cell table:formula="of:=(128*[.A38]^20)/46917885625 - (12448*[.A38]^18)/46917885625 + (1744*[.A38]^16)/162345625 - (652468*[.A38]^14)/2759875625 + (1317033*[.A38]^12)/424596250 - (42652437*[.A38]^10)/1698385000 + (696884657*[.A38]^8)/5519751250 - (8646802423*[.A38]^6)/22079005000 + (565532401*[.A38]^4)/750686170 - (72496705*[.A38]^2)/75068617 + 1" office:value-type="float" office:value="0.200000000000001" calcext:value-type="float">
            <text:p>0.2</text:p>
          </table:table-cell>
          <table:table-cell/>
        </table:table-row>
        <table:table-row table:style-name="ro1">
          <table:table-cell office:value-type="float" office:value="-1.9" calcext:value-type="float">
            <text:p>-1.9</text:p>
          </table:table-cell>
          <table:table-cell/>
          <table:table-cell table:formula="of:=1/(1+[.A39]^2)" office:value-type="float" office:value="0.216919739696312" calcext:value-type="float">
            <text:p>0.2169197397</text:p>
          </table:table-cell>
          <table:table-cell table:formula="of:=[.A39]^4/520 - (9*[.A39]^2)/130 + 59/104" office:value-type="float" office:value="0.342446346153846" calcext:value-type="float">
            <text:p>0.3424463462</text:p>
          </table:table-cell>
          <table:table-cell table:formula="of:=-([.A39]^10)/44200 + (7*[.A39]^8)/5525 - (83*[.A39]^6)/3400 + (2181*[.A39]^4)/11050 - (149*[.A39]^2)/221 + 1" office:value-type="float" office:value="0.191158902221265" calcext:value-type="float">
            <text:p>0.1911589022</text:p>
          </table:table-cell>
          <table:table-cell table:formula="of:=(128*[.A39]^20)/46917885625 - (12448*[.A39]^18)/46917885625 + (1744*[.A39]^16)/162345625 - (652468*[.A39]^14)/2759875625 + (1317033*[.A39]^12)/424596250 - (42652437*[.A39]^10)/1698385000 + (696884657*[.A39]^8)/5519751250 - (8646802423*[.A39]^6)/22079005000 + (565532401*[.A39]^4)/750686170 - (72496705*[.A39]^2)/75068617 + 1" office:value-type="float" office:value="0.211532045200168" calcext:value-type="float">
            <text:p>0.2115320452</text:p>
          </table:table-cell>
          <table:table-cell/>
        </table:table-row>
        <table:table-row table:style-name="ro1">
          <table:table-cell office:value-type="float" office:value="-1.8" calcext:value-type="float">
            <text:p>-1.8</text:p>
          </table:table-cell>
          <table:table-cell/>
          <table:table-cell table:formula="of:=1/(1+[.A40]^2)" office:value-type="float" office:value="0.235849056603774" calcext:value-type="float">
            <text:p>0.2358490566</text:p>
          </table:table-cell>
          <table:table-cell table:formula="of:=[.A40]^4/520 - (9*[.A40]^2)/130 + 59/104" office:value-type="float" office:value="0.363187692307692" calcext:value-type="float">
            <text:p>0.3631876923</text:p>
          </table:table-cell>
          <table:table-cell table:formula="of:=-([.A40]^10)/44200 + (7*[.A40]^8)/5525 - (83*[.A40]^6)/3400 + (2181*[.A40]^4)/11050 - (149*[.A40]^2)/221 + 1" office:value-type="float" office:value="0.188778368866462" calcext:value-type="float">
            <text:p>0.1887783689</text:p>
          </table:table-cell>
          <table:table-cell table:formula="of:=(128*[.A40]^20)/46917885625 - (12448*[.A40]^18)/46917885625 + (1744*[.A40]^16)/162345625 - (652468*[.A40]^14)/2759875625 + (1317033*[.A40]^12)/424596250 - (42652437*[.A40]^10)/1698385000 + (696884657*[.A40]^8)/5519751250 - (8646802423*[.A40]^6)/22079005000 + (565532401*[.A40]^4)/750686170 - (72496705*[.A40]^2)/75068617 + 1" office:value-type="float" office:value="0.228098260119359" calcext:value-type="float">
            <text:p>0.2280982601</text:p>
          </table:table-cell>
          <table:table-cell/>
        </table:table-row>
        <table:table-row table:style-name="ro1">
          <table:table-cell office:value-type="float" office:value="-1.7" calcext:value-type="float">
            <text:p>-1.7</text:p>
          </table:table-cell>
          <table:table-cell/>
          <table:table-cell table:formula="of:=1/(1+[.A41]^2)" office:value-type="float" office:value="0.25706940874036" calcext:value-type="float">
            <text:p>0.2570694087</text:p>
          </table:table-cell>
          <table:table-cell table:formula="of:=[.A41]^4/520 - (9*[.A41]^2)/130 + 59/104" office:value-type="float" office:value="0.3832925" calcext:value-type="float">
            <text:p>0.3832925</text:p>
          </table:table-cell>
          <table:table-cell table:formula="of:=-([.A41]^10)/44200 + (7*[.A41]^8)/5525 - (83*[.A41]^6)/3400 + (2181*[.A41]^4)/11050 - (149*[.A41]^2)/221 + 1" office:value-type="float" office:value="0.1946178331655" calcext:value-type="float">
            <text:p>0.1946178332</text:p>
          </table:table-cell>
          <table:table-cell table:formula="of:=(128*[.A41]^20)/46917885625 - (12448*[.A41]^18)/46917885625 + (1744*[.A41]^16)/162345625 - (652468*[.A41]^14)/2759875625 + (1317033*[.A41]^12)/424596250 - (42652437*[.A41]^10)/1698385000 + (696884657*[.A41]^8)/5519751250 - (8646802423*[.A41]^6)/22079005000 + (565532401*[.A41]^4)/750686170 - (72496705*[.A41]^2)/75068617 + 1" office:value-type="float" office:value="0.250122590208737" calcext:value-type="float">
            <text:p>0.2501225902</text:p>
          </table:table-cell>
          <table:table-cell/>
        </table:table-row>
        <table:table-row table:style-name="ro1">
          <table:table-cell office:value-type="float" office:value="-1.6" calcext:value-type="float">
            <text:p>-1.6</text:p>
          </table:table-cell>
          <table:table-cell/>
          <table:table-cell table:formula="of:=1/(1+[.A42]^2)" office:value-type="float" office:value="0.280898876404494" calcext:value-type="float">
            <text:p>0.2808988764</text:p>
          </table:table-cell>
          <table:table-cell table:formula="of:=[.A42]^4/520 - (9*[.A42]^2)/130 + 59/104" office:value-type="float" office:value="0.40268" calcext:value-type="float">
            <text:p>0.40268</text:p>
          </table:table-cell>
          <table:table-cell table:formula="of:=-([.A42]^10)/44200 + (7*[.A42]^8)/5525 - (83*[.A42]^6)/3400 + (2181*[.A42]^4)/11050 - (149*[.A42]^2)/221 + 1" office:value-type="float" office:value="0.209914499072" calcext:value-type="float">
            <text:p>0.2099144991</text:p>
          </table:table-cell>
          <table:table-cell table:formula="of:=(128*[.A42]^20)/46917885625 - (12448*[.A42]^18)/46917885625 + (1744*[.A42]^16)/162345625 - (652468*[.A42]^14)/2759875625 + (1317033*[.A42]^12)/424596250 - (42652437*[.A42]^10)/1698385000 + (696884657*[.A42]^8)/5519751250 - (8646802423*[.A42]^6)/22079005000 + (565532401*[.A42]^4)/750686170 - (72496705*[.A42]^2)/75068617 + 1" office:value-type="float" office:value="0.277021765414466" calcext:value-type="float">
            <text:p>0.2770217654</text:p>
          </table:table-cell>
          <table:table-cell/>
        </table:table-row>
        <table:table-row table:style-name="ro1">
          <table:table-cell office:value-type="float" office:value="-1.5" calcext:value-type="float">
            <text:p>-1.5</text:p>
          </table:table-cell>
          <table:table-cell/>
          <table:table-cell table:formula="of:=1/(1+[.A43]^2)" office:value-type="float" office:value="0.307692307692308" calcext:value-type="float">
            <text:p>0.3076923077</text:p>
          </table:table-cell>
          <table:table-cell table:formula="of:=[.A43]^4/520 - (9*[.A43]^2)/130 + 59/104" office:value-type="float" office:value="0.421274038461538" calcext:value-type="float">
            <text:p>0.4212740385</text:p>
          </table:table-cell>
          <table:table-cell table:formula="of:=-([.A43]^10)/44200 + (7*[.A43]^8)/5525 - (83*[.A43]^6)/3400 + (2181*[.A43]^4)/11050 - (149*[.A43]^2)/221 + 1" office:value-type="float" office:value="0.235346591310803" calcext:value-type="float">
            <text:p>0.2353465913</text:p>
          </table:table-cell>
          <table:table-cell table:formula="of:=(128*[.A43]^20)/46917885625 - (12448*[.A43]^18)/46917885625 + (1744*[.A43]^16)/162345625 - (652468*[.A43]^14)/2759875625 + (1317033*[.A43]^12)/424596250 - (42652437*[.A43]^10)/1698385000 + (696884657*[.A43]^8)/5519751250 - (8646802423*[.A43]^6)/22079005000 + (565532401*[.A43]^4)/750686170 - (72496705*[.A43]^2)/75068617 + 1" office:value-type="float" office:value="0.307692307692307" calcext:value-type="float">
            <text:p>0.3076923077</text:p>
          </table:table-cell>
          <table:table-cell/>
        </table:table-row>
        <table:table-row table:style-name="ro1">
          <table:table-cell office:value-type="float" office:value="-1.4" calcext:value-type="float">
            <text:p>-1.4</text:p>
          </table:table-cell>
          <table:table-cell/>
          <table:table-cell table:formula="of:=1/(1+[.A44]^2)" office:value-type="float" office:value="0.337837837837838" calcext:value-type="float">
            <text:p>0.3378378378</text:p>
          </table:table-cell>
          <table:table-cell table:formula="of:=[.A44]^4/520 - (9*[.A44]^2)/130 + 59/104" office:value-type="float" office:value="0.439003076923077" calcext:value-type="float">
            <text:p>0.4390030769</text:p>
          </table:table-cell>
          <table:table-cell table:formula="of:=-([.A44]^10)/44200 + (7*[.A44]^8)/5525 - (83*[.A44]^6)/3400 + (2181*[.A44]^4)/11050 - (149*[.A44]^2)/221 + 1" office:value-type="float" office:value="0.271024105472" calcext:value-type="float">
            <text:p>0.2710241055</text:p>
          </table:table-cell>
          <table:table-cell table:formula="of:=(128*[.A44]^20)/46917885625 - (12448*[.A44]^18)/46917885625 + (1744*[.A44]^16)/162345625 - (652468*[.A44]^14)/2759875625 + (1317033*[.A44]^12)/424596250 - (42652437*[.A44]^10)/1698385000 + (696884657*[.A44]^8)/5519751250 - (8646802423*[.A44]^6)/22079005000 + (565532401*[.A44]^4)/750686170 - (72496705*[.A44]^2)/75068617 + 1" office:value-type="float" office:value="0.341063657023758" calcext:value-type="float">
            <text:p>0.341063657</text:p>
          </table:table-cell>
          <table:table-cell/>
        </table:table-row>
        <table:table-row table:style-name="ro1">
          <table:table-cell office:value-type="float" office:value="-1.3" calcext:value-type="float">
            <text:p>-1.3</text:p>
          </table:table-cell>
          <table:table-cell/>
          <table:table-cell table:formula="of:=1/(1+[.A45]^2)" office:value-type="float" office:value="0.371747211895911" calcext:value-type="float">
            <text:p>0.3717472119</text:p>
          </table:table-cell>
          <table:table-cell table:formula="of:=[.A45]^4/520 - (9*[.A45]^2)/130 + 59/104" office:value-type="float" office:value="0.455800192307692" calcext:value-type="float">
            <text:p>0.4558001923</text:p>
          </table:table-cell>
          <table:table-cell table:formula="of:=-([.A45]^10)/44200 + (7*[.A45]^8)/5525 - (83*[.A45]^6)/3400 + (2181*[.A45]^4)/11050 - (149*[.A45]^2)/221 + 1" office:value-type="float" office:value="0.3165048154655" calcext:value-type="float">
            <text:p>0.3165048155</text:p>
          </table:table-cell>
          <table:table-cell table:formula="of:=(128*[.A45]^20)/46917885625 - (12448*[.A45]^18)/46917885625 + (1744*[.A45]^16)/162345625 - (652468*[.A45]^14)/2759875625 + (1317033*[.A45]^12)/424596250 - (42652437*[.A45]^10)/1698385000 + (696884657*[.A45]^8)/5519751250 - (8646802423*[.A45]^6)/22079005000 + (565532401*[.A45]^4)/750686170 - (72496705*[.A45]^2)/75068617 + 1" office:value-type="float" office:value="0.376548121942249" calcext:value-type="float">
            <text:p>0.3765481219</text:p>
          </table:table-cell>
          <table:table-cell/>
        </table:table-row>
        <table:table-row table:style-name="ro1">
          <table:table-cell office:value-type="float" office:value="-1.2" calcext:value-type="float">
            <text:p>-1.2</text:p>
          </table:table-cell>
          <table:table-cell/>
          <table:table-cell table:formula="of:=1/(1+[.A46]^2)" office:value-type="float" office:value="0.409836065573771" calcext:value-type="float">
            <text:p>0.4098360656</text:p>
          </table:table-cell>
          <table:table-cell table:formula="of:=[.A46]^4/520 - (9*[.A46]^2)/130 + 59/104" office:value-type="float" office:value="0.471603076923077" calcext:value-type="float">
            <text:p>0.4716030769</text:p>
          </table:table-cell>
          <table:table-cell table:formula="of:=-([.A46]^10)/44200 + (7*[.A46]^8)/5525 - (83*[.A46]^6)/3400 + (2181*[.A46]^4)/11050 - (149*[.A46]^2)/221 + 1" office:value-type="float" office:value="0.370832752880941" calcext:value-type="float">
            <text:p>0.3708327529</text:p>
          </table:table-cell>
          <table:table-cell table:formula="of:=(128*[.A46]^20)/46917885625 - (12448*[.A46]^18)/46917885625 + (1744*[.A46]^16)/162345625 - (652468*[.A46]^14)/2759875625 + (1317033*[.A46]^12)/424596250 - (42652437*[.A46]^10)/1698385000 + (696884657*[.A46]^8)/5519751250 - (8646802423*[.A46]^6)/22079005000 + (565532401*[.A46]^4)/750686170 - (72496705*[.A46]^2)/75068617 + 1" office:value-type="float" office:value="0.414269975310574" calcext:value-type="float">
            <text:p>0.4142699753</text:p>
          </table:table-cell>
          <table:table-cell/>
        </table:table-row>
        <table:table-row table:style-name="ro1">
          <table:table-cell office:value-type="float" office:value="-1.1" calcext:value-type="float">
            <text:p>-1.1</text:p>
          </table:table-cell>
          <table:table-cell/>
          <table:table-cell table:formula="of:=1/(1+[.A47]^2)" office:value-type="float" office:value="0.452488687782806" calcext:value-type="float">
            <text:p>0.4524886878</text:p>
          </table:table-cell>
          <table:table-cell table:formula="of:=[.A47]^4/520 - (9*[.A47]^2)/130 + 59/104" office:value-type="float" office:value="0.486354038461538" calcext:value-type="float">
            <text:p>0.4863540385</text:p>
          </table:table-cell>
          <table:table-cell table:formula="of:=-([.A47]^10)/44200 + (7*[.A47]^8)/5525 - (83*[.A47]^6)/3400 + (2181*[.A47]^4)/11050 - (149*[.A47]^2)/221 + 1" office:value-type="float" office:value="0.432595957282803" calcext:value-type="float">
            <text:p>0.4325959573</text:p>
          </table:table-cell>
          <table:table-cell table:formula="of:=(128*[.A47]^20)/46917885625 - (12448*[.A47]^18)/46917885625 + (1744*[.A47]^16)/162345625 - (652468*[.A47]^14)/2759875625 + (1317033*[.A47]^12)/424596250 - (42652437*[.A47]^10)/1698385000 + (696884657*[.A47]^8)/5519751250 - (8646802423*[.A47]^6)/22079005000 + (565532401*[.A47]^4)/750686170 - (72496705*[.A47]^2)/75068617 + 1" office:value-type="float" office:value="0.455025914827751" calcext:value-type="float">
            <text:p>0.4550259148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formula="of:=1/(1+[.A48]^2)" office:value-type="float" office:value="0.5" calcext:value-type="float">
            <text:p>0.5</text:p>
          </table:table-cell>
          <table:table-cell table:formula="of:=[.A48]^4/520 - (9*[.A48]^2)/130 + 59/104" office:value-type="float" office:value="0.5" calcext:value-type="float">
            <text:p>0.5</text:p>
          </table:table-cell>
          <table:table-cell table:formula="of:=-([.A48]^10)/44200 + (7*[.A48]^8)/5525 - (83*[.A48]^6)/3400 + (2181*[.A48]^4)/11050 - (149*[.A48]^2)/221 + 1" office:value-type="float" office:value="0.5" calcext:value-type="float">
            <text:p>0.5</text:p>
          </table:table-cell>
          <table:table-cell table:formula="of:=(128*[.A48]^20)/46917885625 - (12448*[.A48]^18)/46917885625 + (1744*[.A48]^16)/162345625 - (652468*[.A48]^14)/2759875625 + (1317033*[.A48]^12)/424596250 - (42652437*[.A48]^10)/1698385000 + (696884657*[.A48]^8)/5519751250 - (8646802423*[.A48]^6)/22079005000 + (565532401*[.A48]^4)/750686170 - (72496705*[.A48]^2)/75068617 + 1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/>
          <table:table-cell table:formula="of:=1/(1+[.A49]^2)" office:value-type="float" office:value="0.552486187845304" calcext:value-type="float">
            <text:p>0.5524861878</text:p>
          </table:table-cell>
          <table:table-cell table:formula="of:=[.A49]^4/520 - (9*[.A49]^2)/130 + 59/104" office:value-type="float" office:value="0.5124925" calcext:value-type="float">
            <text:p>0.5124925</text:p>
          </table:table-cell>
          <table:table-cell table:formula="of:=-([.A49]^10)/44200 + (7*[.A49]^8)/5525 - (83*[.A49]^6)/3400 + (2181*[.A49]^4)/11050 - (149*[.A49]^2)/221 + 1" office:value-type="float" office:value="0.57095359833303" calcext:value-type="float">
            <text:p>0.5709535983</text:p>
          </table:table-cell>
          <table:table-cell table:formula="of:=(128*[.A49]^20)/46917885625 - (12448*[.A49]^18)/46917885625 + (1744*[.A49]^16)/162345625 - (652468*[.A49]^14)/2759875625 + (1317033*[.A49]^12)/424596250 - (42652437*[.A49]^10)/1698385000 + (696884657*[.A49]^8)/5519751250 - (8646802423*[.A49]^6)/22079005000 + (565532401*[.A49]^4)/750686170 - (72496705*[.A49]^2)/75068617 + 1" office:value-type="float" office:value="0.550313629175939" calcext:value-type="float">
            <text:p>0.5503136292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/>
          <table:table-cell table:formula="of:=1/(1+[.A50]^2)" office:value-type="float" office:value="0.609756097560976" calcext:value-type="float">
            <text:p>0.6097560976</text:p>
          </table:table-cell>
          <table:table-cell table:formula="of:=[.A50]^4/520 - (9*[.A50]^2)/130 + 59/104" office:value-type="float" office:value="0.523787692307692" calcext:value-type="float">
            <text:p>0.5237876923</text:p>
          </table:table-cell>
          <table:table-cell table:formula="of:=-([.A50]^10)/44200 + (7*[.A50]^8)/5525 - (83*[.A50]^6)/3400 + (2181*[.A50]^4)/11050 - (149*[.A50]^2)/221 + 1" office:value-type="float" office:value="0.643162554089991" calcext:value-type="float">
            <text:p>0.6431625541</text:p>
          </table:table-cell>
          <table:table-cell table:formula="of:=(128*[.A50]^20)/46917885625 - (12448*[.A50]^18)/46917885625 + (1744*[.A50]^16)/162345625 - (652468*[.A50]^14)/2759875625 + (1317033*[.A50]^12)/424596250 - (42652437*[.A50]^10)/1698385000 + (696884657*[.A50]^8)/5519751250 - (8646802423*[.A50]^6)/22079005000 + (565532401*[.A50]^4)/750686170 - (72496705*[.A50]^2)/75068617 + 1" office:value-type="float" office:value="0.606525466410344" calcext:value-type="float">
            <text:p>0.6065254664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/>
          <table:table-cell table:formula="of:=1/(1+[.A51]^2)" office:value-type="float" office:value="0.671140939597315" calcext:value-type="float">
            <text:p>0.6711409396</text:p>
          </table:table-cell>
          <table:table-cell table:formula="of:=[.A51]^4/520 - (9*[.A51]^2)/130 + 59/104" office:value-type="float" office:value="0.533846346153846" calcext:value-type="float">
            <text:p>0.5338463462</text:p>
          </table:table-cell>
          <table:table-cell table:formula="of:=-([.A51]^10)/44200 + (7*[.A51]^8)/5525 - (83*[.A51]^6)/3400 + (2181*[.A51]^4)/11050 - (149*[.A51]^2)/221 + 1" office:value-type="float" office:value="0.7142282617655" calcext:value-type="float">
            <text:p>0.7142282618</text:p>
          </table:table-cell>
          <table:table-cell table:formula="of:=(128*[.A51]^20)/46917885625 - (12448*[.A51]^18)/46917885625 + (1744*[.A51]^16)/162345625 - (652468*[.A51]^14)/2759875625 + (1317033*[.A51]^12)/424596250 - (42652437*[.A51]^10)/1698385000 + (696884657*[.A51]^8)/5519751250 - (8646802423*[.A51]^6)/22079005000 + (565532401*[.A51]^4)/750686170 - (72496705*[.A51]^2)/75068617 + 1" office:value-type="float" office:value="0.668203398402344" calcext:value-type="float">
            <text:p>0.6682033984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/>
          <table:table-cell table:formula="of:=1/(1+[.A52]^2)" office:value-type="float" office:value="0.735294117647059" calcext:value-type="float">
            <text:p>0.7352941176</text:p>
          </table:table-cell>
          <table:table-cell table:formula="of:=[.A52]^4/520 - (9*[.A52]^2)/130 + 59/104" office:value-type="float" office:value="0.542633846153846" calcext:value-type="float">
            <text:p>0.5426338462</text:p>
          </table:table-cell>
          <table:table-cell table:formula="of:=-([.A52]^10)/44200 + (7*[.A52]^8)/5525 - (83*[.A52]^6)/3400 + (2181*[.A52]^4)/11050 - (149*[.A52]^2)/221 + 1" office:value-type="float" office:value="0.781747129283765" calcext:value-type="float">
            <text:p>0.7817471293</text:p>
          </table:table-cell>
          <table:table-cell table:formula="of:=(128*[.A52]^20)/46917885625 - (12448*[.A52]^18)/46917885625 + (1744*[.A52]^16)/162345625 - (652468*[.A52]^14)/2759875625 + (1317033*[.A52]^12)/424596250 - (42652437*[.A52]^10)/1698385000 + (696884657*[.A52]^8)/5519751250 - (8646802423*[.A52]^6)/22079005000 + (565532401*[.A52]^4)/750686170 - (72496705*[.A52]^2)/75068617 + 1" office:value-type="float" office:value="0.733671956093733" calcext:value-type="float">
            <text:p>0.7336719561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/>
          <table:table-cell table:formula="of:=1/(1+[.A53]^2)" office:value-type="float" office:value="0.8" calcext:value-type="float">
            <text:p>0.8</text:p>
          </table:table-cell>
          <table:table-cell table:formula="of:=[.A53]^4/520 - (9*[.A53]^2)/130 + 59/104" office:value-type="float" office:value="0.550120192307692" calcext:value-type="float">
            <text:p>0.5501201923</text:p>
          </table:table-cell>
          <table:table-cell table:formula="of:=-([.A53]^10)/44200 + (7*[.A53]^8)/5525 - (83*[.A53]^6)/3400 + (2181*[.A53]^4)/11050 - (149*[.A53]^2)/221 + 1" office:value-type="float" office:value="0.843407429828903" calcext:value-type="float">
            <text:p>0.8434074298</text:p>
          </table:table-cell>
          <table:table-cell table:formula="of:=(128*[.A53]^20)/46917885625 - (12448*[.A53]^18)/46917885625 + (1744*[.A53]^16)/162345625 - (652468*[.A53]^14)/2759875625 + (1317033*[.A53]^12)/424596250 - (42652437*[.A53]^10)/1698385000 + (696884657*[.A53]^8)/5519751250 - (8646802423*[.A53]^6)/22079005000 + (565532401*[.A53]^4)/750686170 - (72496705*[.A53]^2)/75068617 + 1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/>
          <table:table-cell table:formula="of:=1/(1+[.A54]^2)" office:value-type="float" office:value="0.862068965517242" calcext:value-type="float">
            <text:p>0.8620689655</text:p>
          </table:table-cell>
          <table:table-cell table:formula="of:=[.A54]^4/520 - (9*[.A54]^2)/130 + 59/104" office:value-type="float" office:value="0.55628" calcext:value-type="float">
            <text:p>0.55628</text:p>
          </table:table-cell>
          <table:table-cell table:formula="of:=-([.A54]^10)/44200 + (7*[.A54]^8)/5525 - (83*[.A54]^6)/3400 + (2181*[.A54]^4)/11050 - (149*[.A54]^2)/221 + 1" office:value-type="float" office:value="0.897080348672" calcext:value-type="float">
            <text:p>0.8970803487</text:p>
          </table:table-cell>
          <table:table-cell table:formula="of:=(128*[.A54]^20)/46917885625 - (12448*[.A54]^18)/46917885625 + (1744*[.A54]^16)/162345625 - (652468*[.A54]^14)/2759875625 + (1317033*[.A54]^12)/424596250 - (42652437*[.A54]^10)/1698385000 + (696884657*[.A54]^8)/5519751250 - (8646802423*[.A54]^6)/22079005000 + (565532401*[.A54]^4)/750686170 - (72496705*[.A54]^2)/75068617 + 1" office:value-type="float" office:value="0.863243634228271" calcext:value-type="float">
            <text:p>0.8632436342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/>
          <table:table-cell table:formula="of:=1/(1+[.A55]^2)" office:value-type="float" office:value="0.917431192660551" calcext:value-type="float">
            <text:p>0.9174311927</text:p>
          </table:table-cell>
          <table:table-cell table:formula="of:=[.A55]^4/520 - (9*[.A55]^2)/130 + 59/104" office:value-type="float" office:value="0.5610925" calcext:value-type="float">
            <text:p>0.5610925</text:p>
          </table:table-cell>
          <table:table-cell table:formula="of:=-([.A55]^10)/44200 + (7*[.A55]^8)/5525 - (83*[.A55]^6)/3400 + (2181*[.A55]^4)/11050 - (149*[.A55]^2)/221 + 1" office:value-type="float" office:value="0.9409022958655" calcext:value-type="float">
            <text:p>0.9409022959</text:p>
          </table:table-cell>
          <table:table-cell table:formula="of:=(128*[.A55]^20)/46917885625 - (12448*[.A55]^18)/46917885625 + (1744*[.A55]^16)/162345625 - (652468*[.A55]^14)/2759875625 + (1317033*[.A55]^12)/424596250 - (42652437*[.A55]^10)/1698385000 + (696884657*[.A55]^8)/5519751250 - (8646802423*[.A55]^6)/22079005000 + (565532401*[.A55]^4)/750686170 - (72496705*[.A55]^2)/75068617 + 1" office:value-type="float" office:value="0.91890827892137" calcext:value-type="float">
            <text:p>0.9189082789</text:p>
          </table:table-cell>
          <table:table-cell/>
        </table:table-row>
        <table:table-row table:style-name="ro1">
          <table:table-cell office:value-type="float" office:value="-0.199999999999999" calcext:value-type="float">
            <text:p>-0.2</text:p>
          </table:table-cell>
          <table:table-cell/>
          <table:table-cell table:formula="of:=1/(1+[.A56]^2)" office:value-type="float" office:value="0.961538461538462" calcext:value-type="float">
            <text:p>0.9615384615</text:p>
          </table:table-cell>
          <table:table-cell table:formula="of:=[.A56]^4/520 - (9*[.A56]^2)/130 + 59/104" office:value-type="float" office:value="0.564541538461538" calcext:value-type="float">
            <text:p>0.5645415385</text:p>
          </table:table-cell>
          <table:table-cell table:formula="of:=-([.A56]^10)/44200 + (7*[.A56]^8)/5525 - (83*[.A56]^6)/3400 + (2181*[.A56]^4)/11050 - (149*[.A56]^2)/221 + 1" office:value-type="float" office:value="0.973345916001303" calcext:value-type="float">
            <text:p>0.973345916</text:p>
          </table:table-cell>
          <table:table-cell table:formula="of:=(128*[.A56]^20)/46917885625 - (12448*[.A56]^18)/46917885625 + (1744*[.A56]^16)/162345625 - (652468*[.A56]^14)/2759875625 + (1317033*[.A56]^12)/424596250 - (42652437*[.A56]^10)/1698385000 + (696884657*[.A56]^8)/5519751250 - (8646802423*[.A56]^6)/22079005000 + (565532401*[.A56]^4)/750686170 - (72496705*[.A56]^2)/75068617 + 1" office:value-type="float" office:value="0.962551055264432" calcext:value-type="float">
            <text:p>0.9625510553</text:p>
          </table:table-cell>
          <table:table-cell/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/>
          <table:table-cell table:formula="of:=1/(1+[.A57]^2)" office:value-type="float" office:value="0.99009900990099" calcext:value-type="float">
            <text:p>0.9900990099</text:p>
          </table:table-cell>
          <table:table-cell table:formula="of:=[.A57]^4/520 - (9*[.A57]^2)/130 + 59/104" office:value-type="float" office:value="0.566615576923077" calcext:value-type="float">
            <text:p>0.5666155769</text:p>
          </table:table-cell>
          <table:table-cell table:formula="of:=-([.A57]^10)/44200 + (7*[.A57]^8)/5525 - (83*[.A57]^6)/3400 + (2181*[.A57]^4)/11050 - (149*[.A57]^2)/221 + 1" office:value-type="float" office:value="0.9932776317095" calcext:value-type="float">
            <text:p>0.9932776317</text:p>
          </table:table-cell>
          <table:table-cell table:formula="of:=(128*[.A57]^20)/46917885625 - (12448*[.A57]^18)/46917885625 + (1744*[.A57]^16)/162345625 - (652468*[.A57]^14)/2759875625 + (1317033*[.A57]^12)/424596250 - (42652437*[.A57]^10)/1698385000 + (696884657*[.A57]^8)/5519751250 - (8646802423*[.A57]^6)/22079005000 + (565532401*[.A57]^4)/750686170 - (72496705*[.A57]^2)/75068617 + 1" office:value-type="float" office:value="0.990417553176313" calcext:value-type="float">
            <text:p>0.99041755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1/(1+[.A58]^2)" office:value-type="float" office:value="1" calcext:value-type="float">
            <text:p>1</text:p>
          </table:table-cell>
          <table:table-cell table:formula="of:=[.A58]^4/520 - (9*[.A58]^2)/130 + 59/104" office:value-type="float" office:value="0.567307692307692" calcext:value-type="float">
            <text:p>0.5673076923</text:p>
          </table:table-cell>
          <table:table-cell table:formula="of:=-([.A58]^10)/44200 + (7*[.A58]^8)/5525 - (83*[.A58]^6)/3400 + (2181*[.A58]^4)/11050 - (149*[.A58]^2)/221 + 1" office:value-type="float" office:value="1" calcext:value-type="float">
            <text:p>1</text:p>
          </table:table-cell>
          <table:table-cell table:formula="of:=(128*[.A58]^20)/46917885625 - (12448*[.A58]^18)/46917885625 + (1744*[.A58]^16)/162345625 - (652468*[.A58]^14)/2759875625 + (1317033*[.A58]^12)/424596250 - (42652437*[.A58]^10)/1698385000 + (696884657*[.A58]^8)/5519751250 - (8646802423*[.A58]^6)/22079005000 + (565532401*[.A58]^4)/750686170 - (72496705*[.A58]^2)/75068617 + 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/>
          <table:table-cell table:formula="of:=1/(1+[.A59]^2)" office:value-type="float" office:value="0.99009900990099" calcext:value-type="float">
            <text:p>0.9900990099</text:p>
          </table:table-cell>
          <table:table-cell table:formula="of:=[.A59]^4/520 - (9*[.A59]^2)/130 + 59/104" office:value-type="float" office:value="0.566615576923077" calcext:value-type="float">
            <text:p>0.5666155769</text:p>
          </table:table-cell>
          <table:table-cell table:formula="of:=-([.A59]^10)/44200 + (7*[.A59]^8)/5525 - (83*[.A59]^6)/3400 + (2181*[.A59]^4)/11050 - (149*[.A59]^2)/221 + 1" office:value-type="float" office:value="0.9932776317095" calcext:value-type="float">
            <text:p>0.9932776317</text:p>
          </table:table-cell>
          <table:table-cell table:formula="of:=(128*[.A59]^20)/46917885625 - (12448*[.A59]^18)/46917885625 + (1744*[.A59]^16)/162345625 - (652468*[.A59]^14)/2759875625 + (1317033*[.A59]^12)/424596250 - (42652437*[.A59]^10)/1698385000 + (696884657*[.A59]^8)/5519751250 - (8646802423*[.A59]^6)/22079005000 + (565532401*[.A59]^4)/750686170 - (72496705*[.A59]^2)/75068617 + 1" office:value-type="float" office:value="0.990417553176313" calcext:value-type="float">
            <text:p>0.990417553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formula="of:=1/(1+[.A60]^2)" office:value-type="float" office:value="0.961538461538461" calcext:value-type="float">
            <text:p>0.9615384615</text:p>
          </table:table-cell>
          <table:table-cell table:formula="of:=[.A60]^4/520 - (9*[.A60]^2)/130 + 59/104" office:value-type="float" office:value="0.564541538461538" calcext:value-type="float">
            <text:p>0.5645415385</text:p>
          </table:table-cell>
          <table:table-cell table:formula="of:=-([.A60]^10)/44200 + (7*[.A60]^8)/5525 - (83*[.A60]^6)/3400 + (2181*[.A60]^4)/11050 - (149*[.A60]^2)/221 + 1" office:value-type="float" office:value="0.973345916001303" calcext:value-type="float">
            <text:p>0.973345916</text:p>
          </table:table-cell>
          <table:table-cell table:formula="of:=(128*[.A60]^20)/46917885625 - (12448*[.A60]^18)/46917885625 + (1744*[.A60]^16)/162345625 - (652468*[.A60]^14)/2759875625 + (1317033*[.A60]^12)/424596250 - (42652437*[.A60]^10)/1698385000 + (696884657*[.A60]^8)/5519751250 - (8646802423*[.A60]^6)/22079005000 + (565532401*[.A60]^4)/750686170 - (72496705*[.A60]^2)/75068617 + 1" office:value-type="float" office:value="0.962551055264432" calcext:value-type="float">
            <text:p>0.9625510553</text:p>
          </table:table-cell>
          <table:table-cell/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/>
          <table:table-cell table:formula="of:=1/(1+[.A61]^2)" office:value-type="float" office:value="0.91743119266055" calcext:value-type="float">
            <text:p>0.9174311927</text:p>
          </table:table-cell>
          <table:table-cell table:formula="of:=[.A61]^4/520 - (9*[.A61]^2)/130 + 59/104" office:value-type="float" office:value="0.5610925" calcext:value-type="float">
            <text:p>0.5610925</text:p>
          </table:table-cell>
          <table:table-cell table:formula="of:=-([.A61]^10)/44200 + (7*[.A61]^8)/5525 - (83*[.A61]^6)/3400 + (2181*[.A61]^4)/11050 - (149*[.A61]^2)/221 + 1" office:value-type="float" office:value="0.9409022958655" calcext:value-type="float">
            <text:p>0.9409022959</text:p>
          </table:table-cell>
          <table:table-cell table:formula="of:=(128*[.A61]^20)/46917885625 - (12448*[.A61]^18)/46917885625 + (1744*[.A61]^16)/162345625 - (652468*[.A61]^14)/2759875625 + (1317033*[.A61]^12)/424596250 - (42652437*[.A61]^10)/1698385000 + (696884657*[.A61]^8)/5519751250 - (8646802423*[.A61]^6)/22079005000 + (565532401*[.A61]^4)/750686170 - (72496705*[.A61]^2)/75068617 + 1" office:value-type="float" office:value="0.91890827892137" calcext:value-type="float">
            <text:p>0.9189082789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table:formula="of:=1/(1+[.A62]^2)" office:value-type="float" office:value="0.862068965517241" calcext:value-type="float">
            <text:p>0.8620689655</text:p>
          </table:table-cell>
          <table:table-cell table:formula="of:=[.A62]^4/520 - (9*[.A62]^2)/130 + 59/104" office:value-type="float" office:value="0.55628" calcext:value-type="float">
            <text:p>0.55628</text:p>
          </table:table-cell>
          <table:table-cell table:formula="of:=-([.A62]^10)/44200 + (7*[.A62]^8)/5525 - (83*[.A62]^6)/3400 + (2181*[.A62]^4)/11050 - (149*[.A62]^2)/221 + 1" office:value-type="float" office:value="0.897080348672" calcext:value-type="float">
            <text:p>0.8970803487</text:p>
          </table:table-cell>
          <table:table-cell table:formula="of:=(128*[.A62]^20)/46917885625 - (12448*[.A62]^18)/46917885625 + (1744*[.A62]^16)/162345625 - (652468*[.A62]^14)/2759875625 + (1317033*[.A62]^12)/424596250 - (42652437*[.A62]^10)/1698385000 + (696884657*[.A62]^8)/5519751250 - (8646802423*[.A62]^6)/22079005000 + (565532401*[.A62]^4)/750686170 - (72496705*[.A62]^2)/75068617 + 1" office:value-type="float" office:value="0.86324363422827" calcext:value-type="float">
            <text:p>0.863243634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formula="of:=1/(1+[.A63]^2)" office:value-type="float" office:value="0.8" calcext:value-type="float">
            <text:p>0.8</text:p>
          </table:table-cell>
          <table:table-cell table:formula="of:=[.A63]^4/520 - (9*[.A63]^2)/130 + 59/104" office:value-type="float" office:value="0.550120192307692" calcext:value-type="float">
            <text:p>0.5501201923</text:p>
          </table:table-cell>
          <table:table-cell table:formula="of:=-([.A63]^10)/44200 + (7*[.A63]^8)/5525 - (83*[.A63]^6)/3400 + (2181*[.A63]^4)/11050 - (149*[.A63]^2)/221 + 1" office:value-type="float" office:value="0.843407429828903" calcext:value-type="float">
            <text:p>0.8434074298</text:p>
          </table:table-cell>
          <table:table-cell table:formula="of:=(128*[.A63]^20)/46917885625 - (12448*[.A63]^18)/46917885625 + (1744*[.A63]^16)/162345625 - (652468*[.A63]^14)/2759875625 + (1317033*[.A63]^12)/424596250 - (42652437*[.A63]^10)/1698385000 + (696884657*[.A63]^8)/5519751250 - (8646802423*[.A63]^6)/22079005000 + (565532401*[.A63]^4)/750686170 - (72496705*[.A63]^2)/75068617 + 1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/>
          <table:table-cell table:formula="of:=1/(1+[.A64]^2)" office:value-type="float" office:value="0.735294117647058" calcext:value-type="float">
            <text:p>0.7352941176</text:p>
          </table:table-cell>
          <table:table-cell table:formula="of:=[.A64]^4/520 - (9*[.A64]^2)/130 + 59/104" office:value-type="float" office:value="0.542633846153846" calcext:value-type="float">
            <text:p>0.5426338462</text:p>
          </table:table-cell>
          <table:table-cell table:formula="of:=-([.A64]^10)/44200 + (7*[.A64]^8)/5525 - (83*[.A64]^6)/3400 + (2181*[.A64]^4)/11050 - (149*[.A64]^2)/221 + 1" office:value-type="float" office:value="0.781747129283764" calcext:value-type="float">
            <text:p>0.7817471293</text:p>
          </table:table-cell>
          <table:table-cell table:formula="of:=(128*[.A64]^20)/46917885625 - (12448*[.A64]^18)/46917885625 + (1744*[.A64]^16)/162345625 - (652468*[.A64]^14)/2759875625 + (1317033*[.A64]^12)/424596250 - (42652437*[.A64]^10)/1698385000 + (696884657*[.A64]^8)/5519751250 - (8646802423*[.A64]^6)/22079005000 + (565532401*[.A64]^4)/750686170 - (72496705*[.A64]^2)/75068617 + 1" office:value-type="float" office:value="0.733671956093733" calcext:value-type="float">
            <text:p>0.733671956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table:formula="of:=1/(1+[.A65]^2)" office:value-type="float" office:value="0.671140939597315" calcext:value-type="float">
            <text:p>0.6711409396</text:p>
          </table:table-cell>
          <table:table-cell table:formula="of:=[.A65]^4/520 - (9*[.A65]^2)/130 + 59/104" office:value-type="float" office:value="0.533846346153846" calcext:value-type="float">
            <text:p>0.5338463462</text:p>
          </table:table-cell>
          <table:table-cell table:formula="of:=-([.A65]^10)/44200 + (7*[.A65]^8)/5525 - (83*[.A65]^6)/3400 + (2181*[.A65]^4)/11050 - (149*[.A65]^2)/221 + 1" office:value-type="float" office:value="0.7142282617655" calcext:value-type="float">
            <text:p>0.7142282618</text:p>
          </table:table-cell>
          <table:table-cell table:formula="of:=(128*[.A65]^20)/46917885625 - (12448*[.A65]^18)/46917885625 + (1744*[.A65]^16)/162345625 - (652468*[.A65]^14)/2759875625 + (1317033*[.A65]^12)/424596250 - (42652437*[.A65]^10)/1698385000 + (696884657*[.A65]^8)/5519751250 - (8646802423*[.A65]^6)/22079005000 + (565532401*[.A65]^4)/750686170 - (72496705*[.A65]^2)/75068617 + 1" office:value-type="float" office:value="0.668203398402344" calcext:value-type="float">
            <text:p>0.6682033984</text:p>
          </table:table-cell>
          <table:table-cell/>
        </table:table-row>
        <table:table-row table:style-name="ro1">
          <table:table-cell office:value-type="float" office:value="0.800000000000001" calcext:value-type="float">
            <text:p>0.8</text:p>
          </table:table-cell>
          <table:table-cell/>
          <table:table-cell table:formula="of:=1/(1+[.A66]^2)" office:value-type="float" office:value="0.609756097560975" calcext:value-type="float">
            <text:p>0.6097560976</text:p>
          </table:table-cell>
          <table:table-cell table:formula="of:=[.A66]^4/520 - (9*[.A66]^2)/130 + 59/104" office:value-type="float" office:value="0.523787692307692" calcext:value-type="float">
            <text:p>0.5237876923</text:p>
          </table:table-cell>
          <table:table-cell table:formula="of:=-([.A66]^10)/44200 + (7*[.A66]^8)/5525 - (83*[.A66]^6)/3400 + (2181*[.A66]^4)/11050 - (149*[.A66]^2)/221 + 1" office:value-type="float" office:value="0.64316255408999" calcext:value-type="float">
            <text:p>0.6431625541</text:p>
          </table:table-cell>
          <table:table-cell table:formula="of:=(128*[.A66]^20)/46917885625 - (12448*[.A66]^18)/46917885625 + (1744*[.A66]^16)/162345625 - (652468*[.A66]^14)/2759875625 + (1317033*[.A66]^12)/424596250 - (42652437*[.A66]^10)/1698385000 + (696884657*[.A66]^8)/5519751250 - (8646802423*[.A66]^6)/22079005000 + (565532401*[.A66]^4)/750686170 - (72496705*[.A66]^2)/75068617 + 1" office:value-type="float" office:value="0.606525466410344" calcext:value-type="float">
            <text:p>0.606525466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1/(1+[.A67]^2)" office:value-type="float" office:value="0.552486187845304" calcext:value-type="float">
            <text:p>0.5524861878</text:p>
          </table:table-cell>
          <table:table-cell table:formula="of:=[.A67]^4/520 - (9*[.A67]^2)/130 + 59/104" office:value-type="float" office:value="0.5124925" calcext:value-type="float">
            <text:p>0.5124925</text:p>
          </table:table-cell>
          <table:table-cell table:formula="of:=-([.A67]^10)/44200 + (7*[.A67]^8)/5525 - (83*[.A67]^6)/3400 + (2181*[.A67]^4)/11050 - (149*[.A67]^2)/221 + 1" office:value-type="float" office:value="0.570953598333029" calcext:value-type="float">
            <text:p>0.5709535983</text:p>
          </table:table-cell>
          <table:table-cell table:formula="of:=(128*[.A67]^20)/46917885625 - (12448*[.A67]^18)/46917885625 + (1744*[.A67]^16)/162345625 - (652468*[.A67]^14)/2759875625 + (1317033*[.A67]^12)/424596250 - (42652437*[.A67]^10)/1698385000 + (696884657*[.A67]^8)/5519751250 - (8646802423*[.A67]^6)/22079005000 + (565532401*[.A67]^4)/750686170 - (72496705*[.A67]^2)/75068617 + 1" office:value-type="float" office:value="0.550313629175939" calcext:value-type="float">
            <text:p>0.55031362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1/(1+[.A68]^2)" office:value-type="float" office:value="0.5" calcext:value-type="float">
            <text:p>0.5</text:p>
          </table:table-cell>
          <table:table-cell table:formula="of:=[.A68]^4/520 - (9*[.A68]^2)/130 + 59/104" office:value-type="float" office:value="0.5" calcext:value-type="float">
            <text:p>0.5</text:p>
          </table:table-cell>
          <table:table-cell table:formula="of:=-([.A68]^10)/44200 + (7*[.A68]^8)/5525 - (83*[.A68]^6)/3400 + (2181*[.A68]^4)/11050 - (149*[.A68]^2)/221 + 1" office:value-type="float" office:value="0.5" calcext:value-type="float">
            <text:p>0.5</text:p>
          </table:table-cell>
          <table:table-cell table:formula="of:=(128*[.A68]^20)/46917885625 - (12448*[.A68]^18)/46917885625 + (1744*[.A68]^16)/162345625 - (652468*[.A68]^14)/2759875625 + (1317033*[.A68]^12)/424596250 - (42652437*[.A68]^10)/1698385000 + (696884657*[.A68]^8)/5519751250 - (8646802423*[.A68]^6)/22079005000 + (565532401*[.A68]^4)/750686170 - (72496705*[.A68]^2)/75068617 + 1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/>
          <table:table-cell table:formula="of:=1/(1+[.A69]^2)" office:value-type="float" office:value="0.452488687782805" calcext:value-type="float">
            <text:p>0.4524886878</text:p>
          </table:table-cell>
          <table:table-cell table:formula="of:=[.A69]^4/520 - (9*[.A69]^2)/130 + 59/104" office:value-type="float" office:value="0.486354038461538" calcext:value-type="float">
            <text:p>0.4863540385</text:p>
          </table:table-cell>
          <table:table-cell table:formula="of:=-([.A69]^10)/44200 + (7*[.A69]^8)/5525 - (83*[.A69]^6)/3400 + (2181*[.A69]^4)/11050 - (149*[.A69]^2)/221 + 1" office:value-type="float" office:value="0.432595957282803" calcext:value-type="float">
            <text:p>0.4325959573</text:p>
          </table:table-cell>
          <table:table-cell table:formula="of:=(128*[.A69]^20)/46917885625 - (12448*[.A69]^18)/46917885625 + (1744*[.A69]^16)/162345625 - (652468*[.A69]^14)/2759875625 + (1317033*[.A69]^12)/424596250 - (42652437*[.A69]^10)/1698385000 + (696884657*[.A69]^8)/5519751250 - (8646802423*[.A69]^6)/22079005000 + (565532401*[.A69]^4)/750686170 - (72496705*[.A69]^2)/75068617 + 1" office:value-type="float" office:value="0.455025914827751" calcext:value-type="float">
            <text:p>0.455025914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table:formula="of:=1/(1+[.A70]^2)" office:value-type="float" office:value="0.40983606557377" calcext:value-type="float">
            <text:p>0.4098360656</text:p>
          </table:table-cell>
          <table:table-cell table:formula="of:=[.A70]^4/520 - (9*[.A70]^2)/130 + 59/104" office:value-type="float" office:value="0.471603076923077" calcext:value-type="float">
            <text:p>0.4716030769</text:p>
          </table:table-cell>
          <table:table-cell table:formula="of:=-([.A70]^10)/44200 + (7*[.A70]^8)/5525 - (83*[.A70]^6)/3400 + (2181*[.A70]^4)/11050 - (149*[.A70]^2)/221 + 1" office:value-type="float" office:value="0.370832752880941" calcext:value-type="float">
            <text:p>0.3708327529</text:p>
          </table:table-cell>
          <table:table-cell table:formula="of:=(128*[.A70]^20)/46917885625 - (12448*[.A70]^18)/46917885625 + (1744*[.A70]^16)/162345625 - (652468*[.A70]^14)/2759875625 + (1317033*[.A70]^12)/424596250 - (42652437*[.A70]^10)/1698385000 + (696884657*[.A70]^8)/5519751250 - (8646802423*[.A70]^6)/22079005000 + (565532401*[.A70]^4)/750686170 - (72496705*[.A70]^2)/75068617 + 1" office:value-type="float" office:value="0.414269975310573" calcext:value-type="float">
            <text:p>0.4142699753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table:formula="of:=1/(1+[.A71]^2)" office:value-type="float" office:value="0.37174721189591" calcext:value-type="float">
            <text:p>0.3717472119</text:p>
          </table:table-cell>
          <table:table-cell table:formula="of:=[.A71]^4/520 - (9*[.A71]^2)/130 + 59/104" office:value-type="float" office:value="0.455800192307692" calcext:value-type="float">
            <text:p>0.4558001923</text:p>
          </table:table-cell>
          <table:table-cell table:formula="of:=-([.A71]^10)/44200 + (7*[.A71]^8)/5525 - (83*[.A71]^6)/3400 + (2181*[.A71]^4)/11050 - (149*[.A71]^2)/221 + 1" office:value-type="float" office:value="0.3165048154655" calcext:value-type="float">
            <text:p>0.3165048155</text:p>
          </table:table-cell>
          <table:table-cell table:formula="of:=(128*[.A71]^20)/46917885625 - (12448*[.A71]^18)/46917885625 + (1744*[.A71]^16)/162345625 - (652468*[.A71]^14)/2759875625 + (1317033*[.A71]^12)/424596250 - (42652437*[.A71]^10)/1698385000 + (696884657*[.A71]^8)/5519751250 - (8646802423*[.A71]^6)/22079005000 + (565532401*[.A71]^4)/750686170 - (72496705*[.A71]^2)/75068617 + 1" office:value-type="float" office:value="0.376548121942249" calcext:value-type="float">
            <text:p>0.376548121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/>
          <table:table-cell table:formula="of:=1/(1+[.A72]^2)" office:value-type="float" office:value="0.337837837837838" calcext:value-type="float">
            <text:p>0.3378378378</text:p>
          </table:table-cell>
          <table:table-cell table:formula="of:=[.A72]^4/520 - (9*[.A72]^2)/130 + 59/104" office:value-type="float" office:value="0.439003076923077" calcext:value-type="float">
            <text:p>0.4390030769</text:p>
          </table:table-cell>
          <table:table-cell table:formula="of:=-([.A72]^10)/44200 + (7*[.A72]^8)/5525 - (83*[.A72]^6)/3400 + (2181*[.A72]^4)/11050 - (149*[.A72]^2)/221 + 1" office:value-type="float" office:value="0.271024105472" calcext:value-type="float">
            <text:p>0.2710241055</text:p>
          </table:table-cell>
          <table:table-cell table:formula="of:=(128*[.A72]^20)/46917885625 - (12448*[.A72]^18)/46917885625 + (1744*[.A72]^16)/162345625 - (652468*[.A72]^14)/2759875625 + (1317033*[.A72]^12)/424596250 - (42652437*[.A72]^10)/1698385000 + (696884657*[.A72]^8)/5519751250 - (8646802423*[.A72]^6)/22079005000 + (565532401*[.A72]^4)/750686170 - (72496705*[.A72]^2)/75068617 + 1" office:value-type="float" office:value="0.341063657023758" calcext:value-type="float">
            <text:p>0.341063657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table:formula="of:=1/(1+[.A73]^2)" office:value-type="float" office:value="0.307692307692308" calcext:value-type="float">
            <text:p>0.3076923077</text:p>
          </table:table-cell>
          <table:table-cell table:formula="of:=[.A73]^4/520 - (9*[.A73]^2)/130 + 59/104" office:value-type="float" office:value="0.421274038461538" calcext:value-type="float">
            <text:p>0.4212740385</text:p>
          </table:table-cell>
          <table:table-cell table:formula="of:=-([.A73]^10)/44200 + (7*[.A73]^8)/5525 - (83*[.A73]^6)/3400 + (2181*[.A73]^4)/11050 - (149*[.A73]^2)/221 + 1" office:value-type="float" office:value="0.235346591310803" calcext:value-type="float">
            <text:p>0.2353465913</text:p>
          </table:table-cell>
          <table:table-cell table:formula="of:=(128*[.A73]^20)/46917885625 - (12448*[.A73]^18)/46917885625 + (1744*[.A73]^16)/162345625 - (652468*[.A73]^14)/2759875625 + (1317033*[.A73]^12)/424596250 - (42652437*[.A73]^10)/1698385000 + (696884657*[.A73]^8)/5519751250 - (8646802423*[.A73]^6)/22079005000 + (565532401*[.A73]^4)/750686170 - (72496705*[.A73]^2)/75068617 + 1" office:value-type="float" office:value="0.307692307692307" calcext:value-type="float">
            <text:p>0.3076923077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table:formula="of:=1/(1+[.A74]^2)" office:value-type="float" office:value="0.280898876404494" calcext:value-type="float">
            <text:p>0.2808988764</text:p>
          </table:table-cell>
          <table:table-cell table:formula="of:=[.A74]^4/520 - (9*[.A74]^2)/130 + 59/104" office:value-type="float" office:value="0.40268" calcext:value-type="float">
            <text:p>0.40268</text:p>
          </table:table-cell>
          <table:table-cell table:formula="of:=-([.A74]^10)/44200 + (7*[.A74]^8)/5525 - (83*[.A74]^6)/3400 + (2181*[.A74]^4)/11050 - (149*[.A74]^2)/221 + 1" office:value-type="float" office:value="0.209914499071999" calcext:value-type="float">
            <text:p>0.2099144991</text:p>
          </table:table-cell>
          <table:table-cell table:formula="of:=(128*[.A74]^20)/46917885625 - (12448*[.A74]^18)/46917885625 + (1744*[.A74]^16)/162345625 - (652468*[.A74]^14)/2759875625 + (1317033*[.A74]^12)/424596250 - (42652437*[.A74]^10)/1698385000 + (696884657*[.A74]^8)/5519751250 - (8646802423*[.A74]^6)/22079005000 + (565532401*[.A74]^4)/750686170 - (72496705*[.A74]^2)/75068617 + 1" office:value-type="float" office:value="0.277021765414465" calcext:value-type="float">
            <text:p>0.2770217654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/>
          <table:table-cell table:formula="of:=1/(1+[.A75]^2)" office:value-type="float" office:value="0.25706940874036" calcext:value-type="float">
            <text:p>0.2570694087</text:p>
          </table:table-cell>
          <table:table-cell table:formula="of:=[.A75]^4/520 - (9*[.A75]^2)/130 + 59/104" office:value-type="float" office:value="0.3832925" calcext:value-type="float">
            <text:p>0.3832925</text:p>
          </table:table-cell>
          <table:table-cell table:formula="of:=-([.A75]^10)/44200 + (7*[.A75]^8)/5525 - (83*[.A75]^6)/3400 + (2181*[.A75]^4)/11050 - (149*[.A75]^2)/221 + 1" office:value-type="float" office:value="0.1946178331655" calcext:value-type="float">
            <text:p>0.1946178332</text:p>
          </table:table-cell>
          <table:table-cell table:formula="of:=(128*[.A75]^20)/46917885625 - (12448*[.A75]^18)/46917885625 + (1744*[.A75]^16)/162345625 - (652468*[.A75]^14)/2759875625 + (1317033*[.A75]^12)/424596250 - (42652437*[.A75]^10)/1698385000 + (696884657*[.A75]^8)/5519751250 - (8646802423*[.A75]^6)/22079005000 + (565532401*[.A75]^4)/750686170 - (72496705*[.A75]^2)/75068617 + 1" office:value-type="float" office:value="0.250122590208737" calcext:value-type="float">
            <text:p>0.2501225902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/>
          <table:table-cell table:formula="of:=1/(1+[.A76]^2)" office:value-type="float" office:value="0.235849056603773" calcext:value-type="float">
            <text:p>0.2358490566</text:p>
          </table:table-cell>
          <table:table-cell table:formula="of:=[.A76]^4/520 - (9*[.A76]^2)/130 + 59/104" office:value-type="float" office:value="0.363187692307692" calcext:value-type="float">
            <text:p>0.3631876923</text:p>
          </table:table-cell>
          <table:table-cell table:formula="of:=-([.A76]^10)/44200 + (7*[.A76]^8)/5525 - (83*[.A76]^6)/3400 + (2181*[.A76]^4)/11050 - (149*[.A76]^2)/221 + 1" office:value-type="float" office:value="0.188778368866462" calcext:value-type="float">
            <text:p>0.1887783689</text:p>
          </table:table-cell>
          <table:table-cell table:formula="of:=(128*[.A76]^20)/46917885625 - (12448*[.A76]^18)/46917885625 + (1744*[.A76]^16)/162345625 - (652468*[.A76]^14)/2759875625 + (1317033*[.A76]^12)/424596250 - (42652437*[.A76]^10)/1698385000 + (696884657*[.A76]^8)/5519751250 - (8646802423*[.A76]^6)/22079005000 + (565532401*[.A76]^4)/750686170 - (72496705*[.A76]^2)/75068617 + 1" office:value-type="float" office:value="0.22809826011936" calcext:value-type="float">
            <text:p>0.228098260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/>
          <table:table-cell table:formula="of:=1/(1+[.A77]^2)" office:value-type="float" office:value="0.216919739696312" calcext:value-type="float">
            <text:p>0.2169197397</text:p>
          </table:table-cell>
          <table:table-cell table:formula="of:=[.A77]^4/520 - (9*[.A77]^2)/130 + 59/104" office:value-type="float" office:value="0.342446346153846" calcext:value-type="float">
            <text:p>0.3424463462</text:p>
          </table:table-cell>
          <table:table-cell table:formula="of:=-([.A77]^10)/44200 + (7*[.A77]^8)/5525 - (83*[.A77]^6)/3400 + (2181*[.A77]^4)/11050 - (149*[.A77]^2)/221 + 1" office:value-type="float" office:value="0.191158902221265" calcext:value-type="float">
            <text:p>0.1911589022</text:p>
          </table:table-cell>
          <table:table-cell table:formula="of:=(128*[.A77]^20)/46917885625 - (12448*[.A77]^18)/46917885625 + (1744*[.A77]^16)/162345625 - (652468*[.A77]^14)/2759875625 + (1317033*[.A77]^12)/424596250 - (42652437*[.A77]^10)/1698385000 + (696884657*[.A77]^8)/5519751250 - (8646802423*[.A77]^6)/22079005000 + (565532401*[.A77]^4)/750686170 - (72496705*[.A77]^2)/75068617 + 1" office:value-type="float" office:value="0.211532045200172" calcext:value-type="float">
            <text:p>0.21153204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1/(1+[.A78]^2)" office:value-type="float" office:value="0.2" calcext:value-type="float">
            <text:p>0.2</text:p>
          </table:table-cell>
          <table:table-cell table:formula="of:=[.A78]^4/520 - (9*[.A78]^2)/130 + 59/104" office:value-type="float" office:value="0.321153846153846" calcext:value-type="float">
            <text:p>0.3211538462</text:p>
          </table:table-cell>
          <table:table-cell table:formula="of:=-([.A78]^10)/44200 + (7*[.A78]^8)/5525 - (83*[.A78]^6)/3400 + (2181*[.A78]^4)/11050 - (149*[.A78]^2)/221 + 1" office:value-type="float" office:value="0.2" calcext:value-type="float">
            <text:p>0.2</text:p>
          </table:table-cell>
          <table:table-cell table:formula="of:=(128*[.A78]^20)/46917885625 - (12448*[.A78]^18)/46917885625 + (1744*[.A78]^16)/162345625 - (652468*[.A78]^14)/2759875625 + (1317033*[.A78]^12)/424596250 - (42652437*[.A78]^10)/1698385000 + (696884657*[.A78]^8)/5519751250 - (8646802423*[.A78]^6)/22079005000 + (565532401*[.A78]^4)/750686170 - (72496705*[.A78]^2)/75068617 + 1" office:value-type="float" office:value="0.200000000000001" calcext:value-type="float">
            <text:p>0.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/>
          <table:table-cell table:formula="of:=1/(1+[.A79]^2)" office:value-type="float" office:value="0.184842883548983" calcext:value-type="float">
            <text:p>0.1848428835</text:p>
          </table:table-cell>
          <table:table-cell table:formula="of:=[.A79]^4/520 - (9*[.A79]^2)/130 + 59/104" office:value-type="float" office:value="0.299400192307692" calcext:value-type="float">
            <text:p>0.2994001923</text:p>
          </table:table-cell>
          <table:table-cell table:formula="of:=-([.A79]^10)/44200 + (7*[.A79]^8)/5525 - (83*[.A79]^6)/3400 + (2181*[.A79]^4)/11050 - (149*[.A79]^2)/221 + 1" office:value-type="float" office:value="0.213085814147963" calcext:value-type="float">
            <text:p>0.2130858141</text:p>
          </table:table-cell>
          <table:table-cell table:formula="of:=(128*[.A79]^20)/46917885625 - (12448*[.A79]^18)/46917885625 + (1744*[.A79]^16)/162345625 - (652468*[.A79]^14)/2759875625 + (1317033*[.A79]^12)/424596250 - (42652437*[.A79]^10)/1698385000 + (696884657*[.A79]^8)/5519751250 - (8646802423*[.A79]^6)/22079005000 + (565532401*[.A79]^4)/750686170 - (72496705*[.A79]^2)/75068617 + 1" office:value-type="float" office:value="0.191835500044387" calcext:value-type="float">
            <text:p>0.191835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table:formula="of:=1/(1+[.A80]^2)" office:value-type="float" office:value="0.171232876712329" calcext:value-type="float">
            <text:p>0.1712328767</text:p>
          </table:table-cell>
          <table:table-cell table:formula="of:=[.A80]^4/520 - (9*[.A80]^2)/130 + 59/104" office:value-type="float" office:value="0.27728" calcext:value-type="float">
            <text:p>0.27728</text:p>
          </table:table-cell>
          <table:table-cell table:formula="of:=-([.A80]^10)/44200 + (7*[.A80]^8)/5525 - (83*[.A80]^6)/3400 + (2181*[.A80]^4)/11050 - (149*[.A80]^2)/221 + 1" office:value-type="float" office:value="0.227839703280941" calcext:value-type="float">
            <text:p>0.2278397033</text:p>
          </table:table-cell>
          <table:table-cell table:formula="of:=(128*[.A80]^20)/46917885625 - (12448*[.A80]^18)/46917885625 + (1744*[.A80]^16)/162345625 - (652468*[.A80]^14)/2759875625 + (1317033*[.A80]^12)/424596250 - (42652437*[.A80]^10)/1698385000 + (696884657*[.A80]^8)/5519751250 - (8646802423*[.A80]^6)/22079005000 + (565532401*[.A80]^4)/750686170 - (72496705*[.A80]^2)/75068617 + 1" office:value-type="float" office:value="0.184298045489768" calcext:value-type="float">
            <text:p>0.1842980455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table:formula="of:=1/(1+[.A81]^2)" office:value-type="float" office:value="0.158982511923688" calcext:value-type="float">
            <text:p>0.1589825119</text:p>
          </table:table-cell>
          <table:table-cell table:formula="of:=[.A81]^4/520 - (9*[.A81]^2)/130 + 59/104" office:value-type="float" office:value="0.2548925" calcext:value-type="float">
            <text:p>0.2548925</text:p>
          </table:table-cell>
          <table:table-cell table:formula="of:=-([.A81]^10)/44200 + (7*[.A81]^8)/5525 - (83*[.A81]^6)/3400 + (2181*[.A81]^4)/11050 - (149*[.A81]^2)/221 + 1" office:value-type="float" office:value="0.241449429977263" calcext:value-type="float">
            <text:p>0.24144943</text:p>
          </table:table-cell>
          <table:table-cell table:formula="of:=(128*[.A81]^20)/46917885625 - (12448*[.A81]^18)/46917885625 + (1744*[.A81]^16)/162345625 - (652468*[.A81]^14)/2759875625 + (1317033*[.A81]^12)/424596250 - (42652437*[.A81]^10)/1698385000 + (696884657*[.A81]^8)/5519751250 - (8646802423*[.A81]^6)/22079005000 + (565532401*[.A81]^4)/750686170 - (72496705*[.A81]^2)/75068617 + 1" office:value-type="float" office:value="0.17421215612873" calcext:value-type="float">
            <text:p>0.174212156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/>
          <table:table-cell table:formula="of:=1/(1+[.A82]^2)" office:value-type="float" office:value="0.14792899408284" calcext:value-type="float">
            <text:p>0.1479289941</text:p>
          </table:table-cell>
          <table:table-cell table:formula="of:=[.A82]^4/520 - (9*[.A82]^2)/130 + 59/104" office:value-type="float" office:value="0.232341538461538" calcext:value-type="float">
            <text:p>0.2323415385</text:p>
          </table:table-cell>
          <table:table-cell table:formula="of:=-([.A82]^10)/44200 + (7*[.A82]^8)/5525 - (83*[.A82]^6)/3400 + (2181*[.A82]^4)/11050 - (149*[.A82]^2)/221 + 1" office:value-type="float" office:value="0.251020568733538" calcext:value-type="float">
            <text:p>0.2510205687</text:p>
          </table:table-cell>
          <table:table-cell table:formula="of:=(128*[.A82]^20)/46917885625 - (12448*[.A82]^18)/46917885625 + (1744*[.A82]^16)/162345625 - (652468*[.A82]^14)/2759875625 + (1317033*[.A82]^12)/424596250 - (42652437*[.A82]^10)/1698385000 + (696884657*[.A82]^8)/5519751250 - (8646802423*[.A82]^6)/22079005000 + (565532401*[.A82]^4)/750686170 - (72496705*[.A82]^2)/75068617 + 1" office:value-type="float" office:value="0.15900759345644" calcext:value-type="float">
            <text:p>0.159007593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1/(1+[.A83]^2)" office:value-type="float" office:value="0.137931034482759" calcext:value-type="float">
            <text:p>0.1379310345</text:p>
          </table:table-cell>
          <table:table-cell table:formula="of:=[.A83]^4/520 - (9*[.A83]^2)/130 + 59/104" office:value-type="float" office:value="0.209735576923077" calcext:value-type="float">
            <text:p>0.2097355769</text:p>
          </table:table-cell>
          <table:table-cell table:formula="of:=-([.A83]^10)/44200 + (7*[.A83]^8)/5525 - (83*[.A83]^6)/3400 + (2181*[.A83]^4)/11050 - (149*[.A83]^2)/221 + 1" office:value-type="float" office:value="0.25375545726103" calcext:value-type="float">
            <text:p>0.2537554573</text:p>
          </table:table-cell>
          <table:table-cell table:formula="of:=(128*[.A83]^20)/46917885625 - (12448*[.A83]^18)/46917885625 + (1744*[.A83]^16)/162345625 - (652468*[.A83]^14)/2759875625 + (1317033*[.A83]^12)/424596250 - (42652437*[.A83]^10)/1698385000 + (696884657*[.A83]^8)/5519751250 - (8646802423*[.A83]^6)/22079005000 + (565532401*[.A83]^4)/750686170 - (72496705*[.A83]^2)/75068617 + 1" office:value-type="float" office:value="0.137931034482737" calcext:value-type="float">
            <text:p>0.1379310345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/>
          <table:table-cell table:formula="of:=1/(1+[.A84]^2)" office:value-type="float" office:value="0.128865979381443" calcext:value-type="float">
            <text:p>0.1288659794</text:p>
          </table:table-cell>
          <table:table-cell table:formula="of:=[.A84]^4/520 - (9*[.A84]^2)/130 + 59/104" office:value-type="float" office:value="0.187187692307692" calcext:value-type="float">
            <text:p>0.1871876923</text:p>
          </table:table-cell>
          <table:table-cell table:formula="of:=-([.A84]^10)/44200 + (7*[.A84]^8)/5525 - (83*[.A84]^6)/3400 + (2181*[.A84]^4)/11050 - (149*[.A84]^2)/221 + 1" office:value-type="float" office:value="0.24715354509553" calcext:value-type="float">
            <text:p>0.2471535451</text:p>
          </table:table-cell>
          <table:table-cell table:formula="of:=(128*[.A84]^20)/46917885625 - (12448*[.A84]^18)/46917885625 + (1744*[.A84]^16)/162345625 - (652468*[.A84]^14)/2759875625 + (1317033*[.A84]^12)/424596250 - (42652437*[.A84]^10)/1698385000 + (696884657*[.A84]^8)/5519751250 - (8646802423*[.A84]^6)/22079005000 + (565532401*[.A84]^4)/750686170 - (72496705*[.A84]^2)/75068617 + 1" office:value-type="float" office:value="0.113048222293919" calcext:value-type="float">
            <text:p>0.1130482223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1/(1+[.A85]^2)" office:value-type="float" office:value="0.120627261761158" calcext:value-type="float">
            <text:p>0.1206272618</text:p>
          </table:table-cell>
          <table:table-cell table:formula="of:=[.A85]^4/520 - (9*[.A85]^2)/130 + 59/104" office:value-type="float" office:value="0.164815576923077" calcext:value-type="float">
            <text:p>0.1648155769</text:p>
          </table:table-cell>
          <table:table-cell table:formula="of:=-([.A85]^10)/44200 + (7*[.A85]^8)/5525 - (83*[.A85]^6)/3400 + (2181*[.A85]^4)/11050 - (149*[.A85]^2)/221 + 1" office:value-type="float" office:value="0.2292273300655" calcext:value-type="float">
            <text:p>0.2292273301</text:p>
          </table:table-cell>
          <table:table-cell table:formula="of:=(128*[.A85]^20)/46917885625 - (12448*[.A85]^18)/46917885625 + (1744*[.A85]^16)/162345625 - (652468*[.A85]^14)/2759875625 + (1317033*[.A85]^12)/424596250 - (42652437*[.A85]^10)/1698385000 + (696884657*[.A85]^8)/5519751250 - (8646802423*[.A85]^6)/22079005000 + (565532401*[.A85]^4)/750686170 - (72496705*[.A85]^2)/75068617 + 1" office:value-type="float" office:value="0.0895639955846184" calcext:value-type="float">
            <text:p>0.0895639956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/>
          <table:table-cell table:formula="of:=1/(1+[.A86]^2)" office:value-type="float" office:value="0.113122171945701" calcext:value-type="float">
            <text:p>0.1131221719</text:p>
          </table:table-cell>
          <table:table-cell table:formula="of:=[.A86]^4/520 - (9*[.A86]^2)/130 + 59/104" office:value-type="float" office:value="0.142741538461538" calcext:value-type="float">
            <text:p>0.1427415385</text:p>
          </table:table-cell>
          <table:table-cell table:formula="of:=-([.A86]^10)/44200 + (7*[.A86]^8)/5525 - (83*[.A86]^6)/3400 + (2181*[.A86]^4)/11050 - (149*[.A86]^2)/221 + 1" office:value-type="float" office:value="0.198726216801301" calcext:value-type="float">
            <text:p>0.1987262168</text:p>
          </table:table-cell>
          <table:table-cell table:formula="of:=(128*[.A86]^20)/46917885625 - (12448*[.A86]^18)/46917885625 + (1744*[.A86]^16)/162345625 - (652468*[.A86]^14)/2759875625 + (1317033*[.A86]^12)/424596250 - (42652437*[.A86]^10)/1698385000 + (696884657*[.A86]^8)/5519751250 - (8646802423*[.A86]^6)/22079005000 + (565532401*[.A86]^4)/750686170 - (72496705*[.A86]^2)/75068617 + 1" office:value-type="float" office:value="0.0750112748529208" calcext:value-type="float">
            <text:p>0.0750112749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/>
          <table:table-cell table:formula="of:=1/(1+[.A87]^2)" office:value-type="float" office:value="0.106269925611052" calcext:value-type="float">
            <text:p>0.1062699256</text:p>
          </table:table-cell>
          <table:table-cell table:formula="of:=[.A87]^4/520 - (9*[.A87]^2)/130 + 59/104" office:value-type="float" office:value="0.1210925" calcext:value-type="float">
            <text:p>0.1210925</text:p>
          </table:table-cell>
          <table:table-cell table:formula="of:=-([.A87]^10)/44200 + (7*[.A87]^8)/5525 - (83*[.A87]^6)/3400 + (2181*[.A87]^4)/11050 - (149*[.A87]^2)/221 + 1" office:value-type="float" office:value="0.155358573962445" calcext:value-type="float">
            <text:p>0.155358574</text:p>
          </table:table-cell>
          <table:table-cell table:formula="of:=(128*[.A87]^20)/46917885625 - (12448*[.A87]^18)/46917885625 + (1744*[.A87]^16)/162345625 - (652468*[.A87]^14)/2759875625 + (1317033*[.A87]^12)/424596250 - (42652437*[.A87]^10)/1698385000 + (696884657*[.A87]^8)/5519751250 - (8646802423*[.A87]^6)/22079005000 + (565532401*[.A87]^4)/750686170 - (72496705*[.A87]^2)/75068617 + 1" office:value-type="float" office:value="0.0770497763774252" calcext:value-type="float">
            <text:p>0.07704977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1/(1+[.A88]^2)" office:value-type="float" office:value="0.1" calcext:value-type="float">
            <text:p>0.1</text:p>
          </table:table-cell>
          <table:table-cell table:formula="of:=[.A88]^4/520 - (9*[.A88]^2)/130 + 59/104" office:value-type="float" office:value="0.1" calcext:value-type="float">
            <text:p>0.1</text:p>
          </table:table-cell>
          <table:table-cell table:formula="of:=-([.A88]^10)/44200 + (7*[.A88]^8)/5525 - (83*[.A88]^6)/3400 + (2181*[.A88]^4)/11050 - (149*[.A88]^2)/221 + 1" office:value-type="float" office:value="0.0999999999999979" calcext:value-type="float">
            <text:p>0.1</text:p>
          </table:table-cell>
          <table:table-cell table:formula="of:=(128*[.A88]^20)/46917885625 - (12448*[.A88]^18)/46917885625 + (1744*[.A88]^16)/162345625 - (652468*[.A88]^14)/2759875625 + (1317033*[.A88]^12)/424596250 - (42652437*[.A88]^10)/1698385000 + (696884657*[.A88]^8)/5519751250 - (8646802423*[.A88]^6)/22079005000 + (565532401*[.A88]^4)/750686170 - (72496705*[.A88]^2)/75068617 + 1" office:value-type="float" office:value="0.100000000000016" calcext:value-type="float">
            <text:p>0.1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table:formula="of:=1/(1+[.A89]^2)" office:value-type="float" office:value="0.0942507068803016" calcext:value-type="float">
            <text:p>0.0942507069</text:p>
          </table:table-cell>
          <table:table-cell table:formula="of:=[.A89]^4/520 - (9*[.A89]^2)/130 + 59/104" office:value-type="float" office:value="0.0796001923076924" calcext:value-type="float">
            <text:p>0.0796001923</text:p>
          </table:table-cell>
          <table:table-cell table:formula="of:=-([.A89]^10)/44200 + (7*[.A89]^8)/5525 - (83*[.A89]^6)/3400 + (2181*[.A89]^4)/11050 - (149*[.A89]^2)/221 + 1" office:value-type="float" office:value="0.0348733228479663" calcext:value-type="float">
            <text:p>0.0348733228</text:p>
          </table:table-cell>
          <table:table-cell table:formula="of:=(128*[.A89]^20)/46917885625 - (12448*[.A89]^18)/46917885625 + (1744*[.A89]^16)/162345625 - (652468*[.A89]^14)/2759875625 + (1317033*[.A89]^12)/424596250 - (42652437*[.A89]^10)/1698385000 + (696884657*[.A89]^8)/5519751250 - (8646802423*[.A89]^6)/22079005000 + (565532401*[.A89]^4)/750686170 - (72496705*[.A89]^2)/75068617 + 1" office:value-type="float" office:value="0.140804316688813" calcext:value-type="float">
            <text:p>0.1408043167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table:formula="of:=1/(1+[.A90]^2)" office:value-type="float" office:value="0.088967971530249" calcext:value-type="float">
            <text:p>0.0889679715</text:p>
          </table:table-cell>
          <table:table-cell table:formula="of:=[.A90]^4/520 - (9*[.A90]^2)/130 + 59/104" office:value-type="float" office:value="0.0600338461538459" calcext:value-type="float">
            <text:p>0.0600338462</text:p>
          </table:table-cell>
          <table:table-cell table:formula="of:=-([.A90]^10)/44200 + (7*[.A90]^8)/5525 - (83*[.A90]^6)/3400 + (2181*[.A90]^4)/11050 - (149*[.A90]^2)/221 + 1" office:value-type="float" office:value="-0.036316851260243" calcext:value-type="float">
            <text:p>-0.0363168513</text:p>
          </table:table-cell>
          <table:table-cell table:formula="of:=(128*[.A90]^20)/46917885625 - (12448*[.A90]^18)/46917885625 + (1744*[.A90]^16)/162345625 - (652468*[.A90]^14)/2759875625 + (1317033*[.A90]^12)/424596250 - (42652437*[.A90]^10)/1698385000 + (696884657*[.A90]^8)/5519751250 - (8646802423*[.A90]^6)/22079005000 + (565532401*[.A90]^4)/750686170 - (72496705*[.A90]^2)/75068617 + 1" office:value-type="float" office:value="0.185775151232413" calcext:value-type="float">
            <text:p>0.185775151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/>
          <table:table-cell table:formula="of:=1/(1+[.A91]^2)" office:value-type="float" office:value="0.0841042893187552" calcext:value-type="float">
            <text:p>0.0841042893</text:p>
          </table:table-cell>
          <table:table-cell table:formula="of:=[.A91]^4/520 - (9*[.A91]^2)/130 + 59/104" office:value-type="float" office:value="0.0414463461538461" calcext:value-type="float">
            <text:p>0.0414463462</text:p>
          </table:table-cell>
          <table:table-cell table:formula="of:=-([.A91]^10)/44200 + (7*[.A91]^8)/5525 - (83*[.A91]^6)/3400 + (2181*[.A91]^4)/11050 - (149*[.A91]^2)/221 + 1" office:value-type="float" office:value="-0.1083151688345" calcext:value-type="float">
            <text:p>-0.1083151688</text:p>
          </table:table-cell>
          <table:table-cell table:formula="of:=(128*[.A91]^20)/46917885625 - (12448*[.A91]^18)/46917885625 + (1744*[.A91]^16)/162345625 - (652468*[.A91]^14)/2759875625 + (1317033*[.A91]^12)/424596250 - (42652437*[.A91]^10)/1698385000 + (696884657*[.A91]^8)/5519751250 - (8646802423*[.A91]^6)/22079005000 + (565532401*[.A91]^4)/750686170 - (72496705*[.A91]^2)/75068617 + 1" office:value-type="float" office:value="0.210092788425218" calcext:value-type="float">
            <text:p>0.2100927884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/>
          <table:table-cell table:formula="of:=1/(1+[.A92]^2)" office:value-type="float" office:value="0.0796178343949044" calcext:value-type="float">
            <text:p>0.0796178344</text:p>
          </table:table-cell>
          <table:table-cell table:formula="of:=[.A92]^4/520 - (9*[.A92]^2)/130 + 59/104" office:value-type="float" office:value="0.0239876923076923" calcext:value-type="float">
            <text:p>0.0239876923</text:p>
          </table:table-cell>
          <table:table-cell table:formula="of:=-([.A92]^10)/44200 + (7*[.A92]^8)/5525 - (83*[.A92]^6)/3400 + (2181*[.A92]^4)/11050 - (149*[.A92]^2)/221 + 1" office:value-type="float" office:value="-0.174335455389532" calcext:value-type="float">
            <text:p>-0.1743354554</text:p>
          </table:table-cell>
          <table:table-cell table:formula="of:=(128*[.A92]^20)/46917885625 - (12448*[.A92]^18)/46917885625 + (1744*[.A92]^16)/162345625 - (652468*[.A92]^14)/2759875625 + (1317033*[.A92]^12)/424596250 - (42652437*[.A92]^10)/1698385000 + (696884657*[.A92]^8)/5519751250 - (8646802423*[.A92]^6)/22079005000 + (565532401*[.A92]^4)/750686170 - (72496705*[.A92]^2)/75068617 + 1" office:value-type="float" office:value="0.182283050139118" calcext:value-type="float">
            <text:p>0.1822830501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table:formula="of:=1/(1+[.A93]^2)" office:value-type="float" office:value="0.0754716981132075" calcext:value-type="float">
            <text:p>0.0754716981</text:p>
          </table:table-cell>
          <table:table-cell table:formula="of:=[.A93]^4/520 - (9*[.A93]^2)/130 + 59/104" office:value-type="float" office:value="0.0078125" calcext:value-type="float">
            <text:p>0.0078125</text:p>
          </table:table-cell>
          <table:table-cell table:formula="of:=-([.A93]^10)/44200 + (7*[.A93]^8)/5525 - (83*[.A93]^6)/3400 + (2181*[.A93]^4)/11050 - (149*[.A93]^2)/221 + 1" office:value-type="float" office:value="-0.226196289062496" calcext:value-type="float">
            <text:p>-0.2261962891</text:p>
          </table:table-cell>
          <table:table-cell table:formula="of:=(128*[.A93]^20)/46917885625 - (12448*[.A93]^18)/46917885625 + (1744*[.A93]^16)/162345625 - (652468*[.A93]^14)/2759875625 + (1317033*[.A93]^12)/424596250 - (42652437*[.A93]^10)/1698385000 + (696884657*[.A93]^8)/5519751250 - (8646802423*[.A93]^6)/22079005000 + (565532401*[.A93]^4)/750686170 - (72496705*[.A93]^2)/75068617 + 1" office:value-type="float" office:value="0.0754716981129295" calcext:value-type="float">
            <text:p>0.0754716981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/>
          <table:table-cell table:formula="of:=1/(1+[.A94]^2)" office:value-type="float" office:value="0.0716332378223496" calcext:value-type="float">
            <text:p>0.0716332378</text:p>
          </table:table-cell>
          <table:table-cell table:formula="of:=[.A94]^4/520 - (9*[.A94]^2)/130 + 59/104" office:value-type="float" office:value="-0.00691999999999993" calcext:value-type="float">
            <text:p>-0.00692</text:p>
          </table:table-cell>
          <table:table-cell table:formula="of:=-([.A94]^10)/44200 + (7*[.A94]^8)/5525 - (83*[.A94]^6)/3400 + (2181*[.A94]^4)/11050 - (149*[.A94]^2)/221 + 1" office:value-type="float" office:value="-0.254602669116236" calcext:value-type="float">
            <text:p>-0.2546026691</text:p>
          </table:table-cell>
          <table:table-cell table:formula="of:=(128*[.A94]^20)/46917885625 - (12448*[.A94]^18)/46917885625 + (1744*[.A94]^16)/162345625 - (652468*[.A94]^14)/2759875625 + (1317033*[.A94]^12)/424596250 - (42652437*[.A94]^10)/1698385000 + (696884657*[.A94]^8)/5519751250 - (8646802423*[.A94]^6)/22079005000 + (565532401*[.A94]^4)/750686170 - (72496705*[.A94]^2)/75068617 + 1" office:value-type="float" office:value="-0.114347936258248" calcext:value-type="float">
            <text:p>-0.1143479363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/>
          <table:table-cell table:formula="of:=1/(1+[.A95]^2)" office:value-type="float" office:value="0.068073519400953" calcext:value-type="float">
            <text:p>0.0680735194</text:p>
          </table:table-cell>
          <table:table-cell table:formula="of:=[.A95]^4/520 - (9*[.A95]^2)/130 + 59/104" office:value-type="float" office:value="-0.0200459615384617" calcext:value-type="float">
            <text:p>-0.0200459615</text:p>
          </table:table-cell>
          <table:table-cell table:formula="of:=-([.A95]^10)/44200 + (7*[.A95]^8)/5525 - (83*[.A95]^6)/3400 + (2181*[.A95]^4)/11050 - (149*[.A95]^2)/221 + 1" office:value-type="float" office:value="-0.249608189072957" calcext:value-type="float">
            <text:p>-0.2496081891</text:p>
          </table:table-cell>
          <table:table-cell table:formula="of:=(128*[.A95]^20)/46917885625 - (12448*[.A95]^18)/46917885625 + (1744*[.A95]^16)/162345625 - (652468*[.A95]^14)/2759875625 + (1317033*[.A95]^12)/424596250 - (42652437*[.A95]^10)/1698385000 + (696884657*[.A95]^8)/5519751250 - (8646802423*[.A95]^6)/22079005000 + (565532401*[.A95]^4)/750686170 - (72496705*[.A95]^2)/75068617 + 1" office:value-type="float" office:value="-0.345879044320133" calcext:value-type="float">
            <text:p>-0.3458790443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/>
          <table:table-cell table:formula="of:=1/(1+[.A96]^2)" office:value-type="float" office:value="0.0647668393782383" calcext:value-type="float">
            <text:p>0.0647668394</text:p>
          </table:table-cell>
          <table:table-cell table:formula="of:=[.A96]^4/520 - (9*[.A96]^2)/130 + 59/104" office:value-type="float" office:value="-0.0313969230769231" calcext:value-type="float">
            <text:p>-0.0313969231</text:p>
          </table:table-cell>
          <table:table-cell table:formula="of:=-([.A96]^10)/44200 + (7*[.A96]^8)/5525 - (83*[.A96]^6)/3400 + (2181*[.A96]^4)/11050 - (149*[.A96]^2)/221 + 1" office:value-type="float" office:value="-0.201296361472005" calcext:value-type="float">
            <text:p>-0.2012963615</text:p>
          </table:table-cell>
          <table:table-cell table:formula="of:=(128*[.A96]^20)/46917885625 - (12448*[.A96]^18)/46917885625 + (1744*[.A96]^16)/162345625 - (652468*[.A96]^14)/2759875625 + (1317033*[.A96]^12)/424596250 - (42652437*[.A96]^10)/1698385000 + (696884657*[.A96]^8)/5519751250 - (8646802423*[.A96]^6)/22079005000 + (565532401*[.A96]^4)/750686170 - (72496705*[.A96]^2)/75068617 + 1" office:value-type="float" office:value="-0.51355403501498" calcext:value-type="float">
            <text:p>-0.513554035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/>
          <table:table-cell table:formula="of:=1/(1+[.A97]^2)" office:value-type="float" office:value="0.0616903146206046" calcext:value-type="float">
            <text:p>0.0616903146</text:p>
          </table:table-cell>
          <table:table-cell table:formula="of:=[.A97]^4/520 - (9*[.A97]^2)/130 + 59/104" office:value-type="float" office:value="-0.0407998076923077" calcext:value-type="float">
            <text:p>-0.0407998077</text:p>
          </table:table-cell>
          <table:table-cell table:formula="of:=-([.A97]^10)/44200 + (7*[.A97]^8)/5525 - (83*[.A97]^6)/3400 + (2181*[.A97]^4)/11050 - (149*[.A97]^2)/221 + 1" office:value-type="float" office:value="-0.100724261737552" calcext:value-type="float">
            <text:p>-0.1007242617</text:p>
          </table:table-cell>
          <table:table-cell table:formula="of:=(128*[.A97]^20)/46917885625 - (12448*[.A97]^18)/46917885625 + (1744*[.A97]^16)/162345625 - (652468*[.A97]^14)/2759875625 + (1317033*[.A97]^12)/424596250 - (42652437*[.A97]^10)/1698385000 + (696884657*[.A97]^8)/5519751250 - (8646802423*[.A97]^6)/22079005000 + (565532401*[.A97]^4)/750686170 - (72496705*[.A97]^2)/75068617 + 1" office:value-type="float" office:value="-0.445867668143874" calcext:value-type="float">
            <text:p>-0.44586766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1/(1+[.A98]^2)" office:value-type="float" office:value="0.0588235294117647" calcext:value-type="float">
            <text:p>0.0588235294</text:p>
          </table:table-cell>
          <table:table-cell table:formula="of:=[.A98]^4/520 - (9*[.A98]^2)/130 + 59/104" office:value-type="float" office:value="-0.0480769230769231" calcext:value-type="float">
            <text:p>-0.0480769231</text:p>
          </table:table-cell>
          <table:table-cell table:formula="of:=-([.A98]^10)/44200 + (7*[.A98]^8)/5525 - (83*[.A98]^6)/3400 + (2181*[.A98]^4)/11050 - (149*[.A98]^2)/221 + 1" office:value-type="float" office:value="0.0588235294117645" calcext:value-type="float">
            <text:p>0.0588235294</text:p>
          </table:table-cell>
          <table:table-cell table:formula="of:=(128*[.A98]^20)/46917885625 - (12448*[.A98]^18)/46917885625 + (1744*[.A98]^16)/162345625 - (652468*[.A98]^14)/2759875625 + (1317033*[.A98]^12)/424596250 - (42652437*[.A98]^10)/1698385000 + (696884657*[.A98]^8)/5519751250 - (8646802423*[.A98]^6)/22079005000 + (565532401*[.A98]^4)/750686170 - (72496705*[.A98]^2)/75068617 + 1" office:value-type="float" office:value="0.0588235294172304" calcext:value-type="float">
            <text:p>0.0588235294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/>
          <table:table-cell table:formula="of:=1/(1+[.A99]^2)" office:value-type="float" office:value="0.0561482313307131" calcext:value-type="float">
            <text:p>0.0561482313</text:p>
          </table:table-cell>
          <table:table-cell table:formula="of:=[.A99]^4/520 - (9*[.A99]^2)/130 + 59/104" office:value-type="float" office:value="-0.0530459615384616" calcext:value-type="float">
            <text:p>-0.0530459615</text:p>
          </table:table-cell>
          <table:table-cell table:formula="of:=-([.A99]^10)/44200 + (7*[.A99]^8)/5525 - (83*[.A99]^6)/3400 + (2181*[.A99]^4)/11050 - (149*[.A99]^2)/221 + 1" office:value-type="float" office:value="0.280217593971017" calcext:value-type="float">
            <text:p>0.280217594</text:p>
          </table:table-cell>
          <table:table-cell table:formula="of:=(128*[.A99]^20)/46917885625 - (12448*[.A99]^18)/46917885625 + (1744*[.A99]^16)/162345625 - (652468*[.A99]^14)/2759875625 + (1317033*[.A99]^12)/424596250 - (42652437*[.A99]^10)/1698385000 + (696884657*[.A99]^8)/5519751250 - (8646802423*[.A99]^6)/22079005000 + (565532401*[.A99]^4)/750686170 - (72496705*[.A99]^2)/75068617 + 1" office:value-type="float" office:value="1.13530663358308" calcext:value-type="float">
            <text:p>1.1353066336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table:formula="of:=1/(1+[.A100]^2)" office:value-type="float" office:value="0.0536480686695279" calcext:value-type="float">
            <text:p>0.0536480687</text:p>
          </table:table-cell>
          <table:table-cell table:formula="of:=[.A100]^4/520 - (9*[.A100]^2)/130 + 59/104" office:value-type="float" office:value="-0.0555199999999999" calcext:value-type="float">
            <text:p>-0.05552</text:p>
          </table:table-cell>
          <table:table-cell table:formula="of:=-([.A100]^10)/44200 + (7*[.A100]^8)/5525 - (83*[.A100]^6)/3400 + (2181*[.A100]^4)/11050 - (149*[.A100]^2)/221 + 1" office:value-type="float" office:value="0.56044444455156" calcext:value-type="float">
            <text:p>0.5604444446</text:p>
          </table:table-cell>
          <table:table-cell table:formula="of:=(128*[.A100]^20)/46917885625 - (12448*[.A100]^18)/46917885625 + (1744*[.A100]^16)/162345625 - (652468*[.A100]^14)/2759875625 + (1317033*[.A100]^12)/424596250 - (42652437*[.A100]^10)/1698385000 + (696884657*[.A100]^8)/5519751250 - (8646802423*[.A100]^6)/22079005000 + (565532401*[.A100]^4)/750686170 - (72496705*[.A100]^2)/75068617 + 1" office:value-type="float" office:value="2.67435529238217" calcext:value-type="float">
            <text:p>2.6743552924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table:formula="of:=1/(1+[.A101]^2)" office:value-type="float" office:value="0.0513083632632119" calcext:value-type="float">
            <text:p>0.0513083633</text:p>
          </table:table-cell>
          <table:table-cell table:formula="of:=[.A101]^4/520 - (9*[.A101]^2)/130 + 59/104" office:value-type="float" office:value="-0.0553075000000001" calcext:value-type="float">
            <text:p>-0.0553075</text:p>
          </table:table-cell>
          <table:table-cell table:formula="of:=-([.A101]^10)/44200 + (7*[.A101]^8)/5525 - (83*[.A101]^6)/3400 + (2181*[.A101]^4)/11050 - (149*[.A101]^2)/221 + 1" office:value-type="float" office:value="0.888081146089021" calcext:value-type="float">
            <text:p>0.8880811461</text:p>
          </table:table-cell>
          <table:table-cell table:formula="of:=(128*[.A101]^20)/46917885625 - (12448*[.A101]^18)/46917885625 + (1744*[.A101]^16)/162345625 - (652468*[.A101]^14)/2759875625 + (1317033*[.A101]^12)/424596250 - (42652437*[.A101]^10)/1698385000 + (696884657*[.A101]^8)/5519751250 - (8646802423*[.A101]^6)/22079005000 + (565532401*[.A101]^4)/750686170 - (72496705*[.A101]^2)/75068617 + 1" office:value-type="float" office:value="4.0691321604666" calcext:value-type="float">
            <text:p>4.0691321605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/>
          <table:table-cell table:formula="of:=1/(1+[.A102]^2)" office:value-type="float" office:value="0.0491159135559921" calcext:value-type="float">
            <text:p>0.0491159136</text:p>
          </table:table-cell>
          <table:table-cell table:formula="of:=[.A102]^4/520 - (9*[.A102]^2)/130 + 59/104" office:value-type="float" office:value="-0.0522123076923079" calcext:value-type="float">
            <text:p>-0.0522123077</text:p>
          </table:table-cell>
          <table:table-cell table:formula="of:=-([.A102]^10)/44200 + (7*[.A102]^8)/5525 - (83*[.A102]^6)/3400 + (2181*[.A102]^4)/11050 - (149*[.A102]^2)/221 + 1" office:value-type="float" office:value="1.24021348541049" calcext:value-type="float">
            <text:p>1.2402134854</text:p>
          </table:table-cell>
          <table:table-cell table:formula="of:=(128*[.A102]^20)/46917885625 - (12448*[.A102]^18)/46917885625 + (1744*[.A102]^16)/162345625 - (652468*[.A102]^14)/2759875625 + (1317033*[.A102]^12)/424596250 - (42652437*[.A102]^10)/1698385000 + (696884657*[.A102]^8)/5519751250 - (8646802423*[.A102]^6)/22079005000 + (565532401*[.A102]^4)/750686170 - (72496705*[.A102]^2)/75068617 + 1" office:value-type="float" office:value="3.94507279563024" calcext:value-type="float">
            <text:p>3.9450727956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/>
          <table:table-cell table:formula="of:=1/(1+[.A103]^2)" office:value-type="float" office:value="0.0470588235294118" calcext:value-type="float">
            <text:p>0.0470588235</text:p>
          </table:table-cell>
          <table:table-cell table:formula="of:=[.A103]^4/520 - (9*[.A103]^2)/130 + 59/104" office:value-type="float" office:value="-0.0460336538461538" calcext:value-type="float">
            <text:p>-0.0460336538</text:p>
          </table:table-cell>
          <table:table-cell table:formula="of:=-([.A103]^10)/44200 + (7*[.A103]^8)/5525 - (83*[.A103]^6)/3400 + (2181*[.A103]^4)/11050 - (149*[.A103]^2)/221 + 1" office:value-type="float" office:value="1.57872099034927" calcext:value-type="float">
            <text:p>1.5787209903</text:p>
          </table:table-cell>
          <table:table-cell table:formula="of:=(128*[.A103]^20)/46917885625 - (12448*[.A103]^18)/46917885625 + (1744*[.A103]^16)/162345625 - (652468*[.A103]^14)/2759875625 + (1317033*[.A103]^12)/424596250 - (42652437*[.A103]^10)/1698385000 + (696884657*[.A103]^8)/5519751250 - (8646802423*[.A103]^6)/22079005000 + (565532401*[.A103]^4)/750686170 - (72496705*[.A103]^2)/75068617 + 1" office:value-type="float" office:value="0.0470588234982863" calcext:value-type="float">
            <text:p>0.0470588235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/>
          <table:table-cell table:formula="of:=1/(1+[.A104]^2)" office:value-type="float" office:value="0.0451263537906137" calcext:value-type="float">
            <text:p>0.0451263538</text:p>
          </table:table-cell>
          <table:table-cell table:formula="of:=[.A104]^4/520 - (9*[.A104]^2)/130 + 59/104" office:value-type="float" office:value="-0.036566153846154" calcext:value-type="float">
            <text:p>-0.0365661538</text:p>
          </table:table-cell>
          <table:table-cell table:formula="of:=-([.A104]^10)/44200 + (7*[.A104]^8)/5525 - (83*[.A104]^6)/3400 + (2181*[.A104]^4)/11050 - (149*[.A104]^2)/221 + 1" office:value-type="float" office:value="1.84584536702491" calcext:value-type="float">
            <text:p>1.845845367</text:p>
          </table:table-cell>
          <table:table-cell table:formula="of:=(128*[.A104]^20)/46917885625 - (12448*[.A104]^18)/46917885625 + (1744*[.A104]^16)/162345625 - (652468*[.A104]^14)/2759875625 + (1317033*[.A104]^12)/424596250 - (42652437*[.A104]^10)/1698385000 + (696884657*[.A104]^8)/5519751250 - (8646802423*[.A104]^6)/22079005000 + (565532401*[.A104]^4)/750686170 - (72496705*[.A104]^2)/75068617 + 1" office:value-type="float" office:value="-10.3345080875083" calcext:value-type="float">
            <text:p>-10.3345080875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/>
          <table:table-cell table:formula="of:=1/(1+[.A105]^2)" office:value-type="float" office:value="0.043308791684712" calcext:value-type="float">
            <text:p>0.0433087917</text:p>
          </table:table-cell>
          <table:table-cell table:formula="of:=[.A105]^4/520 - (9*[.A105]^2)/130 + 59/104" office:value-type="float" office:value="-0.0235998076923075" calcext:value-type="float">
            <text:p>-0.0235998077</text:p>
          </table:table-cell>
          <table:table-cell table:formula="of:=-([.A105]^10)/44200 + (7*[.A105]^8)/5525 - (83*[.A105]^6)/3400 + (2181*[.A105]^4)/11050 - (149*[.A105]^2)/221 + 1" office:value-type="float" office:value="1.95895184190398" calcext:value-type="float">
            <text:p>1.9589518419</text:p>
          </table:table-cell>
          <table:table-cell table:formula="of:=(128*[.A105]^20)/46917885625 - (12448*[.A105]^18)/46917885625 + (1744*[.A105]^16)/162345625 - (652468*[.A105]^14)/2759875625 + (1317033*[.A105]^12)/424596250 - (42652437*[.A105]^10)/1698385000 + (696884657*[.A105]^8)/5519751250 - (8646802423*[.A105]^6)/22079005000 + (565532401*[.A105]^4)/750686170 - (72496705*[.A105]^2)/75068617 + 1" office:value-type="float" office:value="-28.6625666261518" calcext:value-type="float">
            <text:p>-28.6625666262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/>
          <table:table-cell table:formula="of:=1/(1+[.A106]^2)" office:value-type="float" office:value="0.0415973377703827" calcext:value-type="float">
            <text:p>0.0415973378</text:p>
          </table:table-cell>
          <table:table-cell table:formula="of:=[.A106]^4/520 - (9*[.A106]^2)/130 + 59/104" office:value-type="float" office:value="-0.00692000000000004" calcext:value-type="float">
            <text:p>-0.00692</text:p>
          </table:table-cell>
          <table:table-cell table:formula="of:=-([.A106]^10)/44200 + (7*[.A106]^8)/5525 - (83*[.A106]^6)/3400 + (2181*[.A106]^4)/11050 - (149*[.A106]^2)/221 + 1" office:value-type="float" office:value="1.80438545612793" calcext:value-type="float">
            <text:p>1.8043854561</text:p>
          </table:table-cell>
          <table:table-cell table:formula="of:=(128*[.A106]^20)/46917885625 - (12448*[.A106]^18)/46917885625 + (1744*[.A106]^16)/162345625 - (652468*[.A106]^14)/2759875625 + (1317033*[.A106]^12)/424596250 - (42652437*[.A106]^10)/1698385000 + (696884657*[.A106]^8)/5519751250 - (8646802423*[.A106]^6)/22079005000 + (565532401*[.A106]^4)/750686170 - (72496705*[.A106]^2)/75068617 + 1" office:value-type="float" office:value="-50.8644151823088" calcext:value-type="float">
            <text:p>-50.8644151823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/>
          <table:table-cell table:formula="of:=1/(1+[.A107]^2)" office:value-type="float" office:value="0.039984006397441" calcext:value-type="float">
            <text:p>0.0399840064</text:p>
          </table:table-cell>
          <table:table-cell table:formula="of:=[.A107]^4/520 - (9*[.A107]^2)/130 + 59/104" office:value-type="float" office:value="0.0136925000000003" calcext:value-type="float">
            <text:p>0.0136925</text:p>
          </table:table-cell>
          <table:table-cell table:formula="of:=-([.A107]^10)/44200 + (7*[.A107]^8)/5525 - (83*[.A107]^6)/3400 + (2181*[.A107]^4)/11050 - (149*[.A107]^2)/221 + 1" office:value-type="float" office:value="1.23031655512128" calcext:value-type="float">
            <text:p>1.2303165551</text:p>
          </table:table-cell>
          <table:table-cell table:formula="of:=(128*[.A107]^20)/46917885625 - (12448*[.A107]^18)/46917885625 + (1744*[.A107]^16)/162345625 - (652468*[.A107]^14)/2759875625 + (1317033*[.A107]^12)/424596250 - (42652437*[.A107]^10)/1698385000 + (696884657*[.A107]^8)/5519751250 - (8646802423*[.A107]^6)/22079005000 + (565532401*[.A107]^4)/750686170 - (72496705*[.A107]^2)/75068617 + 1" office:value-type="float" office:value="-58.2381411010595" calcext:value-type="float">
            <text:p>-58.23814110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1/(1+[.A108]^2)" office:value-type="float" office:value="0.0384615384615385" calcext:value-type="float">
            <text:p>0.0384615385</text:p>
          </table:table-cell>
          <table:table-cell table:formula="of:=[.A108]^4/520 - (9*[.A108]^2)/130 + 59/104" office:value-type="float" office:value="0.0384615384615383" calcext:value-type="float">
            <text:p>0.0384615385</text:p>
          </table:table-cell>
          <table:table-cell table:formula="of:=-([.A108]^10)/44200 + (7*[.A108]^8)/5525 - (83*[.A108]^6)/3400 + (2181*[.A108]^4)/11050 - (149*[.A108]^2)/221 + 1" office:value-type="float" office:value="0.038461538461533" calcext:value-type="float">
            <text:p>0.0384615385</text:p>
          </table:table-cell>
          <table:table-cell table:formula="of:=(128*[.A108]^20)/46917885625 - (12448*[.A108]^18)/46917885625 + (1744*[.A108]^16)/162345625 - (652468*[.A108]^14)/2759875625 + (1317033*[.A108]^12)/424596250 - (42652437*[.A108]^10)/1698385000 + (696884657*[.A108]^8)/5519751250 - (8646802423*[.A108]^6)/22079005000 + (565532401*[.A108]^4)/750686170 - (72496705*[.A108]^2)/75068617 + 1" office:value-type="float" office:value="0.0384615384957669" calcext:value-type="float">
            <text:p>0.0384615385</text:p>
          </table:table-cell>
          <table:table-cell/>
        </table:table-row>
      </table:table>
      <table:table table:name="Piecewise" table:style-name="ta1">
        <table:shapes>
          <draw:frame draw:z-index="0" draw:style-name="gr1" draw:text-style-name="P1" svg:width="453.63pt" svg:height="255.17pt" svg:x="522.96pt" svg:y="51.79pt">
            <loext:p draw:notify-on-update-of-ranges="Piecewise.B5:Piecewise.B10 Piecewise.A5:Piecewise.A10 Piecewise.D5:Piecewise.D15 Piecewise.C5:Piecewise.C15 Piecewise.F5:Piecewise.F25 Piecewise.E5:Piecewise.E25 Piecewise.H5:Piecewise.H105 Piecewise.G5:Piecewise.G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1/(1+[.A5]^2)" office:value-type="float" office:value="0.0384615384615385" calcext:value-type="float">
            <text:p>0.0384615385</text:p>
          </table:table-cell>
          <table:table-cell office:value-type="float" office:value="-5" calcext:value-type="float">
            <text:p>-5</text:p>
          </table:table-cell>
          <table:table-cell table:formula="of:=- (3338777207898591*[.C5]^10)/1.47573952589676E+020 + (8597584763599179*[.C5]^9)/2.07691874341393E+034 + (2921430056915075*[.C5]^8)/2.30584300921369E+018 - (7565596558122409*[.C5]^7)/3.24518553658427E+032 - (7036212123694515*[.C5]^6)/2.88230376151712E+017 + (7993310847410267*[.C5]^5)/2.02824096036517E+031 + (7111204189893359*[.C5]^4)/3.6028797018964E+016 - (5457826730119421*[.C5]^3)/2.53530120045646E+030 - (6072727099349657*[.C5]^2)/9.00719925474099E+015 + (5397386434835257*[.C5])/1.26765060022823E+030 + 1" office:value-type="float" office:value="0.0384615385001634" calcext:value-type="float">
            <text:p>0.0384615385</text:p>
          </table:table-cell>
          <table:table-cell office:value-type="float" office:value="-5" calcext:value-type="float">
            <text:p>-5</text:p>
          </table:table-cell>
          <table:table-cell table:formula="of:=1/(1+[.E5]^2)" office:value-type="float" office:value="0.0384615384615385" calcext:value-type="float">
            <text:p>0.0384615385</text:p>
          </table:table-cell>
          <table:table-cell office:value-type="float" office:value="-5" calcext:value-type="float">
            <text:p>-5</text:p>
          </table:table-cell>
          <table:table-cell table:formula="of:=1/(1+[.G5]^2)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1/(1+[.A6]^2)"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table:formula="of:=- (3338777207898591*[.C6]^10)/1.47573952589676E+020 + (8597584763599179*[.C6]^9)/2.07691874341393E+034 + (2921430056915075*[.C6]^8)/2.30584300921369E+018 - (7565596558122409*[.C6]^7)/3.24518553658427E+032 - (7036212123694515*[.C6]^6)/2.88230376151712E+017 + (7993310847410267*[.C6]^5)/2.02824096036517E+031 + (7111204189893359*[.C6]^4)/3.6028797018964E+016 - (5457826730119421*[.C6]^3)/2.53530120045646E+030 - (6072727099349657*[.C6]^2)/9.00719925474099E+015 + (5397386434835257*[.C6])/1.26765060022823E+030 + 1" office:value-type="float" office:value="0.0588235293999934" calcext:value-type="float">
            <text:p>0.0588235294</text:p>
          </table:table-cell>
          <table:table-cell office:value-type="float" office:value="-4.5" calcext:value-type="float">
            <text:p>-4.5</text:p>
          </table:table-cell>
          <table:table-cell table:formula="of:=1/(1+[.E6]^2)" office:value-type="float" office:value="0.0470588235294118" calcext:value-type="float">
            <text:p>0.0470588235</text:p>
          </table:table-cell>
          <table:table-cell office:value-type="float" office:value="-4.9" calcext:value-type="float">
            <text:p>-4.9</text:p>
          </table:table-cell>
          <table:table-cell table:formula="of:=1/(1+[.G6]^2)" office:value-type="float" office:value="0.039984006397441" calcext:value-type="float">
            <text:p>0.039984006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1/(1+[.A7]^2)" office:value-type="float" office:value="0.5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table:formula="of:=- (3338777207898591*[.C7]^10)/1.47573952589676E+020 + (8597584763599179*[.C7]^9)/2.07691874341393E+034 + (2921430056915075*[.C7]^8)/2.30584300921369E+018 - (7565596558122409*[.C7]^7)/3.24518553658427E+032 - (7036212123694515*[.C7]^6)/2.88230376151712E+017 + (7993310847410267*[.C7]^5)/2.02824096036517E+031 + (7111204189893359*[.C7]^4)/3.6028797018964E+016 - (5457826730119421*[.C7]^3)/2.53530120045646E+030 - (6072727099349657*[.C7]^2)/9.00719925474099E+015 + (5397386434835257*[.C7])/1.26765060022823E+030 + 1" office:value-type="float" office:value="0.0999999999999753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table:formula="of:=1/(1+[.E7]^2)" office:value-type="float" office:value="0.0588235294117647" calcext:value-type="float">
            <text:p>0.0588235294</text:p>
          </table:table-cell>
          <table:table-cell office:value-type="float" office:value="-4.8" calcext:value-type="float">
            <text:p>-4.8</text:p>
          </table:table-cell>
          <table:table-cell table:formula="of:=1/(1+[.G7]^2)" office:value-type="float" office:value="0.0415973377703827" calcext:value-type="float">
            <text:p>0.0415973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1+[.A8]^2)"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table:formula="of:=- (3338777207898591*[.C8]^10)/1.47573952589676E+020 + (8597584763599179*[.C8]^9)/2.07691874341393E+034 + (2921430056915075*[.C8]^8)/2.30584300921369E+018 - (7565596558122409*[.C8]^7)/3.24518553658427E+032 - (7036212123694515*[.C8]^6)/2.88230376151712E+017 + (7993310847410267*[.C8]^5)/2.02824096036517E+031 + (7111204189893359*[.C8]^4)/3.6028797018964E+016 - (5457826730119421*[.C8]^3)/2.53530120045646E+030 - (6072727099349657*[.C8]^2)/9.00719925474099E+015 + (5397386434835257*[.C8])/1.26765060022823E+030 + 1" office:value-type="float" office:value="0.199999999999997" calcext:value-type="float">
            <text:p>0.2</text:p>
          </table:table-cell>
          <table:table-cell office:value-type="float" office:value="-3.5" calcext:value-type="float">
            <text:p>-3.5</text:p>
          </table:table-cell>
          <table:table-cell table:formula="of:=1/(1+[.E8]^2)" office:value-type="float" office:value="0.0754716981132075" calcext:value-type="float">
            <text:p>0.0754716981</text:p>
          </table:table-cell>
          <table:table-cell office:value-type="float" office:value="-4.7" calcext:value-type="float">
            <text:p>-4.7</text:p>
          </table:table-cell>
          <table:table-cell table:formula="of:=1/(1+[.G8]^2)" office:value-type="float" office:value="0.043308791684712" calcext:value-type="float">
            <text:p>0.0433087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1+[.A9]^2)"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formula="of:=- (3338777207898591*[.C9]^10)/1.47573952589676E+020 + (8597584763599179*[.C9]^9)/2.07691874341393E+034 + (2921430056915075*[.C9]^8)/2.30584300921369E+018 - (7565596558122409*[.C9]^7)/3.24518553658427E+032 - (7036212123694515*[.C9]^6)/2.88230376151712E+017 + (7993310847410267*[.C9]^5)/2.02824096036517E+031 + (7111204189893359*[.C9]^4)/3.6028797018964E+016 - (5457826730119421*[.C9]^3)/2.53530120045646E+030 - (6072727099349657*[.C9]^2)/9.00719925474099E+015 + (5397386434835257*[.C9])/1.26765060022823E+030 + 1" office:value-type="float" office:value="0.499999999999996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table:formula="of:=1/(1+[.E9]^2)" office:value-type="float" office:value="0.1" calcext:value-type="float">
            <text:p>0.1</text:p>
          </table:table-cell>
          <table:table-cell office:value-type="float" office:value="-4.6" calcext:value-type="float">
            <text:p>-4.6</text:p>
          </table:table-cell>
          <table:table-cell table:formula="of:=1/(1+[.G9]^2)" office:value-type="float" office:value="0.0451263537906137" calcext:value-type="float">
            <text:p>0.0451263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1+[.A10]^2)" office:value-type="float" office:value="0.0384615384615385" calcext:value-type="float">
            <text:p>0.0384615385</text:p>
          </table:table-cell>
          <table:table-cell office:value-type="float" office:value="0" calcext:value-type="float">
            <text:p>0</text:p>
          </table:table-cell>
          <table:table-cell table:formula="of:=- (3338777207898591*[.C10]^10)/1.47573952589676E+020 + (8597584763599179*[.C10]^9)/2.07691874341393E+034 + (2921430056915075*[.C10]^8)/2.30584300921369E+018 - (7565596558122409*[.C10]^7)/3.24518553658427E+032 - (7036212123694515*[.C10]^6)/2.88230376151712E+017 + (7993310847410267*[.C10]^5)/2.02824096036517E+031 + (7111204189893359*[.C10]^4)/3.6028797018964E+016 - (5457826730119421*[.C10]^3)/2.53530120045646E+030 - (6072727099349657*[.C10]^2)/9.00719925474099E+015 + (5397386434835257*[.C10])/1.26765060022823E+030 + 1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formula="of:=1/(1+[.E10]^2)" office:value-type="float" office:value="0.137931034482759" calcext:value-type="float">
            <text:p>0.1379310345</text:p>
          </table:table-cell>
          <table:table-cell office:value-type="float" office:value="-4.5" calcext:value-type="float">
            <text:p>-4.5</text:p>
          </table:table-cell>
          <table:table-cell table:formula="of:=1/(1+[.G10]^2)" office:value-type="float" office:value="0.0470588235294118" calcext:value-type="float">
            <text:p>0.047058823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- (3338777207898591*[.C11]^10)/1.47573952589676E+020 + (8597584763599179*[.C11]^9)/2.07691874341393E+034 + (2921430056915075*[.C11]^8)/2.30584300921369E+018 - (7565596558122409*[.C11]^7)/3.24518553658427E+032 - (7036212123694515*[.C11]^6)/2.88230376151712E+017 + (7993310847410267*[.C11]^5)/2.02824096036517E+031 + (7111204189893359*[.C11]^4)/3.6028797018964E+016 - (5457826730119421*[.C11]^3)/2.53530120045646E+030 - (6072727099349657*[.C11]^2)/9.00719925474099E+015 + (5397386434835257*[.C11])/1.26765060022823E+030 + 1"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table:formula="of:=1/(1+[.E11]^2)" office:value-type="float" office:value="0.2" calcext:value-type="float">
            <text:p>0.2</text:p>
          </table:table-cell>
          <table:table-cell office:value-type="float" office:value="-4.4" calcext:value-type="float">
            <text:p>-4.4</text:p>
          </table:table-cell>
          <table:table-cell table:formula="of:=1/(1+[.G11]^2)" office:value-type="float" office:value="0.0491159135559921" calcext:value-type="float">
            <text:p>0.049115913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- (3338777207898591*[.C12]^10)/1.47573952589676E+020 + (8597584763599179*[.C12]^9)/2.07691874341393E+034 + (2921430056915075*[.C12]^8)/2.30584300921369E+018 - (7565596558122409*[.C12]^7)/3.24518553658427E+032 - (7036212123694515*[.C12]^6)/2.88230376151712E+017 + (7993310847410267*[.C12]^5)/2.02824096036517E+031 + (7111204189893359*[.C12]^4)/3.6028797018964E+016 - (5457826730119421*[.C12]^3)/2.53530120045646E+030 - (6072727099349657*[.C12]^2)/9.00719925474099E+015 + (5397386434835257*[.C12])/1.26765060022823E+030 + 1" office:value-type="float" office:value="0.199999999999999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table:formula="of:=1/(1+[.E12]^2)" office:value-type="float" office:value="0.307692307692308" calcext:value-type="float">
            <text:p>0.3076923077</text:p>
          </table:table-cell>
          <table:table-cell office:value-type="float" office:value="-4.3" calcext:value-type="float">
            <text:p>-4.3</text:p>
          </table:table-cell>
          <table:table-cell table:formula="of:=1/(1+[.G12]^2)" office:value-type="float" office:value="0.0513083632632119" calcext:value-type="float">
            <text:p>0.05130836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- (3338777207898591*[.C13]^10)/1.47573952589676E+020 + (8597584763599179*[.C13]^9)/2.07691874341393E+034 + (2921430056915075*[.C13]^8)/2.30584300921369E+018 - (7565596558122409*[.C13]^7)/3.24518553658427E+032 - (7036212123694515*[.C13]^6)/2.88230376151712E+017 + (7993310847410267*[.C13]^5)/2.02824096036517E+031 + (7111204189893359*[.C13]^4)/3.6028797018964E+016 - (5457826730119421*[.C13]^3)/2.53530120045646E+030 - (6072727099349657*[.C13]^2)/9.00719925474099E+015 + (5397386434835257*[.C13])/1.26765060022823E+030 + 1" office:value-type="float" office:value="0.099999999999992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formula="of:=1/(1+[.E13]^2)" office:value-type="float" office:value="0.5" calcext:value-type="float">
            <text:p>0.5</text:p>
          </table:table-cell>
          <table:table-cell office:value-type="float" office:value="-4.2" calcext:value-type="float">
            <text:p>-4.2</text:p>
          </table:table-cell>
          <table:table-cell table:formula="of:=1/(1+[.G13]^2)" office:value-type="float" office:value="0.0536480686695279" calcext:value-type="float">
            <text:p>0.05364806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- (3338777207898591*[.C14]^10)/1.47573952589676E+020 + (8597584763599179*[.C14]^9)/2.07691874341393E+034 + (2921430056915075*[.C14]^8)/2.30584300921369E+018 - (7565596558122409*[.C14]^7)/3.24518553658427E+032 - (7036212123694515*[.C14]^6)/2.88230376151712E+017 + (7993310847410267*[.C14]^5)/2.02824096036517E+031 + (7111204189893359*[.C14]^4)/3.6028797018964E+016 - (5457826730119421*[.C14]^3)/2.53530120045646E+030 - (6072727099349657*[.C14]^2)/9.00719925474099E+015 + (5397386434835257*[.C14])/1.26765060022823E+030 + 1" office:value-type="float" office:value="0.058823529400006" calcext:value-type="float">
            <text:p>0.0588235294</text:p>
          </table:table-cell>
          <table:table-cell office:value-type="float" office:value="-0.5" calcext:value-type="float">
            <text:p>-0.5</text:p>
          </table:table-cell>
          <table:table-cell table:formula="of:=1/(1+[.E14]^2)" office:value-type="float" office:value="0.8" calcext:value-type="float">
            <text:p>0.8</text:p>
          </table:table-cell>
          <table:table-cell office:value-type="float" office:value="-4.1" calcext:value-type="float">
            <text:p>-4.1</text:p>
          </table:table-cell>
          <table:table-cell table:formula="of:=1/(1+[.G14]^2)" office:value-type="float" office:value="0.0561482313307131" calcext:value-type="float">
            <text:p>0.056148231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- (3338777207898591*[.C15]^10)/1.47573952589676E+020 + (8597584763599179*[.C15]^9)/2.07691874341393E+034 + (2921430056915075*[.C15]^8)/2.30584300921369E+018 - (7565596558122409*[.C15]^7)/3.24518553658427E+032 - (7036212123694515*[.C15]^6)/2.88230376151712E+017 + (7993310847410267*[.C15]^5)/2.02824096036517E+031 + (7111204189893359*[.C15]^4)/3.6028797018964E+016 - (5457826730119421*[.C15]^3)/2.53530120045646E+030 - (6072727099349657*[.C15]^2)/9.00719925474099E+015 + (5397386434835257*[.C15])/1.26765060022823E+030 + 1" office:value-type="float" office:value="0.0384615385000959" calcext:value-type="float">
            <text:p>0.0384615385</text:p>
          </table:table-cell>
          <table:table-cell office:value-type="float" office:value="0" calcext:value-type="float">
            <text:p>0</text:p>
          </table:table-cell>
          <table:table-cell table:formula="of:=1/(1+[.E15]^2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1/(1+[.G15]^2)" office:value-type="float" office:value="0.0588235294117647" calcext:value-type="float">
            <text:p>0.058823529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formula="of:=1/(1+[.E16]^2)" office:value-type="float" office:value="0.8" calcext:value-type="float">
            <text:p>0.8</text:p>
          </table:table-cell>
          <table:table-cell office:value-type="float" office:value="-3.9" calcext:value-type="float">
            <text:p>-3.9</text:p>
          </table:table-cell>
          <table:table-cell table:formula="of:=1/(1+[.G16]^2)" office:value-type="float" office:value="0.0616903146206046" calcext:value-type="float">
            <text:p>0.0616903146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(1+[.E17]^2)" office:value-type="float" office:value="0.5" calcext:value-type="float">
            <text:p>0.5</text:p>
          </table:table-cell>
          <table:table-cell office:value-type="float" office:value="-3.8" calcext:value-type="float">
            <text:p>-3.8</text:p>
          </table:table-cell>
          <table:table-cell table:formula="of:=1/(1+[.G17]^2)" office:value-type="float" office:value="0.0647668393782384" calcext:value-type="float">
            <text:p>0.0647668394</text:p>
          </table:table-cell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formula="of:=1/(1+[.E18]^2)" office:value-type="float" office:value="0.307692307692308" calcext:value-type="float">
            <text:p>0.3076923077</text:p>
          </table:table-cell>
          <table:table-cell office:value-type="float" office:value="-3.7" calcext:value-type="float">
            <text:p>-3.7</text:p>
          </table:table-cell>
          <table:table-cell table:formula="of:=1/(1+[.G18]^2)" office:value-type="float" office:value="0.068073519400953" calcext:value-type="float">
            <text:p>0.06807351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(1+[.E19]^2)"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table:formula="of:=1/(1+[.G19]^2)" office:value-type="float" office:value="0.0716332378223496" calcext:value-type="float">
            <text:p>0.0716332378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formula="of:=1/(1+[.E20]^2)" office:value-type="float" office:value="0.137931034482759" calcext:value-type="float">
            <text:p>0.1379310345</text:p>
          </table:table-cell>
          <table:table-cell office:value-type="float" office:value="-3.5" calcext:value-type="float">
            <text:p>-3.5</text:p>
          </table:table-cell>
          <table:table-cell table:formula="of:=1/(1+[.G20]^2)" office:value-type="float" office:value="0.0754716981132075" calcext:value-type="float">
            <text:p>0.0754716981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1/(1+[.E21]^2)" office:value-type="float" office:value="0.1" calcext:value-type="float">
            <text:p>0.1</text:p>
          </table:table-cell>
          <table:table-cell office:value-type="float" office:value="-3.4" calcext:value-type="float">
            <text:p>-3.4</text:p>
          </table:table-cell>
          <table:table-cell table:formula="of:=1/(1+[.G21]^2)" office:value-type="float" office:value="0.0796178343949045" calcext:value-type="float">
            <text:p>0.0796178344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formula="of:=1/(1+[.E22]^2)" office:value-type="float" office:value="0.0754716981132075" calcext:value-type="float">
            <text:p>0.0754716981</text:p>
          </table:table-cell>
          <table:table-cell office:value-type="float" office:value="-3.3" calcext:value-type="float">
            <text:p>-3.3</text:p>
          </table:table-cell>
          <table:table-cell table:formula="of:=1/(1+[.G22]^2)" office:value-type="float" office:value="0.0841042893187553" calcext:value-type="float">
            <text:p>0.084104289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(1+[.E23]^2)" office:value-type="float" office:value="0.0588235294117647" calcext:value-type="float">
            <text:p>0.0588235294</text:p>
          </table:table-cell>
          <table:table-cell office:value-type="float" office:value="-3.2" calcext:value-type="float">
            <text:p>-3.2</text:p>
          </table:table-cell>
          <table:table-cell table:formula="of:=1/(1+[.G23]^2)" office:value-type="float" office:value="0.0889679715302491" calcext:value-type="float">
            <text:p>0.0889679715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formula="of:=1/(1+[.E24]^2)" office:value-type="float" office:value="0.0470588235294118" calcext:value-type="float">
            <text:p>0.0470588235</text:p>
          </table:table-cell>
          <table:table-cell office:value-type="float" office:value="-3.1" calcext:value-type="float">
            <text:p>-3.1</text:p>
          </table:table-cell>
          <table:table-cell table:formula="of:=1/(1+[.G24]^2)" office:value-type="float" office:value="0.0942507068803016" calcext:value-type="float">
            <text:p>0.094250706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1/(1+[.E25]^2)" office:value-type="float" office:value="0.0384615384615385" calcext:value-type="float">
            <text:p>0.0384615385</text:p>
          </table:table-cell>
          <table:table-cell office:value-type="float" office:value="-3" calcext:value-type="float">
            <text:p>-3</text:p>
          </table:table-cell>
          <table:table-cell table:formula="of:=1/(1+[.G25]^2)"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  <table:table-cell office:value-type="float" office:value="-2.9" calcext:value-type="float">
            <text:p>-2.9</text:p>
          </table:table-cell>
          <table:table-cell table:formula="of:=1/(1+[.G26]^2)" office:value-type="float" office:value="0.106269925611052" calcext:value-type="float">
            <text:p>0.1062699256</text:p>
          </table:table-cell>
        </table:table-row>
        <table:table-row table:style-name="ro1">
          <table:table-cell table:number-columns-repeated="6"/>
          <table:table-cell office:value-type="float" office:value="-2.8" calcext:value-type="float">
            <text:p>-2.8</text:p>
          </table:table-cell>
          <table:table-cell table:formula="of:=1/(1+[.G27]^2)" office:value-type="float" office:value="0.113122171945701" calcext:value-type="float">
            <text:p>0.1131221719</text:p>
          </table:table-cell>
        </table:table-row>
        <table:table-row table:style-name="ro1">
          <table:table-cell table:number-columns-repeated="6"/>
          <table:table-cell office:value-type="float" office:value="-2.7" calcext:value-type="float">
            <text:p>-2.7</text:p>
          </table:table-cell>
          <table:table-cell table:formula="of:=1/(1+[.G28]^2)" office:value-type="float" office:value="0.120627261761158" calcext:value-type="float">
            <text:p>0.1206272618</text:p>
          </table:table-cell>
        </table:table-row>
        <table:table-row table:style-name="ro1">
          <table:table-cell table:number-columns-repeated="6"/>
          <table:table-cell office:value-type="float" office:value="-2.6" calcext:value-type="float">
            <text:p>-2.6</text:p>
          </table:table-cell>
          <table:table-cell table:formula="of:=1/(1+[.G29]^2)" office:value-type="float" office:value="0.128865979381443" calcext:value-type="float">
            <text:p>0.1288659794</text:p>
          </table:table-cell>
        </table:table-row>
        <table:table-row table:style-name="ro1">
          <table:table-cell table:number-columns-repeated="6"/>
          <table:table-cell office:value-type="float" office:value="-2.5" calcext:value-type="float">
            <text:p>-2.5</text:p>
          </table:table-cell>
          <table:table-cell table:formula="of:=1/(1+[.G30]^2)" office:value-type="float" office:value="0.137931034482759" calcext:value-type="float">
            <text:p>0.1379310345</text:p>
          </table:table-cell>
        </table:table-row>
        <table:table-row table:style-name="ro1">
          <table:table-cell table:number-columns-repeated="6"/>
          <table:table-cell office:value-type="float" office:value="-2.4" calcext:value-type="float">
            <text:p>-2.4</text:p>
          </table:table-cell>
          <table:table-cell table:formula="of:=1/(1+[.G31]^2)" office:value-type="float" office:value="0.14792899408284" calcext:value-type="float">
            <text:p>0.1479289941</text:p>
          </table:table-cell>
        </table:table-row>
        <table:table-row table:style-name="ro1">
          <table:table-cell table:number-columns-repeated="6"/>
          <table:table-cell office:value-type="float" office:value="-2.3" calcext:value-type="float">
            <text:p>-2.3</text:p>
          </table:table-cell>
          <table:table-cell table:formula="of:=1/(1+[.G32]^2)" office:value-type="float" office:value="0.158982511923688" calcext:value-type="float">
            <text:p>0.1589825119</text:p>
          </table:table-cell>
        </table:table-row>
        <table:table-row table:style-name="ro1">
          <table:table-cell table:number-columns-repeated="6"/>
          <table:table-cell office:value-type="float" office:value="-2.2" calcext:value-type="float">
            <text:p>-2.2</text:p>
          </table:table-cell>
          <table:table-cell table:formula="of:=1/(1+[.G33]^2)" office:value-type="float" office:value="0.171232876712329" calcext:value-type="float">
            <text:p>0.1712328767</text:p>
          </table:table-cell>
        </table:table-row>
        <table:table-row table:style-name="ro1">
          <table:table-cell table:number-columns-repeated="6"/>
          <table:table-cell office:value-type="float" office:value="-2.1" calcext:value-type="float">
            <text:p>-2.1</text:p>
          </table:table-cell>
          <table:table-cell table:formula="of:=1/(1+[.G34]^2)" office:value-type="float" office:value="0.184842883548983" calcext:value-type="float">
            <text:p>0.1848428835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formula="of:=1/(1+[.G35]^2)" office:value-type="float" office:value="0.2" calcext:value-type="float">
            <text:p>0.2</text:p>
          </table:table-cell>
        </table:table-row>
        <table:table-row table:style-name="ro1">
          <table:table-cell table:number-columns-repeated="6"/>
          <table:table-cell office:value-type="float" office:value="-1.9" calcext:value-type="float">
            <text:p>-1.9</text:p>
          </table:table-cell>
          <table:table-cell table:formula="of:=1/(1+[.G36]^2)" office:value-type="float" office:value="0.216919739696312" calcext:value-type="float">
            <text:p>0.2169197397</text:p>
          </table:table-cell>
        </table:table-row>
        <table:table-row table:style-name="ro1">
          <table:table-cell table:number-columns-repeated="6"/>
          <table:table-cell office:value-type="float" office:value="-1.8" calcext:value-type="float">
            <text:p>-1.8</text:p>
          </table:table-cell>
          <table:table-cell table:formula="of:=1/(1+[.G37]^2)" office:value-type="float" office:value="0.235849056603774" calcext:value-type="float">
            <text:p>0.2358490566</text:p>
          </table:table-cell>
        </table:table-row>
        <table:table-row table:style-name="ro1">
          <table:table-cell table:number-columns-repeated="6"/>
          <table:table-cell office:value-type="float" office:value="-1.7" calcext:value-type="float">
            <text:p>-1.7</text:p>
          </table:table-cell>
          <table:table-cell table:formula="of:=1/(1+[.G38]^2)" office:value-type="float" office:value="0.25706940874036" calcext:value-type="float">
            <text:p>0.2570694087</text:p>
          </table:table-cell>
        </table:table-row>
        <table:table-row table:style-name="ro1">
          <table:table-cell table:number-columns-repeated="6"/>
          <table:table-cell office:value-type="float" office:value="-1.6" calcext:value-type="float">
            <text:p>-1.6</text:p>
          </table:table-cell>
          <table:table-cell table:formula="of:=1/(1+[.G39]^2)" office:value-type="float" office:value="0.280898876404494" calcext:value-type="float">
            <text:p>0.2808988764</text:p>
          </table:table-cell>
        </table:table-row>
        <table:table-row table:style-name="ro1">
          <table:table-cell table:number-columns-repeated="6"/>
          <table:table-cell office:value-type="float" office:value="-1.5" calcext:value-type="float">
            <text:p>-1.5</text:p>
          </table:table-cell>
          <table:table-cell table:formula="of:=1/(1+[.G40]^2)" office:value-type="float" office:value="0.307692307692308" calcext:value-type="float">
            <text:p>0.3076923077</text:p>
          </table:table-cell>
        </table:table-row>
        <table:table-row table:style-name="ro1">
          <table:table-cell table:number-columns-repeated="6"/>
          <table:table-cell office:value-type="float" office:value="-1.4" calcext:value-type="float">
            <text:p>-1.4</text:p>
          </table:table-cell>
          <table:table-cell table:formula="of:=1/(1+[.G41]^2)" office:value-type="float" office:value="0.337837837837838" calcext:value-type="float">
            <text:p>0.3378378378</text:p>
          </table:table-cell>
        </table:table-row>
        <table:table-row table:style-name="ro1">
          <table:table-cell table:number-columns-repeated="6"/>
          <table:table-cell office:value-type="float" office:value="-1.3" calcext:value-type="float">
            <text:p>-1.3</text:p>
          </table:table-cell>
          <table:table-cell table:formula="of:=1/(1+[.G42]^2)" office:value-type="float" office:value="0.371747211895911" calcext:value-type="float">
            <text:p>0.3717472119</text:p>
          </table:table-cell>
        </table:table-row>
        <table:table-row table:style-name="ro1">
          <table:table-cell table:number-columns-repeated="6"/>
          <table:table-cell office:value-type="float" office:value="-1.2" calcext:value-type="float">
            <text:p>-1.2</text:p>
          </table:table-cell>
          <table:table-cell table:formula="of:=1/(1+[.G43]^2)" office:value-type="float" office:value="0.409836065573771" calcext:value-type="float">
            <text:p>0.4098360656</text:p>
          </table:table-cell>
        </table:table-row>
        <table:table-row table:style-name="ro1">
          <table:table-cell table:number-columns-repeated="6"/>
          <table:table-cell office:value-type="float" office:value="-1.1" calcext:value-type="float">
            <text:p>-1.1</text:p>
          </table:table-cell>
          <table:table-cell table:formula="of:=1/(1+[.G44]^2)" office:value-type="float" office:value="0.452488687782806" calcext:value-type="float">
            <text:p>0.4524886878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table:formula="of:=1/(1+[.G45]^2)" office:value-type="float" office:value="0.5" calcext:value-type="float">
            <text:p>0.5</text:p>
          </table:table-cell>
        </table:table-row>
        <table:table-row table:style-name="ro1">
          <table:table-cell table:number-columns-repeated="6"/>
          <table:table-cell office:value-type="float" office:value="-0.9" calcext:value-type="float">
            <text:p>-0.9</text:p>
          </table:table-cell>
          <table:table-cell table:formula="of:=1/(1+[.G46]^2)" office:value-type="float" office:value="0.552486187845304" calcext:value-type="float">
            <text:p>0.5524861878</text:p>
          </table:table-cell>
        </table:table-row>
        <table:table-row table:style-name="ro1">
          <table:table-cell table:number-columns-repeated="6"/>
          <table:table-cell office:value-type="float" office:value="-0.8" calcext:value-type="float">
            <text:p>-0.8</text:p>
          </table:table-cell>
          <table:table-cell table:formula="of:=1/(1+[.G47]^2)" office:value-type="float" office:value="0.609756097560976" calcext:value-type="float">
            <text:p>0.6097560976</text:p>
          </table:table-cell>
        </table:table-row>
        <table:table-row table:style-name="ro1">
          <table:table-cell table:number-columns-repeated="6"/>
          <table:table-cell office:value-type="float" office:value="-0.7" calcext:value-type="float">
            <text:p>-0.7</text:p>
          </table:table-cell>
          <table:table-cell table:formula="of:=1/(1+[.G48]^2)" office:value-type="float" office:value="0.671140939597315" calcext:value-type="float">
            <text:p>0.6711409396</text:p>
          </table:table-cell>
        </table:table-row>
        <table:table-row table:style-name="ro1">
          <table:table-cell table:number-columns-repeated="6"/>
          <table:table-cell office:value-type="float" office:value="-0.6" calcext:value-type="float">
            <text:p>-0.6</text:p>
          </table:table-cell>
          <table:table-cell table:formula="of:=1/(1+[.G49]^2)" office:value-type="float" office:value="0.735294117647059" calcext:value-type="float">
            <text:p>0.7352941176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table:formula="of:=1/(1+[.G50]^2)" office:value-type="float" office:value="0.8" calcext:value-type="float">
            <text:p>0.8</text:p>
          </table:table-cell>
        </table:table-row>
        <table:table-row table:style-name="ro1">
          <table:table-cell table:number-columns-repeated="6"/>
          <table:table-cell office:value-type="float" office:value="-0.4" calcext:value-type="float">
            <text:p>-0.4</text:p>
          </table:table-cell>
          <table:table-cell table:formula="of:=1/(1+[.G51]^2)" office:value-type="float" office:value="0.862068965517242" calcext:value-type="float">
            <text:p>0.8620689655</text:p>
          </table:table-cell>
        </table:table-row>
        <table:table-row table:style-name="ro1">
          <table:table-cell table:number-columns-repeated="6"/>
          <table:table-cell office:value-type="float" office:value="-0.3" calcext:value-type="float">
            <text:p>-0.3</text:p>
          </table:table-cell>
          <table:table-cell table:formula="of:=1/(1+[.G52]^2)" office:value-type="float" office:value="0.917431192660551" calcext:value-type="float">
            <text:p>0.9174311927</text:p>
          </table:table-cell>
        </table:table-row>
        <table:table-row table:style-name="ro1">
          <table:table-cell table:number-columns-repeated="6"/>
          <table:table-cell office:value-type="float" office:value="-0.199999999999999" calcext:value-type="float">
            <text:p>-0.2</text:p>
          </table:table-cell>
          <table:table-cell table:formula="of:=1/(1+[.G53]^2)" office:value-type="float" office:value="0.961538461538462" calcext:value-type="float">
            <text:p>0.9615384615</text:p>
          </table:table-cell>
        </table:table-row>
        <table:table-row table:style-name="ro1">
          <table:table-cell table:number-columns-repeated="6"/>
          <table:table-cell office:value-type="float" office:value="-0.0999999999999996" calcext:value-type="float">
            <text:p>-0.1</text:p>
          </table:table-cell>
          <table:table-cell table:formula="of:=1/(1+[.G54]^2)" office:value-type="float" office:value="0.99009900990099" calcext:value-type="float">
            <text:p>0.9900990099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1/(1+[.G55]^2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0.100000000000001" calcext:value-type="float">
            <text:p>0.1</text:p>
          </table:table-cell>
          <table:table-cell table:formula="of:=1/(1+[.G56]^2)" office:value-type="float" office:value="0.99009900990099" calcext:value-type="float">
            <text:p>0.9900990099</text:p>
          </table:table-cell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table:formula="of:=1/(1+[.G57]^2)" office:value-type="float" office:value="0.961538461538461" calcext:value-type="float">
            <text:p>0.9615384615</text:p>
          </table:table-cell>
        </table:table-row>
        <table:table-row table:style-name="ro1">
          <table:table-cell table:number-columns-repeated="6"/>
          <table:table-cell office:value-type="float" office:value="0.300000000000001" calcext:value-type="float">
            <text:p>0.3</text:p>
          </table:table-cell>
          <table:table-cell table:formula="of:=1/(1+[.G58]^2)" office:value-type="float" office:value="0.91743119266055" calcext:value-type="float">
            <text:p>0.9174311927</text:p>
          </table:table-cell>
        </table:table-row>
        <table:table-row table:style-name="ro1">
          <table:table-cell table:number-columns-repeated="6"/>
          <table:table-cell office:value-type="float" office:value="0.4" calcext:value-type="float">
            <text:p>0.4</text:p>
          </table:table-cell>
          <table:table-cell table:formula="of:=1/(1+[.G59]^2)" office:value-type="float" office:value="0.862068965517241" calcext:value-type="float">
            <text:p>0.8620689655</text:p>
          </table:table-cell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table:formula="of:=1/(1+[.G60]^2)" office:value-type="float" office:value="0.8" calcext:value-type="float">
            <text:p>0.8</text:p>
          </table:table-cell>
        </table:table-row>
        <table:table-row table:style-name="ro1">
          <table:table-cell table:number-columns-repeated="6"/>
          <table:table-cell office:value-type="float" office:value="0.600000000000001" calcext:value-type="float">
            <text:p>0.6</text:p>
          </table:table-cell>
          <table:table-cell table:formula="of:=1/(1+[.G61]^2)" office:value-type="float" office:value="0.735294117647058" calcext:value-type="float">
            <text:p>0.7352941176</text:p>
          </table:table-cell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table:formula="of:=1/(1+[.G62]^2)" office:value-type="float" office:value="0.671140939597315" calcext:value-type="float">
            <text:p>0.6711409396</text:p>
          </table:table-cell>
        </table:table-row>
        <table:table-row table:style-name="ro1">
          <table:table-cell table:number-columns-repeated="6"/>
          <table:table-cell office:value-type="float" office:value="0.800000000000001" calcext:value-type="float">
            <text:p>0.8</text:p>
          </table:table-cell>
          <table:table-cell table:formula="of:=1/(1+[.G63]^2)" office:value-type="float" office:value="0.609756097560975" calcext:value-type="float">
            <text:p>0.6097560976</text:p>
          </table:table-cell>
        </table:table-row>
        <table:table-row table:style-name="ro1">
          <table:table-cell table:number-columns-repeated="6"/>
          <table:table-cell office:value-type="float" office:value="0.9" calcext:value-type="float">
            <text:p>0.9</text:p>
          </table:table-cell>
          <table:table-cell table:formula="of:=1/(1+[.G64]^2)" office:value-type="float" office:value="0.552486187845304" calcext:value-type="float">
            <text:p>0.552486187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1/(1+[.G65]^2)" office:value-type="float" office:value="0.5" calcext:value-type="float">
            <text:p>0.5</text:p>
          </table:table-cell>
        </table:table-row>
        <table:table-row table:style-name="ro1">
          <table:table-cell table:number-columns-repeated="6"/>
          <table:table-cell office:value-type="float" office:value="1.1" calcext:value-type="float">
            <text:p>1.1</text:p>
          </table:table-cell>
          <table:table-cell table:formula="of:=1/(1+[.G66]^2)" office:value-type="float" office:value="0.452488687782805" calcext:value-type="float">
            <text:p>0.4524886878</text:p>
          </table:table-cell>
        </table:table-row>
        <table:table-row table:style-name="ro1">
          <table:table-cell table:number-columns-repeated="6"/>
          <table:table-cell office:value-type="float" office:value="1.2" calcext:value-type="float">
            <text:p>1.2</text:p>
          </table:table-cell>
          <table:table-cell table:formula="of:=1/(1+[.G67]^2)" office:value-type="float" office:value="0.40983606557377" calcext:value-type="float">
            <text:p>0.4098360656</text:p>
          </table:table-cell>
        </table:table-row>
        <table:table-row table:style-name="ro1">
          <table:table-cell table:number-columns-repeated="6"/>
          <table:table-cell office:value-type="float" office:value="1.3" calcext:value-type="float">
            <text:p>1.3</text:p>
          </table:table-cell>
          <table:table-cell table:formula="of:=1/(1+[.G68]^2)" office:value-type="float" office:value="0.37174721189591" calcext:value-type="float">
            <text:p>0.3717472119</text:p>
          </table:table-cell>
        </table:table-row>
        <table:table-row table:style-name="ro1">
          <table:table-cell table:number-columns-repeated="6"/>
          <table:table-cell office:value-type="float" office:value="1.4" calcext:value-type="float">
            <text:p>1.4</text:p>
          </table:table-cell>
          <table:table-cell table:formula="of:=1/(1+[.G69]^2)" office:value-type="float" office:value="0.337837837837838" calcext:value-type="float">
            <text:p>0.3378378378</text:p>
          </table:table-cell>
        </table:table-row>
        <table:table-row table:style-name="ro1">
          <table:table-cell table:number-columns-repeated="6"/>
          <table:table-cell office:value-type="float" office:value="1.5" calcext:value-type="float">
            <text:p>1.5</text:p>
          </table:table-cell>
          <table:table-cell table:formula="of:=1/(1+[.G70]^2)" office:value-type="float" office:value="0.307692307692308" calcext:value-type="float">
            <text:p>0.3076923077</text:p>
          </table:table-cell>
        </table:table-row>
        <table:table-row table:style-name="ro1">
          <table:table-cell table:number-columns-repeated="6"/>
          <table:table-cell office:value-type="float" office:value="1.6" calcext:value-type="float">
            <text:p>1.6</text:p>
          </table:table-cell>
          <table:table-cell table:formula="of:=1/(1+[.G71]^2)" office:value-type="float" office:value="0.280898876404494" calcext:value-type="float">
            <text:p>0.2808988764</text:p>
          </table:table-cell>
        </table:table-row>
        <table:table-row table:style-name="ro1">
          <table:table-cell table:number-columns-repeated="6"/>
          <table:table-cell office:value-type="float" office:value="1.7" calcext:value-type="float">
            <text:p>1.7</text:p>
          </table:table-cell>
          <table:table-cell table:formula="of:=1/(1+[.G72]^2)" office:value-type="float" office:value="0.25706940874036" calcext:value-type="float">
            <text:p>0.2570694087</text:p>
          </table:table-cell>
        </table:table-row>
        <table:table-row table:style-name="ro1">
          <table:table-cell table:number-columns-repeated="6"/>
          <table:table-cell office:value-type="float" office:value="1.8" calcext:value-type="float">
            <text:p>1.8</text:p>
          </table:table-cell>
          <table:table-cell table:formula="of:=1/(1+[.G73]^2)" office:value-type="float" office:value="0.235849056603773" calcext:value-type="float">
            <text:p>0.2358490566</text:p>
          </table:table-cell>
        </table:table-row>
        <table:table-row table:style-name="ro1">
          <table:table-cell table:number-columns-repeated="6"/>
          <table:table-cell office:value-type="float" office:value="1.9" calcext:value-type="float">
            <text:p>1.9</text:p>
          </table:table-cell>
          <table:table-cell table:formula="of:=1/(1+[.G74]^2)" office:value-type="float" office:value="0.216919739696312" calcext:value-type="float">
            <text:p>0.216919739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1/(1+[.G75]^2)" office:value-type="float" office:value="0.2" calcext:value-type="float">
            <text:p>0.2</text:p>
          </table:table-cell>
        </table:table-row>
        <table:table-row table:style-name="ro1">
          <table:table-cell table:number-columns-repeated="6"/>
          <table:table-cell office:value-type="float" office:value="2.1" calcext:value-type="float">
            <text:p>2.1</text:p>
          </table:table-cell>
          <table:table-cell table:formula="of:=1/(1+[.G76]^2)" office:value-type="float" office:value="0.184842883548983" calcext:value-type="float">
            <text:p>0.1848428835</text:p>
          </table:table-cell>
        </table:table-row>
        <table:table-row table:style-name="ro1">
          <table:table-cell table:number-columns-repeated="6"/>
          <table:table-cell office:value-type="float" office:value="2.2" calcext:value-type="float">
            <text:p>2.2</text:p>
          </table:table-cell>
          <table:table-cell table:formula="of:=1/(1+[.G77]^2)" office:value-type="float" office:value="0.171232876712329" calcext:value-type="float">
            <text:p>0.1712328767</text:p>
          </table:table-cell>
        </table:table-row>
        <table:table-row table:style-name="ro1">
          <table:table-cell table:number-columns-repeated="6"/>
          <table:table-cell office:value-type="float" office:value="2.3" calcext:value-type="float">
            <text:p>2.3</text:p>
          </table:table-cell>
          <table:table-cell table:formula="of:=1/(1+[.G78]^2)" office:value-type="float" office:value="0.158982511923688" calcext:value-type="float">
            <text:p>0.1589825119</text:p>
          </table:table-cell>
        </table:table-row>
        <table:table-row table:style-name="ro1">
          <table:table-cell table:number-columns-repeated="6"/>
          <table:table-cell office:value-type="float" office:value="2.4" calcext:value-type="float">
            <text:p>2.4</text:p>
          </table:table-cell>
          <table:table-cell table:formula="of:=1/(1+[.G79]^2)" office:value-type="float" office:value="0.14792899408284" calcext:value-type="float">
            <text:p>0.1479289941</text:p>
          </table:table-cell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table:formula="of:=1/(1+[.G80]^2)" office:value-type="float" office:value="0.137931034482759" calcext:value-type="float">
            <text:p>0.1379310345</text:p>
          </table:table-cell>
        </table:table-row>
        <table:table-row table:style-name="ro1">
          <table:table-cell table:number-columns-repeated="6"/>
          <table:table-cell office:value-type="float" office:value="2.6" calcext:value-type="float">
            <text:p>2.6</text:p>
          </table:table-cell>
          <table:table-cell table:formula="of:=1/(1+[.G81]^2)" office:value-type="float" office:value="0.128865979381443" calcext:value-type="float">
            <text:p>0.1288659794</text:p>
          </table:table-cell>
        </table:table-row>
        <table:table-row table:style-name="ro1">
          <table:table-cell table:number-columns-repeated="6"/>
          <table:table-cell office:value-type="float" office:value="2.7" calcext:value-type="float">
            <text:p>2.7</text:p>
          </table:table-cell>
          <table:table-cell table:formula="of:=1/(1+[.G82]^2)" office:value-type="float" office:value="0.120627261761158" calcext:value-type="float">
            <text:p>0.1206272618</text:p>
          </table:table-cell>
        </table:table-row>
        <table:table-row table:style-name="ro1">
          <table:table-cell table:number-columns-repeated="6"/>
          <table:table-cell office:value-type="float" office:value="2.8" calcext:value-type="float">
            <text:p>2.8</text:p>
          </table:table-cell>
          <table:table-cell table:formula="of:=1/(1+[.G83]^2)" office:value-type="float" office:value="0.113122171945701" calcext:value-type="float">
            <text:p>0.1131221719</text:p>
          </table:table-cell>
        </table:table-row>
        <table:table-row table:style-name="ro1">
          <table:table-cell table:number-columns-repeated="6"/>
          <table:table-cell office:value-type="float" office:value="2.9" calcext:value-type="float">
            <text:p>2.9</text:p>
          </table:table-cell>
          <table:table-cell table:formula="of:=1/(1+[.G84]^2)" office:value-type="float" office:value="0.106269925611052" calcext:value-type="float">
            <text:p>0.106269925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1/(1+[.G85]^2)"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  <table:table-cell office:value-type="float" office:value="3.1" calcext:value-type="float">
            <text:p>3.1</text:p>
          </table:table-cell>
          <table:table-cell table:formula="of:=1/(1+[.G86]^2)" office:value-type="float" office:value="0.0942507068803016" calcext:value-type="float">
            <text:p>0.0942507069</text:p>
          </table:table-cell>
        </table:table-row>
        <table:table-row table:style-name="ro1">
          <table:table-cell table:number-columns-repeated="6"/>
          <table:table-cell office:value-type="float" office:value="3.2" calcext:value-type="float">
            <text:p>3.2</text:p>
          </table:table-cell>
          <table:table-cell table:formula="of:=1/(1+[.G87]^2)" office:value-type="float" office:value="0.088967971530249" calcext:value-type="float">
            <text:p>0.0889679715</text:p>
          </table:table-cell>
        </table:table-row>
        <table:table-row table:style-name="ro1">
          <table:table-cell table:number-columns-repeated="6"/>
          <table:table-cell office:value-type="float" office:value="3.3" calcext:value-type="float">
            <text:p>3.3</text:p>
          </table:table-cell>
          <table:table-cell table:formula="of:=1/(1+[.G88]^2)" office:value-type="float" office:value="0.0841042893187552" calcext:value-type="float">
            <text:p>0.0841042893</text:p>
          </table:table-cell>
        </table:table-row>
        <table:table-row table:style-name="ro1">
          <table:table-cell table:number-columns-repeated="6"/>
          <table:table-cell office:value-type="float" office:value="3.4" calcext:value-type="float">
            <text:p>3.4</text:p>
          </table:table-cell>
          <table:table-cell table:formula="of:=1/(1+[.G89]^2)" office:value-type="float" office:value="0.0796178343949044" calcext:value-type="float">
            <text:p>0.0796178344</text:p>
          </table:table-cell>
        </table:table-row>
        <table:table-row table:style-name="ro1">
          <table:table-cell table:number-columns-repeated="6"/>
          <table:table-cell office:value-type="float" office:value="3.5" calcext:value-type="float">
            <text:p>3.5</text:p>
          </table:table-cell>
          <table:table-cell table:formula="of:=1/(1+[.G90]^2)" office:value-type="float" office:value="0.0754716981132075" calcext:value-type="float">
            <text:p>0.0754716981</text:p>
          </table:table-cell>
        </table:table-row>
        <table:table-row table:style-name="ro1">
          <table:table-cell table:number-columns-repeated="6"/>
          <table:table-cell office:value-type="float" office:value="3.6" calcext:value-type="float">
            <text:p>3.6</text:p>
          </table:table-cell>
          <table:table-cell table:formula="of:=1/(1+[.G91]^2)" office:value-type="float" office:value="0.0716332378223496" calcext:value-type="float">
            <text:p>0.0716332378</text:p>
          </table:table-cell>
        </table:table-row>
        <table:table-row table:style-name="ro1">
          <table:table-cell table:number-columns-repeated="6"/>
          <table:table-cell office:value-type="float" office:value="3.7" calcext:value-type="float">
            <text:p>3.7</text:p>
          </table:table-cell>
          <table:table-cell table:formula="of:=1/(1+[.G92]^2)" office:value-type="float" office:value="0.068073519400953" calcext:value-type="float">
            <text:p>0.0680735194</text:p>
          </table:table-cell>
        </table:table-row>
        <table:table-row table:style-name="ro1">
          <table:table-cell table:number-columns-repeated="6"/>
          <table:table-cell office:value-type="float" office:value="3.8" calcext:value-type="float">
            <text:p>3.8</text:p>
          </table:table-cell>
          <table:table-cell table:formula="of:=1/(1+[.G93]^2)" office:value-type="float" office:value="0.0647668393782383" calcext:value-type="float">
            <text:p>0.0647668394</text:p>
          </table:table-cell>
        </table:table-row>
        <table:table-row table:style-name="ro1">
          <table:table-cell table:number-columns-repeated="6"/>
          <table:table-cell office:value-type="float" office:value="3.9" calcext:value-type="float">
            <text:p>3.9</text:p>
          </table:table-cell>
          <table:table-cell table:formula="of:=1/(1+[.G94]^2)" office:value-type="float" office:value="0.0616903146206046" calcext:value-type="float">
            <text:p>0.0616903146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1/(1+[.G95]^2)" office:value-type="float" office:value="0.0588235294117647" calcext:value-type="float">
            <text:p>0.0588235294</text:p>
          </table:table-cell>
        </table:table-row>
        <table:table-row table:style-name="ro1">
          <table:table-cell table:number-columns-repeated="6"/>
          <table:table-cell office:value-type="float" office:value="4.1" calcext:value-type="float">
            <text:p>4.1</text:p>
          </table:table-cell>
          <table:table-cell table:formula="of:=1/(1+[.G96]^2)" office:value-type="float" office:value="0.0561482313307131" calcext:value-type="float">
            <text:p>0.0561482313</text:p>
          </table:table-cell>
        </table:table-row>
        <table:table-row table:style-name="ro1">
          <table:table-cell table:number-columns-repeated="6"/>
          <table:table-cell office:value-type="float" office:value="4.2" calcext:value-type="float">
            <text:p>4.2</text:p>
          </table:table-cell>
          <table:table-cell table:formula="of:=1/(1+[.G97]^2)" office:value-type="float" office:value="0.0536480686695279" calcext:value-type="float">
            <text:p>0.0536480687</text:p>
          </table:table-cell>
        </table:table-row>
        <table:table-row table:style-name="ro1">
          <table:table-cell table:number-columns-repeated="6"/>
          <table:table-cell office:value-type="float" office:value="4.3" calcext:value-type="float">
            <text:p>4.3</text:p>
          </table:table-cell>
          <table:table-cell table:formula="of:=1/(1+[.G98]^2)" office:value-type="float" office:value="0.0513083632632119" calcext:value-type="float">
            <text:p>0.0513083633</text:p>
          </table:table-cell>
        </table:table-row>
        <table:table-row table:style-name="ro1">
          <table:table-cell table:number-columns-repeated="6"/>
          <table:table-cell office:value-type="float" office:value="4.4" calcext:value-type="float">
            <text:p>4.4</text:p>
          </table:table-cell>
          <table:table-cell table:formula="of:=1/(1+[.G99]^2)" office:value-type="float" office:value="0.0491159135559921" calcext:value-type="float">
            <text:p>0.0491159136</text:p>
          </table:table-cell>
        </table:table-row>
        <table:table-row table:style-name="ro1">
          <table:table-cell table:number-columns-repeated="6"/>
          <table:table-cell office:value-type="float" office:value="4.5" calcext:value-type="float">
            <text:p>4.5</text:p>
          </table:table-cell>
          <table:table-cell table:formula="of:=1/(1+[.G100]^2)" office:value-type="float" office:value="0.0470588235294118" calcext:value-type="float">
            <text:p>0.0470588235</text:p>
          </table:table-cell>
        </table:table-row>
        <table:table-row table:style-name="ro1">
          <table:table-cell table:number-columns-repeated="6"/>
          <table:table-cell office:value-type="float" office:value="4.6" calcext:value-type="float">
            <text:p>4.6</text:p>
          </table:table-cell>
          <table:table-cell table:formula="of:=1/(1+[.G101]^2)" office:value-type="float" office:value="0.0451263537906137" calcext:value-type="float">
            <text:p>0.0451263538</text:p>
          </table:table-cell>
        </table:table-row>
        <table:table-row table:style-name="ro1">
          <table:table-cell table:number-columns-repeated="6"/>
          <table:table-cell office:value-type="float" office:value="4.7" calcext:value-type="float">
            <text:p>4.7</text:p>
          </table:table-cell>
          <table:table-cell table:formula="of:=1/(1+[.G102]^2)" office:value-type="float" office:value="0.043308791684712" calcext:value-type="float">
            <text:p>0.0433087917</text:p>
          </table:table-cell>
        </table:table-row>
        <table:table-row table:style-name="ro1">
          <table:table-cell table:number-columns-repeated="6"/>
          <table:table-cell office:value-type="float" office:value="4.8" calcext:value-type="float">
            <text:p>4.8</text:p>
          </table:table-cell>
          <table:table-cell table:formula="of:=1/(1+[.G103]^2)" office:value-type="float" office:value="0.0415973377703827" calcext:value-type="float">
            <text:p>0.0415973378</text:p>
          </table:table-cell>
        </table:table-row>
        <table:table-row table:style-name="ro1">
          <table:table-cell table:number-columns-repeated="6"/>
          <table:table-cell office:value-type="float" office:value="4.9" calcext:value-type="float">
            <text:p>4.9</text:p>
          </table:table-cell>
          <table:table-cell table:formula="of:=1/(1+[.G104]^2)" office:value-type="float" office:value="0.039984006397441" calcext:value-type="float">
            <text:p>0.039984006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1/(1+[.G105]^2)" office:value-type="float" office:value="0.0384615384615385" calcext:value-type="float">
            <text:p>0.0384615385</text:p>
          </table:table-cell>
        </table:table-row>
      </table:table>
      <table:table table:name="Raised-Cosine" table:style-name="ta1">
        <table:shapes>
          <draw:frame draw:z-index="0" draw:style-name="gr1" draw:text-style-name="P1" svg:width="453.63pt" svg:height="255.15pt" svg:x="319.44pt" svg:y="40.9pt">
            <loext:p draw:notify-on-update-of-ranges="'Raised-Cosine'.A5:'Raised-Cosine'.A105 'Raised-Cosine'.C5:'Raised-Cosine'.C105 'Raised-Cosine'.D5:'Raised-Cosine'.D105 'Raised-Cosine'.A5:'Raised-Cosine'.A105 'Raised-Cosine'.E5:'Raised-Cosine'.E105 'Raised-Cosine'.A5:'Raised-Cosine'.A105 'Raised-Cosine'.A5:'Raised-Cosine'.A105 'Raised-Cosine'.B5:'Raised-Cosine'.B1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1/(1+[.A5]^2)" office:value-type="float" office:value="0.0384615384615385" calcext:value-type="float">
            <text:p>0.0384615385</text:p>
          </table:table-cell>
          <table:table-cell table:formula="of:=(83*COS([.A5]))/130+83/130" office:value-type="float" office:value="0.819568933795752" calcext:value-type="float">
            <text:p>0.8195689338</text:p>
          </table:table-cell>
          <table:table-cell table:formula="of:=(1544*COS([.A5]))/1105+1544/1105" office:value-type="float" office:value="1.79364200394138" calcext:value-type="float">
            <text:p>1.7936420039</text:p>
          </table:table-cell>
          <table:table-cell table:formula="of:=(939356*COS([.A5]))/339677+939356/339677" office:value-type="float" office:value="3.54988938281954" calcext:value-type="float">
            <text:p>3.5498893828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table:formula="of:=1/(1+[.A6]^2)" office:value-type="float" office:value="0.039984006397441" calcext:value-type="float">
            <text:p>0.0399840064</text:p>
          </table:table-cell>
          <table:table-cell table:formula="of:=(83*COS([.A6]))/130+83/130" office:value-type="float" office:value="0.757542512785183" calcext:value-type="float">
            <text:p>0.7575425128</text:p>
          </table:table-cell>
          <table:table-cell table:formula="of:=(1544*COS([.A6]))/1105+1544/1105" office:value-type="float" office:value="1.65789601664114" calcext:value-type="float">
            <text:p>1.6578960166</text:p>
          </table:table-cell>
          <table:table-cell table:formula="of:=(939356*COS([.A6]))/339677+939356/339677" office:value-type="float" office:value="3.28122749933411" calcext:value-type="float">
            <text:p>3.2812274993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table:formula="of:=1/(1+[.A7]^2)" office:value-type="float" office:value="0.0415973377703827" calcext:value-type="float">
            <text:p>0.0415973378</text:p>
          </table:table-cell>
          <table:table-cell table:formula="of:=(83*COS([.A7]))/130+83/130" office:value-type="float" office:value="0.694326274042108" calcext:value-type="float">
            <text:p>0.694326274</text:p>
          </table:table-cell>
          <table:table-cell table:formula="of:=(1544*COS([.A7]))/1105+1544/1105" office:value-type="float" office:value="1.51954609088734" calcext:value-type="float">
            <text:p>1.5195460909</text:p>
          </table:table-cell>
          <table:table-cell table:formula="of:=(939356*COS([.A7]))/339677+939356/339677" office:value-type="float" office:value="3.00741202697782" calcext:value-type="float">
            <text:p>3.007412027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table:formula="of:=1/(1+[.A8]^2)" office:value-type="float" office:value="0.043308791684712" calcext:value-type="float">
            <text:p>0.0433087917</text:p>
          </table:table-cell>
          <table:table-cell table:formula="of:=(83*COS([.A8]))/130+83/130" office:value-type="float" office:value="0.630551853327539" calcext:value-type="float">
            <text:p>0.6305518533</text:p>
          </table:table-cell>
          <table:table-cell table:formula="of:=(1544*COS([.A8]))/1105+1544/1105" office:value-type="float" office:value="1.3799745734057" calcext:value-type="float">
            <text:p>1.3799745734</text:p>
          </table:table-cell>
          <table:table-cell table:formula="of:=(939356*COS([.A8]))/339677+939356/339677" office:value-type="float" office:value="2.73117883943909" calcext:value-type="float">
            <text:p>2.7311788394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table:formula="of:=1/(1+[.A9]^2)" office:value-type="float" office:value="0.0451263537906137" calcext:value-type="float">
            <text:p>0.0451263538</text:p>
          </table:table-cell>
          <table:table-cell table:formula="of:=(83*COS([.A9]))/130+83/130" office:value-type="float" office:value="0.566856463572234" calcext:value-type="float">
            <text:p>0.5668564636</text:p>
          </table:table-cell>
          <table:table-cell table:formula="of:=(1544*COS([.A9]))/1105+1544/1105" office:value-type="float" office:value="1.24057601666269" calcext:value-type="float">
            <text:p>1.2405760167</text:p>
          </table:table-cell>
          <table:table-cell table:formula="of:=(939356*COS([.A9]))/339677+939356/339677" office:value-type="float" office:value="2.45528796741727" calcext:value-type="float">
            <text:p>2.4552879674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table:formula="of:=1/(1+[.A10]^2)" office:value-type="float" office:value="0.0470588235294118" calcext:value-type="float">
            <text:p>0.0470588235</text:p>
          </table:table-cell>
          <table:table-cell table:formula="of:=(83*COS([.A10]))/130+83/130" office:value-type="float" office:value="0.503876528055733" calcext:value-type="float">
            <text:p>0.5038765281</text:p>
          </table:table-cell>
          <table:table-cell table:formula="of:=(1544*COS([.A10]))/1105+1544/1105" office:value-type="float" office:value="1.10274324495826" calcext:value-type="float">
            <text:p>1.102743245</text:p>
          </table:table-cell>
          <table:table-cell table:formula="of:=(939356*COS([.A10]))/339677+939356/339677" office:value-type="float" office:value="2.18249602130819" calcext:value-type="float">
            <text:p>2.1824960213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table:formula="of:=1/(1+[.A11]^2)" office:value-type="float" office:value="0.0491159135559921" calcext:value-type="float">
            <text:p>0.0491159136</text:p>
          </table:table-cell>
          <table:table-cell table:formula="of:=(83*COS([.A11]))/130+83/130" office:value-type="float" office:value="0.442241321475317" calcext:value-type="float">
            <text:p>0.4422413215</text:p>
          </table:table-cell>
          <table:table-cell table:formula="of:=(1544*COS([.A11]))/1105+1544/1105" office:value-type="float" office:value="0.96785343778581" calcext:value-type="float">
            <text:p>0.9678534378</text:p>
          </table:table-cell>
          <table:table-cell table:formula="of:=(939356*COS([.A11]))/339677+939356/339677" office:value-type="float" office:value="1.91552864806434" calcext:value-type="float">
            <text:p>1.9155286481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table:formula="of:=1/(1+[.A12]^2)" office:value-type="float" office:value="0.0513083632632119" calcext:value-type="float">
            <text:p>0.0513083633</text:p>
          </table:table-cell>
          <table:table-cell table:formula="of:=(83*COS([.A12]))/130+83/130" office:value-type="float" office:value="0.382566682441246" calcext:value-type="float">
            <text:p>0.3825666824</text:p>
          </table:table-cell>
          <table:table-cell table:formula="of:=(1544*COS([.A12]))/1105+1544/1105" office:value-type="float" office:value="0.837254369509971" calcext:value-type="float">
            <text:p>0.8372543695</text:p>
          </table:table-cell>
          <table:table-cell table:formula="of:=(939356*COS([.A12]))/339677+939356/339677" office:value-type="float" office:value="1.65705329743151" calcext:value-type="float">
            <text:p>1.6570532974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table:formula="of:=1/(1+[.A13]^2)" office:value-type="float" office:value="0.0536480686695279" calcext:value-type="float">
            <text:p>0.0536480687</text:p>
          </table:table-cell>
          <table:table-cell table:formula="of:=(83*COS([.A13]))/130+83/130" office:value-type="float" office:value="0.325448860220938" calcext:value-type="float">
            <text:p>0.3254488602</text:p>
          </table:table-cell>
          <table:table-cell table:formula="of:=(1544*COS([.A13]))/1105+1544/1105" office:value-type="float" office:value="0.712250942850643" calcext:value-type="float">
            <text:p>0.7122509429</text:p>
          </table:table-cell>
          <table:table-cell table:formula="of:=(939356*COS([.A13]))/339677+939356/339677" office:value-type="float" office:value="1.40965256967262" calcext:value-type="float">
            <text:p>1.4096525697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table:formula="of:=1/(1+[.A14]^2)" office:value-type="float" office:value="0.0561482313307131" calcext:value-type="float">
            <text:p>0.0561482313</text:p>
          </table:table-cell>
          <table:table-cell table:formula="of:=(83*COS([.A14]))/130+83/130" office:value-type="float" office:value="0.271458557213374" calcext:value-type="float">
            <text:p>0.2714585572</text:p>
          </table:table-cell>
          <table:table-cell table:formula="of:=(1544*COS([.A14]))/1105+1544/1105" office:value-type="float" office:value="0.594092150726364" calcext:value-type="float">
            <text:p>0.5940921507</text:p>
          </table:table-cell>
          <table:table-cell table:formula="of:=(939356*COS([.A14]))/339677+939356/339677" office:value-type="float" office:value="1.17579841107963" calcext:value-type="float">
            <text:p>1.175798411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1/(1+[.A15]^2)" office:value-type="float" office:value="0.0588235294117647" calcext:value-type="float">
            <text:p>0.0588235294</text:p>
          </table:table-cell>
          <table:table-cell table:formula="of:=(83*COS([.A15]))/130+83/130" office:value-type="float" office:value="0.221135226679386" calcext:value-type="float">
            <text:p>0.2211352267</text:p>
          </table:table-cell>
          <table:table-cell table:formula="of:=(1544*COS([.A15]))/1105+1544/1105" office:value-type="float" office:value="0.483958596729939" calcext:value-type="float">
            <text:p>0.4839585967</text:p>
          </table:table-cell>
          <table:table-cell table:formula="of:=(939356*COS([.A15]))/339677+939356/339677" office:value-type="float" office:value="0.957827415103292" calcext:value-type="float">
            <text:p>0.9578274151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table:formula="of:=1/(1+[.A16]^2)" office:value-type="float" office:value="0.0616903146206046" calcext:value-type="float">
            <text:p>0.0616903146</text:p>
          </table:table-cell>
          <table:table-cell table:formula="of:=(83*COS([.A16]))/130+83/130" office:value-type="float" office:value="0.174981682702987" calcext:value-type="float">
            <text:p>0.1749816827</text:p>
          </table:table-cell>
          <table:table-cell table:formula="of:=(1544*COS([.A16]))/1105+1544/1105" office:value-type="float" office:value="0.382950698927587" calcext:value-type="float">
            <text:p>0.3829506989</text:p>
          </table:table-cell>
          <table:table-cell table:formula="of:=(939356*COS([.A16]))/339677+939356/339677" office:value-type="float" office:value="0.757917475883775" calcext:value-type="float">
            <text:p>0.7579174759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table:formula="of:=1/(1+[.A17]^2)" office:value-type="float" office:value="0.0647668393782384" calcext:value-type="float">
            <text:p>0.0647668394</text:p>
          </table:table-cell>
          <table:table-cell table:formula="of:=(83*COS([.A17]))/130+83/130" office:value-type="float" office:value="0.133459076239257" calcext:value-type="float">
            <text:p>0.1334590762</text:p>
          </table:table-cell>
          <table:table-cell table:formula="of:=(1544*COS([.A17]))/1105+1544/1105" office:value-type="float" office:value="0.292077694845376" calcext:value-type="float">
            <text:p>0.2920776948</text:p>
          </table:table-cell>
          <table:table-cell table:formula="of:=(939356*COS([.A17]))/339677+939356/339677" office:value-type="float" office:value="0.578066027452318" calcext:value-type="float">
            <text:p>0.5780660275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table:formula="of:=1/(1+[.A18]^2)" office:value-type="float" office:value="0.068073519400953" calcext:value-type="float">
            <text:p>0.0680735194</text:p>
          </table:table-cell>
          <table:table-cell table:formula="of:=(83*COS([.A18]))/130+83/130" office:value-type="float" office:value="0.0969822874464317" calcext:value-type="float">
            <text:p>0.0969822874</text:p>
          </table:table-cell>
          <table:table-cell table:formula="of:=(1544*COS([.A18]))/1105+1544/1105" office:value-type="float" office:value="0.212247557501475" calcext:value-type="float">
            <text:p>0.2122475575</text:p>
          </table:table-cell>
          <table:table-cell table:formula="of:=(939356*COS([.A18]))/339677+939356/339677" office:value-type="float" office:value="0.420070086030664" calcext:value-type="float">
            <text:p>0.420070086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table:formula="of:=1/(1+[.A19]^2)" office:value-type="float" office:value="0.0716332378223496" calcext:value-type="float">
            <text:p>0.0716332378</text:p>
          </table:table-cell>
          <table:table-cell table:formula="of:=(83*COS([.A19]))/130+83/130" office:value-type="float" office:value="0.0659157803405059" calcext:value-type="float">
            <text:p>0.0659157803</text:p>
          </table:table-cell>
          <table:table-cell table:formula="of:=(1544*COS([.A19]))/1105+1544/1105" office:value-type="float" office:value="0.144257923239888" calcext:value-type="float">
            <text:p>0.1442579232</text:p>
          </table:table-cell>
          <table:table-cell table:formula="of:=(939356*COS([.A19]))/339677+939356/339677" office:value-type="float" office:value="0.285508294838982" calcext:value-type="float">
            <text:p>0.2855082948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1/(1+[.A20]^2)" office:value-type="float" office:value="0.0754716981132075" calcext:value-type="float">
            <text:p>0.0754716981</text:p>
          </table:table-cell>
          <table:table-cell table:formula="of:=(83*COS([.A20]))/130+83/130" office:value-type="float" office:value="0.0405699611912607" calcext:value-type="float">
            <text:p>0.0405699612</text:p>
          </table:table-cell>
          <table:table-cell table:formula="of:=(1544*COS([.A20]))/1105+1544/1105" office:value-type="float" office:value="0.0887881220117741" calcext:value-type="float">
            <text:p>0.088788122</text:p>
          </table:table-cell>
          <table:table-cell table:formula="of:=(939356*COS([.A20]))/339677+939356/339677" office:value-type="float" office:value="0.175725150814646" calcext:value-type="float">
            <text:p>0.1757251508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table:formula="of:=1/(1+[.A21]^2)" office:value-type="float" office:value="0.0796178343949045" calcext:value-type="float">
            <text:p>0.0796178344</text:p>
          </table:table-cell>
          <table:table-cell table:formula="of:=(83*COS([.A21]))/130+83/130" office:value-type="float" office:value="0.0211980770454209" calcext:value-type="float">
            <text:p>0.021198077</text:p>
          </table:table-cell>
          <table:table-cell table:formula="of:=(1544*COS([.A21]))/1105+1544/1105" office:value-type="float" office:value="0.0463923897351239" calcext:value-type="float">
            <text:p>0.0463923897</text:p>
          </table:table-cell>
          <table:table-cell table:formula="of:=(939356*COS([.A21]))/339677+939356/339677" office:value-type="float" office:value="0.0918175708432649" calcext:value-type="float">
            <text:p>0.0918175708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table:formula="of:=1/(1+[.A22]^2)" office:value-type="float" office:value="0.0841042893187553" calcext:value-type="float">
            <text:p>0.0841042893</text:p>
          </table:table-cell>
          <table:table-cell table:formula="of:=(83*COS([.A22]))/130+83/130" office:value-type="float" office:value="0.00799368536587852" calcext:value-type="float">
            <text:p>0.0079936854</text:p>
          </table:table-cell>
          <table:table-cell table:formula="of:=(1544*COS([.A22]))/1105+1544/1105" office:value-type="float" office:value="0.0174943305526811" calcext:value-type="float">
            <text:p>0.0174943306</text:p>
          </table:table-cell>
          <table:table-cell table:formula="of:=(939356*COS([.A22]))/339677+939356/339677" office:value-type="float" office:value="0.0346239317277544" calcext:value-type="float">
            <text:p>0.0346239317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table:formula="of:=1/(1+[.A23]^2)" office:value-type="float" office:value="0.0889679715302491" calcext:value-type="float">
            <text:p>0.0889679715</text:p>
          </table:table-cell>
          <table:table-cell table:formula="of:=(83*COS([.A23]))/130+83/130" office:value-type="float" office:value="0.00108872006950378" calcext:value-type="float">
            <text:p>0.0010887201</text:p>
          </table:table-cell>
          <table:table-cell table:formula="of:=(1544*COS([.A23]))/1105+1544/1105" office:value-type="float" office:value="0.0023826843193675" calcext:value-type="float">
            <text:p>0.0023826843</text:p>
          </table:table-cell>
          <table:table-cell table:formula="of:=(939356*COS([.A23]))/339677+939356/339677" office:value-type="float" office:value="0.00471569340445166" calcext:value-type="float">
            <text:p>0.0047156934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table:formula="of:=1/(1+[.A24]^2)" office:value-type="float" office:value="0.0942507068803016" calcext:value-type="float">
            <text:p>0.0942507069</text:p>
          </table:table-cell>
          <table:table-cell table:formula="of:=(83*COS([.A24]))/130+83/130" office:value-type="float" office:value="0.000552173287060032" calcext:value-type="float">
            <text:p>0.0005521733</text:p>
          </table:table-cell>
          <table:table-cell table:formula="of:=(1544*COS([.A24]))/1105+1544/1105" office:value-type="float" office:value="0.00120844160910094" calcext:value-type="float">
            <text:p>0.0012084416</text:p>
          </table:table-cell>
          <table:table-cell table:formula="of:=(939356*COS([.A24]))/339677+939356/339677" office:value-type="float" office:value="0.00239168910433563" calcext:value-type="float">
            <text:p>0.002391689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1/(1+[.A25]^2)" office:value-type="float" office:value="0.1" calcext:value-type="float">
            <text:p>0.1</text:p>
          </table:table-cell>
          <table:table-cell table:formula="of:=(83*COS([.A25]))/130+83/130" office:value-type="float" office:value="0.00638940601663862" calcext:value-type="float">
            <text:p>0.006389406</text:p>
          </table:table-cell>
          <table:table-cell table:formula="of:=(1544*COS([.A25]))/1105+1544/1105" office:value-type="float" office:value="0.013983335066889" calcext:value-type="float">
            <text:p>0.0139833351</text:p>
          </table:table-cell>
          <table:table-cell table:formula="of:=(939356*COS([.A25]))/339677+939356/339677" office:value-type="float" office:value="0.027675139510158" calcext:value-type="float">
            <text:p>0.0276751395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table:formula="of:=1/(1+[.A26]^2)" office:value-type="float" office:value="0.106269925611052" calcext:value-type="float">
            <text:p>0.1062699256</text:p>
          </table:table-cell>
          <table:table-cell table:formula="of:=(83*COS([.A26]))/130+83/130" office:value-type="float" office:value="0.0185420945583383" calcext:value-type="float">
            <text:p>0.0185420946</text:p>
          </table:table-cell>
          <table:table-cell table:formula="of:=(1544*COS([.A26]))/1105+1544/1105" office:value-type="float" office:value="0.0405797221801194" calcext:value-type="float">
            <text:p>0.0405797222</text:p>
          </table:table-cell>
          <table:table-cell table:formula="of:=(939356*COS([.A26]))/339677+939356/339677" office:value-type="float" office:value="0.0803134207430625" calcext:value-type="float">
            <text:p>0.0803134207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table:formula="of:=1/(1+[.A27]^2)" office:value-type="float" office:value="0.113122171945701" calcext:value-type="float">
            <text:p>0.1131221719</text:p>
          </table:table-cell>
          <table:table-cell table:formula="of:=(83*COS([.A27]))/130+83/130" office:value-type="float" office:value="0.0368888132653952" calcext:value-type="float">
            <text:p>0.0368888133</text:p>
          </table:table-cell>
          <table:table-cell table:formula="of:=(1544*COS([.A27]))/1105+1544/1105" office:value-type="float" office:value="0.0807318606403547" calcext:value-type="float">
            <text:p>0.0807318606</text:p>
          </table:table-cell>
          <table:table-cell table:formula="of:=(939356*COS([.A27]))/339677+939356/339677" office:value-type="float" office:value="0.159780588496872" calcext:value-type="float">
            <text:p>0.159780588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table:formula="of:=1/(1+[.A28]^2)" office:value-type="float" office:value="0.120627261761158" calcext:value-type="float">
            <text:p>0.1206272618</text:p>
          </table:table-cell>
          <table:table-cell table:formula="of:=(83*COS([.A28]))/130+83/130" office:value-type="float" office:value="0.0612462477891073" calcext:value-type="float">
            <text:p>0.0612462478</text:p>
          </table:table-cell>
          <table:table-cell table:formula="of:=(1544*COS([.A28]))/1105+1544/1105" office:value-type="float" office:value="0.134038563552631" calcext:value-type="float">
            <text:p>0.1340385636</text:p>
          </table:table-cell>
          <table:table-cell table:formula="of:=(939356*COS([.A28]))/339677+939356/339677" office:value-type="float" office:value="0.265282633099744" calcext:value-type="float">
            <text:p>0.2652826331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table:formula="of:=1/(1+[.A29]^2)" office:value-type="float" office:value="0.128865979381443" calcext:value-type="float">
            <text:p>0.1288659794</text:p>
          </table:table-cell>
          <table:table-cell table:formula="of:=(83*COS([.A29]))/130+83/130" office:value-type="float" office:value="0.0913710266952107" calcext:value-type="float">
            <text:p>0.0913710267</text:p>
          </table:table-cell>
          <table:table-cell table:formula="of:=(1544*COS([.A29]))/1105+1544/1105" office:value-type="float" office:value="0.199967207962304" calcext:value-type="float">
            <text:p>0.199967208</text:p>
          </table:table-cell>
          <table:table-cell table:formula="of:=(939356*COS([.A29]))/339677+939356/339677" office:value-type="float" office:value="0.395765412996345" calcext:value-type="float">
            <text:p>0.39576541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1/(1+[.A30]^2)" office:value-type="float" office:value="0.137931034482759" calcext:value-type="float">
            <text:p>0.1379310345</text:p>
          </table:table-cell>
          <table:table-cell table:formula="of:=(83*COS([.A30]))/130+83/130" office:value-type="float" office:value="0.126962153150804" calcext:value-type="float">
            <text:p>0.1269621532</text:p>
          </table:table-cell>
          <table:table-cell table:formula="of:=(1544*COS([.A30]))/1105+1544/1105" office:value-type="float" office:value="0.277859056647542" calcext:value-type="float">
            <text:p>0.2778590566</text:p>
          </table:table-cell>
          <table:table-cell table:formula="of:=(939356*COS([.A30]))/339677+939356/339677" office:value-type="float" office:value="0.54992518738182" calcext:value-type="float">
            <text:p>0.5499251874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table:formula="of:=1/(1+[.A31]^2)" office:value-type="float" office:value="0.14792899408284" calcext:value-type="float">
            <text:p>0.1479289941</text:p>
          </table:table-cell>
          <table:table-cell table:formula="of:=(83*COS([.A31]))/130+83/130" office:value-type="float" office:value="0.167664012385205" calcext:value-type="float">
            <text:p>0.1676640124</text:p>
          </table:table-cell>
          <table:table-cell table:formula="of:=(1544*COS([.A31]))/1105+1544/1105" office:value-type="float" office:value="0.366935840003907" calcext:value-type="float">
            <text:p>0.36693584</text:p>
          </table:table-cell>
          <table:table-cell table:formula="of:=(939356*COS([.A31]))/339677+939356/339677" office:value-type="float" office:value="0.726221642748958" calcext:value-type="float">
            <text:p>0.7262216427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table:formula="of:=1/(1+[.A32]^2)" office:value-type="float" office:value="0.158982511923688" calcext:value-type="float">
            <text:p>0.1589825119</text:p>
          </table:table-cell>
          <table:table-cell table:formula="of:=(83*COS([.A32]))/130+83/130" office:value-type="float" office:value="0.213069924875189" calcext:value-type="float">
            <text:p>0.2130699249</text:p>
          </table:table-cell>
          <table:table-cell table:formula="of:=(1544*COS([.A32]))/1105+1544/1105" office:value-type="float" office:value="0.46630753225697" calcext:value-type="float">
            <text:p>0.4663075323</text:p>
          </table:table-cell>
          <table:table-cell table:formula="of:=(939356*COS([.A32]))/339677+939356/339677" office:value-type="float" office:value="0.92289328319159" calcext:value-type="float">
            <text:p>0.9228932832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table:formula="of:=1/(1+[.A33]^2)" office:value-type="float" office:value="0.171232876712329" calcext:value-type="float">
            <text:p>0.1712328767</text:p>
          </table:table-cell>
          <table:table-cell table:formula="of:=(83*COS([.A33]))/130+83/130" office:value-type="float" office:value="0.262726209752356" calcext:value-type="float">
            <text:p>0.2627262098</text:p>
          </table:table-cell>
          <table:table-cell table:formula="of:=(1544*COS([.A33]))/1105+1544/1105" office:value-type="float" office:value="0.574981244305653" calcext:value-type="float">
            <text:p>0.5749812443</text:p>
          </table:table-cell>
          <table:table-cell table:formula="of:=(939356*COS([.A33]))/339677+939356/339677" office:value-type="float" office:value="1.13797503068941" calcext:value-type="float">
            <text:p>1.1379750307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table:formula="of:=1/(1+[.A34]^2)" office:value-type="float" office:value="0.184842883548983" calcext:value-type="float">
            <text:p>0.1848428835</text:p>
          </table:table-cell>
          <table:table-cell table:formula="of:=(83*COS([.A34]))/130+83/130" office:value-type="float" office:value="0.316136717832399" calcext:value-type="float">
            <text:p>0.3161367178</text:p>
          </table:table-cell>
          <table:table-cell table:formula="of:=(1544*COS([.A34]))/1105+1544/1105" office:value-type="float" office:value="0.691871144341919" calcext:value-type="float">
            <text:p>0.6918711443</text:p>
          </table:table-cell>
          <table:table-cell table:formula="of:=(939356*COS([.A34]))/339677+939356/339677" office:value-type="float" office:value="1.369317859518" calcext:value-type="float">
            <text:p>1.369317859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1/(1+[.A35]^2)" office:value-type="float" office:value="0.2" calcext:value-type="float">
            <text:p>0.2</text:p>
          </table:table-cell>
          <table:table-cell table:formula="of:=(83*COS([.A35]))/130+83/130" office:value-type="float" office:value="0.372767788973748" calcext:value-type="float">
            <text:p>0.372767789</text:p>
          </table:table-cell>
          <table:table-cell table:formula="of:=(1544*COS([.A35]))/1105+1544/1105" office:value-type="float" office:value="0.815809307123269" calcext:value-type="float">
            <text:p>0.8158093071</text:p>
          </table:table-cell>
          <table:table-cell table:formula="of:=(939356*COS([.A35]))/339677+939356/339677" office:value-type="float" office:value="1.61461026860347" calcext:value-type="float">
            <text:p>1.6146102686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table:formula="of:=1/(1+[.A36]^2)" office:value-type="float" office:value="0.216919739696312" calcext:value-type="float">
            <text:p>0.2169197397</text:p>
          </table:table-cell>
          <table:table-cell table:formula="of:=(83*COS([.A36]))/130+83/130" office:value-type="float" office:value="0.432053584233302" calcext:value-type="float">
            <text:p>0.4320535842</text:p>
          </table:table-cell>
          <table:table-cell table:formula="of:=(1544*COS([.A36]))/1105+1544/1105" office:value-type="float" office:value="0.945557383495702" calcext:value-type="float">
            <text:p>0.9455573835</text:p>
          </table:table-cell>
          <table:table-cell table:formula="of:=(939356*COS([.A36]))/339677+939356/339677" office:value-type="float" office:value="1.87140137727714" calcext:value-type="float">
            <text:p>1.8714013773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table:formula="of:=1/(1+[.A37]^2)" office:value-type="float" office:value="0.235849056603774" calcext:value-type="float">
            <text:p>0.2358490566</text:p>
          </table:table-cell>
          <table:table-cell table:formula="of:=(83*COS([.A37]))/130+83/130" office:value-type="float" office:value="0.493401739542106" calcext:value-type="float">
            <text:p>0.4934017395</text:p>
          </table:table-cell>
          <table:table-cell table:formula="of:=(1544*COS([.A37]))/1105+1544/1105" office:value-type="float" office:value="1.07981897356912" calcext:value-type="float">
            <text:p>1.0798189736</text:p>
          </table:table-cell>
          <table:table-cell table:formula="of:=(939356*COS([.A37]))/339677+939356/339677" office:value-type="float" office:value="2.13712541366498" calcext:value-type="float">
            <text:p>2.137125413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table:formula="of:=1/(1+[.A38]^2)" office:value-type="float" office:value="0.25706940874036" calcext:value-type="float">
            <text:p>0.2570694087</text:p>
          </table:table-cell>
          <table:table-cell table:formula="of:=(83*COS([.A38]))/130+83/130" office:value-type="float" office:value="0.556199284411319" calcext:value-type="float">
            <text:p>0.5561992844</text:p>
          </table:table-cell>
          <table:table-cell table:formula="of:=(1544*COS([.A38]))/1105+1544/1105" office:value-type="float" office:value="1.21725257991648" calcext:value-type="float">
            <text:p>1.2172525799</text:p>
          </table:table-cell>
          <table:table-cell table:formula="of:=(939356*COS([.A38]))/339677+939356/339677" office:value-type="float" office:value="2.40912735103211" calcext:value-type="float">
            <text:p>2.409127351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1/(1+[.A39]^2)" office:value-type="float" office:value="0.280898876404494" calcext:value-type="float">
            <text:p>0.2808988764</text:p>
          </table:table-cell>
          <table:table-cell table:formula="of:=(83*COS([.A39]))/130+83/130" office:value-type="float" office:value="0.619818766530716" calcext:value-type="float">
            <text:p>0.6198187665</text:p>
          </table:table-cell>
          <table:table-cell table:formula="of:=(1544*COS([.A39]))/1105+1544/1105" office:value-type="float" office:value="1.35648501137268" calcext:value-type="float">
            <text:p>1.3564850114</text:p>
          </table:table-cell>
          <table:table-cell table:formula="of:=(939356*COS([.A39]))/339677+939356/339677" office:value-type="float" office:value="2.68468943593223" calcext:value-type="float">
            <text:p>2.6846894359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1/(1+[.A40]^2)" office:value-type="float" office:value="0.307692307692308" calcext:value-type="float">
            <text:p>0.3076923077</text:p>
          </table:table-cell>
          <table:table-cell table:formula="of:=(83*COS([.A40]))/130+83/130" office:value-type="float" office:value="0.683624521064764" calcext:value-type="float">
            <text:p>0.6836245211</text:p>
          </table:table-cell>
          <table:table-cell table:formula="of:=(1544*COS([.A40]))/1105+1544/1105" office:value-type="float" office:value="1.49612510350673" calcext:value-type="float">
            <text:p>1.4961251035</text:p>
          </table:table-cell>
          <table:table-cell table:formula="of:=(939356*COS([.A40]))/339677+939356/339677" office:value-type="float" office:value="2.96105834310173" calcext:value-type="float">
            <text:p>2.9610583431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1/(1+[.A41]^2)" office:value-type="float" office:value="0.337837837837838" calcext:value-type="float">
            <text:p>0.3378378378</text:p>
          </table:table-cell>
          <table:table-cell table:formula="of:=(83*COS([.A41]))/130+83/130" office:value-type="float" office:value="0.746979022005538" calcext:value-type="float">
            <text:p>0.746979022</text:p>
          </table:table-cell>
          <table:table-cell table:formula="of:=(1544*COS([.A41]))/1105+1544/1105" office:value-type="float" office:value="1.6347776186769" calcext:value-type="float">
            <text:p>1.6347776187</text:p>
          </table:table-cell>
          <table:table-cell table:formula="of:=(939356*COS([.A41]))/339677+939356/339677" office:value-type="float" office:value="3.2354726857756" calcext:value-type="float">
            <text:p>3.2354726858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1/(1+[.A42]^2)" office:value-type="float" office:value="0.371747211895911" calcext:value-type="float">
            <text:p>0.3717472119</text:p>
          </table:table-cell>
          <table:table-cell table:formula="of:=(83*COS([.A42]))/130+83/130" office:value-type="float" office:value="0.809249252121852" calcext:value-type="float">
            <text:p>0.8092492521</text:p>
          </table:table-cell>
          <table:table-cell table:formula="of:=(1544*COS([.A42]))/1105+1544/1105" office:value-type="float" office:value="1.77105718678404" calcext:value-type="float">
            <text:p>1.7710571868</text:p>
          </table:table-cell>
          <table:table-cell table:formula="of:=(939356*COS([.A42]))/339677+939356/339677" office:value-type="float" office:value="3.50519060655116" calcext:value-type="float">
            <text:p>3.505190606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1/(1+[.A43]^2)" office:value-type="float" office:value="0.409836065573771" calcext:value-type="float">
            <text:p>0.4098360656</text:p>
          </table:table-cell>
          <table:table-cell table:formula="of:=(83*COS([.A43]))/130+83/130" office:value-type="float" office:value="0.869813027858184" calcext:value-type="float">
            <text:p>0.8698130279</text:p>
          </table:table-cell>
          <table:table-cell table:formula="of:=(1544*COS([.A43]))/1105+1544/1105" office:value-type="float" office:value="1.90360214743166" calcext:value-type="float">
            <text:p>1.9036021474</text:p>
          </table:table-cell>
          <table:table-cell table:formula="of:=(939356*COS([.A43]))/339677+939356/339677" office:value-type="float" office:value="3.76751717312091" calcext:value-type="float">
            <text:p>3.7675171731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1/(1+[.A44]^2)" office:value-type="float" office:value="0.452488687782806" calcext:value-type="float">
            <text:p>0.4524886878</text:p>
          </table:table-cell>
          <table:table-cell table:formula="of:=(83*COS([.A44]))/130+83/130" office:value-type="float" office:value="0.928065215987099" calcext:value-type="float">
            <text:p>0.928065216</text:p>
          </table:table-cell>
          <table:table-cell table:formula="of:=(1544*COS([.A44]))/1105+1544/1105" office:value-type="float" office:value="2.03108815518651" calcext:value-type="float">
            <text:p>2.0310881552</text:p>
          </table:table-cell>
          <table:table-cell table:formula="of:=(939356*COS([.A44]))/339677+939356/339677" office:value-type="float" office:value="4.01983130514531" calcext:value-type="float">
            <text:p>4.01983130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1/(1+[.A45]^2)" office:value-type="float" office:value="0.5" calcext:value-type="float">
            <text:p>0.5</text:p>
          </table:table-cell>
          <table:table-cell table:formula="of:=(83*COS([.A45]))/130+83/130" office:value-type="float" office:value="0.983423779900428" calcext:value-type="float">
            <text:p>0.9834237799</text:p>
          </table:table-cell>
          <table:table-cell table:formula="of:=(1544*COS([.A45]))/1105+1544/1105" office:value-type="float" office:value="2.15224141200037" calcext:value-type="float">
            <text:p>2.152241412</text:p>
          </table:table-cell>
          <table:table-cell table:formula="of:=(939356*COS([.A45]))/339677+939356/339677" office:value-type="float" office:value="4.25961196322116" calcext:value-type="float">
            <text:p>4.259611963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1/(1+[.A46]^2)" office:value-type="float" office:value="0.552486187845304" calcext:value-type="float">
            <text:p>0.5524861878</text:p>
          </table:table-cell>
          <table:table-cell table:formula="of:=(83*COS([.A46]))/130+83/130" office:value-type="float" office:value="1.03533559512666" calcext:value-type="float">
            <text:p>1.0353355951</text:p>
          </table:table-cell>
          <table:table-cell table:formula="of:=(1544*COS([.A46]))/1105+1544/1105" office:value-type="float" office:value="2.2658513945791" calcext:value-type="float">
            <text:p>2.2658513946</text:p>
          </table:table-cell>
          <table:table-cell table:formula="of:=(939356*COS([.A46]))/339677+939356/339677" office:value-type="float" office:value="4.48446333827389" calcext:value-type="float">
            <text:p>4.484463338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1/(1+[.A47]^2)" office:value-type="float" office:value="0.609756097560976" calcext:value-type="float">
            <text:p>0.6097560976</text:p>
          </table:table-cell>
          <table:table-cell table:formula="of:=(83*COS([.A47]))/130+83/130" office:value-type="float" office:value="1.08328197596781" calcext:value-type="float">
            <text:p>1.083281976</text:p>
          </table:table-cell>
          <table:table-cell table:formula="of:=(1544*COS([.A47]))/1105+1544/1105" office:value-type="float" office:value="2.37078294953124" calcext:value-type="float">
            <text:p>2.3707829495</text:p>
          </table:table-cell>
          <table:table-cell table:formula="of:=(939356*COS([.A47]))/339677+939356/339677" office:value-type="float" office:value="4.69213878968996" calcext:value-type="float">
            <text:p>4.6921387897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1/(1+[.A48]^2)" office:value-type="float" office:value="0.671140939597315" calcext:value-type="float">
            <text:p>0.6711409396</text:p>
          </table:table-cell>
          <table:table-cell table:formula="of:=(83*COS([.A48]))/130+83/130" office:value-type="float" office:value="1.12678385803548" calcext:value-type="float">
            <text:p>1.126783858</text:p>
          </table:table-cell>
          <table:table-cell table:formula="of:=(1544*COS([.A48]))/1105+1544/1105" office:value-type="float" office:value="2.46598763544547" calcext:value-type="float">
            <text:p>2.4659876354</text:p>
          </table:table-cell>
          <table:table-cell table:formula="of:=(939356*COS([.A48]))/339677+939356/339677" office:value-type="float" office:value="4.8805632930072" calcext:value-type="float">
            <text:p>4.880563293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1/(1+[.A49]^2)" office:value-type="float" office:value="0.735294117647059" calcext:value-type="float">
            <text:p>0.7352941176</text:p>
          </table:table-cell>
          <table:table-cell table:formula="of:=(83*COS([.A49]))/130+83/130" office:value-type="float" office:value="1.16540658490387" calcext:value-type="float">
            <text:p>1.1654065849</text:p>
          </table:table-cell>
          <table:table-cell table:formula="of:=(1544*COS([.A49]))/1105+1544/1105" office:value-type="float" office:value="2.55051419857063" calcext:value-type="float">
            <text:p>2.5505141986</text:p>
          </table:table-cell>
          <table:table-cell table:formula="of:=(939356*COS([.A49]))/339677+939356/339677" office:value-type="float" office:value="5.04785417287334" calcext:value-type="float">
            <text:p>5.0478541729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1/(1+[.A50]^2)" office:value-type="float" office:value="0.8" calcext:value-type="float">
            <text:p>0.8</text:p>
          </table:table-cell>
          <table:table-cell table:formula="of:=(83*COS([.A50]))/130+83/130" office:value-type="float" office:value="1.19876425105308" calcext:value-type="float">
            <text:p>1.1987642511</text:p>
          </table:table-cell>
          <table:table-cell table:formula="of:=(1544*COS([.A50]))/1105+1544/1105" office:value-type="float" office:value="2.62351807742872" calcext:value-type="float">
            <text:p>2.6235180774</text:p>
          </table:table-cell>
          <table:table-cell table:formula="of:=(939356*COS([.A50]))/339677+939356/339677" office:value-type="float" office:value="5.19233991411574" calcext:value-type="float">
            <text:p>5.192339914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1/(1+[.A51]^2)" office:value-type="float" office:value="0.862068965517242" calcext:value-type="float">
            <text:p>0.8620689655</text:p>
          </table:table-cell>
          <table:table-cell table:formula="of:=(83*COS([.A51]))/130+83/130" office:value-type="float" office:value="1.22652355770953" calcext:value-type="float">
            <text:p>1.2265235577</text:p>
          </table:table-cell>
          <table:table-cell table:formula="of:=(1544*COS([.A51]))/1105+1544/1105" office:value-type="float" office:value="2.68426984139408" calcext:value-type="float">
            <text:p>2.6842698414</text:p>
          </table:table-cell>
          <table:table-cell table:formula="of:=(939356*COS([.A51]))/339677+939356/339677" office:value-type="float" office:value="5.31257686296857" calcext:value-type="float">
            <text:p>5.31257686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1/(1+[.A52]^2)" office:value-type="float" office:value="0.917431192660551" calcext:value-type="float">
            <text:p>0.9174311927</text:p>
          </table:table-cell>
          <table:table-cell table:formula="of:=(83*COS([.A52]))/130+83/130" office:value-type="float" office:value="1.24840714305712" calcext:value-type="float">
            <text:p>1.2484071431</text:p>
          </table:table-cell>
          <table:table-cell table:formula="of:=(1544*COS([.A52]))/1105+1544/1105" office:value-type="float" office:value="2.73216247892302" calcext:value-type="float">
            <text:p>2.7321624789</text:p>
          </table:table-cell>
          <table:table-cell table:formula="of:=(939356*COS([.A52]))/339677+939356/339677" office:value-type="float" office:value="5.40736365158393" calcext:value-type="float">
            <text:p>5.4073636516</text:p>
          </table:table-cell>
        </table:table-row>
        <table:table-row table:style-name="ro1">
          <table:table-cell office:value-type="float" office:value="-0.199999999999999" calcext:value-type="float">
            <text:p>-0.2</text:p>
          </table:table-cell>
          <table:table-cell table:formula="of:=1/(1+[.A53]^2)" office:value-type="float" office:value="0.961538461538462" calcext:value-type="float">
            <text:p>0.9615384615</text:p>
          </table:table-cell>
          <table:table-cell table:formula="of:=(83*COS([.A53]))/130+83/130" office:value-type="float" office:value="1.26419635354479" calcext:value-type="float">
            <text:p>1.2641963535</text:p>
          </table:table-cell>
          <table:table-cell table:formula="of:=(1544*COS([.A53]))/1105+1544/1105" office:value-type="float" office:value="2.76671746261256" calcext:value-type="float">
            <text:p>2.7667174626</text:p>
          </table:table-cell>
          <table:table-cell table:formula="of:=(939356*COS([.A53]))/339677+939356/339677" office:value-type="float" office:value="5.47575320170232" calcext:value-type="float">
            <text:p>5.4757532017</text:p>
          </table:table-cell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 table:formula="of:=1/(1+[.A54]^2)" office:value-type="float" office:value="0.99009900990099" calcext:value-type="float">
            <text:p>0.9900990099</text:p>
          </table:table-cell>
          <table:table-cell table:formula="of:=(83*COS([.A54]))/130+83/130" office:value-type="float" office:value="1.27373342860059" calcext:value-type="float">
            <text:p>1.2737334286</text:p>
          </table:table-cell>
          <table:table-cell table:formula="of:=(1544*COS([.A54]))/1105+1544/1105" office:value-type="float" office:value="2.78758953048803" calcext:value-type="float">
            <text:p>2.7875895305</text:p>
          </table:table-cell>
          <table:table-cell table:formula="of:=(939356*COS([.A54]))/339677+939356/339677" office:value-type="float" office:value="5.51706218754554" calcext:value-type="float">
            <text:p>5.51706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1+[.A55]^2)" office:value-type="float" office:value="1" calcext:value-type="float">
            <text:p>1</text:p>
          </table:table-cell>
          <table:table-cell table:formula="of:=(83*COS([.A55]))/130+83/130" office:value-type="float" office:value="1.27692307692308" calcext:value-type="float">
            <text:p>1.2769230769</text:p>
          </table:table-cell>
          <table:table-cell table:formula="of:=(1544*COS([.A55]))/1105+1544/1105" office:value-type="float" office:value="2.79457013574661" calcext:value-type="float">
            <text:p>2.7945701357</text:p>
          </table:table-cell>
          <table:table-cell table:formula="of:=(939356*COS([.A55]))/339677+939356/339677" office:value-type="float" office:value="5.53087786338198" calcext:value-type="float">
            <text:p>5.5308778634</text:p>
          </table:table-cell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 table:formula="of:=1/(1+[.A56]^2)" office:value-type="float" office:value="0.99009900990099" calcext:value-type="float">
            <text:p>0.9900990099</text:p>
          </table:table-cell>
          <table:table-cell table:formula="of:=(83*COS([.A56]))/130+83/130" office:value-type="float" office:value="1.27373342860059" calcext:value-type="float">
            <text:p>1.2737334286</text:p>
          </table:table-cell>
          <table:table-cell table:formula="of:=(1544*COS([.A56]))/1105+1544/1105" office:value-type="float" office:value="2.78758953048803" calcext:value-type="float">
            <text:p>2.7875895305</text:p>
          </table:table-cell>
          <table:table-cell table:formula="of:=(939356*COS([.A56]))/339677+939356/339677" office:value-type="float" office:value="5.51706218754554" calcext:value-type="float">
            <text:p>5.51706218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/(1+[.A57]^2)" office:value-type="float" office:value="0.961538461538461" calcext:value-type="float">
            <text:p>0.9615384615</text:p>
          </table:table-cell>
          <table:table-cell table:formula="of:=(83*COS([.A57]))/130+83/130" office:value-type="float" office:value="1.26419635354479" calcext:value-type="float">
            <text:p>1.2641963535</text:p>
          </table:table-cell>
          <table:table-cell table:formula="of:=(1544*COS([.A57]))/1105+1544/1105" office:value-type="float" office:value="2.76671746261256" calcext:value-type="float">
            <text:p>2.7667174626</text:p>
          </table:table-cell>
          <table:table-cell table:formula="of:=(939356*COS([.A57]))/339677+939356/339677" office:value-type="float" office:value="5.47575320170232" calcext:value-type="float">
            <text:p>5.4757532017</text:p>
          </table:table-cell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 table:formula="of:=1/(1+[.A58]^2)" office:value-type="float" office:value="0.91743119266055" calcext:value-type="float">
            <text:p>0.9174311927</text:p>
          </table:table-cell>
          <table:table-cell table:formula="of:=(83*COS([.A58]))/130+83/130" office:value-type="float" office:value="1.24840714305712" calcext:value-type="float">
            <text:p>1.2484071431</text:p>
          </table:table-cell>
          <table:table-cell table:formula="of:=(1544*COS([.A58]))/1105+1544/1105" office:value-type="float" office:value="2.73216247892302" calcext:value-type="float">
            <text:p>2.7321624789</text:p>
          </table:table-cell>
          <table:table-cell table:formula="of:=(939356*COS([.A58]))/339677+939356/339677" office:value-type="float" office:value="5.40736365158392" calcext:value-type="float">
            <text:p>5.40736365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/(1+[.A59]^2)" office:value-type="float" office:value="0.862068965517241" calcext:value-type="float">
            <text:p>0.8620689655</text:p>
          </table:table-cell>
          <table:table-cell table:formula="of:=(83*COS([.A59]))/130+83/130" office:value-type="float" office:value="1.22652355770953" calcext:value-type="float">
            <text:p>1.2265235577</text:p>
          </table:table-cell>
          <table:table-cell table:formula="of:=(1544*COS([.A59]))/1105+1544/1105" office:value-type="float" office:value="2.68426984139408" calcext:value-type="float">
            <text:p>2.6842698414</text:p>
          </table:table-cell>
          <table:table-cell table:formula="of:=(939356*COS([.A59]))/339677+939356/339677" office:value-type="float" office:value="5.31257686296857" calcext:value-type="float">
            <text:p>5.3125768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/(1+[.A60]^2)" office:value-type="float" office:value="0.8" calcext:value-type="float">
            <text:p>0.8</text:p>
          </table:table-cell>
          <table:table-cell table:formula="of:=(83*COS([.A60]))/130+83/130" office:value-type="float" office:value="1.19876425105308" calcext:value-type="float">
            <text:p>1.1987642511</text:p>
          </table:table-cell>
          <table:table-cell table:formula="of:=(1544*COS([.A60]))/1105+1544/1105" office:value-type="float" office:value="2.62351807742872" calcext:value-type="float">
            <text:p>2.6235180774</text:p>
          </table:table-cell>
          <table:table-cell table:formula="of:=(939356*COS([.A60]))/339677+939356/339677" office:value-type="float" office:value="5.19233991411574" calcext:value-type="float">
            <text:p>5.1923399141</text:p>
          </table:table-cell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 table:formula="of:=1/(1+[.A61]^2)" office:value-type="float" office:value="0.735294117647058" calcext:value-type="float">
            <text:p>0.7352941176</text:p>
          </table:table-cell>
          <table:table-cell table:formula="of:=(83*COS([.A61]))/130+83/130" office:value-type="float" office:value="1.16540658490387" calcext:value-type="float">
            <text:p>1.1654065849</text:p>
          </table:table-cell>
          <table:table-cell table:formula="of:=(1544*COS([.A61]))/1105+1544/1105" office:value-type="float" office:value="2.55051419857063" calcext:value-type="float">
            <text:p>2.5505141986</text:p>
          </table:table-cell>
          <table:table-cell table:formula="of:=(939356*COS([.A61]))/339677+939356/339677" office:value-type="float" office:value="5.04785417287333" calcext:value-type="float">
            <text:p>5.04785417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1/(1+[.A62]^2)" office:value-type="float" office:value="0.671140939597315" calcext:value-type="float">
            <text:p>0.6711409396</text:p>
          </table:table-cell>
          <table:table-cell table:formula="of:=(83*COS([.A62]))/130+83/130" office:value-type="float" office:value="1.12678385803548" calcext:value-type="float">
            <text:p>1.126783858</text:p>
          </table:table-cell>
          <table:table-cell table:formula="of:=(1544*COS([.A62]))/1105+1544/1105" office:value-type="float" office:value="2.46598763544547" calcext:value-type="float">
            <text:p>2.4659876354</text:p>
          </table:table-cell>
          <table:table-cell table:formula="of:=(939356*COS([.A62]))/339677+939356/339677" office:value-type="float" office:value="4.8805632930072" calcext:value-type="float">
            <text:p>4.880563293</text:p>
          </table:table-cell>
        </table:table-row>
        <table:table-row table:style-name="ro1">
          <table:table-cell office:value-type="float" office:value="0.800000000000001" calcext:value-type="float">
            <text:p>0.8</text:p>
          </table:table-cell>
          <table:table-cell table:formula="of:=1/(1+[.A63]^2)" office:value-type="float" office:value="0.609756097560975" calcext:value-type="float">
            <text:p>0.6097560976</text:p>
          </table:table-cell>
          <table:table-cell table:formula="of:=(83*COS([.A63]))/130+83/130" office:value-type="float" office:value="1.08328197596781" calcext:value-type="float">
            <text:p>1.083281976</text:p>
          </table:table-cell>
          <table:table-cell table:formula="of:=(1544*COS([.A63]))/1105+1544/1105" office:value-type="float" office:value="2.37078294953124" calcext:value-type="float">
            <text:p>2.3707829495</text:p>
          </table:table-cell>
          <table:table-cell table:formula="of:=(939356*COS([.A63]))/339677+939356/339677" office:value-type="float" office:value="4.69213878968996" calcext:value-type="float">
            <text:p>4.692138789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/(1+[.A64]^2)" office:value-type="float" office:value="0.552486187845304" calcext:value-type="float">
            <text:p>0.5524861878</text:p>
          </table:table-cell>
          <table:table-cell table:formula="of:=(83*COS([.A64]))/130+83/130" office:value-type="float" office:value="1.03533559512665" calcext:value-type="float">
            <text:p>1.0353355951</text:p>
          </table:table-cell>
          <table:table-cell table:formula="of:=(1544*COS([.A64]))/1105+1544/1105" office:value-type="float" office:value="2.2658513945791" calcext:value-type="float">
            <text:p>2.2658513946</text:p>
          </table:table-cell>
          <table:table-cell table:formula="of:=(939356*COS([.A64]))/339677+939356/339677" office:value-type="float" office:value="4.48446333827388" calcext:value-type="float">
            <text:p>4.4844633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1+[.A65]^2)" office:value-type="float" office:value="0.5" calcext:value-type="float">
            <text:p>0.5</text:p>
          </table:table-cell>
          <table:table-cell table:formula="of:=(83*COS([.A65]))/130+83/130" office:value-type="float" office:value="0.983423779900428" calcext:value-type="float">
            <text:p>0.9834237799</text:p>
          </table:table-cell>
          <table:table-cell table:formula="of:=(1544*COS([.A65]))/1105+1544/1105" office:value-type="float" office:value="2.15224141200037" calcext:value-type="float">
            <text:p>2.152241412</text:p>
          </table:table-cell>
          <table:table-cell table:formula="of:=(939356*COS([.A65]))/339677+939356/339677" office:value-type="float" office:value="4.25961196322116" calcext:value-type="float">
            <text:p>4.259611963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/(1+[.A66]^2)" office:value-type="float" office:value="0.452488687782805" calcext:value-type="float">
            <text:p>0.4524886878</text:p>
          </table:table-cell>
          <table:table-cell table:formula="of:=(83*COS([.A66]))/130+83/130" office:value-type="float" office:value="0.928065215987099" calcext:value-type="float">
            <text:p>0.928065216</text:p>
          </table:table-cell>
          <table:table-cell table:formula="of:=(1544*COS([.A66]))/1105+1544/1105" office:value-type="float" office:value="2.03108815518651" calcext:value-type="float">
            <text:p>2.0310881552</text:p>
          </table:table-cell>
          <table:table-cell table:formula="of:=(939356*COS([.A66]))/339677+939356/339677" office:value-type="float" office:value="4.01983130514531" calcext:value-type="float">
            <text:p>4.019831305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/(1+[.A67]^2)" office:value-type="float" office:value="0.40983606557377" calcext:value-type="float">
            <text:p>0.4098360656</text:p>
          </table:table-cell>
          <table:table-cell table:formula="of:=(83*COS([.A67]))/130+83/130" office:value-type="float" office:value="0.869813027858184" calcext:value-type="float">
            <text:p>0.8698130279</text:p>
          </table:table-cell>
          <table:table-cell table:formula="of:=(1544*COS([.A67]))/1105+1544/1105" office:value-type="float" office:value="1.90360214743166" calcext:value-type="float">
            <text:p>1.9036021474</text:p>
          </table:table-cell>
          <table:table-cell table:formula="of:=(939356*COS([.A67]))/339677+939356/339677" office:value-type="float" office:value="3.76751717312091" calcext:value-type="float">
            <text:p>3.767517173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/(1+[.A68]^2)" office:value-type="float" office:value="0.37174721189591" calcext:value-type="float">
            <text:p>0.3717472119</text:p>
          </table:table-cell>
          <table:table-cell table:formula="of:=(83*COS([.A68]))/130+83/130" office:value-type="float" office:value="0.809249252121851" calcext:value-type="float">
            <text:p>0.8092492521</text:p>
          </table:table-cell>
          <table:table-cell table:formula="of:=(1544*COS([.A68]))/1105+1544/1105" office:value-type="float" office:value="1.77105718678404" calcext:value-type="float">
            <text:p>1.7710571868</text:p>
          </table:table-cell>
          <table:table-cell table:formula="of:=(939356*COS([.A68]))/339677+939356/339677" office:value-type="float" office:value="3.50519060655116" calcext:value-type="float">
            <text:p>3.505190606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/(1+[.A69]^2)" office:value-type="float" office:value="0.337837837837838" calcext:value-type="float">
            <text:p>0.3378378378</text:p>
          </table:table-cell>
          <table:table-cell table:formula="of:=(83*COS([.A69]))/130+83/130" office:value-type="float" office:value="0.746979022005538" calcext:value-type="float">
            <text:p>0.746979022</text:p>
          </table:table-cell>
          <table:table-cell table:formula="of:=(1544*COS([.A69]))/1105+1544/1105" office:value-type="float" office:value="1.6347776186769" calcext:value-type="float">
            <text:p>1.6347776187</text:p>
          </table:table-cell>
          <table:table-cell table:formula="of:=(939356*COS([.A69]))/339677+939356/339677" office:value-type="float" office:value="3.2354726857756" calcext:value-type="float">
            <text:p>3.235472685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/(1+[.A70]^2)" office:value-type="float" office:value="0.307692307692308" calcext:value-type="float">
            <text:p>0.3076923077</text:p>
          </table:table-cell>
          <table:table-cell table:formula="of:=(83*COS([.A70]))/130+83/130" office:value-type="float" office:value="0.683624521064764" calcext:value-type="float">
            <text:p>0.6836245211</text:p>
          </table:table-cell>
          <table:table-cell table:formula="of:=(1544*COS([.A70]))/1105+1544/1105" office:value-type="float" office:value="1.49612510350673" calcext:value-type="float">
            <text:p>1.4961251035</text:p>
          </table:table-cell>
          <table:table-cell table:formula="of:=(939356*COS([.A70]))/339677+939356/339677" office:value-type="float" office:value="2.96105834310173" calcext:value-type="float">
            <text:p>2.961058343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/(1+[.A71]^2)" office:value-type="float" office:value="0.280898876404494" calcext:value-type="float">
            <text:p>0.2808988764</text:p>
          </table:table-cell>
          <table:table-cell table:formula="of:=(83*COS([.A71]))/130+83/130" office:value-type="float" office:value="0.619818766530715" calcext:value-type="float">
            <text:p>0.6198187665</text:p>
          </table:table-cell>
          <table:table-cell table:formula="of:=(1544*COS([.A71]))/1105+1544/1105" office:value-type="float" office:value="1.35648501137268" calcext:value-type="float">
            <text:p>1.3564850114</text:p>
          </table:table-cell>
          <table:table-cell table:formula="of:=(939356*COS([.A71]))/339677+939356/339677" office:value-type="float" office:value="2.68468943593222" calcext:value-type="float">
            <text:p>2.68468943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/(1+[.A72]^2)" office:value-type="float" office:value="0.25706940874036" calcext:value-type="float">
            <text:p>0.2570694087</text:p>
          </table:table-cell>
          <table:table-cell table:formula="of:=(83*COS([.A72]))/130+83/130" office:value-type="float" office:value="0.556199284411319" calcext:value-type="float">
            <text:p>0.5561992844</text:p>
          </table:table-cell>
          <table:table-cell table:formula="of:=(1544*COS([.A72]))/1105+1544/1105" office:value-type="float" office:value="1.21725257991648" calcext:value-type="float">
            <text:p>1.2172525799</text:p>
          </table:table-cell>
          <table:table-cell table:formula="of:=(939356*COS([.A72]))/339677+939356/339677" office:value-type="float" office:value="2.40912735103211" calcext:value-type="float">
            <text:p>2.40912735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/(1+[.A73]^2)" office:value-type="float" office:value="0.235849056603773" calcext:value-type="float">
            <text:p>0.2358490566</text:p>
          </table:table-cell>
          <table:table-cell table:formula="of:=(83*COS([.A73]))/130+83/130" office:value-type="float" office:value="0.493401739542106" calcext:value-type="float">
            <text:p>0.4934017395</text:p>
          </table:table-cell>
          <table:table-cell table:formula="of:=(1544*COS([.A73]))/1105+1544/1105" office:value-type="float" office:value="1.07981897356912" calcext:value-type="float">
            <text:p>1.0798189736</text:p>
          </table:table-cell>
          <table:table-cell table:formula="of:=(939356*COS([.A73]))/339677+939356/339677" office:value-type="float" office:value="2.13712541366498" calcext:value-type="float">
            <text:p>2.137125413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/(1+[.A74]^2)" office:value-type="float" office:value="0.216919739696312" calcext:value-type="float">
            <text:p>0.2169197397</text:p>
          </table:table-cell>
          <table:table-cell table:formula="of:=(83*COS([.A74]))/130+83/130" office:value-type="float" office:value="0.432053584233301" calcext:value-type="float">
            <text:p>0.4320535842</text:p>
          </table:table-cell>
          <table:table-cell table:formula="of:=(1544*COS([.A74]))/1105+1544/1105" office:value-type="float" office:value="0.945557383495702" calcext:value-type="float">
            <text:p>0.9455573835</text:p>
          </table:table-cell>
          <table:table-cell table:formula="of:=(939356*COS([.A74]))/339677+939356/339677" office:value-type="float" office:value="1.87140137727714" calcext:value-type="float">
            <text:p>1.8714013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1+[.A75]^2)" office:value-type="float" office:value="0.2" calcext:value-type="float">
            <text:p>0.2</text:p>
          </table:table-cell>
          <table:table-cell table:formula="of:=(83*COS([.A75]))/130+83/130" office:value-type="float" office:value="0.372767788973748" calcext:value-type="float">
            <text:p>0.372767789</text:p>
          </table:table-cell>
          <table:table-cell table:formula="of:=(1544*COS([.A75]))/1105+1544/1105" office:value-type="float" office:value="0.815809307123269" calcext:value-type="float">
            <text:p>0.8158093071</text:p>
          </table:table-cell>
          <table:table-cell table:formula="of:=(939356*COS([.A75]))/339677+939356/339677" office:value-type="float" office:value="1.61461026860347" calcext:value-type="float">
            <text:p>1.614610268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/(1+[.A76]^2)" office:value-type="float" office:value="0.184842883548983" calcext:value-type="float">
            <text:p>0.1848428835</text:p>
          </table:table-cell>
          <table:table-cell table:formula="of:=(83*COS([.A76]))/130+83/130" office:value-type="float" office:value="0.316136717832398" calcext:value-type="float">
            <text:p>0.3161367178</text:p>
          </table:table-cell>
          <table:table-cell table:formula="of:=(1544*COS([.A76]))/1105+1544/1105" office:value-type="float" office:value="0.691871144341918" calcext:value-type="float">
            <text:p>0.6918711443</text:p>
          </table:table-cell>
          <table:table-cell table:formula="of:=(939356*COS([.A76]))/339677+939356/339677" office:value-type="float" office:value="1.369317859518" calcext:value-type="float">
            <text:p>1.36931785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/(1+[.A77]^2)" office:value-type="float" office:value="0.171232876712329" calcext:value-type="float">
            <text:p>0.1712328767</text:p>
          </table:table-cell>
          <table:table-cell table:formula="of:=(83*COS([.A77]))/130+83/130" office:value-type="float" office:value="0.262726209752356" calcext:value-type="float">
            <text:p>0.2627262098</text:p>
          </table:table-cell>
          <table:table-cell table:formula="of:=(1544*COS([.A77]))/1105+1544/1105" office:value-type="float" office:value="0.574981244305652" calcext:value-type="float">
            <text:p>0.5749812443</text:p>
          </table:table-cell>
          <table:table-cell table:formula="of:=(939356*COS([.A77]))/339677+939356/339677" office:value-type="float" office:value="1.13797503068941" calcext:value-type="float">
            <text:p>1.13797503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/(1+[.A78]^2)" office:value-type="float" office:value="0.158982511923688" calcext:value-type="float">
            <text:p>0.1589825119</text:p>
          </table:table-cell>
          <table:table-cell table:formula="of:=(83*COS([.A78]))/130+83/130" office:value-type="float" office:value="0.213069924875189" calcext:value-type="float">
            <text:p>0.2130699249</text:p>
          </table:table-cell>
          <table:table-cell table:formula="of:=(1544*COS([.A78]))/1105+1544/1105" office:value-type="float" office:value="0.466307532256969" calcext:value-type="float">
            <text:p>0.4663075323</text:p>
          </table:table-cell>
          <table:table-cell table:formula="of:=(939356*COS([.A78]))/339677+939356/339677" office:value-type="float" office:value="0.922893283191588" calcext:value-type="float">
            <text:p>0.922893283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/(1+[.A79]^2)" office:value-type="float" office:value="0.14792899408284" calcext:value-type="float">
            <text:p>0.1479289941</text:p>
          </table:table-cell>
          <table:table-cell table:formula="of:=(83*COS([.A79]))/130+83/130" office:value-type="float" office:value="0.167664012385205" calcext:value-type="float">
            <text:p>0.1676640124</text:p>
          </table:table-cell>
          <table:table-cell table:formula="of:=(1544*COS([.A79]))/1105+1544/1105" office:value-type="float" office:value="0.366935840003906" calcext:value-type="float">
            <text:p>0.36693584</text:p>
          </table:table-cell>
          <table:table-cell table:formula="of:=(939356*COS([.A79]))/339677+939356/339677" office:value-type="float" office:value="0.726221642748957" calcext:value-type="float">
            <text:p>0.726221642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/(1+[.A80]^2)" office:value-type="float" office:value="0.137931034482759" calcext:value-type="float">
            <text:p>0.1379310345</text:p>
          </table:table-cell>
          <table:table-cell table:formula="of:=(83*COS([.A80]))/130+83/130" office:value-type="float" office:value="0.126962153150804" calcext:value-type="float">
            <text:p>0.1269621532</text:p>
          </table:table-cell>
          <table:table-cell table:formula="of:=(1544*COS([.A80]))/1105+1544/1105" office:value-type="float" office:value="0.277859056647542" calcext:value-type="float">
            <text:p>0.2778590566</text:p>
          </table:table-cell>
          <table:table-cell table:formula="of:=(939356*COS([.A80]))/339677+939356/339677" office:value-type="float" office:value="0.54992518738182" calcext:value-type="float">
            <text:p>0.549925187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/(1+[.A81]^2)" office:value-type="float" office:value="0.128865979381443" calcext:value-type="float">
            <text:p>0.1288659794</text:p>
          </table:table-cell>
          <table:table-cell table:formula="of:=(83*COS([.A81]))/130+83/130" office:value-type="float" office:value="0.0913710266952103" calcext:value-type="float">
            <text:p>0.0913710267</text:p>
          </table:table-cell>
          <table:table-cell table:formula="of:=(1544*COS([.A81]))/1105+1544/1105" office:value-type="float" office:value="0.199967207962303" calcext:value-type="float">
            <text:p>0.199967208</text:p>
          </table:table-cell>
          <table:table-cell table:formula="of:=(939356*COS([.A81]))/339677+939356/339677" office:value-type="float" office:value="0.395765412996343" calcext:value-type="float">
            <text:p>0.39576541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/(1+[.A82]^2)" office:value-type="float" office:value="0.120627261761158" calcext:value-type="float">
            <text:p>0.1206272618</text:p>
          </table:table-cell>
          <table:table-cell table:formula="of:=(83*COS([.A82]))/130+83/130" office:value-type="float" office:value="0.061246247789107" calcext:value-type="float">
            <text:p>0.0612462478</text:p>
          </table:table-cell>
          <table:table-cell table:formula="of:=(1544*COS([.A82]))/1105+1544/1105" office:value-type="float" office:value="0.134038563552631" calcext:value-type="float">
            <text:p>0.1340385636</text:p>
          </table:table-cell>
          <table:table-cell table:formula="of:=(939356*COS([.A82]))/339677+939356/339677" office:value-type="float" office:value="0.265282633099743" calcext:value-type="float">
            <text:p>0.265282633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/(1+[.A83]^2)" office:value-type="float" office:value="0.113122171945701" calcext:value-type="float">
            <text:p>0.1131221719</text:p>
          </table:table-cell>
          <table:table-cell table:formula="of:=(83*COS([.A83]))/130+83/130" office:value-type="float" office:value="0.0368888132653949" calcext:value-type="float">
            <text:p>0.0368888133</text:p>
          </table:table-cell>
          <table:table-cell table:formula="of:=(1544*COS([.A83]))/1105+1544/1105" office:value-type="float" office:value="0.0807318606403542" calcext:value-type="float">
            <text:p>0.0807318606</text:p>
          </table:table-cell>
          <table:table-cell table:formula="of:=(939356*COS([.A83]))/339677+939356/339677" office:value-type="float" office:value="0.159780588496871" calcext:value-type="float">
            <text:p>0.159780588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/(1+[.A84]^2)" office:value-type="float" office:value="0.106269925611052" calcext:value-type="float">
            <text:p>0.1062699256</text:p>
          </table:table-cell>
          <table:table-cell table:formula="of:=(83*COS([.A84]))/130+83/130" office:value-type="float" office:value="0.0185420945583382" calcext:value-type="float">
            <text:p>0.0185420946</text:p>
          </table:table-cell>
          <table:table-cell table:formula="of:=(1544*COS([.A84]))/1105+1544/1105" office:value-type="float" office:value="0.0405797221801194" calcext:value-type="float">
            <text:p>0.0405797222</text:p>
          </table:table-cell>
          <table:table-cell table:formula="of:=(939356*COS([.A84]))/339677+939356/339677" office:value-type="float" office:value="0.080313420743062" calcext:value-type="float">
            <text:p>0.0803134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1+[.A85]^2)" office:value-type="float" office:value="0.1" calcext:value-type="float">
            <text:p>0.1</text:p>
          </table:table-cell>
          <table:table-cell table:formula="of:=(83*COS([.A85]))/130+83/130" office:value-type="float" office:value="0.00638940601663862" calcext:value-type="float">
            <text:p>0.006389406</text:p>
          </table:table-cell>
          <table:table-cell table:formula="of:=(1544*COS([.A85]))/1105+1544/1105" office:value-type="float" office:value="0.013983335066889" calcext:value-type="float">
            <text:p>0.0139833351</text:p>
          </table:table-cell>
          <table:table-cell table:formula="of:=(939356*COS([.A85]))/339677+939356/339677" office:value-type="float" office:value="0.027675139510158" calcext:value-type="float">
            <text:p>0.027675139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/(1+[.A86]^2)" office:value-type="float" office:value="0.0942507068803016" calcext:value-type="float">
            <text:p>0.0942507069</text:p>
          </table:table-cell>
          <table:table-cell table:formula="of:=(83*COS([.A86]))/130+83/130" office:value-type="float" office:value="0.000552173287060032" calcext:value-type="float">
            <text:p>0.0005521733</text:p>
          </table:table-cell>
          <table:table-cell table:formula="of:=(1544*COS([.A86]))/1105+1544/1105" office:value-type="float" office:value="0.00120844160910094" calcext:value-type="float">
            <text:p>0.0012084416</text:p>
          </table:table-cell>
          <table:table-cell table:formula="of:=(939356*COS([.A86]))/339677+939356/339677" office:value-type="float" office:value="0.00239168910433563" calcext:value-type="float">
            <text:p>0.002391689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/(1+[.A87]^2)" office:value-type="float" office:value="0.088967971530249" calcext:value-type="float">
            <text:p>0.0889679715</text:p>
          </table:table-cell>
          <table:table-cell table:formula="of:=(83*COS([.A87]))/130+83/130" office:value-type="float" office:value="0.00108872006950389" calcext:value-type="float">
            <text:p>0.0010887201</text:p>
          </table:table-cell>
          <table:table-cell table:formula="of:=(1544*COS([.A87]))/1105+1544/1105" office:value-type="float" office:value="0.00238268431936772" calcext:value-type="float">
            <text:p>0.0023826843</text:p>
          </table:table-cell>
          <table:table-cell table:formula="of:=(939356*COS([.A87]))/339677+939356/339677" office:value-type="float" office:value="0.0047156934044521" calcext:value-type="float">
            <text:p>0.004715693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/(1+[.A88]^2)" office:value-type="float" office:value="0.0841042893187552" calcext:value-type="float">
            <text:p>0.0841042893</text:p>
          </table:table-cell>
          <table:table-cell table:formula="of:=(83*COS([.A88]))/130+83/130" office:value-type="float" office:value="0.00799368536587863" calcext:value-type="float">
            <text:p>0.0079936854</text:p>
          </table:table-cell>
          <table:table-cell table:formula="of:=(1544*COS([.A88]))/1105+1544/1105" office:value-type="float" office:value="0.0174943305526813" calcext:value-type="float">
            <text:p>0.0174943306</text:p>
          </table:table-cell>
          <table:table-cell table:formula="of:=(939356*COS([.A88]))/339677+939356/339677" office:value-type="float" office:value="0.0346239317277544" calcext:value-type="float">
            <text:p>0.03462393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/(1+[.A89]^2)" office:value-type="float" office:value="0.0796178343949044" calcext:value-type="float">
            <text:p>0.0796178344</text:p>
          </table:table-cell>
          <table:table-cell table:formula="of:=(83*COS([.A89]))/130+83/130" office:value-type="float" office:value="0.0211980770454211" calcext:value-type="float">
            <text:p>0.021198077</text:p>
          </table:table-cell>
          <table:table-cell table:formula="of:=(1544*COS([.A89]))/1105+1544/1105" office:value-type="float" office:value="0.0463923897351242" calcext:value-type="float">
            <text:p>0.0463923897</text:p>
          </table:table-cell>
          <table:table-cell table:formula="of:=(939356*COS([.A89]))/339677+939356/339677" office:value-type="float" office:value="0.0918175708432658" calcext:value-type="float">
            <text:p>0.091817570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/(1+[.A90]^2)" office:value-type="float" office:value="0.0754716981132075" calcext:value-type="float">
            <text:p>0.0754716981</text:p>
          </table:table-cell>
          <table:table-cell table:formula="of:=(83*COS([.A90]))/130+83/130" office:value-type="float" office:value="0.0405699611912607" calcext:value-type="float">
            <text:p>0.0405699612</text:p>
          </table:table-cell>
          <table:table-cell table:formula="of:=(1544*COS([.A90]))/1105+1544/1105" office:value-type="float" office:value="0.0887881220117741" calcext:value-type="float">
            <text:p>0.088788122</text:p>
          </table:table-cell>
          <table:table-cell table:formula="of:=(939356*COS([.A90]))/339677+939356/339677" office:value-type="float" office:value="0.175725150814646" calcext:value-type="float">
            <text:p>0.175725150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/(1+[.A91]^2)" office:value-type="float" office:value="0.0716332378223496" calcext:value-type="float">
            <text:p>0.0716332378</text:p>
          </table:table-cell>
          <table:table-cell table:formula="of:=(83*COS([.A91]))/130+83/130" office:value-type="float" office:value="0.0659157803405059" calcext:value-type="float">
            <text:p>0.0659157803</text:p>
          </table:table-cell>
          <table:table-cell table:formula="of:=(1544*COS([.A91]))/1105+1544/1105" office:value-type="float" office:value="0.144257923239888" calcext:value-type="float">
            <text:p>0.1442579232</text:p>
          </table:table-cell>
          <table:table-cell table:formula="of:=(939356*COS([.A91]))/339677+939356/339677" office:value-type="float" office:value="0.285508294838982" calcext:value-type="float">
            <text:p>0.285508294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/(1+[.A92]^2)" office:value-type="float" office:value="0.068073519400953" calcext:value-type="float">
            <text:p>0.0680735194</text:p>
          </table:table-cell>
          <table:table-cell table:formula="of:=(83*COS([.A92]))/130+83/130" office:value-type="float" office:value="0.096982287446432" calcext:value-type="float">
            <text:p>0.0969822874</text:p>
          </table:table-cell>
          <table:table-cell table:formula="of:=(1544*COS([.A92]))/1105+1544/1105" office:value-type="float" office:value="0.212247557501476" calcext:value-type="float">
            <text:p>0.2122475575</text:p>
          </table:table-cell>
          <table:table-cell table:formula="of:=(939356*COS([.A92]))/339677+939356/339677" office:value-type="float" office:value="0.420070086030666" calcext:value-type="float">
            <text:p>0.42007008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/(1+[.A93]^2)" office:value-type="float" office:value="0.0647668393782383" calcext:value-type="float">
            <text:p>0.0647668394</text:p>
          </table:table-cell>
          <table:table-cell table:formula="of:=(83*COS([.A93]))/130+83/130" office:value-type="float" office:value="0.133459076239257" calcext:value-type="float">
            <text:p>0.1334590762</text:p>
          </table:table-cell>
          <table:table-cell table:formula="of:=(1544*COS([.A93]))/1105+1544/1105" office:value-type="float" office:value="0.292077694845377" calcext:value-type="float">
            <text:p>0.2920776948</text:p>
          </table:table-cell>
          <table:table-cell table:formula="of:=(939356*COS([.A93]))/339677+939356/339677" office:value-type="float" office:value="0.57806602745232" calcext:value-type="float">
            <text:p>0.578066027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/(1+[.A94]^2)" office:value-type="float" office:value="0.0616903146206046" calcext:value-type="float">
            <text:p>0.0616903146</text:p>
          </table:table-cell>
          <table:table-cell table:formula="of:=(83*COS([.A94]))/130+83/130" office:value-type="float" office:value="0.174981682702988" calcext:value-type="float">
            <text:p>0.1749816827</text:p>
          </table:table-cell>
          <table:table-cell table:formula="of:=(1544*COS([.A94]))/1105+1544/1105" office:value-type="float" office:value="0.382950698927587" calcext:value-type="float">
            <text:p>0.3829506989</text:p>
          </table:table-cell>
          <table:table-cell table:formula="of:=(939356*COS([.A94]))/339677+939356/339677" office:value-type="float" office:value="0.757917475883776" calcext:value-type="float">
            <text:p>0.7579174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1+[.A95]^2)" office:value-type="float" office:value="0.0588235294117647" calcext:value-type="float">
            <text:p>0.0588235294</text:p>
          </table:table-cell>
          <table:table-cell table:formula="of:=(83*COS([.A95]))/130+83/130" office:value-type="float" office:value="0.221135226679386" calcext:value-type="float">
            <text:p>0.2211352267</text:p>
          </table:table-cell>
          <table:table-cell table:formula="of:=(1544*COS([.A95]))/1105+1544/1105" office:value-type="float" office:value="0.483958596729939" calcext:value-type="float">
            <text:p>0.4839585967</text:p>
          </table:table-cell>
          <table:table-cell table:formula="of:=(939356*COS([.A95]))/339677+939356/339677" office:value-type="float" office:value="0.957827415103292" calcext:value-type="float">
            <text:p>0.957827415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/(1+[.A96]^2)" office:value-type="float" office:value="0.0561482313307131" calcext:value-type="float">
            <text:p>0.0561482313</text:p>
          </table:table-cell>
          <table:table-cell table:formula="of:=(83*COS([.A96]))/130+83/130" office:value-type="float" office:value="0.271458557213374" calcext:value-type="float">
            <text:p>0.2714585572</text:p>
          </table:table-cell>
          <table:table-cell table:formula="of:=(1544*COS([.A96]))/1105+1544/1105" office:value-type="float" office:value="0.594092150726364" calcext:value-type="float">
            <text:p>0.5940921507</text:p>
          </table:table-cell>
          <table:table-cell table:formula="of:=(939356*COS([.A96]))/339677+939356/339677" office:value-type="float" office:value="1.17579841107963" calcext:value-type="float">
            <text:p>1.175798411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/(1+[.A97]^2)" office:value-type="float" office:value="0.0536480686695279" calcext:value-type="float">
            <text:p>0.0536480687</text:p>
          </table:table-cell>
          <table:table-cell table:formula="of:=(83*COS([.A97]))/130+83/130" office:value-type="float" office:value="0.325448860220938" calcext:value-type="float">
            <text:p>0.3254488602</text:p>
          </table:table-cell>
          <table:table-cell table:formula="of:=(1544*COS([.A97]))/1105+1544/1105" office:value-type="float" office:value="0.712250942850644" calcext:value-type="float">
            <text:p>0.7122509429</text:p>
          </table:table-cell>
          <table:table-cell table:formula="of:=(939356*COS([.A97]))/339677+939356/339677" office:value-type="float" office:value="1.40965256967262" calcext:value-type="float">
            <text:p>1.409652569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/(1+[.A98]^2)" office:value-type="float" office:value="0.0513083632632119" calcext:value-type="float">
            <text:p>0.0513083633</text:p>
          </table:table-cell>
          <table:table-cell table:formula="of:=(83*COS([.A98]))/130+83/130" office:value-type="float" office:value="0.382566682441247" calcext:value-type="float">
            <text:p>0.3825666824</text:p>
          </table:table-cell>
          <table:table-cell table:formula="of:=(1544*COS([.A98]))/1105+1544/1105" office:value-type="float" office:value="0.837254369509972" calcext:value-type="float">
            <text:p>0.8372543695</text:p>
          </table:table-cell>
          <table:table-cell table:formula="of:=(939356*COS([.A98]))/339677+939356/339677" office:value-type="float" office:value="1.65705329743151" calcext:value-type="float">
            <text:p>1.657053297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/(1+[.A99]^2)" office:value-type="float" office:value="0.0491159135559921" calcext:value-type="float">
            <text:p>0.0491159136</text:p>
          </table:table-cell>
          <table:table-cell table:formula="of:=(83*COS([.A99]))/130+83/130" office:value-type="float" office:value="0.442241321475317" calcext:value-type="float">
            <text:p>0.4422413215</text:p>
          </table:table-cell>
          <table:table-cell table:formula="of:=(1544*COS([.A99]))/1105+1544/1105" office:value-type="float" office:value="0.96785343778581" calcext:value-type="float">
            <text:p>0.9678534378</text:p>
          </table:table-cell>
          <table:table-cell table:formula="of:=(939356*COS([.A99]))/339677+939356/339677" office:value-type="float" office:value="1.91552864806434" calcext:value-type="float">
            <text:p>1.915528648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/(1+[.A100]^2)" office:value-type="float" office:value="0.0470588235294118" calcext:value-type="float">
            <text:p>0.0470588235</text:p>
          </table:table-cell>
          <table:table-cell table:formula="of:=(83*COS([.A100]))/130+83/130" office:value-type="float" office:value="0.503876528055733" calcext:value-type="float">
            <text:p>0.5038765281</text:p>
          </table:table-cell>
          <table:table-cell table:formula="of:=(1544*COS([.A100]))/1105+1544/1105" office:value-type="float" office:value="1.10274324495826" calcext:value-type="float">
            <text:p>1.102743245</text:p>
          </table:table-cell>
          <table:table-cell table:formula="of:=(939356*COS([.A100]))/339677+939356/339677" office:value-type="float" office:value="2.18249602130819" calcext:value-type="float">
            <text:p>2.182496021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/(1+[.A101]^2)" office:value-type="float" office:value="0.0451263537906137" calcext:value-type="float">
            <text:p>0.0451263538</text:p>
          </table:table-cell>
          <table:table-cell table:formula="of:=(83*COS([.A101]))/130+83/130" office:value-type="float" office:value="0.566856463572235" calcext:value-type="float">
            <text:p>0.5668564636</text:p>
          </table:table-cell>
          <table:table-cell table:formula="of:=(1544*COS([.A101]))/1105+1544/1105" office:value-type="float" office:value="1.2405760166627" calcext:value-type="float">
            <text:p>1.2405760167</text:p>
          </table:table-cell>
          <table:table-cell table:formula="of:=(939356*COS([.A101]))/339677+939356/339677" office:value-type="float" office:value="2.45528796741727" calcext:value-type="float">
            <text:p>2.455287967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/(1+[.A102]^2)" office:value-type="float" office:value="0.043308791684712" calcext:value-type="float">
            <text:p>0.0433087917</text:p>
          </table:table-cell>
          <table:table-cell table:formula="of:=(83*COS([.A102]))/130+83/130" office:value-type="float" office:value="0.63055185332754" calcext:value-type="float">
            <text:p>0.6305518533</text:p>
          </table:table-cell>
          <table:table-cell table:formula="of:=(1544*COS([.A102]))/1105+1544/1105" office:value-type="float" office:value="1.3799745734057" calcext:value-type="float">
            <text:p>1.3799745734</text:p>
          </table:table-cell>
          <table:table-cell table:formula="of:=(939356*COS([.A102]))/339677+939356/339677" office:value-type="float" office:value="2.7311788394391" calcext:value-type="float">
            <text:p>2.731178839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/(1+[.A103]^2)" office:value-type="float" office:value="0.0415973377703827" calcext:value-type="float">
            <text:p>0.0415973378</text:p>
          </table:table-cell>
          <table:table-cell table:formula="of:=(83*COS([.A103]))/130+83/130" office:value-type="float" office:value="0.694326274042109" calcext:value-type="float">
            <text:p>0.694326274</text:p>
          </table:table-cell>
          <table:table-cell table:formula="of:=(1544*COS([.A103]))/1105+1544/1105" office:value-type="float" office:value="1.51954609088734" calcext:value-type="float">
            <text:p>1.5195460909</text:p>
          </table:table-cell>
          <table:table-cell table:formula="of:=(939356*COS([.A103]))/339677+939356/339677" office:value-type="float" office:value="3.00741202697782" calcext:value-type="float">
            <text:p>3.00741202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/(1+[.A104]^2)" office:value-type="float" office:value="0.039984006397441" calcext:value-type="float">
            <text:p>0.0399840064</text:p>
          </table:table-cell>
          <table:table-cell table:formula="of:=(83*COS([.A104]))/130+83/130" office:value-type="float" office:value="0.757542512785183" calcext:value-type="float">
            <text:p>0.7575425128</text:p>
          </table:table-cell>
          <table:table-cell table:formula="of:=(1544*COS([.A104]))/1105+1544/1105" office:value-type="float" office:value="1.65789601664114" calcext:value-type="float">
            <text:p>1.6578960166</text:p>
          </table:table-cell>
          <table:table-cell table:formula="of:=(939356*COS([.A104]))/339677+939356/339677" office:value-type="float" office:value="3.28122749933411" calcext:value-type="float">
            <text:p>3.2812274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1+[.A105]^2)" office:value-type="float" office:value="0.0384615384615385" calcext:value-type="float">
            <text:p>0.0384615385</text:p>
          </table:table-cell>
          <table:table-cell table:formula="of:=(83*COS([.A105]))/130+83/130" office:value-type="float" office:value="0.819568933795752" calcext:value-type="float">
            <text:p>0.8195689338</text:p>
          </table:table-cell>
          <table:table-cell table:formula="of:=(1544*COS([.A105]))/1105+1544/1105" office:value-type="float" office:value="1.79364200394138" calcext:value-type="float">
            <text:p>1.7936420039</text:p>
          </table:table-cell>
          <table:table-cell table:formula="of:=(939356*COS([.A105]))/339677+939356/339677" office:value-type="float" office:value="3.54988938281954" calcext:value-type="float">
            <text:p>3.5498893828</text:p>
          </table:table-cell>
        </table:table-row>
      </table:table>
      <table:table table:name="LSA" table:style-name="ta1">
        <table:shapes>
          <draw:frame draw:z-index="0" draw:style-name="gr1" draw:text-style-name="P1" svg:width="453.51pt" svg:height="255.09pt" svg:x="395.74pt" svg:y="185.24pt">
            <loext:p draw:notify-on-update-of-ranges="LSA.B5:LSA.B105 LSA.A5:LSA.A105 LSA.D5:LSA.D105 LSA.A5:LSA.A105 LSA.E5:LSA.E105 LSA.A5:LSA.A105 LSA.C5:LSA.C105 LSA.A5:LSA.A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x1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- (3338777207898591*[.A5]^10)/1.47573952589676E+020 + (8597584763599179*[.A5]^9)/2.07691874341393E+034 + (2921430056915075*[.A5]^8)/2.30584300921369E+018 - (7565596558122409*[.A5]^7)/3.24518553658427E+032 - (7036212123694515*[.A5]^6)/2.88230376151712E+017 + (7993310847410267*[.A5]^5)/2.02824096036517E+031 + (7111204189893359*[.A5]^4)/3.6028797018964E+016 - (5457826730119421*[.A5]^3)/2.53530120045646E+030 - (6072727099349657*[.A5]^2)/9007199254740989 + (5397386434835257*[.A5])/1.26765060022823E+030 + 1" office:value-type="float" office:value="0.0384615385004974" calcext:value-type="float">
            <text:p>0.0384615385</text:p>
          </table:table-cell>
          <table:table-cell table:formula="of:=(3362420364307109*[.A5]^5)/2.59614842926742E+033 + (8868626958976105*[.A5]^4)/4.61168601842739E+018 - (5839671007292025*[.A5]^3)/1.62259276829213E+032 - (4988602664236409*[.A5]^2)/7.20575940379279E+016 + (6442056510251491*[.A5])/8.11296384146067E+031 + 2554926711685399/4503599627370496" office:value-type="float" office:value="0.0384615385000007" calcext:value-type="float">
            <text:p>0.0384615385</text:p>
          </table:table-cell>
          <table:table-cell table:formula="of:=(237669985014899*[.A5]^20)/7.55578637259143E+022 - (2522818919767305*[.A5]^19)/2.41785163922926E+024 - (2860596947292555*[.A5]^18)/9.44473296573929E+021 + (1773857052961249*[.A5]^17)/1.88894659314786E+022 + (7148827363189051*[.A5]^16)/5.90295810358706E+020 - (8075669010381027*[.A5]^15)/2.36118324143482E+021 - (4840156368242513*[.A5]^14)/1.84467440737096E+019 + (4791228127490189*[.A5]^13)/7.37869762948382E+019 + (3894429921105419*[.A5]^12)/1.15292150460685E+018 - (6364854739456387*[.A5]^11)/9.22337203685478E+018 - (7711821400855569*[.A5]^10)/2.88230376151712E+017 + (2366700811562239*[.A5]^9)/5.76460752303423E+017 + (4736405046683083*[.A5]^8)/3.6028797018964E+016 - (3753291698499093*[.A5]^7)/2.88230376151712E+017 - (7199883390166785*[.A5]^6)/1.8014398509482E+016 + (2898062391108291*[.A5]^5)/1.44115188075856E+017 + (6831225804453745*[.A5]^4)/9.00719925474099E+015 - (456165522049589*[.A5]^3)/3.6028797018964E+016 - (4353079419247673*[.A5]^2)/4503599627370496 + (4834285567299155*[.A5])/2.30584300921369E+018 + 1" office:value-type="float" office:value="0.0384615376131974" calcext:value-type="float">
            <text:p>0.0384615376</text:p>
          </table:table-cell>
          <table:table-cell table:formula="of:=1/(1+[.A5]^2)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table:formula="of:=- (3338777207898591*[.A6]^10)/1.47573952589676E+020 + (8597584763599179*[.A6]^9)/2.07691874341393E+034 + (2921430056915075*[.A6]^8)/2.30584300921369E+018 - (7565596558122409*[.A6]^7)/3.24518553658427E+032 - (7036212123694515*[.A6]^6)/2.88230376151712E+017 + (7993310847410267*[.A6]^5)/2.02824096036517E+031 + (7111204189893359*[.A6]^4)/3.6028797018964E+016 - (5457826730119421*[.A6]^3)/2.53530120045646E+030 - (6072727099349657*[.A6]^2)/9007199254740989 + (5397386434835257*[.A6])/1.26765060022823E+030 + 1" office:value-type="float" office:value="1.23031655513922" calcext:value-type="float">
            <text:p>1.2303165551</text:p>
          </table:table-cell>
          <table:table-cell table:formula="of:=(3362420364307109*[.A6]^5)/2.59614842926742E+033 + (8868626958976105*[.A6]^4)/4.61168601842739E+018 - (5839671007292025*[.A6]^3)/1.62259276829213E+032 - (4988602664236409*[.A6]^2)/7.20575940379279E+016 + (6442056510251491*[.A6])/8.11296384146067E+031 + 2554926711685399/4503599627370496" office:value-type="float" office:value="0.0136925000345942" calcext:value-type="float">
            <text:p>0.0136925</text:p>
          </table:table-cell>
          <table:table-cell table:formula="of:=(237669985014899*[.A6]^20)/7.55578637259143E+022 - (2522818919767305*[.A6]^19)/2.41785163922926E+024 - (2860596947292555*[.A6]^18)/9.44473296573929E+021 + (1773857052961249*[.A6]^17)/1.88894659314786E+022 + (7148827363189051*[.A6]^16)/5.90295810358706E+020 - (8075669010381027*[.A6]^15)/2.36118324143482E+021 - (4840156368242513*[.A6]^14)/1.84467440737096E+019 + (4791228127490189*[.A6]^13)/7.37869762948382E+019 + (3894429921105419*[.A6]^12)/1.15292150460685E+018 - (6364854739456387*[.A6]^11)/9.22337203685478E+018 - (7711821400855569*[.A6]^10)/2.88230376151712E+017 + (2366700811562239*[.A6]^9)/5.76460752303423E+017 + (4736405046683083*[.A6]^8)/3.6028797018964E+016 - (3753291698499093*[.A6]^7)/2.88230376151712E+017 - (7199883390166785*[.A6]^6)/1.8014398509482E+016 + (2898062391108291*[.A6]^5)/1.44115188075856E+017 + (6831225804453745*[.A6]^4)/9.00719925474099E+015 - (456165522049589*[.A6]^3)/3.6028797018964E+016 - (4353079419247673*[.A6]^2)/4503599627370496 + (4834285567299155*[.A6])/2.30584300921369E+018 + 1" office:value-type="float" office:value="-77.1989484421376" calcext:value-type="float">
            <text:p>-77.1989484421</text:p>
          </table:table-cell>
          <table:table-cell table:formula="of:=1/(1+[.A6]^2)" office:value-type="float" office:value="0.039984006397441" calcext:value-type="float">
            <text:p>0.0399840064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table:formula="of:=- (3338777207898591*[.A7]^10)/1.47573952589676E+020 + (8597584763599179*[.A7]^9)/2.07691874341393E+034 + (2921430056915075*[.A7]^8)/2.30584300921369E+018 - (7565596558122409*[.A7]^7)/3.24518553658427E+032 - (7036212123694515*[.A7]^6)/2.88230376151712E+017 + (7993310847410267*[.A7]^5)/2.02824096036517E+031 + (7111204189893359*[.A7]^4)/3.6028797018964E+016 - (5457826730119421*[.A7]^3)/2.53530120045646E+030 - (6072727099349657*[.A7]^2)/9007199254740989 + (5397386434835257*[.A7])/1.26765060022823E+030 + 1" office:value-type="float" office:value="1.80438545613147" calcext:value-type="float">
            <text:p>1.8043854561</text:p>
          </table:table-cell>
          <table:table-cell table:formula="of:=(3362420364307109*[.A7]^5)/2.59614842926742E+033 + (8868626958976105*[.A7]^4)/4.61168601842739E+018 - (5839671007292025*[.A7]^3)/1.62259276829213E+032 - (4988602664236409*[.A7]^2)/7.20575940379279E+016 + (6442056510251491*[.A7])/8.11296384146067E+031 + 2554926711685399/4503599627370496" office:value-type="float" office:value="-0.00691999996900516" calcext:value-type="float">
            <text:p>-0.00692</text:p>
          </table:table-cell>
          <table:table-cell table:formula="of:=(237669985014899*[.A7]^20)/7.55578637259143E+022 - (2522818919767305*[.A7]^19)/2.41785163922926E+024 - (2860596947292555*[.A7]^18)/9.44473296573929E+021 + (1773857052961249*[.A7]^17)/1.88894659314786E+022 + (7148827363189051*[.A7]^16)/5.90295810358706E+020 - (8075669010381027*[.A7]^15)/2.36118324143482E+021 - (4840156368242513*[.A7]^14)/1.84467440737096E+019 + (4791228127490189*[.A7]^13)/7.37869762948382E+019 + (3894429921105419*[.A7]^12)/1.15292150460685E+018 - (6364854739456387*[.A7]^11)/9.22337203685478E+018 - (7711821400855569*[.A7]^10)/2.88230376151712E+017 + (2366700811562239*[.A7]^9)/5.76460752303423E+017 + (4736405046683083*[.A7]^8)/3.6028797018964E+016 - (3753291698499093*[.A7]^7)/2.88230376151712E+017 - (7199883390166785*[.A7]^6)/1.8014398509482E+016 + (2898062391108291*[.A7]^5)/1.44115188075856E+017 + (6831225804453745*[.A7]^4)/9.00719925474099E+015 - (456165522049589*[.A7]^3)/3.6028797018964E+016 - (4353079419247673*[.A7]^2)/4503599627370496 + (4834285567299155*[.A7])/2.30584300921369E+018 + 1" office:value-type="float" office:value="-67.8225996026333" calcext:value-type="float">
            <text:p>-67.8225996026</text:p>
          </table:table-cell>
          <table:table-cell table:formula="of:=1/(1+[.A7]^2)" office:value-type="float" office:value="0.0415973377703827" calcext:value-type="float">
            <text:p>0.0415973378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table:formula="of:=- (3338777207898591*[.A8]^10)/1.47573952589676E+020 + (8597584763599179*[.A8]^9)/2.07691874341393E+034 + (2921430056915075*[.A8]^8)/2.30584300921369E+018 - (7565596558122409*[.A8]^7)/3.24518553658427E+032 - (7036212123694515*[.A8]^6)/2.88230376151712E+017 + (7993310847410267*[.A8]^5)/2.02824096036517E+031 + (7111204189893359*[.A8]^4)/3.6028797018964E+016 - (5457826730119421*[.A8]^3)/2.53530120045646E+030 - (6072727099349657*[.A8]^2)/9007199254740989 + (5397386434835257*[.A8])/1.26765060022823E+030 + 1" office:value-type="float" office:value="1.95895184189776" calcext:value-type="float">
            <text:p>1.9589518419</text:p>
          </table:table-cell>
          <table:table-cell table:formula="of:=(3362420364307109*[.A8]^5)/2.59614842926742E+033 + (8868626958976105*[.A8]^4)/4.61168601842739E+018 - (5839671007292025*[.A8]^3)/1.62259276829213E+032 - (4988602664236409*[.A8]^2)/7.20575940379279E+016 + (6442056510251491*[.A8])/8.11296384146067E+031 + 2554926711685399/4503599627370496" office:value-type="float" office:value="-0.0235998076646555" calcext:value-type="float">
            <text:p>-0.0235998077</text:p>
          </table:table-cell>
          <table:table-cell table:formula="of:=(237669985014899*[.A8]^20)/7.55578637259143E+022 - (2522818919767305*[.A8]^19)/2.41785163922926E+024 - (2860596947292555*[.A8]^18)/9.44473296573929E+021 + (1773857052961249*[.A8]^17)/1.88894659314786E+022 + (7148827363189051*[.A8]^16)/5.90295810358706E+020 - (8075669010381027*[.A8]^15)/2.36118324143482E+021 - (4840156368242513*[.A8]^14)/1.84467440737096E+019 + (4791228127490189*[.A8]^13)/7.37869762948382E+019 + (3894429921105419*[.A8]^12)/1.15292150460685E+018 - (6364854739456387*[.A8]^11)/9.22337203685478E+018 - (7711821400855569*[.A8]^10)/2.88230376151712E+017 + (2366700811562239*[.A8]^9)/5.76460752303423E+017 + (4736405046683083*[.A8]^8)/3.6028797018964E+016 - (3753291698499093*[.A8]^7)/2.88230376151712E+017 - (7199883390166785*[.A8]^6)/1.8014398509482E+016 + (2898062391108291*[.A8]^5)/1.44115188075856E+017 + (6831225804453745*[.A8]^4)/9.00719925474099E+015 - (456165522049589*[.A8]^3)/3.6028797018964E+016 - (4353079419247673*[.A8]^2)/4503599627370496 + (4834285567299155*[.A8])/2.30584300921369E+018 + 1" office:value-type="float" office:value="-38.469180458363" calcext:value-type="float">
            <text:p>-38.4691804584</text:p>
          </table:table-cell>
          <table:table-cell table:formula="of:=1/(1+[.A8]^2)" office:value-type="float" office:value="0.043308791684712" calcext:value-type="float">
            <text:p>0.0433087917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table:formula="of:=- (3338777207898591*[.A9]^10)/1.47573952589676E+020 + (8597584763599179*[.A9]^9)/2.07691874341393E+034 + (2921430056915075*[.A9]^8)/2.30584300921369E+018 - (7565596558122409*[.A9]^7)/3.24518553658427E+032 - (7036212123694515*[.A9]^6)/2.88230376151712E+017 + (7993310847410267*[.A9]^5)/2.02824096036517E+031 + (7111204189893359*[.A9]^4)/3.6028797018964E+016 - (5457826730119421*[.A9]^3)/2.53530120045646E+030 - (6072727099349657*[.A9]^2)/9007199254740989 + (5397386434835257*[.A9])/1.26765060022823E+030 + 1" office:value-type="float" office:value="1.84584536701286" calcext:value-type="float">
            <text:p>1.845845367</text:p>
          </table:table-cell>
          <table:table-cell table:formula="of:=(3362420364307109*[.A9]^5)/2.59614842926742E+033 + (8868626958976105*[.A9]^4)/4.61168601842739E+018 - (5839671007292025*[.A9]^3)/1.62259276829213E+032 - (4988602664236409*[.A9]^2)/7.20575940379279E+016 + (6442056510251491*[.A9])/8.11296384146067E+031 + 2554926711685399/4503599627370496" office:value-type="float" office:value="-0.0365661538215988" calcext:value-type="float">
            <text:p>-0.0365661538</text:p>
          </table:table-cell>
          <table:table-cell table:formula="of:=(237669985014899*[.A9]^20)/7.55578637259143E+022 - (2522818919767305*[.A9]^19)/2.41785163922926E+024 - (2860596947292555*[.A9]^18)/9.44473296573929E+021 + (1773857052961249*[.A9]^17)/1.88894659314786E+022 + (7148827363189051*[.A9]^16)/5.90295810358706E+020 - (8075669010381027*[.A9]^15)/2.36118324143482E+021 - (4840156368242513*[.A9]^14)/1.84467440737096E+019 + (4791228127490189*[.A9]^13)/7.37869762948382E+019 + (3894429921105419*[.A9]^12)/1.15292150460685E+018 - (6364854739456387*[.A9]^11)/9.22337203685478E+018 - (7711821400855569*[.A9]^10)/2.88230376151712E+017 + (2366700811562239*[.A9]^9)/5.76460752303423E+017 + (4736405046683083*[.A9]^8)/3.6028797018964E+016 - (3753291698499093*[.A9]^7)/2.88230376151712E+017 - (7199883390166785*[.A9]^6)/1.8014398509482E+016 + (2898062391108291*[.A9]^5)/1.44115188075856E+017 + (6831225804453745*[.A9]^4)/9.00719925474099E+015 - (456165522049589*[.A9]^3)/3.6028797018964E+016 - (4353079419247673*[.A9]^2)/4503599627370496 + (4834285567299155*[.A9])/2.30584300921369E+018 + 1" office:value-type="float" office:value="-13.9771759322552" calcext:value-type="float">
            <text:p>-13.9771759323</text:p>
          </table:table-cell>
          <table:table-cell table:formula="of:=1/(1+[.A9]^2)" office:value-type="float" office:value="0.0451263537906137" calcext:value-type="float">
            <text:p>0.0451263538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table:formula="of:=- (3338777207898591*[.A10]^10)/1.47573952589676E+020 + (8597584763599179*[.A10]^9)/2.07691874341393E+034 + (2921430056915075*[.A10]^8)/2.30584300921369E+018 - (7565596558122409*[.A10]^7)/3.24518553658427E+032 - (7036212123694515*[.A10]^6)/2.88230376151712E+017 + (7993310847410267*[.A10]^5)/2.02824096036517E+031 + (7111204189893359*[.A10]^4)/3.6028797018964E+016 - (5457826730119421*[.A10]^3)/2.53530120045646E+030 - (6072727099349657*[.A10]^2)/9007199254740989 + (5397386434835257*[.A10])/1.26765060022823E+030 + 1" office:value-type="float" office:value="1.57872099033406" calcext:value-type="float">
            <text:p>1.5787209903</text:p>
          </table:table-cell>
          <table:table-cell table:formula="of:=(3362420364307109*[.A10]^5)/2.59614842926742E+033 + (8868626958976105*[.A10]^4)/4.61168601842739E+018 - (5839671007292025*[.A10]^3)/1.62259276829213E+032 - (4988602664236409*[.A10]^2)/7.20575940379279E+016 + (6442056510251491*[.A10])/8.11296384146067E+031 + 2554926711685399/4503599627370496" office:value-type="float" office:value="-0.0460336538244616" calcext:value-type="float">
            <text:p>-0.0460336538</text:p>
          </table:table-cell>
          <table:table-cell table:formula="of:=(237669985014899*[.A10]^20)/7.55578637259143E+022 - (2522818919767305*[.A10]^19)/2.41785163922926E+024 - (2860596947292555*[.A10]^18)/9.44473296573929E+021 + (1773857052961249*[.A10]^17)/1.88894659314786E+022 + (7148827363189051*[.A10]^16)/5.90295810358706E+020 - (8075669010381027*[.A10]^15)/2.36118324143482E+021 - (4840156368242513*[.A10]^14)/1.84467440737096E+019 + (4791228127490189*[.A10]^13)/7.37869762948382E+019 + (3894429921105419*[.A10]^12)/1.15292150460685E+018 - (6364854739456387*[.A10]^11)/9.22337203685478E+018 - (7711821400855569*[.A10]^10)/2.88230376151712E+017 + (2366700811562239*[.A10]^9)/5.76460752303423E+017 + (4736405046683083*[.A10]^8)/3.6028797018964E+016 - (3753291698499093*[.A10]^7)/2.88230376151712E+017 - (7199883390166785*[.A10]^6)/1.8014398509482E+016 + (2898062391108291*[.A10]^5)/1.44115188075856E+017 + (6831225804453745*[.A10]^4)/9.00719925474099E+015 - (456165522049589*[.A10]^3)/3.6028797018964E+016 - (4353079419247673*[.A10]^2)/4503599627370496 + (4834285567299155*[.A10])/2.30584300921369E+018 + 1" office:value-type="float" office:value="0.0470588235615033" calcext:value-type="float">
            <text:p>0.0470588236</text:p>
          </table:table-cell>
          <table:table-cell table:formula="of:=1/(1+[.A10]^2)" office:value-type="float" office:value="0.0470588235294118" calcext:value-type="float">
            <text:p>0.0470588235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table:formula="of:=- (3338777207898591*[.A11]^10)/1.47573952589676E+020 + (8597584763599179*[.A11]^9)/2.07691874341393E+034 + (2921430056915075*[.A11]^8)/2.30584300921369E+018 - (7565596558122409*[.A11]^7)/3.24518553658427E+032 - (7036212123694515*[.A11]^6)/2.88230376151712E+017 + (7993310847410267*[.A11]^5)/2.02824096036517E+031 + (7111204189893359*[.A11]^4)/3.6028797018964E+016 - (5457826730119421*[.A11]^3)/2.53530120045646E+030 - (6072727099349657*[.A11]^2)/9007199254740989 + (5397386434835257*[.A11])/1.26765060022823E+030 + 1" office:value-type="float" office:value="1.24021348539407" calcext:value-type="float">
            <text:p>1.2402134854</text:p>
          </table:table-cell>
          <table:table-cell table:formula="of:=(3362420364307109*[.A11]^5)/2.59614842926742E+033 + (8868626958976105*[.A11]^4)/4.61168601842739E+018 - (5839671007292025*[.A11]^3)/1.62259276829213E+032 - (4988602664236409*[.A11]^2)/7.20575940379279E+016 + (6442056510251491*[.A11])/8.11296384146067E+031 + 2554926711685399/4503599627370496" office:value-type="float" office:value="-0.0522123076732549" calcext:value-type="float">
            <text:p>-0.0522123077</text:p>
          </table:table-cell>
          <table:table-cell table:formula="of:=(237669985014899*[.A11]^20)/7.55578637259143E+022 - (2522818919767305*[.A11]^19)/2.41785163922926E+024 - (2860596947292555*[.A11]^18)/9.44473296573929E+021 + (1773857052961249*[.A11]^17)/1.88894659314786E+022 + (7148827363189051*[.A11]^16)/5.90295810358706E+020 - (8075669010381027*[.A11]^15)/2.36118324143482E+021 - (4840156368242513*[.A11]^14)/1.84467440737096E+019 + (4791228127490189*[.A11]^13)/7.37869762948382E+019 + (3894429921105419*[.A11]^12)/1.15292150460685E+018 - (6364854739456387*[.A11]^11)/9.22337203685478E+018 - (7711821400855569*[.A11]^10)/2.88230376151712E+017 + (2366700811562239*[.A11]^9)/5.76460752303423E+017 + (4736405046683083*[.A11]^8)/3.6028797018964E+016 - (3753291698499093*[.A11]^7)/2.88230376151712E+017 - (7199883390166785*[.A11]^6)/1.8014398509482E+016 + (2898062391108291*[.A11]^5)/1.44115188075856E+017 + (6831225804453745*[.A11]^4)/9.00719925474099E+015 - (456165522049589*[.A11]^3)/3.6028797018964E+016 - (4353079419247673*[.A11]^2)/4503599627370496 + (4834285567299155*[.A11])/2.30584300921369E+018 + 1" office:value-type="float" office:value="5.39661785529792" calcext:value-type="float">
            <text:p>5.3966178553</text:p>
          </table:table-cell>
          <table:table-cell table:formula="of:=1/(1+[.A11]^2)" office:value-type="float" office:value="0.0491159135559921" calcext:value-type="float">
            <text:p>0.0491159136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table:formula="of:=- (3338777207898591*[.A12]^10)/1.47573952589676E+020 + (8597584763599179*[.A12]^9)/2.07691874341393E+034 + (2921430056915075*[.A12]^8)/2.30584300921369E+018 - (7565596558122409*[.A12]^7)/3.24518553658427E+032 - (7036212123694515*[.A12]^6)/2.88230376151712E+017 + (7993310847410267*[.A12]^5)/2.02824096036517E+031 + (7111204189893359*[.A12]^4)/3.6028797018964E+016 - (5457826730119421*[.A12]^3)/2.53530120045646E+030 - (6072727099349657*[.A12]^2)/9007199254740989 + (5397386434835257*[.A12])/1.26765060022823E+030 + 1" office:value-type="float" office:value="0.888081146072865" calcext:value-type="float">
            <text:p>0.8880811461</text:p>
          </table:table-cell>
          <table:table-cell table:formula="of:=(3362420364307109*[.A12]^5)/2.59614842926742E+033 + (8868626958976105*[.A12]^4)/4.61168601842739E+018 - (5839671007292025*[.A12]^3)/1.62259276829213E+032 - (4988602664236409*[.A12]^2)/7.20575940379279E+016 + (6442056510251491*[.A12])/8.11296384146067E+031 + 2554926711685399/4503599627370496" office:value-type="float" office:value="-0.0553074999833739" calcext:value-type="float">
            <text:p>-0.0553075</text:p>
          </table:table-cell>
          <table:table-cell table:formula="of:=(237669985014899*[.A12]^20)/7.55578637259143E+022 - (2522818919767305*[.A12]^19)/2.41785163922926E+024 - (2860596947292555*[.A12]^18)/9.44473296573929E+021 + (1773857052961249*[.A12]^17)/1.88894659314786E+022 + (7148827363189051*[.A12]^16)/5.90295810358706E+020 - (8075669010381027*[.A12]^15)/2.36118324143482E+021 - (4840156368242513*[.A12]^14)/1.84467440737096E+019 + (4791228127490189*[.A12]^13)/7.37869762948382E+019 + (3894429921105419*[.A12]^12)/1.15292150460685E+018 - (6364854739456387*[.A12]^11)/9.22337203685478E+018 - (7711821400855569*[.A12]^10)/2.88230376151712E+017 + (2366700811562239*[.A12]^9)/5.76460752303423E+017 + (4736405046683083*[.A12]^8)/3.6028797018964E+016 - (3753291698499093*[.A12]^7)/2.88230376151712E+017 - (7199883390166785*[.A12]^6)/1.8014398509482E+016 + (2898062391108291*[.A12]^5)/1.44115188075856E+017 + (6831225804453745*[.A12]^4)/9.00719925474099E+015 - (456165522049589*[.A12]^3)/3.6028797018964E+016 - (4353079419247673*[.A12]^2)/4503599627370496 + (4834285567299155*[.A12])/2.30584300921369E+018 + 1" office:value-type="float" office:value="5.61690296083068" calcext:value-type="float">
            <text:p>5.6169029608</text:p>
          </table:table-cell>
          <table:table-cell table:formula="of:=1/(1+[.A12]^2)" office:value-type="float" office:value="0.0513083632632119" calcext:value-type="float">
            <text:p>0.0513083633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table:formula="of:=- (3338777207898591*[.A13]^10)/1.47573952589676E+020 + (8597584763599179*[.A13]^9)/2.07691874341393E+034 + (2921430056915075*[.A13]^8)/2.30584300921369E+018 - (7565596558122409*[.A13]^7)/3.24518553658427E+032 - (7036212123694515*[.A13]^6)/2.88230376151712E+017 + (7993310847410267*[.A13]^5)/2.02824096036517E+031 + (7111204189893359*[.A13]^4)/3.6028797018964E+016 - (5457826730119421*[.A13]^3)/2.53530120045646E+030 - (6072727099349657*[.A13]^2)/9007199254740989 + (5397386434835257*[.A13])/1.26765060022823E+030 + 1" office:value-type="float" office:value="0.560444444536388" calcext:value-type="float">
            <text:p>0.5604444445</text:p>
          </table:table-cell>
          <table:table-cell table:formula="of:=(3362420364307109*[.A13]^5)/2.59614842926742E+033 + (8868626958976105*[.A13]^4)/4.61168601842739E+018 - (5839671007292025*[.A13]^3)/1.62259276829213E+032 - (4988602664236409*[.A13]^2)/7.20575940379279E+016 + (6442056510251491*[.A13])/8.11296384146067E+031 + 2554926711685399/4503599627370496" office:value-type="float" office:value="-0.0555199999855984" calcext:value-type="float">
            <text:p>-0.05552</text:p>
          </table:table-cell>
          <table:table-cell table:formula="of:=(237669985014899*[.A13]^20)/7.55578637259143E+022 - (2522818919767305*[.A13]^19)/2.41785163922926E+024 - (2860596947292555*[.A13]^18)/9.44473296573929E+021 + (1773857052961249*[.A13]^17)/1.88894659314786E+022 + (7148827363189051*[.A13]^16)/5.90295810358706E+020 - (8075669010381027*[.A13]^15)/2.36118324143482E+021 - (4840156368242513*[.A13]^14)/1.84467440737096E+019 + (4791228127490189*[.A13]^13)/7.37869762948382E+019 + (3894429921105419*[.A13]^12)/1.15292150460685E+018 - (6364854739456387*[.A13]^11)/9.22337203685478E+018 - (7711821400855569*[.A13]^10)/2.88230376151712E+017 + (2366700811562239*[.A13]^9)/5.76460752303423E+017 + (4736405046683083*[.A13]^8)/3.6028797018964E+016 - (3753291698499093*[.A13]^7)/2.88230376151712E+017 - (7199883390166785*[.A13]^6)/1.8014398509482E+016 + (2898062391108291*[.A13]^5)/1.44115188075856E+017 + (6831225804453745*[.A13]^4)/9.00719925474099E+015 - (456165522049589*[.A13]^3)/3.6028797018964E+016 - (4353079419247673*[.A13]^2)/4503599627370496 + (4834285567299155*[.A13])/2.30584300921369E+018 + 1" office:value-type="float" office:value="3.72102844858145" calcext:value-type="float">
            <text:p>3.7210284486</text:p>
          </table:table-cell>
          <table:table-cell table:formula="of:=1/(1+[.A13]^2)" office:value-type="float" office:value="0.0536480686695279" calcext:value-type="float">
            <text:p>0.0536480687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table:formula="of:=- (3338777207898591*[.A14]^10)/1.47573952589676E+020 + (8597584763599179*[.A14]^9)/2.07691874341393E+034 + (2921430056915075*[.A14]^8)/2.30584300921369E+018 - (7565596558122409*[.A14]^7)/3.24518553658427E+032 - (7036212123694515*[.A14]^6)/2.88230376151712E+017 + (7993310847410267*[.A14]^5)/2.02824096036517E+031 + (7111204189893359*[.A14]^4)/3.6028797018964E+016 - (5457826730119421*[.A14]^3)/2.53530120045646E+030 - (6072727099349657*[.A14]^2)/9007199254740989 + (5397386434835257*[.A14])/1.26765060022823E+030 + 1" office:value-type="float" office:value="0.280217593957501" calcext:value-type="float">
            <text:p>0.280217594</text:p>
          </table:table-cell>
          <table:table-cell table:formula="of:=(3362420364307109*[.A14]^5)/2.59614842926742E+033 + (8868626958976105*[.A14]^4)/4.61168601842739E+018 - (5839671007292025*[.A14]^3)/1.62259276829213E+032 - (4988602664236409*[.A14]^2)/7.20575940379279E+016 + (6442056510251491*[.A14])/8.11296384146067E+031 + 2554926711685399/4503599627370496" office:value-type="float" office:value="-0.053045961526093" calcext:value-type="float">
            <text:p>-0.0530459615</text:p>
          </table:table-cell>
          <table:table-cell table:formula="of:=(237669985014899*[.A14]^20)/7.55578637259143E+022 - (2522818919767305*[.A14]^19)/2.41785163922926E+024 - (2860596947292555*[.A14]^18)/9.44473296573929E+021 + (1773857052961249*[.A14]^17)/1.88894659314786E+022 + (7148827363189051*[.A14]^16)/5.90295810358706E+020 - (8075669010381027*[.A14]^15)/2.36118324143482E+021 - (4840156368242513*[.A14]^14)/1.84467440737096E+019 + (4791228127490189*[.A14]^13)/7.37869762948382E+019 + (3894429921105419*[.A14]^12)/1.15292150460685E+018 - (6364854739456387*[.A14]^11)/9.22337203685478E+018 - (7711821400855569*[.A14]^10)/2.88230376151712E+017 + (2366700811562239*[.A14]^9)/5.76460752303423E+017 + (4736405046683083*[.A14]^8)/3.6028797018964E+016 - (3753291698499093*[.A14]^7)/2.88230376151712E+017 - (7199883390166785*[.A14]^6)/1.8014398509482E+016 + (2898062391108291*[.A14]^5)/1.44115188075856E+017 + (6831225804453745*[.A14]^4)/9.00719925474099E+015 - (456165522049589*[.A14]^3)/3.6028797018964E+016 - (4353079419247673*[.A14]^2)/4503599627370496 + (4834285567299155*[.A14])/2.30584300921369E+018 + 1" office:value-type="float" office:value="1.58352552856603" calcext:value-type="float">
            <text:p>1.5835255286</text:p>
          </table:table-cell>
          <table:table-cell table:formula="of:=1/(1+[.A14]^2)" office:value-type="float" office:value="0.0561482313307131" calcext:value-type="float">
            <text:p>0.056148231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- (3338777207898591*[.A15]^10)/1.47573952589676E+020 + (8597584763599179*[.A15]^9)/2.07691874341393E+034 + (2921430056915075*[.A15]^8)/2.30584300921369E+018 - (7565596558122409*[.A15]^7)/3.24518553658427E+032 - (7036212123694515*[.A15]^6)/2.88230376151712E+017 + (7993310847410267*[.A15]^5)/2.02824096036517E+031 + (7111204189893359*[.A15]^4)/3.6028797018964E+016 - (5457826730119421*[.A15]^3)/2.53530120045646E+030 - (6072727099349657*[.A15]^2)/9007199254740989 + (5397386434835257*[.A15])/1.26765060022823E+030 + 1" office:value-type="float" office:value="0.0588235294001035" calcext:value-type="float">
            <text:p>0.0588235294</text:p>
          </table:table-cell>
          <table:table-cell table:formula="of:=(3362420364307109*[.A15]^5)/2.59614842926742E+033 + (8868626958976105*[.A15]^4)/4.61168601842739E+018 - (5839671007292025*[.A15]^3)/1.62259276829213E+032 - (4988602664236409*[.A15]^2)/7.20575940379279E+016 + (6442056510251491*[.A15])/8.11296384146067E+031 + 2554926711685399/4503599627370496" office:value-type="float" office:value="-0.0480769230664049" calcext:value-type="float">
            <text:p>-0.0480769231</text:p>
          </table:table-cell>
          <table:table-cell table:formula="of:=(237669985014899*[.A15]^20)/7.55578637259143E+022 - (2522818919767305*[.A15]^19)/2.41785163922926E+024 - (2860596947292555*[.A15]^18)/9.44473296573929E+021 + (1773857052961249*[.A15]^17)/1.88894659314786E+022 + (7148827363189051*[.A15]^16)/5.90295810358706E+020 - (8075669010381027*[.A15]^15)/2.36118324143482E+021 - (4840156368242513*[.A15]^14)/1.84467440737096E+019 + (4791228127490189*[.A15]^13)/7.37869762948382E+019 + (3894429921105419*[.A15]^12)/1.15292150460685E+018 - (6364854739456387*[.A15]^11)/9.22337203685478E+018 - (7711821400855569*[.A15]^10)/2.88230376151712E+017 + (2366700811562239*[.A15]^9)/5.76460752303423E+017 + (4736405046683083*[.A15]^8)/3.6028797018964E+016 - (3753291698499093*[.A15]^7)/2.88230376151712E+017 - (7199883390166785*[.A15]^6)/1.8014398509482E+016 + (2898062391108291*[.A15]^5)/1.44115188075856E+017 + (6831225804453745*[.A15]^4)/9.00719925474099E+015 - (456165522049589*[.A15]^3)/3.6028797018964E+016 - (4353079419247673*[.A15]^2)/4503599627370496 + (4834285567299155*[.A15])/2.30584300921369E+018 + 1" office:value-type="float" office:value="0.058823529411227" calcext:value-type="float">
            <text:p>0.0588235294</text:p>
          </table:table-cell>
          <table:table-cell table:formula="of:=1/(1+[.A15]^2)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table:formula="of:=- (3338777207898591*[.A16]^10)/1.47573952589676E+020 + (8597584763599179*[.A16]^9)/2.07691874341393E+034 + (2921430056915075*[.A16]^8)/2.30584300921369E+018 - (7565596558122409*[.A16]^7)/3.24518553658427E+032 - (7036212123694515*[.A16]^6)/2.88230376151712E+017 + (7993310847410267*[.A16]^5)/2.02824096036517E+031 + (7111204189893359*[.A16]^4)/3.6028797018964E+016 - (5457826730119421*[.A16]^3)/2.53530120045646E+030 - (6072727099349657*[.A16]^2)/9007199254740989 + (5397386434835257*[.A16])/1.26765060022823E+030 + 1" office:value-type="float" office:value="-0.100724261747285" calcext:value-type="float">
            <text:p>-0.1007242617</text:p>
          </table:table-cell>
          <table:table-cell table:formula="of:=(3362420364307109*[.A16]^5)/2.59614842926742E+033 + (8868626958976105*[.A16]^4)/4.61168601842739E+018 - (5839671007292025*[.A16]^3)/1.62259276829213E+032 - (4988602664236409*[.A16]^2)/7.20575940379279E+016 + (6442056510251491*[.A16])/8.11296384146067E+031 + 2554926711685399/4503599627370496" office:value-type="float" office:value="-0.0407998076834678" calcext:value-type="float">
            <text:p>-0.0407998077</text:p>
          </table:table-cell>
          <table:table-cell table:formula="of:=(237669985014899*[.A16]^20)/7.55578637259143E+022 - (2522818919767305*[.A16]^19)/2.41785163922926E+024 - (2860596947292555*[.A16]^18)/9.44473296573929E+021 + (1773857052961249*[.A16]^17)/1.88894659314786E+022 + (7148827363189051*[.A16]^16)/5.90295810358706E+020 - (8075669010381027*[.A16]^15)/2.36118324143482E+021 - (4840156368242513*[.A16]^14)/1.84467440737096E+019 + (4791228127490189*[.A16]^13)/7.37869762948382E+019 + (3894429921105419*[.A16]^12)/1.15292150460685E+018 - (6364854739456387*[.A16]^11)/9.22337203685478E+018 - (7711821400855569*[.A16]^10)/2.88230376151712E+017 + (2366700811562239*[.A16]^9)/5.76460752303423E+017 + (4736405046683083*[.A16]^8)/3.6028797018964E+016 - (3753291698499093*[.A16]^7)/2.88230376151712E+017 - (7199883390166785*[.A16]^6)/1.8014398509482E+016 + (2898062391108291*[.A16]^5)/1.44115188075856E+017 + (6831225804453745*[.A16]^4)/9.00719925474099E+015 - (456165522049589*[.A16]^3)/3.6028797018964E+016 - (4353079419247673*[.A16]^2)/4503599627370496 + (4834285567299155*[.A16])/2.30584300921369E+018 + 1" office:value-type="float" office:value="-0.676394201213945" calcext:value-type="float">
            <text:p>-0.6763942012</text:p>
          </table:table-cell>
          <table:table-cell table:formula="of:=1/(1+[.A16]^2)" office:value-type="float" office:value="0.0616903146206046" calcext:value-type="float">
            <text:p>0.061690314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table:formula="of:=- (3338777207898591*[.A17]^10)/1.47573952589676E+020 + (8597584763599179*[.A17]^9)/2.07691874341393E+034 + (2921430056915075*[.A17]^8)/2.30584300921369E+018 - (7565596558122409*[.A17]^7)/3.24518553658427E+032 - (7036212123694515*[.A17]^6)/2.88230376151712E+017 + (7993310847410267*[.A17]^5)/2.02824096036517E+031 + (7111204189893359*[.A17]^4)/3.6028797018964E+016 - (5457826730119421*[.A17]^3)/2.53530120045646E+030 - (6072727099349657*[.A17]^2)/9007199254740989 + (5397386434835257*[.A17])/1.26765060022823E+030 + 1" office:value-type="float" office:value="-0.201296361479852" calcext:value-type="float">
            <text:p>-0.2012963615</text:p>
          </table:table-cell>
          <table:table-cell table:formula="of:=(3362420364307109*[.A17]^5)/2.59614842926742E+033 + (8868626958976105*[.A17]^4)/4.61168601842739E+018 - (5839671007292025*[.A17]^3)/1.62259276829213E+032 - (4988602664236409*[.A17]^2)/7.20575940379279E+016 + (6442056510251491*[.A17])/8.11296384146067E+031 + 2554926711685399/4503599627370496" office:value-type="float" office:value="-0.0313969230695986" calcext:value-type="float">
            <text:p>-0.0313969231</text:p>
          </table:table-cell>
          <table:table-cell table:formula="of:=(237669985014899*[.A17]^20)/7.55578637259143E+022 - (2522818919767305*[.A17]^19)/2.41785163922926E+024 - (2860596947292555*[.A17]^18)/9.44473296573929E+021 + (1773857052961249*[.A17]^17)/1.88894659314786E+022 + (7148827363189051*[.A17]^16)/5.90295810358706E+020 - (8075669010381027*[.A17]^15)/2.36118324143482E+021 - (4840156368242513*[.A17]^14)/1.84467440737096E+019 + (4791228127490189*[.A17]^13)/7.37869762948382E+019 + (3894429921105419*[.A17]^12)/1.15292150460685E+018 - (6364854739456387*[.A17]^11)/9.22337203685478E+018 - (7711821400855569*[.A17]^10)/2.88230376151712E+017 + (2366700811562239*[.A17]^9)/5.76460752303423E+017 + (4736405046683083*[.A17]^8)/3.6028797018964E+016 - (3753291698499093*[.A17]^7)/2.88230376151712E+017 - (7199883390166785*[.A17]^6)/1.8014398509482E+016 + (2898062391108291*[.A17]^5)/1.44115188075856E+017 + (6831225804453745*[.A17]^4)/9.00719925474099E+015 - (456165522049589*[.A17]^3)/3.6028797018964E+016 - (4353079419247673*[.A17]^2)/4503599627370496 + (4834285567299155*[.A17])/2.30584300921369E+018 + 1" office:value-type="float" office:value="-0.790078843059385" calcext:value-type="float">
            <text:p>-0.7900788431</text:p>
          </table:table-cell>
          <table:table-cell table:formula="of:=1/(1+[.A17]^2)" office:value-type="float" office:value="0.0647668393782384" calcext:value-type="float">
            <text:p>0.0647668394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table:formula="of:=- (3338777207898591*[.A18]^10)/1.47573952589676E+020 + (8597584763599179*[.A18]^9)/2.07691874341393E+034 + (2921430056915075*[.A18]^8)/2.30584300921369E+018 - (7565596558122409*[.A18]^7)/3.24518553658427E+032 - (7036212123694515*[.A18]^6)/2.88230376151712E+017 + (7993310847410267*[.A18]^5)/2.02824096036517E+031 + (7111204189893359*[.A18]^4)/3.6028797018964E+016 - (5457826730119421*[.A18]^3)/2.53530120045646E+030 - (6072727099349657*[.A18]^2)/9007199254740989 + (5397386434835257*[.A18])/1.26765060022823E+030 + 1" office:value-type="float" office:value="-0.249608189079109" calcext:value-type="float">
            <text:p>-0.2496081891</text:p>
          </table:table-cell>
          <table:table-cell table:formula="of:=(3362420364307109*[.A18]^5)/2.59614842926742E+033 + (8868626958976105*[.A18]^4)/4.61168601842739E+018 - (5839671007292025*[.A18]^3)/1.62259276829213E+032 - (4988602664236409*[.A18]^2)/7.20575940379279E+016 + (6442056510251491*[.A18])/8.11296384146067E+031 + 2554926711685399/4503599627370496" office:value-type="float" office:value="-0.0200459615324992" calcext:value-type="float">
            <text:p>-0.0200459615</text:p>
          </table:table-cell>
          <table:table-cell table:formula="of:=(237669985014899*[.A18]^20)/7.55578637259143E+022 - (2522818919767305*[.A18]^19)/2.41785163922926E+024 - (2860596947292555*[.A18]^18)/9.44473296573929E+021 + (1773857052961249*[.A18]^17)/1.88894659314786E+022 + (7148827363189051*[.A18]^16)/5.90295810358706E+020 - (8075669010381027*[.A18]^15)/2.36118324143482E+021 - (4840156368242513*[.A18]^14)/1.84467440737096E+019 + (4791228127490189*[.A18]^13)/7.37869762948382E+019 + (3894429921105419*[.A18]^12)/1.15292150460685E+018 - (6364854739456387*[.A18]^11)/9.22337203685478E+018 - (7711821400855569*[.A18]^10)/2.88230376151712E+017 + (2366700811562239*[.A18]^9)/5.76460752303423E+017 + (4736405046683083*[.A18]^8)/3.6028797018964E+016 - (3753291698499093*[.A18]^7)/2.88230376151712E+017 - (7199883390166785*[.A18]^6)/1.8014398509482E+016 + (2898062391108291*[.A18]^5)/1.44115188075856E+017 + (6831225804453745*[.A18]^4)/9.00719925474099E+015 - (456165522049589*[.A18]^3)/3.6028797018964E+016 - (4353079419247673*[.A18]^2)/4503599627370496 + (4834285567299155*[.A18])/2.30584300921369E+018 + 1" office:value-type="float" office:value="-0.555403290306444" calcext:value-type="float">
            <text:p>-0.5554032903</text:p>
          </table:table-cell>
          <table:table-cell table:formula="of:=1/(1+[.A18]^2)" office:value-type="float" office:value="0.068073519400953" calcext:value-type="float">
            <text:p>0.0680735194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table:formula="of:=- (3338777207898591*[.A19]^10)/1.47573952589676E+020 + (8597584763599179*[.A19]^9)/2.07691874341393E+034 + (2921430056915075*[.A19]^8)/2.30584300921369E+018 - (7565596558122409*[.A19]^7)/3.24518553658427E+032 - (7036212123694515*[.A19]^6)/2.88230376151712E+017 + (7993310847410267*[.A19]^5)/2.02824096036517E+031 + (7111204189893359*[.A19]^4)/3.6028797018964E+016 - (5457826730119421*[.A19]^3)/2.53530120045646E+030 - (6072727099349657*[.A19]^2)/9007199254740989 + (5397386434835257*[.A19])/1.26765060022823E+030 + 1" office:value-type="float" office:value="-0.254602669120869" calcext:value-type="float">
            <text:p>-0.2546026691</text:p>
          </table:table-cell>
          <table:table-cell table:formula="of:=(3362420364307109*[.A19]^5)/2.59614842926742E+033 + (8868626958976105*[.A19]^4)/4.61168601842739E+018 - (5839671007292025*[.A19]^3)/1.62259276829213E+032 - (4988602664236409*[.A19]^2)/7.20575940379279E+016 + (6442056510251491*[.A19])/8.11296384146067E+031 + 2554926711685399/4503599627370496" office:value-type="float" office:value="-0.00691999999525483" calcext:value-type="float">
            <text:p>-0.00692</text:p>
          </table:table-cell>
          <table:table-cell table:formula="of:=(237669985014899*[.A19]^20)/7.55578637259143E+022 - (2522818919767305*[.A19]^19)/2.41785163922926E+024 - (2860596947292555*[.A19]^18)/9.44473296573929E+021 + (1773857052961249*[.A19]^17)/1.88894659314786E+022 + (7148827363189051*[.A19]^16)/5.90295810358706E+020 - (8075669010381027*[.A19]^15)/2.36118324143482E+021 - (4840156368242513*[.A19]^14)/1.84467440737096E+019 + (4791228127490189*[.A19]^13)/7.37869762948382E+019 + (3894429921105419*[.A19]^12)/1.15292150460685E+018 - (6364854739456387*[.A19]^11)/9.22337203685478E+018 - (7711821400855569*[.A19]^10)/2.88230376151712E+017 + (2366700811562239*[.A19]^9)/5.76460752303423E+017 + (4736405046683083*[.A19]^8)/3.6028797018964E+016 - (3753291698499093*[.A19]^7)/2.88230376151712E+017 - (7199883390166785*[.A19]^6)/1.8014398509482E+016 + (2898062391108291*[.A19]^5)/1.44115188075856E+017 + (6831225804453745*[.A19]^4)/9.00719925474099E+015 - (456165522049589*[.A19]^3)/3.6028797018964E+016 - (4353079419247673*[.A19]^2)/4503599627370496 + (4834285567299155*[.A19])/2.30584300921369E+018 + 1" office:value-type="float" office:value="-0.214648668027705" calcext:value-type="float">
            <text:p>-0.214648668</text:p>
          </table:table-cell>
          <table:table-cell table:formula="of:=1/(1+[.A19]^2)" office:value-type="float" office:value="0.0716332378223496" calcext:value-type="float">
            <text:p>0.0716332378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- (3338777207898591*[.A20]^10)/1.47573952589676E+020 + (8597584763599179*[.A20]^9)/2.07691874341393E+034 + (2921430056915075*[.A20]^8)/2.30584300921369E+018 - (7565596558122409*[.A20]^7)/3.24518553658427E+032 - (7036212123694515*[.A20]^6)/2.88230376151712E+017 + (7993310847410267*[.A20]^5)/2.02824096036517E+031 + (7111204189893359*[.A20]^4)/3.6028797018964E+016 - (5457826730119421*[.A20]^3)/2.53530120045646E+030 - (6072727099349657*[.A20]^2)/9007199254740989 + (5397386434835257*[.A20])/1.26765060022823E+030 + 1" office:value-type="float" office:value="-0.226196289065835" calcext:value-type="float">
            <text:p>-0.2261962891</text:p>
          </table:table-cell>
          <table:table-cell table:formula="of:=(3362420364307109*[.A20]^5)/2.59614842926742E+033 + (8868626958976105*[.A20]^4)/4.61168601842739E+018 - (5839671007292025*[.A20]^3)/1.62259276829213E+032 - (4988602664236409*[.A20]^2)/7.20575940379279E+016 + (6442056510251491*[.A20])/8.11296384146067E+031 + 2554926711685399/4503599627370496" office:value-type="float" office:value="0.0078125000036634" calcext:value-type="float">
            <text:p>0.0078125</text:p>
          </table:table-cell>
          <table:table-cell table:formula="of:=(237669985014899*[.A20]^20)/7.55578637259143E+022 - (2522818919767305*[.A20]^19)/2.41785163922926E+024 - (2860596947292555*[.A20]^18)/9.44473296573929E+021 + (1773857052961249*[.A20]^17)/1.88894659314786E+022 + (7148827363189051*[.A20]^16)/5.90295810358706E+020 - (8075669010381027*[.A20]^15)/2.36118324143482E+021 - (4840156368242513*[.A20]^14)/1.84467440737096E+019 + (4791228127490189*[.A20]^13)/7.37869762948382E+019 + (3894429921105419*[.A20]^12)/1.15292150460685E+018 - (6364854739456387*[.A20]^11)/9.22337203685478E+018 - (7711821400855569*[.A20]^10)/2.88230376151712E+017 + (2366700811562239*[.A20]^9)/5.76460752303423E+017 + (4736405046683083*[.A20]^8)/3.6028797018964E+016 - (3753291698499093*[.A20]^7)/2.88230376151712E+017 - (7199883390166785*[.A20]^6)/1.8014398509482E+016 + (2898062391108291*[.A20]^5)/1.44115188075856E+017 + (6831225804453745*[.A20]^4)/9.00719925474099E+015 - (456165522049589*[.A20]^3)/3.6028797018964E+016 - (4353079419247673*[.A20]^2)/4503599627370496 + (4834285567299155*[.A20])/2.30584300921369E+018 + 1" office:value-type="float" office:value="0.0754716981031114" calcext:value-type="float">
            <text:p>0.0754716981</text:p>
          </table:table-cell>
          <table:table-cell table:formula="of:=1/(1+[.A20]^2)" office:value-type="float" office:value="0.0754716981132075" calcext:value-type="float">
            <text:p>0.0754716981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table:formula="of:=- (3338777207898591*[.A21]^10)/1.47573952589676E+020 + (8597584763599179*[.A21]^9)/2.07691874341393E+034 + (2921430056915075*[.A21]^8)/2.30584300921369E+018 - (7565596558122409*[.A21]^7)/3.24518553658427E+032 - (7036212123694515*[.A21]^6)/2.88230376151712E+017 + (7993310847410267*[.A21]^5)/2.02824096036517E+031 + (7111204189893359*[.A21]^4)/3.6028797018964E+016 - (5457826730119421*[.A21]^3)/2.53530120045646E+030 - (6072727099349657*[.A21]^2)/9007199254740989 + (5397386434835257*[.A21])/1.26765060022823E+030 + 1" office:value-type="float" office:value="-0.174335455391817" calcext:value-type="float">
            <text:p>-0.1743354554</text:p>
          </table:table-cell>
          <table:table-cell table:formula="of:=(3362420364307109*[.A21]^5)/2.59614842926742E+033 + (8868626958976105*[.A21]^4)/4.61168601842739E+018 - (5839671007292025*[.A21]^3)/1.62259276829213E+032 - (4988602664236409*[.A21]^2)/7.20575940379279E+016 + (6442056510251491*[.A21])/8.11296384146067E+031 + 2554926711685399/4503599627370496" office:value-type="float" office:value="0.0239876923104012" calcext:value-type="float">
            <text:p>0.0239876923</text:p>
          </table:table-cell>
          <table:table-cell table:formula="of:=(237669985014899*[.A21]^20)/7.55578637259143E+022 - (2522818919767305*[.A21]^19)/2.41785163922926E+024 - (2860596947292555*[.A21]^18)/9.44473296573929E+021 + (1773857052961249*[.A21]^17)/1.88894659314786E+022 + (7148827363189051*[.A21]^16)/5.90295810358706E+020 - (8075669010381027*[.A21]^15)/2.36118324143482E+021 - (4840156368242513*[.A21]^14)/1.84467440737096E+019 + (4791228127490189*[.A21]^13)/7.37869762948382E+019 + (3894429921105419*[.A21]^12)/1.15292150460685E+018 - (6364854739456387*[.A21]^11)/9.22337203685478E+018 - (7711821400855569*[.A21]^10)/2.88230376151712E+017 + (2366700811562239*[.A21]^9)/5.76460752303423E+017 + (4736405046683083*[.A21]^8)/3.6028797018964E+016 - (3753291698499093*[.A21]^7)/2.88230376151712E+017 - (7199883390166785*[.A21]^6)/1.8014398509482E+016 + (2898062391108291*[.A21]^5)/1.44115188075856E+017 + (6831225804453745*[.A21]^4)/9.00719925474099E+015 - (456165522049589*[.A21]^3)/3.6028797018964E+016 - (4353079419247673*[.A21]^2)/4503599627370496 + (4834285567299155*[.A21])/2.30584300921369E+018 + 1" office:value-type="float" office:value="0.246749895837593" calcext:value-type="float">
            <text:p>0.2467498958</text:p>
          </table:table-cell>
          <table:table-cell table:formula="of:=1/(1+[.A21]^2)" office:value-type="float" office:value="0.0796178343949045" calcext:value-type="float">
            <text:p>0.0796178344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table:formula="of:=- (3338777207898591*[.A22]^10)/1.47573952589676E+020 + (8597584763599179*[.A22]^9)/2.07691874341393E+034 + (2921430056915075*[.A22]^8)/2.30584300921369E+018 - (7565596558122409*[.A22]^7)/3.24518553658427E+032 - (7036212123694515*[.A22]^6)/2.88230376151712E+017 + (7993310847410267*[.A22]^5)/2.02824096036517E+031 + (7111204189893359*[.A22]^4)/3.6028797018964E+016 - (5457826730119421*[.A22]^3)/2.53530120045646E+030 - (6072727099349657*[.A22]^2)/9007199254740989 + (5397386434835257*[.A22])/1.26765060022823E+030 + 1" office:value-type="float" office:value="-0.10831516883594" calcext:value-type="float">
            <text:p>-0.1083151688</text:p>
          </table:table-cell>
          <table:table-cell table:formula="of:=(3362420364307109*[.A22]^5)/2.59614842926742E+033 + (8868626958976105*[.A22]^4)/4.61168601842739E+018 - (5839671007292025*[.A22]^3)/1.62259276829213E+032 - (4988602664236409*[.A22]^2)/7.20575940379279E+016 + (6442056510251491*[.A22])/8.11296384146067E+031 + 2554926711685399/4503599627370496" office:value-type="float" office:value="0.0414463461557196" calcext:value-type="float">
            <text:p>0.0414463462</text:p>
          </table:table-cell>
          <table:table-cell table:formula="of:=(237669985014899*[.A22]^20)/7.55578637259143E+022 - (2522818919767305*[.A22]^19)/2.41785163922926E+024 - (2860596947292555*[.A22]^18)/9.44473296573929E+021 + (1773857052961249*[.A22]^17)/1.88894659314786E+022 + (7148827363189051*[.A22]^16)/5.90295810358706E+020 - (8075669010381027*[.A22]^15)/2.36118324143482E+021 - (4840156368242513*[.A22]^14)/1.84467440737096E+019 + (4791228127490189*[.A22]^13)/7.37869762948382E+019 + (3894429921105419*[.A22]^12)/1.15292150460685E+018 - (6364854739456387*[.A22]^11)/9.22337203685478E+018 - (7711821400855569*[.A22]^10)/2.88230376151712E+017 + (2366700811562239*[.A22]^9)/5.76460752303423E+017 + (4736405046683083*[.A22]^8)/3.6028797018964E+016 - (3753291698499093*[.A22]^7)/2.88230376151712E+017 - (7199883390166785*[.A22]^6)/1.8014398509482E+016 + (2898062391108291*[.A22]^5)/1.44115188075856E+017 + (6831225804453745*[.A22]^4)/9.00719925474099E+015 - (456165522049589*[.A22]^3)/3.6028797018964E+016 - (4353079419247673*[.A22]^2)/4503599627370496 + (4834285567299155*[.A22])/2.30584300921369E+018 + 1" office:value-type="float" office:value="0.296899581862342" calcext:value-type="float">
            <text:p>0.2968995819</text:p>
          </table:table-cell>
          <table:table-cell table:formula="of:=1/(1+[.A22]^2)" office:value-type="float" office:value="0.0841042893187553" calcext:value-type="float">
            <text:p>0.0841042893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table:formula="of:=- (3338777207898591*[.A23]^10)/1.47573952589676E+020 + (8597584763599179*[.A23]^9)/2.07691874341393E+034 + (2921430056915075*[.A23]^8)/2.30584300921369E+018 - (7565596558122409*[.A23]^7)/3.24518553658427E+032 - (7036212123694515*[.A23]^6)/2.88230376151712E+017 + (7993310847410267*[.A23]^5)/2.02824096036517E+031 + (7111204189893359*[.A23]^4)/3.6028797018964E+016 - (5457826730119421*[.A23]^3)/2.53530120045646E+030 - (6072727099349657*[.A23]^2)/9007199254740989 + (5397386434835257*[.A23])/1.26765060022823E+030 + 1" office:value-type="float" office:value="-0.0363168512610319" calcext:value-type="float">
            <text:p>-0.0363168513</text:p>
          </table:table-cell>
          <table:table-cell table:formula="of:=(3362420364307109*[.A23]^5)/2.59614842926742E+033 + (8868626958976105*[.A23]^4)/4.61168601842739E+018 - (5839671007292025*[.A23]^3)/1.62259276829213E+032 - (4988602664236409*[.A23]^2)/7.20575940379279E+016 + (6442056510251491*[.A23])/8.11296384146067E+031 + 2554926711685399/4503599627370496" office:value-type="float" office:value="0.0600338461549947" calcext:value-type="float">
            <text:p>0.0600338462</text:p>
          </table:table-cell>
          <table:table-cell table:formula="of:=(237669985014899*[.A23]^20)/7.55578637259143E+022 - (2522818919767305*[.A23]^19)/2.41785163922926E+024 - (2860596947292555*[.A23]^18)/9.44473296573929E+021 + (1773857052961249*[.A23]^17)/1.88894659314786E+022 + (7148827363189051*[.A23]^16)/5.90295810358706E+020 - (8075669010381027*[.A23]^15)/2.36118324143482E+021 - (4840156368242513*[.A23]^14)/1.84467440737096E+019 + (4791228127490189*[.A23]^13)/7.37869762948382E+019 + (3894429921105419*[.A23]^12)/1.15292150460685E+018 - (6364854739456387*[.A23]^11)/9.22337203685478E+018 - (7711821400855569*[.A23]^10)/2.88230376151712E+017 + (2366700811562239*[.A23]^9)/5.76460752303423E+017 + (4736405046683083*[.A23]^8)/3.6028797018964E+016 - (3753291698499093*[.A23]^7)/2.88230376151712E+017 - (7199883390166785*[.A23]^6)/1.8014398509482E+016 + (2898062391108291*[.A23]^5)/1.44115188075856E+017 + (6831225804453745*[.A23]^4)/9.00719925474099E+015 - (456165522049589*[.A23]^3)/3.6028797018964E+016 - (4353079419247673*[.A23]^2)/4503599627370496 + (4834285567299155*[.A23])/2.30584300921369E+018 + 1" office:value-type="float" office:value="0.26008916951209" calcext:value-type="float">
            <text:p>0.2600891695</text:p>
          </table:table-cell>
          <table:table-cell table:formula="of:=1/(1+[.A23]^2)" office:value-type="float" office:value="0.0889679715302491" calcext:value-type="float">
            <text:p>0.0889679715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table:formula="of:=- (3338777207898591*[.A24]^10)/1.47573952589676E+020 + (8597584763599179*[.A24]^9)/2.07691874341393E+034 + (2921430056915075*[.A24]^8)/2.30584300921369E+018 - (7565596558122409*[.A24]^7)/3.24518553658427E+032 - (7036212123694515*[.A24]^6)/2.88230376151712E+017 + (7993310847410267*[.A24]^5)/2.02824096036517E+031 + (7111204189893359*[.A24]^4)/3.6028797018964E+016 - (5457826730119421*[.A24]^3)/2.53530120045646E+030 - (6072727099349657*[.A24]^2)/9007199254740989 + (5397386434835257*[.A24])/1.26765060022823E+030 + 1" office:value-type="float" office:value="0.0348733228476333" calcext:value-type="float">
            <text:p>0.0348733228</text:p>
          </table:table-cell>
          <table:table-cell table:formula="of:=(3362420364307109*[.A24]^5)/2.59614842926742E+033 + (8868626958976105*[.A24]^4)/4.61168601842739E+018 - (5839671007292025*[.A24]^3)/1.62259276829213E+032 - (4988602664236409*[.A24]^2)/7.20575940379279E+016 + (6442056510251491*[.A24])/8.11296384146067E+031 + 2554926711685399/4503599627370496" office:value-type="float" office:value="0.0796001923082196" calcext:value-type="float">
            <text:p>0.0796001923</text:p>
          </table:table-cell>
          <table:table-cell table:formula="of:=(237669985014899*[.A24]^20)/7.55578637259143E+022 - (2522818919767305*[.A24]^19)/2.41785163922926E+024 - (2860596947292555*[.A24]^18)/9.44473296573929E+021 + (1773857052961249*[.A24]^17)/1.88894659314786E+022 + (7148827363189051*[.A24]^16)/5.90295810358706E+020 - (8075669010381027*[.A24]^15)/2.36118324143482E+021 - (4840156368242513*[.A24]^14)/1.84467440737096E+019 + (4791228127490189*[.A24]^13)/7.37869762948382E+019 + (3894429921105419*[.A24]^12)/1.15292150460685E+018 - (6364854739456387*[.A24]^11)/9.22337203685478E+018 - (7711821400855569*[.A24]^10)/2.88230376151712E+017 + (2366700811562239*[.A24]^9)/5.76460752303423E+017 + (4736405046683083*[.A24]^8)/3.6028797018964E+016 - (3753291698499093*[.A24]^7)/2.88230376151712E+017 - (7199883390166785*[.A24]^6)/1.8014398509482E+016 + (2898062391108291*[.A24]^5)/1.44115188075856E+017 + (6831225804453745*[.A24]^4)/9.00719925474099E+015 - (456165522049589*[.A24]^3)/3.6028797018964E+016 - (4353079419247673*[.A24]^2)/4503599627370496 + (4834285567299155*[.A24])/2.30584300921369E+018 + 1" office:value-type="float" office:value="0.18143000067941" calcext:value-type="float">
            <text:p>0.1814300007</text:p>
          </table:table-cell>
          <table:table-cell table:formula="of:=1/(1+[.A24]^2)" office:value-type="float" office:value="0.0942507068803016" calcext:value-type="float">
            <text:p>0.094250706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- (3338777207898591*[.A25]^10)/1.47573952589676E+020 + (8597584763599179*[.A25]^9)/2.07691874341393E+034 + (2921430056915075*[.A25]^8)/2.30584300921369E+018 - (7565596558122409*[.A25]^7)/3.24518553658427E+032 - (7036212123694515*[.A25]^6)/2.88230376151712E+017 + (7993310847410267*[.A25]^5)/2.02824096036517E+031 + (7111204189893359*[.A25]^4)/3.6028797018964E+016 - (5457826730119421*[.A25]^3)/2.53530120045646E+030 - (6072727099349657*[.A25]^2)/9007199254740989 + (5397386434835257*[.A25])/1.26765060022823E+030 + 1" office:value-type="float" office:value="0.0999999999999878" calcext:value-type="float">
            <text:p>0.1</text:p>
          </table:table-cell>
          <table:table-cell table:formula="of:=(3362420364307109*[.A25]^5)/2.59614842926742E+033 + (8868626958976105*[.A25]^4)/4.61168601842739E+018 - (5839671007292025*[.A25]^3)/1.62259276829213E+032 - (4988602664236409*[.A25]^2)/7.20575940379279E+016 + (6442056510251491*[.A25])/8.11296384146067E+031 + 2554926711685399/4503599627370496" office:value-type="float" office:value="0.100000000000001" calcext:value-type="float">
            <text:p>0.1</text:p>
          </table:table-cell>
          <table:table-cell table:formula="of:=(237669985014899*[.A25]^20)/7.55578637259143E+022 - (2522818919767305*[.A25]^19)/2.41785163922926E+024 - (2860596947292555*[.A25]^18)/9.44473296573929E+021 + (1773857052961249*[.A25]^17)/1.88894659314786E+022 + (7148827363189051*[.A25]^16)/5.90295810358706E+020 - (8075669010381027*[.A25]^15)/2.36118324143482E+021 - (4840156368242513*[.A25]^14)/1.84467440737096E+019 + (4791228127490189*[.A25]^13)/7.37869762948382E+019 + (3894429921105419*[.A25]^12)/1.15292150460685E+018 - (6364854739456387*[.A25]^11)/9.22337203685478E+018 - (7711821400855569*[.A25]^10)/2.88230376151712E+017 + (2366700811562239*[.A25]^9)/5.76460752303423E+017 + (4736405046683083*[.A25]^8)/3.6028797018964E+016 - (3753291698499093*[.A25]^7)/2.88230376151712E+017 - (7199883390166785*[.A25]^6)/1.8014398509482E+016 + (2898062391108291*[.A25]^5)/1.44115188075856E+017 + (6831225804453745*[.A25]^4)/9.00719925474099E+015 - (456165522049589*[.A25]^3)/3.6028797018964E+016 - (4353079419247673*[.A25]^2)/4503599627370496 + (4834285567299155*[.A25])/2.30584300921369E+018 + 1" office:value-type="float" office:value="0.0999999999979121" calcext:value-type="float">
            <text:p>0.1</text:p>
          </table:table-cell>
          <table:table-cell table:formula="of:=1/(1+[.A25]^2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table:formula="of:=- (3338777207898591*[.A26]^10)/1.47573952589676E+020 + (8597584763599179*[.A26]^9)/2.07691874341393E+034 + (2921430056915075*[.A26]^8)/2.30584300921369E+018 - (7565596558122409*[.A26]^7)/3.24518553658427E+032 - (7036212123694515*[.A26]^6)/2.88230376151712E+017 + (7993310847410267*[.A26]^5)/2.02824096036517E+031 + (7111204189893359*[.A26]^4)/3.6028797018964E+016 - (5457826730119421*[.A26]^3)/2.53530120045646E+030 - (6072727099349657*[.A26]^2)/9007199254740989 + (5397386434835257*[.A26])/1.26765060022823E+030 + 1" office:value-type="float" office:value="0.155358573962634" calcext:value-type="float">
            <text:p>0.155358574</text:p>
          </table:table-cell>
          <table:table-cell table:formula="of:=(3362420364307109*[.A26]^5)/2.59614842926742E+033 + (8868626958976105*[.A26]^4)/4.61168601842739E+018 - (5839671007292025*[.A26]^3)/1.62259276829213E+032 - (4988602664236409*[.A26]^2)/7.20575940379279E+016 + (6442056510251491*[.A26])/8.11296384146067E+031 + 2554926711685399/4503599627370496" office:value-type="float" office:value="0.121092499999563" calcext:value-type="float">
            <text:p>0.1210925</text:p>
          </table:table-cell>
          <table:table-cell table:formula="of:=(237669985014899*[.A26]^20)/7.55578637259143E+022 - (2522818919767305*[.A26]^19)/2.41785163922926E+024 - (2860596947292555*[.A26]^18)/9.44473296573929E+021 + (1773857052961249*[.A26]^17)/1.88894659314786E+022 + (7148827363189051*[.A26]^16)/5.90295810358706E+020 - (8075669010381027*[.A26]^15)/2.36118324143482E+021 - (4840156368242513*[.A26]^14)/1.84467440737096E+019 + (4791228127490189*[.A26]^13)/7.37869762948382E+019 + (3894429921105419*[.A26]^12)/1.15292150460685E+018 - (6364854739456387*[.A26]^11)/9.22337203685478E+018 - (7711821400855569*[.A26]^10)/2.88230376151712E+017 + (2366700811562239*[.A26]^9)/5.76460752303423E+017 + (4736405046683083*[.A26]^8)/3.6028797018964E+016 - (3753291698499093*[.A26]^7)/2.88230376151712E+017 - (7199883390166785*[.A26]^6)/1.8014398509482E+016 + (2898062391108291*[.A26]^5)/1.44115188075856E+017 + (6831225804453745*[.A26]^4)/9.00719925474099E+015 - (456165522049589*[.A26]^3)/3.6028797018964E+016 - (4353079419247673*[.A26]^2)/4503599627370496 + (4834285567299155*[.A26])/2.30584300921369E+018 + 1" office:value-type="float" office:value="0.0407871756595378" calcext:value-type="float">
            <text:p>0.0407871757</text:p>
          </table:table-cell>
          <table:table-cell table:formula="of:=1/(1+[.A26]^2)" office:value-type="float" office:value="0.106269925611052" calcext:value-type="float">
            <text:p>0.1062699256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table:formula="of:=- (3338777207898591*[.A27]^10)/1.47573952589676E+020 + (8597584763599179*[.A27]^9)/2.07691874341393E+034 + (2921430056915075*[.A27]^8)/2.30584300921369E+018 - (7565596558122409*[.A27]^7)/3.24518553658427E+032 - (7036212123694515*[.A27]^6)/2.88230376151712E+017 + (7993310847410267*[.A27]^5)/2.02824096036517E+031 + (7111204189893359*[.A27]^4)/3.6028797018964E+016 - (5457826730119421*[.A27]^3)/2.53530120045646E+030 - (6072727099349657*[.A27]^2)/9007199254740989 + (5397386434835257*[.A27])/1.26765060022823E+030 + 1" office:value-type="float" office:value="0.198726216801601" calcext:value-type="float">
            <text:p>0.1987262168</text:p>
          </table:table-cell>
          <table:table-cell table:formula="of:=(3362420364307109*[.A27]^5)/2.59614842926742E+033 + (8868626958976105*[.A27]^4)/4.61168601842739E+018 - (5839671007292025*[.A27]^3)/1.62259276829213E+032 - (4988602664236409*[.A27]^2)/7.20575940379279E+016 + (6442056510251491*[.A27])/8.11296384146067E+031 + 2554926711685399/4503599627370496" office:value-type="float" office:value="0.142741538460745" calcext:value-type="float">
            <text:p>0.1427415385</text:p>
          </table:table-cell>
          <table:table-cell table:formula="of:=(237669985014899*[.A27]^20)/7.55578637259143E+022 - (2522818919767305*[.A27]^19)/2.41785163922926E+024 - (2860596947292555*[.A27]^18)/9.44473296573929E+021 + (1773857052961249*[.A27]^17)/1.88894659314786E+022 + (7148827363189051*[.A27]^16)/5.90295810358706E+020 - (8075669010381027*[.A27]^15)/2.36118324143482E+021 - (4840156368242513*[.A27]^14)/1.84467440737096E+019 + (4791228127490189*[.A27]^13)/7.37869762948382E+019 + (3894429921105419*[.A27]^12)/1.15292150460685E+018 - (6364854739456387*[.A27]^11)/9.22337203685478E+018 - (7711821400855569*[.A27]^10)/2.88230376151712E+017 + (2366700811562239*[.A27]^9)/5.76460752303423E+017 + (4736405046683083*[.A27]^8)/3.6028797018964E+016 - (3753291698499093*[.A27]^7)/2.88230376151712E+017 - (7199883390166785*[.A27]^6)/1.8014398509482E+016 + (2898062391108291*[.A27]^5)/1.44115188075856E+017 + (6831225804453745*[.A27]^4)/9.00719925474099E+015 - (456165522049589*[.A27]^3)/3.6028797018964E+016 - (4353079419247673*[.A27]^2)/4503599627370496 + (4834285567299155*[.A27])/2.30584300921369E+018 + 1" office:value-type="float" office:value="0.0136538626059154" calcext:value-type="float">
            <text:p>0.0136538626</text:p>
          </table:table-cell>
          <table:table-cell table:formula="of:=1/(1+[.A27]^2)" office:value-type="float" office:value="0.113122171945701" calcext:value-type="float">
            <text:p>0.1131221719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table:formula="of:=- (3338777207898591*[.A28]^10)/1.47573952589676E+020 + (8597584763599179*[.A28]^9)/2.07691874341393E+034 + (2921430056915075*[.A28]^8)/2.30584300921369E+018 - (7565596558122409*[.A28]^7)/3.24518553658427E+032 - (7036212123694515*[.A28]^6)/2.88230376151712E+017 + (7993310847410267*[.A28]^5)/2.02824096036517E+031 + (7111204189893359*[.A28]^4)/3.6028797018964E+016 - (5457826730119421*[.A28]^3)/2.53530120045646E+030 - (6072727099349657*[.A28]^2)/9007199254740989 + (5397386434835257*[.A28])/1.26765060022823E+030 + 1" office:value-type="float" office:value="0.229227330065837" calcext:value-type="float">
            <text:p>0.2292273301</text:p>
          </table:table-cell>
          <table:table-cell table:formula="of:=(3362420364307109*[.A28]^5)/2.59614842926742E+033 + (8868626958976105*[.A28]^4)/4.61168601842739E+018 - (5839671007292025*[.A28]^3)/1.62259276829213E+032 - (4988602664236409*[.A28]^2)/7.20575940379279E+016 + (6442056510251491*[.A28])/8.11296384146067E+031 + 2554926711685399/4503599627370496" office:value-type="float" office:value="0.164815576922" calcext:value-type="float">
            <text:p>0.1648155769</text:p>
          </table:table-cell>
          <table:table-cell table:formula="of:=(237669985014899*[.A28]^20)/7.55578637259143E+022 - (2522818919767305*[.A28]^19)/2.41785163922926E+024 - (2860596947292555*[.A28]^18)/9.44473296573929E+021 + (1773857052961249*[.A28]^17)/1.88894659314786E+022 + (7148827363189051*[.A28]^16)/5.90295810358706E+020 - (8075669010381027*[.A28]^15)/2.36118324143482E+021 - (4840156368242513*[.A28]^14)/1.84467440737096E+019 + (4791228127490189*[.A28]^13)/7.37869762948382E+019 + (3894429921105419*[.A28]^12)/1.15292150460685E+018 - (6364854739456387*[.A28]^11)/9.22337203685478E+018 - (7711821400855569*[.A28]^10)/2.88230376151712E+017 + (2366700811562239*[.A28]^9)/5.76460752303423E+017 + (4736405046683083*[.A28]^8)/3.6028797018964E+016 - (3753291698499093*[.A28]^7)/2.88230376151712E+017 - (7199883390166785*[.A28]^6)/1.8014398509482E+016 + (2898062391108291*[.A28]^5)/1.44115188075856E+017 + (6831225804453745*[.A28]^4)/9.00719925474099E+015 - (456165522049589*[.A28]^3)/3.6028797018964E+016 - (4353079419247673*[.A28]^2)/4503599627370496 + (4834285567299155*[.A28])/2.30584300921369E+018 + 1" office:value-type="float" office:value="0.0166093800554981" calcext:value-type="float">
            <text:p>0.0166093801</text:p>
          </table:table-cell>
          <table:table-cell table:formula="of:=1/(1+[.A28]^2)" office:value-type="float" office:value="0.120627261761158" calcext:value-type="float">
            <text:p>0.1206272618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table:formula="of:=- (3338777207898591*[.A29]^10)/1.47573952589676E+020 + (8597584763599179*[.A29]^9)/2.07691874341393E+034 + (2921430056915075*[.A29]^8)/2.30584300921369E+018 - (7565596558122409*[.A29]^7)/3.24518553658427E+032 - (7036212123694515*[.A29]^6)/2.88230376151712E+017 + (7993310847410267*[.A29]^5)/2.02824096036517E+031 + (7111204189893359*[.A29]^4)/3.6028797018964E+016 - (5457826730119421*[.A29]^3)/2.53530120045646E+030 - (6072727099349657*[.A29]^2)/9007199254740989 + (5397386434835257*[.A29])/1.26765060022823E+030 + 1" office:value-type="float" office:value="0.247153545095852" calcext:value-type="float">
            <text:p>0.2471535451</text:p>
          </table:table-cell>
          <table:table-cell table:formula="of:=(3362420364307109*[.A29]^5)/2.59614842926742E+033 + (8868626958976105*[.A29]^4)/4.61168601842739E+018 - (5839671007292025*[.A29]^3)/1.62259276829213E+032 - (4988602664236409*[.A29]^2)/7.20575940379279E+016 + (6442056510251491*[.A29])/8.11296384146067E+031 + 2554926711685399/4503599627370496" office:value-type="float" office:value="0.187187692306401" calcext:value-type="float">
            <text:p>0.1871876923</text:p>
          </table:table-cell>
          <table:table-cell table:formula="of:=(237669985014899*[.A29]^20)/7.55578637259143E+022 - (2522818919767305*[.A29]^19)/2.41785163922926E+024 - (2860596947292555*[.A29]^18)/9.44473296573929E+021 + (1773857052961249*[.A29]^17)/1.88894659314786E+022 + (7148827363189051*[.A29]^16)/5.90295810358706E+020 - (8075669010381027*[.A29]^15)/2.36118324143482E+021 - (4840156368242513*[.A29]^14)/1.84467440737096E+019 + (4791228127490189*[.A29]^13)/7.37869762948382E+019 + (3894429921105419*[.A29]^12)/1.15292150460685E+018 - (6364854739456387*[.A29]^11)/9.22337203685478E+018 - (7711821400855569*[.A29]^10)/2.88230376151712E+017 + (2366700811562239*[.A29]^9)/5.76460752303423E+017 + (4736405046683083*[.A29]^8)/3.6028797018964E+016 - (3753291698499093*[.A29]^7)/2.88230376151712E+017 - (7199883390166785*[.A29]^6)/1.8014398509482E+016 + (2898062391108291*[.A29]^5)/1.44115188075856E+017 + (6831225804453745*[.A29]^4)/9.00719925474099E+015 - (456165522049589*[.A29]^3)/3.6028797018964E+016 - (4353079419247673*[.A29]^2)/4503599627370496 + (4834285567299155*[.A29])/2.30584300921369E+018 + 1" office:value-type="float" office:value="0.0408247840628968" calcext:value-type="float">
            <text:p>0.0408247841</text:p>
          </table:table-cell>
          <table:table-cell table:formula="of:=1/(1+[.A29]^2)" office:value-type="float" office:value="0.128865979381443" calcext:value-type="float">
            <text:p>0.1288659794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- (3338777207898591*[.A30]^10)/1.47573952589676E+020 + (8597584763599179*[.A30]^9)/2.07691874341393E+034 + (2921430056915075*[.A30]^8)/2.30584300921369E+018 - (7565596558122409*[.A30]^7)/3.24518553658427E+032 - (7036212123694515*[.A30]^6)/2.88230376151712E+017 + (7993310847410267*[.A30]^5)/2.02824096036517E+031 + (7111204189893359*[.A30]^4)/3.6028797018964E+016 - (5457826730119421*[.A30]^3)/2.53530120045646E+030 - (6072727099349657*[.A30]^2)/9007199254740989 + (5397386434835257*[.A30])/1.26765060022823E+030 + 1" office:value-type="float" office:value="0.253755457261311" calcext:value-type="float">
            <text:p>0.2537554573</text:p>
          </table:table-cell>
          <table:table-cell table:formula="of:=(3362420364307109*[.A30]^5)/2.59614842926742E+033 + (8868626958976105*[.A30]^4)/4.61168601842739E+018 - (5839671007292025*[.A30]^3)/1.62259276829213E+032 - (4988602664236409*[.A30]^2)/7.20575940379279E+016 + (6442056510251491*[.A30])/8.11296384146067E+031 + 2554926711685399/4503599627370496" office:value-type="float" office:value="0.209735576921631" calcext:value-type="float">
            <text:p>0.2097355769</text:p>
          </table:table-cell>
          <table:table-cell table:formula="of:=(237669985014899*[.A30]^20)/7.55578637259143E+022 - (2522818919767305*[.A30]^19)/2.41785163922926E+024 - (2860596947292555*[.A30]^18)/9.44473296573929E+021 + (1773857052961249*[.A30]^17)/1.88894659314786E+022 + (7148827363189051*[.A30]^16)/5.90295810358706E+020 - (8075669010381027*[.A30]^15)/2.36118324143482E+021 - (4840156368242513*[.A30]^14)/1.84467440737096E+019 + (4791228127490189*[.A30]^13)/7.37869762948382E+019 + (3894429921105419*[.A30]^12)/1.15292150460685E+018 - (6364854739456387*[.A30]^11)/9.22337203685478E+018 - (7711821400855569*[.A30]^10)/2.88230376151712E+017 + (2366700811562239*[.A30]^9)/5.76460752303423E+017 + (4736405046683083*[.A30]^8)/3.6028797018964E+016 - (3753291698499093*[.A30]^7)/2.88230376151712E+017 - (7199883390166785*[.A30]^6)/1.8014398509482E+016 + (2898062391108291*[.A30]^5)/1.44115188075856E+017 + (6831225804453745*[.A30]^4)/9.00719925474099E+015 - (456165522049589*[.A30]^3)/3.6028797018964E+016 - (4353079419247673*[.A30]^2)/4503599627370496 + (4834285567299155*[.A30])/2.30584300921369E+018 + 1" office:value-type="float" office:value="0.0754716981002432" calcext:value-type="float">
            <text:p>0.0754716981</text:p>
          </table:table-cell>
          <table:table-cell table:formula="of:=1/(1+[.A30]^2)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table:formula="of:=- (3338777207898591*[.A31]^10)/1.47573952589676E+020 + (8597584763599179*[.A31]^9)/2.07691874341393E+034 + (2921430056915075*[.A31]^8)/2.30584300921369E+018 - (7565596558122409*[.A31]^7)/3.24518553658427E+032 - (7036212123694515*[.A31]^6)/2.88230376151712E+017 + (7993310847410267*[.A31]^5)/2.02824096036517E+031 + (7111204189893359*[.A31]^4)/3.6028797018964E+016 - (5457826730119421*[.A31]^3)/2.53530120045646E+030 - (6072727099349657*[.A31]^2)/9007199254740989 + (5397386434835257*[.A31])/1.26765060022823E+030 + 1" office:value-type="float" office:value="0.251020568733761" calcext:value-type="float">
            <text:p>0.2510205687</text:p>
          </table:table-cell>
          <table:table-cell table:formula="of:=(3362420364307109*[.A31]^5)/2.59614842926742E+033 + (8868626958976105*[.A31]^4)/4.61168601842739E+018 - (5839671007292025*[.A31]^3)/1.62259276829213E+032 - (4988602664236409*[.A31]^2)/7.20575940379279E+016 + (6442056510251491*[.A31])/8.11296384146067E+031 + 2554926711685399/4503599627370496" office:value-type="float" office:value="0.232341538459994" calcext:value-type="float">
            <text:p>0.2323415385</text:p>
          </table:table-cell>
          <table:table-cell table:formula="of:=(237669985014899*[.A31]^20)/7.55578637259143E+022 - (2522818919767305*[.A31]^19)/2.41785163922926E+024 - (2860596947292555*[.A31]^18)/9.44473296573929E+021 + (1773857052961249*[.A31]^17)/1.88894659314786E+022 + (7148827363189051*[.A31]^16)/5.90295810358706E+020 - (8075669010381027*[.A31]^15)/2.36118324143482E+021 - (4840156368242513*[.A31]^14)/1.84467440737096E+019 + (4791228127490189*[.A31]^13)/7.37869762948382E+019 + (3894429921105419*[.A31]^12)/1.15292150460685E+018 - (6364854739456387*[.A31]^11)/9.22337203685478E+018 - (7711821400855569*[.A31]^10)/2.88230376151712E+017 + (2366700811562239*[.A31]^9)/5.76460752303423E+017 + (4736405046683083*[.A31]^8)/3.6028797018964E+016 - (3753291698499093*[.A31]^7)/2.88230376151712E+017 - (7199883390166785*[.A31]^6)/1.8014398509482E+016 + (2898062391108291*[.A31]^5)/1.44115188075856E+017 + (6831225804453745*[.A31]^4)/9.00719925474099E+015 - (456165522049589*[.A31]^3)/3.6028797018964E+016 - (4353079419247673*[.A31]^2)/4503599627370496 + (4834285567299155*[.A31])/2.30584300921369E+018 + 1" office:value-type="float" office:value="0.111269486167457" calcext:value-type="float">
            <text:p>0.1112694862</text:p>
          </table:table-cell>
          <table:table-cell table:formula="of:=1/(1+[.A31]^2)" office:value-type="float" office:value="0.14792899408284" calcext:value-type="float">
            <text:p>0.1479289941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table:formula="of:=- (3338777207898591*[.A32]^10)/1.47573952589676E+020 + (8597584763599179*[.A32]^9)/2.07691874341393E+034 + (2921430056915075*[.A32]^8)/2.30584300921369E+018 - (7565596558122409*[.A32]^7)/3.24518553658427E+032 - (7036212123694515*[.A32]^6)/2.88230376151712E+017 + (7993310847410267*[.A32]^5)/2.02824096036517E+031 + (7111204189893359*[.A32]^4)/3.6028797018964E+016 - (5457826730119421*[.A32]^3)/2.53530120045646E+030 - (6072727099349657*[.A32]^2)/9007199254740989 + (5397386434835257*[.A32])/1.26765060022823E+030 + 1" office:value-type="float" office:value="0.241449429977421" calcext:value-type="float">
            <text:p>0.24144943</text:p>
          </table:table-cell>
          <table:table-cell table:formula="of:=(3362420364307109*[.A32]^5)/2.59614842926742E+033 + (8868626958976105*[.A32]^4)/4.61168601842739E+018 - (5839671007292025*[.A32]^3)/1.62259276829213E+032 - (4988602664236409*[.A32]^2)/7.20575940379279E+016 + (6442056510251491*[.A32])/8.11296384146067E+031 + 2554926711685399/4503599627370496" office:value-type="float" office:value="0.254892499998406" calcext:value-type="float">
            <text:p>0.2548925</text:p>
          </table:table-cell>
          <table:table-cell table:formula="of:=(237669985014899*[.A32]^20)/7.55578637259143E+022 - (2522818919767305*[.A32]^19)/2.41785163922926E+024 - (2860596947292555*[.A32]^18)/9.44473296573929E+021 + (1773857052961249*[.A32]^17)/1.88894659314786E+022 + (7148827363189051*[.A32]^16)/5.90295810358706E+020 - (8075669010381027*[.A32]^15)/2.36118324143482E+021 - (4840156368242513*[.A32]^14)/1.84467440737096E+019 + (4791228127490189*[.A32]^13)/7.37869762948382E+019 + (3894429921105419*[.A32]^12)/1.15292150460685E+018 - (6364854739456387*[.A32]^11)/9.22337203685478E+018 - (7711821400855569*[.A32]^10)/2.88230376151712E+017 + (2366700811562239*[.A32]^9)/5.76460752303423E+017 + (4736405046683083*[.A32]^8)/3.6028797018964E+016 - (3753291698499093*[.A32]^7)/2.88230376151712E+017 - (7199883390166785*[.A32]^6)/1.8014398509482E+016 + (2898062391108291*[.A32]^5)/1.44115188075856E+017 + (6831225804453745*[.A32]^4)/9.00719925474099E+015 - (456165522049589*[.A32]^3)/3.6028797018964E+016 - (4353079419247673*[.A32]^2)/4503599627370496 + (4834285567299155*[.A32])/2.30584300921369E+018 + 1" office:value-type="float" office:value="0.14235349975721" calcext:value-type="float">
            <text:p>0.1423534998</text:p>
          </table:table-cell>
          <table:table-cell table:formula="of:=1/(1+[.A32]^2)" office:value-type="float" office:value="0.158982511923688" calcext:value-type="float">
            <text:p>0.1589825119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table:formula="of:=- (3338777207898591*[.A33]^10)/1.47573952589676E+020 + (8597584763599179*[.A33]^9)/2.07691874341393E+034 + (2921430056915075*[.A33]^8)/2.30584300921369E+018 - (7565596558122409*[.A33]^7)/3.24518553658427E+032 - (7036212123694515*[.A33]^6)/2.88230376151712E+017 + (7993310847410267*[.A33]^5)/2.02824096036517E+031 + (7111204189893359*[.A33]^4)/3.6028797018964E+016 - (5457826730119421*[.A33]^3)/2.53530120045646E+030 - (6072727099349657*[.A33]^2)/9007199254740989 + (5397386434835257*[.A33])/1.26765060022823E+030 + 1" office:value-type="float" office:value="0.227839703281037" calcext:value-type="float">
            <text:p>0.2278397033</text:p>
          </table:table-cell>
          <table:table-cell table:formula="of:=(3362420364307109*[.A33]^5)/2.59614842926742E+033 + (8868626958976105*[.A33]^4)/4.61168601842739E+018 - (5839671007292025*[.A33]^3)/1.62259276829213E+032 - (4988602664236409*[.A33]^2)/7.20575940379279E+016 + (6442056510251491*[.A33])/8.11296384146067E+031 + 2554926711685399/4503599627370496" office:value-type="float" office:value="0.2772799999984" calcext:value-type="float">
            <text:p>0.27728</text:p>
          </table:table-cell>
          <table:table-cell table:formula="of:=(237669985014899*[.A33]^20)/7.55578637259143E+022 - (2522818919767305*[.A33]^19)/2.41785163922926E+024 - (2860596947292555*[.A33]^18)/9.44473296573929E+021 + (1773857052961249*[.A33]^17)/1.88894659314786E+022 + (7148827363189051*[.A33]^16)/5.90295810358706E+020 - (8075669010381027*[.A33]^15)/2.36118324143482E+021 - (4840156368242513*[.A33]^14)/1.84467440737096E+019 + (4791228127490189*[.A33]^13)/7.37869762948382E+019 + (3894429921105419*[.A33]^12)/1.15292150460685E+018 - (6364854739456387*[.A33]^11)/9.22337203685478E+018 - (7711821400855569*[.A33]^10)/2.88230376151712E+017 + (2366700811562239*[.A33]^9)/5.76460752303423E+017 + (4736405046683083*[.A33]^8)/3.6028797018964E+016 - (3753291698499093*[.A33]^7)/2.88230376151712E+017 - (7199883390166785*[.A33]^6)/1.8014398509482E+016 + (2898062391108291*[.A33]^5)/1.44115188075856E+017 + (6831225804453745*[.A33]^4)/9.00719925474099E+015 - (456165522049589*[.A33]^3)/3.6028797018964E+016 - (4353079419247673*[.A33]^2)/4503599627370496 + (4834285567299155*[.A33])/2.30584300921369E+018 + 1" office:value-type="float" office:value="0.166612078080247" calcext:value-type="float">
            <text:p>0.1666120781</text:p>
          </table:table-cell>
          <table:table-cell table:formula="of:=1/(1+[.A33]^2)" office:value-type="float" office:value="0.171232876712329" calcext:value-type="float">
            <text:p>0.1712328767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table:formula="of:=- (3338777207898591*[.A34]^10)/1.47573952589676E+020 + (8597584763599179*[.A34]^9)/2.07691874341393E+034 + (2921430056915075*[.A34]^8)/2.30584300921369E+018 - (7565596558122409*[.A34]^7)/3.24518553658427E+032 - (7036212123694515*[.A34]^6)/2.88230376151712E+017 + (7993310847410267*[.A34]^5)/2.02824096036517E+031 + (7111204189893359*[.A34]^4)/3.6028797018964E+016 - (5457826730119421*[.A34]^3)/2.53530120045646E+030 - (6072727099349657*[.A34]^2)/9007199254740989 + (5397386434835257*[.A34])/1.26765060022823E+030 + 1" office:value-type="float" office:value="0.213085814148001" calcext:value-type="float">
            <text:p>0.2130858141</text:p>
          </table:table-cell>
          <table:table-cell table:formula="of:=(3362420364307109*[.A34]^5)/2.59614842926742E+033 + (8868626958976105*[.A34]^4)/4.61168601842739E+018 - (5839671007292025*[.A34]^3)/1.62259276829213E+032 - (4988602664236409*[.A34]^2)/7.20575940379279E+016 + (6442056510251491*[.A34])/8.11296384146067E+031 + 2554926711685399/4503599627370496" office:value-type="float" office:value="0.299400192306125" calcext:value-type="float">
            <text:p>0.2994001923</text:p>
          </table:table-cell>
          <table:table-cell table:formula="of:=(237669985014899*[.A34]^20)/7.55578637259143E+022 - (2522818919767305*[.A34]^19)/2.41785163922926E+024 - (2860596947292555*[.A34]^18)/9.44473296573929E+021 + (1773857052961249*[.A34]^17)/1.88894659314786E+022 + (7148827363189051*[.A34]^16)/5.90295810358706E+020 - (8075669010381027*[.A34]^15)/2.36118324143482E+021 - (4840156368242513*[.A34]^14)/1.84467440737096E+019 + (4791228127490189*[.A34]^13)/7.37869762948382E+019 + (3894429921105419*[.A34]^12)/1.15292150460685E+018 - (6364854739456387*[.A34]^11)/9.22337203685478E+018 - (7711821400855569*[.A34]^10)/2.88230376151712E+017 + (2366700811562239*[.A34]^9)/5.76460752303423E+017 + (4736405046683083*[.A34]^8)/3.6028797018964E+016 - (3753291698499093*[.A34]^7)/2.88230376151712E+017 - (7199883390166785*[.A34]^6)/1.8014398509482E+016 + (2898062391108291*[.A34]^5)/1.44115188075856E+017 + (6831225804453745*[.A34]^4)/9.00719925474099E+015 - (456165522049589*[.A34]^3)/3.6028797018964E+016 - (4353079419247673*[.A34]^2)/4503599627370496 + (4834285567299155*[.A34])/2.30584300921369E+018 + 1" office:value-type="float" office:value="0.18494576415637" calcext:value-type="float">
            <text:p>0.1849457642</text:p>
          </table:table-cell>
          <table:table-cell table:formula="of:=1/(1+[.A34]^2)" office:value-type="float" office:value="0.184842883548983" calcext:value-type="float">
            <text:p>0.184842883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 (3338777207898591*[.A35]^10)/1.47573952589676E+020 + (8597584763599179*[.A35]^9)/2.07691874341393E+034 + (2921430056915075*[.A35]^8)/2.30584300921369E+018 - (7565596558122409*[.A35]^7)/3.24518553658427E+032 - (7036212123694515*[.A35]^6)/2.88230376151712E+017 + (7993310847410267*[.A35]^5)/2.02824096036517E+031 + (7111204189893359*[.A35]^4)/3.6028797018964E+016 - (5457826730119421*[.A35]^3)/2.53530120045646E+030 - (6072727099349657*[.A35]^2)/9007199254740989 + (5397386434835257*[.A35])/1.26765060022823E+030 + 1" office:value-type="float" office:value="0.199999999999995" calcext:value-type="float">
            <text:p>0.2</text:p>
          </table:table-cell>
          <table:table-cell table:formula="of:=(3362420364307109*[.A35]^5)/2.59614842926742E+033 + (8868626958976105*[.A35]^4)/4.61168601842739E+018 - (5839671007292025*[.A35]^3)/1.62259276829213E+032 - (4988602664236409*[.A35]^2)/7.20575940379279E+016 + (6442056510251491*[.A35])/8.11296384146067E+031 + 2554926711685399/4503599627370496" office:value-type="float" office:value="0.321153846152344" calcext:value-type="float">
            <text:p>0.3211538462</text:p>
          </table:table-cell>
          <table:table-cell table:formula="of:=(237669985014899*[.A35]^20)/7.55578637259143E+022 - (2522818919767305*[.A35]^19)/2.41785163922926E+024 - (2860596947292555*[.A35]^18)/9.44473296573929E+021 + (1773857052961249*[.A35]^17)/1.88894659314786E+022 + (7148827363189051*[.A35]^16)/5.90295810358706E+020 - (8075669010381027*[.A35]^15)/2.36118324143482E+021 - (4840156368242513*[.A35]^14)/1.84467440737096E+019 + (4791228127490189*[.A35]^13)/7.37869762948382E+019 + (3894429921105419*[.A35]^12)/1.15292150460685E+018 - (6364854739456387*[.A35]^11)/9.22337203685478E+018 - (7711821400855569*[.A35]^10)/2.88230376151712E+017 + (2366700811562239*[.A35]^9)/5.76460752303423E+017 + (4736405046683083*[.A35]^8)/3.6028797018964E+016 - (3753291698499093*[.A35]^7)/2.88230376151712E+017 - (7199883390166785*[.A35]^6)/1.8014398509482E+016 + (2898062391108291*[.A35]^5)/1.44115188075856E+017 + (6831225804453745*[.A35]^4)/9.00719925474099E+015 - (456165522049589*[.A35]^3)/3.6028797018964E+016 - (4353079419247673*[.A35]^2)/4503599627370496 + (4834285567299155*[.A35])/2.30584300921369E+018 + 1" office:value-type="float" office:value="0.199999999999859" calcext:value-type="float">
            <text:p>0.2</text:p>
          </table:table-cell>
          <table:table-cell table:formula="of:=1/(1+[.A35]^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table:formula="of:=- (3338777207898591*[.A36]^10)/1.47573952589676E+020 + (8597584763599179*[.A36]^9)/2.07691874341393E+034 + (2921430056915075*[.A36]^8)/2.30584300921369E+018 - (7565596558122409*[.A36]^7)/3.24518553658427E+032 - (7036212123694515*[.A36]^6)/2.88230376151712E+017 + (7993310847410267*[.A36]^5)/2.02824096036517E+031 + (7111204189893359*[.A36]^4)/3.6028797018964E+016 - (5457826730119421*[.A36]^3)/2.53530120045646E+030 - (6072727099349657*[.A36]^2)/9007199254740989 + (5397386434835257*[.A36])/1.26765060022823E+030 + 1" office:value-type="float" office:value="0.191158902221228" calcext:value-type="float">
            <text:p>0.1911589022</text:p>
          </table:table-cell>
          <table:table-cell table:formula="of:=(3362420364307109*[.A36]^5)/2.59614842926742E+033 + (8868626958976105*[.A36]^4)/4.61168601842739E+018 - (5839671007292025*[.A36]^3)/1.62259276829213E+032 - (4988602664236409*[.A36]^2)/7.20575940379279E+016 + (6442056510251491*[.A36])/8.11296384146067E+031 + 2554926711685399/4503599627370496" office:value-type="float" office:value="0.342446346152437" calcext:value-type="float">
            <text:p>0.3424463462</text:p>
          </table:table-cell>
          <table:table-cell table:formula="of:=(237669985014899*[.A36]^20)/7.55578637259143E+022 - (2522818919767305*[.A36]^19)/2.41785163922926E+024 - (2860596947292555*[.A36]^18)/9.44473296573929E+021 + (1773857052961249*[.A36]^17)/1.88894659314786E+022 + (7148827363189051*[.A36]^16)/5.90295810358706E+020 - (8075669010381027*[.A36]^15)/2.36118324143482E+021 - (4840156368242513*[.A36]^14)/1.84467440737096E+019 + (4791228127490189*[.A36]^13)/7.37869762948382E+019 + (3894429921105419*[.A36]^12)/1.15292150460685E+018 - (6364854739456387*[.A36]^11)/9.22337203685478E+018 - (7711821400855569*[.A36]^10)/2.88230376151712E+017 + (2366700811562239*[.A36]^9)/5.76460752303423E+017 + (4736405046683083*[.A36]^8)/3.6028797018964E+016 - (3753291698499093*[.A36]^7)/2.88230376151712E+017 - (7199883390166785*[.A36]^6)/1.8014398509482E+016 + (2898062391108291*[.A36]^5)/1.44115188075856E+017 + (6831225804453745*[.A36]^4)/9.00719925474099E+015 - (456165522049589*[.A36]^3)/3.6028797018964E+016 - (4353079419247673*[.A36]^2)/4503599627370496 + (4834285567299155*[.A36])/2.30584300921369E+018 + 1" office:value-type="float" office:value="0.214865111252781" calcext:value-type="float">
            <text:p>0.2148651113</text:p>
          </table:table-cell>
          <table:table-cell table:formula="of:=1/(1+[.A36]^2)" office:value-type="float" office:value="0.216919739696312" calcext:value-type="float">
            <text:p>0.2169197397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table:formula="of:=- (3338777207898591*[.A37]^10)/1.47573952589676E+020 + (8597584763599179*[.A37]^9)/2.07691874341393E+034 + (2921430056915075*[.A37]^8)/2.30584300921369E+018 - (7565596558122409*[.A37]^7)/3.24518553658427E+032 - (7036212123694515*[.A37]^6)/2.88230376151712E+017 + (7993310847410267*[.A37]^5)/2.02824096036517E+031 + (7111204189893359*[.A37]^4)/3.6028797018964E+016 - (5457826730119421*[.A37]^3)/2.53530120045646E+030 - (6072727099349657*[.A37]^2)/9007199254740989 + (5397386434835257*[.A37])/1.26765060022823E+030 + 1" office:value-type="float" office:value="0.188778368866403" calcext:value-type="float">
            <text:p>0.1887783689</text:p>
          </table:table-cell>
          <table:table-cell table:formula="of:=(3362420364307109*[.A37]^5)/2.59614842926742E+033 + (8868626958976105*[.A37]^4)/4.61168601842739E+018 - (5839671007292025*[.A37]^3)/1.62259276829213E+032 - (4988602664236409*[.A37]^2)/7.20575940379279E+016 + (6442056510251491*[.A37])/8.11296384146067E+031 + 2554926711685399/4503599627370496" office:value-type="float" office:value="0.3631876923064" calcext:value-type="float">
            <text:p>0.3631876923</text:p>
          </table:table-cell>
          <table:table-cell table:formula="of:=(237669985014899*[.A37]^20)/7.55578637259143E+022 - (2522818919767305*[.A37]^19)/2.41785163922926E+024 - (2860596947292555*[.A37]^18)/9.44473296573929E+021 + (1773857052961249*[.A37]^17)/1.88894659314786E+022 + (7148827363189051*[.A37]^16)/5.90295810358706E+020 - (8075669010381027*[.A37]^15)/2.36118324143482E+021 - (4840156368242513*[.A37]^14)/1.84467440737096E+019 + (4791228127490189*[.A37]^13)/7.37869762948382E+019 + (3894429921105419*[.A37]^12)/1.15292150460685E+018 - (6364854739456387*[.A37]^11)/9.22337203685478E+018 - (7711821400855569*[.A37]^10)/2.88230376151712E+017 + (2366700811562239*[.A37]^9)/5.76460752303423E+017 + (4736405046683083*[.A37]^8)/3.6028797018964E+016 - (3753291698499093*[.A37]^7)/2.88230376151712E+017 - (7199883390166785*[.A37]^6)/1.8014398509482E+016 + (2898062391108291*[.A37]^5)/1.44115188075856E+017 + (6831225804453745*[.A37]^4)/9.00719925474099E+015 - (456165522049589*[.A37]^3)/3.6028797018964E+016 - (4353079419247673*[.A37]^2)/4503599627370496 + (4834285567299155*[.A37])/2.30584300921369E+018 + 1" office:value-type="float" office:value="0.232088385384765" calcext:value-type="float">
            <text:p>0.2320883854</text:p>
          </table:table-cell>
          <table:table-cell table:formula="of:=1/(1+[.A37]^2)" office:value-type="float" office:value="0.235849056603774" calcext:value-type="float">
            <text:p>0.2358490566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table:formula="of:=- (3338777207898591*[.A38]^10)/1.47573952589676E+020 + (8597584763599179*[.A38]^9)/2.07691874341393E+034 + (2921430056915075*[.A38]^8)/2.30584300921369E+018 - (7565596558122409*[.A38]^7)/3.24518553658427E+032 - (7036212123694515*[.A38]^6)/2.88230376151712E+017 + (7993310847410267*[.A38]^5)/2.02824096036517E+031 + (7111204189893359*[.A38]^4)/3.6028797018964E+016 - (5457826730119421*[.A38]^3)/2.53530120045646E+030 - (6072727099349657*[.A38]^2)/9007199254740989 + (5397386434835257*[.A38])/1.26765060022823E+030 + 1" office:value-type="float" office:value="0.194617833165432" calcext:value-type="float">
            <text:p>0.1946178332</text:p>
          </table:table-cell>
          <table:table-cell table:formula="of:=(3362420364307109*[.A38]^5)/2.59614842926742E+033 + (8868626958976105*[.A38]^4)/4.61168601842739E+018 - (5839671007292025*[.A38]^3)/1.62259276829213E+032 - (4988602664236409*[.A38]^2)/7.20575940379279E+016 + (6442056510251491*[.A38])/8.11296384146067E+031 + 2554926711685399/4503599627370496" office:value-type="float" office:value="0.383292499998844" calcext:value-type="float">
            <text:p>0.3832925</text:p>
          </table:table-cell>
          <table:table-cell table:formula="of:=(237669985014899*[.A38]^20)/7.55578637259143E+022 - (2522818919767305*[.A38]^19)/2.41785163922926E+024 - (2860596947292555*[.A38]^18)/9.44473296573929E+021 + (1773857052961249*[.A38]^17)/1.88894659314786E+022 + (7148827363189051*[.A38]^16)/5.90295810358706E+020 - (8075669010381027*[.A38]^15)/2.36118324143482E+021 - (4840156368242513*[.A38]^14)/1.84467440737096E+019 + (4791228127490189*[.A38]^13)/7.37869762948382E+019 + (3894429921105419*[.A38]^12)/1.15292150460685E+018 - (6364854739456387*[.A38]^11)/9.22337203685478E+018 - (7711821400855569*[.A38]^10)/2.88230376151712E+017 + (2366700811562239*[.A38]^9)/5.76460752303423E+017 + (4736405046683083*[.A38]^8)/3.6028797018964E+016 - (3753291698499093*[.A38]^7)/2.88230376151712E+017 - (7199883390166785*[.A38]^6)/1.8014398509482E+016 + (2898062391108291*[.A38]^5)/1.44115188075856E+017 + (6831225804453745*[.A38]^4)/9.00719925474099E+015 - (456165522049589*[.A38]^3)/3.6028797018964E+016 - (4353079419247673*[.A38]^2)/4503599627370496 + (4834285567299155*[.A38])/2.30584300921369E+018 + 1" office:value-type="float" office:value="0.253162365864301" calcext:value-type="float">
            <text:p>0.2531623659</text:p>
          </table:table-cell>
          <table:table-cell table:formula="of:=1/(1+[.A38]^2)" office:value-type="float" office:value="0.25706940874036" calcext:value-type="float">
            <text:p>0.2570694087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- (3338777207898591*[.A39]^10)/1.47573952589676E+020 + (8597584763599179*[.A39]^9)/2.07691874341393E+034 + (2921430056915075*[.A39]^8)/2.30584300921369E+018 - (7565596558122409*[.A39]^7)/3.24518553658427E+032 - (7036212123694515*[.A39]^6)/2.88230376151712E+017 + (7993310847410267*[.A39]^5)/2.02824096036517E+031 + (7111204189893359*[.A39]^4)/3.6028797018964E+016 - (5457826730119421*[.A39]^3)/2.53530120045646E+030 - (6072727099349657*[.A39]^2)/9007199254740989 + (5397386434835257*[.A39])/1.26765060022823E+030 + 1" office:value-type="float" office:value="0.209914499071931" calcext:value-type="float">
            <text:p>0.2099144991</text:p>
          </table:table-cell>
          <table:table-cell table:formula="of:=(3362420364307109*[.A39]^5)/2.59614842926742E+033 + (8868626958976105*[.A39]^4)/4.61168601842739E+018 - (5839671007292025*[.A39]^3)/1.62259276829213E+032 - (4988602664236409*[.A39]^2)/7.20575940379279E+016 + (6442056510251491*[.A39])/8.11296384146067E+031 + 2554926711685399/4503599627370496" office:value-type="float" office:value="0.402679999998994" calcext:value-type="float">
            <text:p>0.40268</text:p>
          </table:table-cell>
          <table:table-cell table:formula="of:=(237669985014899*[.A39]^20)/7.55578637259143E+022 - (2522818919767305*[.A39]^19)/2.41785163922926E+024 - (2860596947292555*[.A39]^18)/9.44473296573929E+021 + (1773857052961249*[.A39]^17)/1.88894659314786E+022 + (7148827363189051*[.A39]^16)/5.90295810358706E+020 - (8075669010381027*[.A39]^15)/2.36118324143482E+021 - (4840156368242513*[.A39]^14)/1.84467440737096E+019 + (4791228127490189*[.A39]^13)/7.37869762948382E+019 + (3894429921105419*[.A39]^12)/1.15292150460685E+018 - (6364854739456387*[.A39]^11)/9.22337203685478E+018 - (7711821400855569*[.A39]^10)/2.88230376151712E+017 + (2366700811562239*[.A39]^9)/5.76460752303423E+017 + (4736405046683083*[.A39]^8)/3.6028797018964E+016 - (3753291698499093*[.A39]^7)/2.88230376151712E+017 - (7199883390166785*[.A39]^6)/1.8014398509482E+016 + (2898062391108291*[.A39]^5)/1.44115188075856E+017 + (6831225804453745*[.A39]^4)/9.00719925474099E+015 - (456165522049589*[.A39]^3)/3.6028797018964E+016 - (4353079419247673*[.A39]^2)/4503599627370496 + (4834285567299155*[.A39])/2.30584300921369E+018 + 1" office:value-type="float" office:value="0.278488125485974" calcext:value-type="float">
            <text:p>0.2784881255</text:p>
          </table:table-cell>
          <table:table-cell table:formula="of:=1/(1+[.A39]^2)" office:value-type="float" office:value="0.280898876404494" calcext:value-type="float">
            <text:p>0.280898876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- (3338777207898591*[.A40]^10)/1.47573952589676E+020 + (8597584763599179*[.A40]^9)/2.07691874341393E+034 + (2921430056915075*[.A40]^8)/2.30584300921369E+018 - (7565596558122409*[.A40]^7)/3.24518553658427E+032 - (7036212123694515*[.A40]^6)/2.88230376151712E+017 + (7993310847410267*[.A40]^5)/2.02824096036517E+031 + (7111204189893359*[.A40]^4)/3.6028797018964E+016 - (5457826730119421*[.A40]^3)/2.53530120045646E+030 - (6072727099349657*[.A40]^2)/9007199254740989 + (5397386434835257*[.A40])/1.26765060022823E+030 + 1" office:value-type="float" office:value="0.235346591310739" calcext:value-type="float">
            <text:p>0.2353465913</text:p>
          </table:table-cell>
          <table:table-cell table:formula="of:=(3362420364307109*[.A40]^5)/2.59614842926742E+033 + (8868626958976105*[.A40]^4)/4.61168601842739E+018 - (5839671007292025*[.A40]^3)/1.62259276829213E+032 - (4988602664236409*[.A40]^2)/7.20575940379279E+016 + (6442056510251491*[.A40])/8.11296384146067E+031 + 2554926711685399/4503599627370496" office:value-type="float" office:value="0.421274038460694" calcext:value-type="float">
            <text:p>0.4212740385</text:p>
          </table:table-cell>
          <table:table-cell table:formula="of:=(237669985014899*[.A40]^20)/7.55578637259143E+022 - (2522818919767305*[.A40]^19)/2.41785163922926E+024 - (2860596947292555*[.A40]^18)/9.44473296573929E+021 + (1773857052961249*[.A40]^17)/1.88894659314786E+022 + (7148827363189051*[.A40]^16)/5.90295810358706E+020 - (8075669010381027*[.A40]^15)/2.36118324143482E+021 - (4840156368242513*[.A40]^14)/1.84467440737096E+019 + (4791228127490189*[.A40]^13)/7.37869762948382E+019 + (3894429921105419*[.A40]^12)/1.15292150460685E+018 - (6364854739456387*[.A40]^11)/9.22337203685478E+018 - (7711821400855569*[.A40]^10)/2.88230376151712E+017 + (2366700811562239*[.A40]^9)/5.76460752303423E+017 + (4736405046683083*[.A40]^8)/3.6028797018964E+016 - (3753291698499093*[.A40]^7)/2.88230376151712E+017 - (7199883390166785*[.A40]^6)/1.8014398509482E+016 + (2898062391108291*[.A40]^5)/1.44115188075856E+017 + (6831225804453745*[.A40]^4)/9.00719925474099E+015 - (456165522049589*[.A40]^3)/3.6028797018964E+016 - (4353079419247673*[.A40]^2)/4503599627370496 + (4834285567299155*[.A40])/2.30584300921369E+018 + 1" office:value-type="float" office:value="0.307692307700007" calcext:value-type="float">
            <text:p>0.3076923077</text:p>
          </table:table-cell>
          <table:table-cell table:formula="of:=1/(1+[.A40]^2)" office:value-type="float" office:value="0.307692307692308" calcext:value-type="float">
            <text:p>0.3076923077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- (3338777207898591*[.A41]^10)/1.47573952589676E+020 + (8597584763599179*[.A41]^9)/2.07691874341393E+034 + (2921430056915075*[.A41]^8)/2.30584300921369E+018 - (7565596558122409*[.A41]^7)/3.24518553658427E+032 - (7036212123694515*[.A41]^6)/2.88230376151712E+017 + (7993310847410267*[.A41]^5)/2.02824096036517E+031 + (7111204189893359*[.A41]^4)/3.6028797018964E+016 - (5457826730119421*[.A41]^3)/2.53530120045646E+030 - (6072727099349657*[.A41]^2)/9007199254740989 + (5397386434835257*[.A41])/1.26765060022823E+030 + 1" office:value-type="float" office:value="0.271024105471947" calcext:value-type="float">
            <text:p>0.2710241055</text:p>
          </table:table-cell>
          <table:table-cell table:formula="of:=(3362420364307109*[.A41]^5)/2.59614842926742E+033 + (8868626958976105*[.A41]^4)/4.61168601842739E+018 - (5839671007292025*[.A41]^3)/1.62259276829213E+032 - (4988602664236409*[.A41]^2)/7.20575940379279E+016 + (6442056510251491*[.A41])/8.11296384146067E+031 + 2554926711685399/4503599627370496" office:value-type="float" office:value="0.4390030769224" calcext:value-type="float">
            <text:p>0.4390030769</text:p>
          </table:table-cell>
          <table:table-cell table:formula="of:=(237669985014899*[.A41]^20)/7.55578637259143E+022 - (2522818919767305*[.A41]^19)/2.41785163922926E+024 - (2860596947292555*[.A41]^18)/9.44473296573929E+021 + (1773857052961249*[.A41]^17)/1.88894659314786E+022 + (7148827363189051*[.A41]^16)/5.90295810358706E+020 - (8075669010381027*[.A41]^15)/2.36118324143482E+021 - (4840156368242513*[.A41]^14)/1.84467440737096E+019 + (4791228127490189*[.A41]^13)/7.37869762948382E+019 + (3894429921105419*[.A41]^12)/1.15292150460685E+018 - (6364854739456387*[.A41]^11)/9.22337203685478E+018 - (7711821400855569*[.A41]^10)/2.88230376151712E+017 + (2366700811562239*[.A41]^9)/5.76460752303423E+017 + (4736405046683083*[.A41]^8)/3.6028797018964E+016 - (3753291698499093*[.A41]^7)/2.88230376151712E+017 - (7199883390166785*[.A41]^6)/1.8014398509482E+016 + (2898062391108291*[.A41]^5)/1.44115188075856E+017 + (6831225804453745*[.A41]^4)/9.00719925474099E+015 - (456165522049589*[.A41]^3)/3.6028797018964E+016 - (4353079419247673*[.A41]^2)/4503599627370496 + (4834285567299155*[.A41])/2.30584300921369E+018 + 1" office:value-type="float" office:value="0.340115116494164" calcext:value-type="float">
            <text:p>0.3401151165</text:p>
          </table:table-cell>
          <table:table-cell table:formula="of:=1/(1+[.A41]^2)" office:value-type="float" office:value="0.337837837837838" calcext:value-type="float">
            <text:p>0.3378378378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- (3338777207898591*[.A42]^10)/1.47573952589676E+020 + (8597584763599179*[.A42]^9)/2.07691874341393E+034 + (2921430056915075*[.A42]^8)/2.30584300921369E+018 - (7565596558122409*[.A42]^7)/3.24518553658427E+032 - (7036212123694515*[.A42]^6)/2.88230376151712E+017 + (7993310847410267*[.A42]^5)/2.02824096036517E+031 + (7111204189893359*[.A42]^4)/3.6028797018964E+016 - (5457826730119421*[.A42]^3)/2.53530120045646E+030 - (6072727099349657*[.A42]^2)/9007199254740989 + (5397386434835257*[.A42])/1.26765060022823E+030 + 1" office:value-type="float" office:value="0.316504815465459" calcext:value-type="float">
            <text:p>0.3165048155</text:p>
          </table:table-cell>
          <table:table-cell table:formula="of:=(3362420364307109*[.A42]^5)/2.59614842926742E+033 + (8868626958976105*[.A42]^4)/4.61168601842739E+018 - (5839671007292025*[.A42]^3)/1.62259276829213E+032 - (4988602664236409*[.A42]^2)/7.20575940379279E+016 + (6442056510251491*[.A42])/8.11296384146067E+031 + 2554926711685399/4503599627370496" office:value-type="float" office:value="0.455800192307187" calcext:value-type="float">
            <text:p>0.4558001923</text:p>
          </table:table-cell>
          <table:table-cell table:formula="of:=(237669985014899*[.A42]^20)/7.55578637259143E+022 - (2522818919767305*[.A42]^19)/2.41785163922926E+024 - (2860596947292555*[.A42]^18)/9.44473296573929E+021 + (1773857052961249*[.A42]^17)/1.88894659314786E+022 + (7148827363189051*[.A42]^16)/5.90295810358706E+020 - (8075669010381027*[.A42]^15)/2.36118324143482E+021 - (4840156368242513*[.A42]^14)/1.84467440737096E+019 + (4791228127490189*[.A42]^13)/7.37869762948382E+019 + (3894429921105419*[.A42]^12)/1.15292150460685E+018 - (6364854739456387*[.A42]^11)/9.22337203685478E+018 - (7711821400855569*[.A42]^10)/2.88230376151712E+017 + (2366700811562239*[.A42]^9)/5.76460752303423E+017 + (4736405046683083*[.A42]^8)/3.6028797018964E+016 - (3753291698499093*[.A42]^7)/2.88230376151712E+017 - (7199883390166785*[.A42]^6)/1.8014398509482E+016 + (2898062391108291*[.A42]^5)/1.44115188075856E+017 + (6831225804453745*[.A42]^4)/9.00719925474099E+015 - (456165522049589*[.A42]^3)/3.6028797018964E+016 - (4353079419247673*[.A42]^2)/4503599627370496 + (4834285567299155*[.A42])/2.30584300921369E+018 + 1" office:value-type="float" office:value="0.375281648365482" calcext:value-type="float">
            <text:p>0.3752816484</text:p>
          </table:table-cell>
          <table:table-cell table:formula="of:=1/(1+[.A42]^2)" office:value-type="float" office:value="0.371747211895911" calcext:value-type="float">
            <text:p>0.3717472119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- (3338777207898591*[.A43]^10)/1.47573952589676E+020 + (8597584763599179*[.A43]^9)/2.07691874341393E+034 + (2921430056915075*[.A43]^8)/2.30584300921369E+018 - (7565596558122409*[.A43]^7)/3.24518553658427E+032 - (7036212123694515*[.A43]^6)/2.88230376151712E+017 + (7993310847410267*[.A43]^5)/2.02824096036517E+031 + (7111204189893359*[.A43]^4)/3.6028797018964E+016 - (5457826730119421*[.A43]^3)/2.53530120045646E+030 - (6072727099349657*[.A43]^2)/9007199254740989 + (5397386434835257*[.A43])/1.26765060022823E+030 + 1" office:value-type="float" office:value="0.370832752880914" calcext:value-type="float">
            <text:p>0.3708327529</text:p>
          </table:table-cell>
          <table:table-cell table:formula="of:=(3362420364307109*[.A43]^5)/2.59614842926742E+033 + (8868626958976105*[.A43]^4)/4.61168601842739E+018 - (5839671007292025*[.A43]^3)/1.62259276829213E+032 - (4988602664236409*[.A43]^2)/7.20575940379279E+016 + (6442056510251491*[.A43])/8.11296384146067E+031 + 2554926711685399/4503599627370496" office:value-type="float" office:value="0.471603076922744" calcext:value-type="float">
            <text:p>0.4716030769</text:p>
          </table:table-cell>
          <table:table-cell table:formula="of:=(237669985014899*[.A43]^20)/7.55578637259143E+022 - (2522818919767305*[.A43]^19)/2.41785163922926E+024 - (2860596947292555*[.A43]^18)/9.44473296573929E+021 + (1773857052961249*[.A43]^17)/1.88894659314786E+022 + (7148827363189051*[.A43]^16)/5.90295810358706E+020 - (8075669010381027*[.A43]^15)/2.36118324143482E+021 - (4840156368242513*[.A43]^14)/1.84467440737096E+019 + (4791228127490189*[.A43]^13)/7.37869762948382E+019 + (3894429921105419*[.A43]^12)/1.15292150460685E+018 - (6364854739456387*[.A43]^11)/9.22337203685478E+018 - (7711821400855569*[.A43]^10)/2.88230376151712E+017 + (2366700811562239*[.A43]^9)/5.76460752303423E+017 + (4736405046683083*[.A43]^8)/3.6028797018964E+016 - (3753291698499093*[.A43]^7)/2.88230376151712E+017 - (7199883390166785*[.A43]^6)/1.8014398509482E+016 + (2898062391108291*[.A43]^5)/1.44115188075856E+017 + (6831225804453745*[.A43]^4)/9.00719925474099E+015 - (456165522049589*[.A43]^3)/3.6028797018964E+016 - (4353079419247673*[.A43]^2)/4503599627370496 + (4834285567299155*[.A43])/2.30584300921369E+018 + 1" office:value-type="float" office:value="0.413209020322343" calcext:value-type="float">
            <text:p>0.4132090203</text:p>
          </table:table-cell>
          <table:table-cell table:formula="of:=1/(1+[.A43]^2)" office:value-type="float" office:value="0.409836065573771" calcext:value-type="float">
            <text:p>0.4098360656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- (3338777207898591*[.A44]^10)/1.47573952589676E+020 + (8597584763599179*[.A44]^9)/2.07691874341393E+034 + (2921430056915075*[.A44]^8)/2.30584300921369E+018 - (7565596558122409*[.A44]^7)/3.24518553658427E+032 - (7036212123694515*[.A44]^6)/2.88230376151712E+017 + (7993310847410267*[.A44]^5)/2.02824096036517E+031 + (7111204189893359*[.A44]^4)/3.6028797018964E+016 - (5457826730119421*[.A44]^3)/2.53530120045646E+030 - (6072727099349657*[.A44]^2)/9007199254740989 + (5397386434835257*[.A44])/1.26765060022823E+030 + 1" office:value-type="float" office:value="0.432595957282788" calcext:value-type="float">
            <text:p>0.4325959573</text:p>
          </table:table-cell>
          <table:table-cell table:formula="of:=(3362420364307109*[.A44]^5)/2.59614842926742E+033 + (8868626958976105*[.A44]^4)/4.61168601842739E+018 - (5839671007292025*[.A44]^3)/1.62259276829213E+032 - (4988602664236409*[.A44]^2)/7.20575940379279E+016 + (6442056510251491*[.A44])/8.11296384146067E+031 + 2554926711685399/4503599627370496" office:value-type="float" office:value="0.486354038461375" calcext:value-type="float">
            <text:p>0.4863540385</text:p>
          </table:table-cell>
          <table:table-cell table:formula="of:=(237669985014899*[.A44]^20)/7.55578637259143E+022 - (2522818919767305*[.A44]^19)/2.41785163922926E+024 - (2860596947292555*[.A44]^18)/9.44473296573929E+021 + (1773857052961249*[.A44]^17)/1.88894659314786E+022 + (7148827363189051*[.A44]^16)/5.90295810358706E+020 - (8075669010381027*[.A44]^15)/2.36118324143482E+021 - (4840156368242513*[.A44]^14)/1.84467440737096E+019 + (4791228127490189*[.A44]^13)/7.37869762948382E+019 + (3894429921105419*[.A44]^12)/1.15292150460685E+018 - (6364854739456387*[.A44]^11)/9.22337203685478E+018 - (7711821400855569*[.A44]^10)/2.88230376151712E+017 + (2366700811562239*[.A44]^9)/5.76460752303423E+017 + (4736405046683083*[.A44]^8)/3.6028797018964E+016 - (3753291698499093*[.A44]^7)/2.88230376151712E+017 - (7199883390166785*[.A44]^6)/1.8014398509482E+016 + (2898062391108291*[.A44]^5)/1.44115188075856E+017 + (6831225804453745*[.A44]^4)/9.00719925474099E+015 - (456165522049589*[.A44]^3)/3.6028797018964E+016 - (4353079419247673*[.A44]^2)/4503599627370496 + (4834285567299155*[.A44])/2.30584300921369E+018 + 1" office:value-type="float" office:value="0.454468888441095" calcext:value-type="float">
            <text:p>0.4544688884</text:p>
          </table:table-cell>
          <table:table-cell table:formula="of:=1/(1+[.A44]^2)" office:value-type="float" office:value="0.452488687782806" calcext:value-type="float">
            <text:p>0.452488687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 (3338777207898591*[.A45]^10)/1.47573952589676E+020 + (8597584763599179*[.A45]^9)/2.07691874341393E+034 + (2921430056915075*[.A45]^8)/2.30584300921369E+018 - (7565596558122409*[.A45]^7)/3.24518553658427E+032 - (7036212123694515*[.A45]^6)/2.88230376151712E+017 + (7993310847410267*[.A45]^5)/2.02824096036517E+031 + (7111204189893359*[.A45]^4)/3.6028797018964E+016 - (5457826730119421*[.A45]^3)/2.53530120045646E+030 - (6072727099349657*[.A45]^2)/9007199254740989 + (5397386434835257*[.A45])/1.26765060022823E+030 + 1" office:value-type="float" office:value="0.499999999999995" calcext:value-type="float">
            <text:p>0.5</text:p>
          </table:table-cell>
          <table:table-cell table:formula="of:=(3362420364307109*[.A45]^5)/2.59614842926742E+033 + (8868626958976105*[.A45]^4)/4.61168601842739E+018 - (5839671007292025*[.A45]^3)/1.62259276829213E+032 - (4988602664236409*[.A45]^2)/7.20575940379279E+016 + (6442056510251491*[.A45])/8.11296384146067E+031 + 2554926711685399/4503599627370496" office:value-type="float" office:value="0.5" calcext:value-type="float">
            <text:p>0.5</text:p>
          </table:table-cell>
          <table:table-cell table:formula="of:=(237669985014899*[.A45]^20)/7.55578637259143E+022 - (2522818919767305*[.A45]^19)/2.41785163922926E+024 - (2860596947292555*[.A45]^18)/9.44473296573929E+021 + (1773857052961249*[.A45]^17)/1.88894659314786E+022 + (7148827363189051*[.A45]^16)/5.90295810358706E+020 - (8075669010381027*[.A45]^15)/2.36118324143482E+021 - (4840156368242513*[.A45]^14)/1.84467440737096E+019 + (4791228127490189*[.A45]^13)/7.37869762948382E+019 + (3894429921105419*[.A45]^12)/1.15292150460685E+018 - (6364854739456387*[.A45]^11)/9.22337203685478E+018 - (7711821400855569*[.A45]^10)/2.88230376151712E+017 + (2366700811562239*[.A45]^9)/5.76460752303423E+017 + (4736405046683083*[.A45]^8)/3.6028797018964E+016 - (3753291698499093*[.A45]^7)/2.88230376151712E+017 - (7199883390166785*[.A45]^6)/1.8014398509482E+016 + (2898062391108291*[.A45]^5)/1.44115188075856E+017 + (6831225804453745*[.A45]^4)/9.00719925474099E+015 - (456165522049589*[.A45]^3)/3.6028797018964E+016 - (4353079419247673*[.A45]^2)/4503599627370496 + (4834285567299155*[.A45])/2.30584300921369E+018 + 1" office:value-type="float" office:value="0.499999999999966" calcext:value-type="float">
            <text:p>0.5</text:p>
          </table:table-cell>
          <table:table-cell table:formula="of:=1/(1+[.A45]^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- (3338777207898591*[.A46]^10)/1.47573952589676E+020 + (8597584763599179*[.A46]^9)/2.07691874341393E+034 + (2921430056915075*[.A46]^8)/2.30584300921369E+018 - (7565596558122409*[.A46]^7)/3.24518553658427E+032 - (7036212123694515*[.A46]^6)/2.88230376151712E+017 + (7993310847410267*[.A46]^5)/2.02824096036517E+031 + (7111204189893359*[.A46]^4)/3.6028797018964E+016 - (5457826730119421*[.A46]^3)/2.53530120045646E+030 - (6072727099349657*[.A46]^2)/9007199254740989 + (5397386434835257*[.A46])/1.26765060022823E+030 + 1" office:value-type="float" office:value="0.570953598333033" calcext:value-type="float">
            <text:p>0.5709535983</text:p>
          </table:table-cell>
          <table:table-cell table:formula="of:=(3362420364307109*[.A46]^5)/2.59614842926742E+033 + (8868626958976105*[.A46]^4)/4.61168601842739E+018 - (5839671007292025*[.A46]^3)/1.62259276829213E+032 - (4988602664236409*[.A46]^2)/7.20575940379279E+016 + (6442056510251491*[.A46])/8.11296384146067E+031 + 2554926711685399/4503599627370496" office:value-type="float" office:value="0.512492500000156" calcext:value-type="float">
            <text:p>0.5124925</text:p>
          </table:table-cell>
          <table:table-cell table:formula="of:=(237669985014899*[.A46]^20)/7.55578637259143E+022 - (2522818919767305*[.A46]^19)/2.41785163922926E+024 - (2860596947292555*[.A46]^18)/9.44473296573929E+021 + (1773857052961249*[.A46]^17)/1.88894659314786E+022 + (7148827363189051*[.A46]^16)/5.90295810358706E+020 - (8075669010381027*[.A46]^15)/2.36118324143482E+021 - (4840156368242513*[.A46]^14)/1.84467440737096E+019 + (4791228127490189*[.A46]^13)/7.37869762948382E+019 + (3894429921105419*[.A46]^12)/1.15292150460685E+018 - (6364854739456387*[.A46]^11)/9.22337203685478E+018 - (7711821400855569*[.A46]^10)/2.88230376151712E+017 + (2366700811562239*[.A46]^9)/5.76460752303423E+017 + (4736405046683083*[.A46]^8)/3.6028797018964E+016 - (3753291698499093*[.A46]^7)/2.88230376151712E+017 - (7199883390166785*[.A46]^6)/1.8014398509482E+016 + (2898062391108291*[.A46]^5)/1.44115188075856E+017 + (6831225804453745*[.A46]^4)/9.00719925474099E+015 - (456165522049589*[.A46]^3)/3.6028797018964E+016 - (4353079419247673*[.A46]^2)/4503599627370496 + (4834285567299155*[.A46])/2.30584300921369E+018 + 1" office:value-type="float" office:value="0.55073139458718" calcext:value-type="float">
            <text:p>0.5507313946</text:p>
          </table:table-cell>
          <table:table-cell table:formula="of:=1/(1+[.A46]^2)" office:value-type="float" office:value="0.552486187845304" calcext:value-type="float">
            <text:p>0.552486187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- (3338777207898591*[.A47]^10)/1.47573952589676E+020 + (8597584763599179*[.A47]^9)/2.07691874341393E+034 + (2921430056915075*[.A47]^8)/2.30584300921369E+018 - (7565596558122409*[.A47]^7)/3.24518553658427E+032 - (7036212123694515*[.A47]^6)/2.88230376151712E+017 + (7993310847410267*[.A47]^5)/2.02824096036517E+031 + (7111204189893359*[.A47]^4)/3.6028797018964E+016 - (5457826730119421*[.A47]^3)/2.53530120045646E+030 - (6072727099349657*[.A47]^2)/9007199254740989 + (5397386434835257*[.A47])/1.26765060022823E+030 + 1" office:value-type="float" office:value="0.643162554089999" calcext:value-type="float">
            <text:p>0.6431625541</text:p>
          </table:table-cell>
          <table:table-cell table:formula="of:=(3362420364307109*[.A47]^5)/2.59614842926742E+033 + (8868626958976105*[.A47]^4)/4.61168601842739E+018 - (5839671007292025*[.A47]^3)/1.62259276829213E+032 - (4988602664236409*[.A47]^2)/7.20575940379279E+016 + (6442056510251491*[.A47])/8.11296384146067E+031 + 2554926711685399/4503599627370496" office:value-type="float" office:value="0.523787692307994" calcext:value-type="float">
            <text:p>0.5237876923</text:p>
          </table:table-cell>
          <table:table-cell table:formula="of:=(237669985014899*[.A47]^20)/7.55578637259143E+022 - (2522818919767305*[.A47]^19)/2.41785163922926E+024 - (2860596947292555*[.A47]^18)/9.44473296573929E+021 + (1773857052961249*[.A47]^17)/1.88894659314786E+022 + (7148827363189051*[.A47]^16)/5.90295810358706E+020 - (8075669010381027*[.A47]^15)/2.36118324143482E+021 - (4840156368242513*[.A47]^14)/1.84467440737096E+019 + (4791228127490189*[.A47]^13)/7.37869762948382E+019 + (3894429921105419*[.A47]^12)/1.15292150460685E+018 - (6364854739456387*[.A47]^11)/9.22337203685478E+018 - (7711821400855569*[.A47]^10)/2.88230376151712E+017 + (2366700811562239*[.A47]^9)/5.76460752303423E+017 + (4736405046683083*[.A47]^8)/3.6028797018964E+016 - (3753291698499093*[.A47]^7)/2.88230376151712E+017 - (7199883390166785*[.A47]^6)/1.8014398509482E+016 + (2898062391108291*[.A47]^5)/1.44115188075856E+017 + (6831225804453745*[.A47]^4)/9.00719925474099E+015 - (456165522049589*[.A47]^3)/3.6028797018964E+016 - (4353079419247673*[.A47]^2)/4503599627370496 + (4834285567299155*[.A47])/2.30584300921369E+018 + 1" office:value-type="float" office:value="0.607121453977315" calcext:value-type="float">
            <text:p>0.607121454</text:p>
          </table:table-cell>
          <table:table-cell table:formula="of:=1/(1+[.A47]^2)" office:value-type="float" office:value="0.609756097560976" calcext:value-type="float">
            <text:p>0.609756097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- (3338777207898591*[.A48]^10)/1.47573952589676E+020 + (8597584763599179*[.A48]^9)/2.07691874341393E+034 + (2921430056915075*[.A48]^8)/2.30584300921369E+018 - (7565596558122409*[.A48]^7)/3.24518553658427E+032 - (7036212123694515*[.A48]^6)/2.88230376151712E+017 + (7993310847410267*[.A48]^5)/2.02824096036517E+031 + (7111204189893359*[.A48]^4)/3.6028797018964E+016 - (5457826730119421*[.A48]^3)/2.53530120045646E+030 - (6072727099349657*[.A48]^2)/9007199254740989 + (5397386434835257*[.A48])/1.26765060022823E+030 + 1" office:value-type="float" office:value="0.71422826176551" calcext:value-type="float">
            <text:p>0.7142282618</text:p>
          </table:table-cell>
          <table:table-cell table:formula="of:=(3362420364307109*[.A48]^5)/2.59614842926742E+033 + (8868626958976105*[.A48]^4)/4.61168601842739E+018 - (5839671007292025*[.A48]^3)/1.62259276829213E+032 - (4988602664236409*[.A48]^2)/7.20575940379279E+016 + (6442056510251491*[.A48])/8.11296384146067E+031 + 2554926711685399/4503599627370496" office:value-type="float" office:value="0.533846346154281" calcext:value-type="float">
            <text:p>0.5338463462</text:p>
          </table:table-cell>
          <table:table-cell table:formula="of:=(237669985014899*[.A48]^20)/7.55578637259143E+022 - (2522818919767305*[.A48]^19)/2.41785163922926E+024 - (2860596947292555*[.A48]^18)/9.44473296573929E+021 + (1773857052961249*[.A48]^17)/1.88894659314786E+022 + (7148827363189051*[.A48]^16)/5.90295810358706E+020 - (8075669010381027*[.A48]^15)/2.36118324143482E+021 - (4840156368242513*[.A48]^14)/1.84467440737096E+019 + (4791228127490189*[.A48]^13)/7.37869762948382E+019 + (3894429921105419*[.A48]^12)/1.15292150460685E+018 - (6364854739456387*[.A48]^11)/9.22337203685478E+018 - (7711821400855569*[.A48]^10)/2.88230376151712E+017 + (2366700811562239*[.A48]^9)/5.76460752303423E+017 + (4736405046683083*[.A48]^8)/3.6028797018964E+016 - (3753291698499093*[.A48]^7)/2.88230376151712E+017 - (7199883390166785*[.A48]^6)/1.8014398509482E+016 + (2898062391108291*[.A48]^5)/1.44115188075856E+017 + (6831225804453745*[.A48]^4)/9.00719925474099E+015 - (456165522049589*[.A48]^3)/3.6028797018964E+016 - (4353079419247673*[.A48]^2)/4503599627370496 + (4834285567299155*[.A48])/2.30584300921369E+018 + 1" office:value-type="float" office:value="0.668734826573778" calcext:value-type="float">
            <text:p>0.6687348266</text:p>
          </table:table-cell>
          <table:table-cell table:formula="of:=1/(1+[.A48]^2)" office:value-type="float" office:value="0.671140939597315" calcext:value-type="float">
            <text:p>0.671140939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- (3338777207898591*[.A49]^10)/1.47573952589676E+020 + (8597584763599179*[.A49]^9)/2.07691874341393E+034 + (2921430056915075*[.A49]^8)/2.30584300921369E+018 - (7565596558122409*[.A49]^7)/3.24518553658427E+032 - (7036212123694515*[.A49]^6)/2.88230376151712E+017 + (7993310847410267*[.A49]^5)/2.02824096036517E+031 + (7111204189893359*[.A49]^4)/3.6028797018964E+016 - (5457826730119421*[.A49]^3)/2.53530120045646E+030 - (6072727099349657*[.A49]^2)/9007199254740989 + (5397386434835257*[.A49])/1.26765060022823E+030 + 1" office:value-type="float" office:value="0.781747129283776" calcext:value-type="float">
            <text:p>0.7817471293</text:p>
          </table:table-cell>
          <table:table-cell table:formula="of:=(3362420364307109*[.A49]^5)/2.59614842926742E+033 + (8868626958976105*[.A49]^4)/4.61168601842739E+018 - (5839671007292025*[.A49]^3)/1.62259276829213E+032 - (4988602664236409*[.A49]^2)/7.20575940379279E+016 + (6442056510251491*[.A49])/8.11296384146067E+031 + 2554926711685399/4503599627370496" office:value-type="float" office:value="0.5426338461544" calcext:value-type="float">
            <text:p>0.5426338462</text:p>
          </table:table-cell>
          <table:table-cell table:formula="of:=(237669985014899*[.A49]^20)/7.55578637259143E+022 - (2522818919767305*[.A49]^19)/2.41785163922926E+024 - (2860596947292555*[.A49]^18)/9.44473296573929E+021 + (1773857052961249*[.A49]^17)/1.88894659314786E+022 + (7148827363189051*[.A49]^16)/5.90295810358706E+020 - (8075669010381027*[.A49]^15)/2.36118324143482E+021 - (4840156368242513*[.A49]^14)/1.84467440737096E+019 + (4791228127490189*[.A49]^13)/7.37869762948382E+019 + (3894429921105419*[.A49]^12)/1.15292150460685E+018 - (6364854739456387*[.A49]^11)/9.22337203685478E+018 - (7711821400855569*[.A49]^10)/2.88230376151712E+017 + (2366700811562239*[.A49]^9)/5.76460752303423E+017 + (4736405046683083*[.A49]^8)/3.6028797018964E+016 - (3753291698499093*[.A49]^7)/2.88230376151712E+017 - (7199883390166785*[.A49]^6)/1.8014398509482E+016 + (2898062391108291*[.A49]^5)/1.44115188075856E+017 + (6831225804453745*[.A49]^4)/9.00719925474099E+015 - (456165522049589*[.A49]^3)/3.6028797018964E+016 - (4353079419247673*[.A49]^2)/4503599627370496 + (4834285567299155*[.A49])/2.30584300921369E+018 + 1" office:value-type="float" office:value="0.73396801153339" calcext:value-type="float">
            <text:p>0.7339680115</text:p>
          </table:table-cell>
          <table:table-cell table:formula="of:=1/(1+[.A49]^2)" office:value-type="float" office:value="0.735294117647059" calcext:value-type="float">
            <text:p>0.735294117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- (3338777207898591*[.A50]^10)/1.47573952589676E+020 + (8597584763599179*[.A50]^9)/2.07691874341393E+034 + (2921430056915075*[.A50]^8)/2.30584300921369E+018 - (7565596558122409*[.A50]^7)/3.24518553658427E+032 - (7036212123694515*[.A50]^6)/2.88230376151712E+017 + (7993310847410267*[.A50]^5)/2.02824096036517E+031 + (7111204189893359*[.A50]^4)/3.6028797018964E+016 - (5457826730119421*[.A50]^3)/2.53530120045646E+030 - (6072727099349657*[.A50]^2)/9007199254740989 + (5397386434835257*[.A50])/1.26765060022823E+030 + 1" office:value-type="float" office:value="0.843407429828912" calcext:value-type="float">
            <text:p>0.8434074298</text:p>
          </table:table-cell>
          <table:table-cell table:formula="of:=(3362420364307109*[.A50]^5)/2.59614842926742E+033 + (8868626958976105*[.A50]^4)/4.61168601842739E+018 - (5839671007292025*[.A50]^3)/1.62259276829213E+032 - (4988602664236409*[.A50]^2)/7.20575940379279E+016 + (6442056510251491*[.A50])/8.11296384146067E+031 + 2554926711685399/4503599627370496" office:value-type="float" office:value="0.55012019230835" calcext:value-type="float">
            <text:p>0.5501201923</text:p>
          </table:table-cell>
          <table:table-cell table:formula="of:=(237669985014899*[.A50]^20)/7.55578637259143E+022 - (2522818919767305*[.A50]^19)/2.41785163922926E+024 - (2860596947292555*[.A50]^18)/9.44473296573929E+021 + (1773857052961249*[.A50]^17)/1.88894659314786E+022 + (7148827363189051*[.A50]^16)/5.90295810358706E+020 - (8075669010381027*[.A50]^15)/2.36118324143482E+021 - (4840156368242513*[.A50]^14)/1.84467440737096E+019 + (4791228127490189*[.A50]^13)/7.37869762948382E+019 + (3894429921105419*[.A50]^12)/1.15292150460685E+018 - (6364854739456387*[.A50]^11)/9.22337203685478E+018 - (7711821400855569*[.A50]^10)/2.88230376151712E+017 + (2366700811562239*[.A50]^9)/5.76460752303423E+017 + (4736405046683083*[.A50]^8)/3.6028797018964E+016 - (3753291698499093*[.A50]^7)/2.88230376151712E+017 - (7199883390166785*[.A50]^6)/1.8014398509482E+016 + (2898062391108291*[.A50]^5)/1.44115188075856E+017 + (6831225804453745*[.A50]^4)/9.00719925474099E+015 - (456165522049589*[.A50]^3)/3.6028797018964E+016 - (4353079419247673*[.A50]^2)/4503599627370496 + (4834285567299155*[.A50])/2.30584300921369E+018 + 1" office:value-type="float" office:value="0.800000000000017" calcext:value-type="float">
            <text:p>0.8</text:p>
          </table:table-cell>
          <table:table-cell table:formula="of:=1/(1+[.A50]^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- (3338777207898591*[.A51]^10)/1.47573952589676E+020 + (8597584763599179*[.A51]^9)/2.07691874341393E+034 + (2921430056915075*[.A51]^8)/2.30584300921369E+018 - (7565596558122409*[.A51]^7)/3.24518553658427E+032 - (7036212123694515*[.A51]^6)/2.88230376151712E+017 + (7993310847410267*[.A51]^5)/2.02824096036517E+031 + (7111204189893359*[.A51]^4)/3.6028797018964E+016 - (5457826730119421*[.A51]^3)/2.53530120045646E+030 - (6072727099349657*[.A51]^2)/9007199254740989 + (5397386434835257*[.A51])/1.26765060022823E+030 + 1" office:value-type="float" office:value="0.897080348672007" calcext:value-type="float">
            <text:p>0.8970803487</text:p>
          </table:table-cell>
          <table:table-cell table:formula="of:=(3362420364307109*[.A51]^5)/2.59614842926742E+033 + (8868626958976105*[.A51]^4)/4.61168601842739E+018 - (5839671007292025*[.A51]^3)/1.62259276829213E+032 - (4988602664236409*[.A51]^2)/7.20575940379279E+016 + (6442056510251491*[.A51])/8.11296384146067E+031 + 2554926711685399/4503599627370496" office:value-type="float" office:value="0.556280000000744" calcext:value-type="float">
            <text:p>0.55628</text:p>
          </table:table-cell>
          <table:table-cell table:formula="of:=(237669985014899*[.A51]^20)/7.55578637259143E+022 - (2522818919767305*[.A51]^19)/2.41785163922926E+024 - (2860596947292555*[.A51]^18)/9.44473296573929E+021 + (1773857052961249*[.A51]^17)/1.88894659314786E+022 + (7148827363189051*[.A51]^16)/5.90295810358706E+020 - (8075669010381027*[.A51]^15)/2.36118324143482E+021 - (4840156368242513*[.A51]^14)/1.84467440737096E+019 + (4791228127490189*[.A51]^13)/7.37869762948382E+019 + (3894429921105419*[.A51]^12)/1.15292150460685E+018 - (6364854739456387*[.A51]^11)/9.22337203685478E+018 - (7711821400855569*[.A51]^10)/2.88230376151712E+017 + (2366700811562239*[.A51]^9)/5.76460752303423E+017 + (4736405046683083*[.A51]^8)/3.6028797018964E+016 - (3753291698499093*[.A51]^7)/2.88230376151712E+017 - (7199883390166785*[.A51]^6)/1.8014398509482E+016 + (2898062391108291*[.A51]^5)/1.44115188075856E+017 + (6831225804453745*[.A51]^4)/9.00719925474099E+015 - (456165522049589*[.A51]^3)/3.6028797018964E+016 - (4353079419247673*[.A51]^2)/4503599627370496 + (4834285567299155*[.A51])/2.30584300921369E+018 + 1" office:value-type="float" office:value="0.862995470109695" calcext:value-type="float">
            <text:p>0.8629954701</text:p>
          </table:table-cell>
          <table:table-cell table:formula="of:=1/(1+[.A51]^2)" office:value-type="float" office:value="0.862068965517242" calcext:value-type="float">
            <text:p>0.862068965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- (3338777207898591*[.A52]^10)/1.47573952589676E+020 + (8597584763599179*[.A52]^9)/2.07691874341393E+034 + (2921430056915075*[.A52]^8)/2.30584300921369E+018 - (7565596558122409*[.A52]^7)/3.24518553658427E+032 - (7036212123694515*[.A52]^6)/2.88230376151712E+017 + (7993310847410267*[.A52]^5)/2.02824096036517E+031 + (7111204189893359*[.A52]^4)/3.6028797018964E+016 - (5457826730119421*[.A52]^3)/2.53530120045646E+030 - (6072727099349657*[.A52]^2)/9007199254740989 + (5397386434835257*[.A52])/1.26765060022823E+030 + 1" office:value-type="float" office:value="0.940902295865504" calcext:value-type="float">
            <text:p>0.9409022959</text:p>
          </table:table-cell>
          <table:table-cell table:formula="of:=(3362420364307109*[.A52]^5)/2.59614842926742E+033 + (8868626958976105*[.A52]^4)/4.61168601842739E+018 - (5839671007292025*[.A52]^3)/1.62259276829213E+032 - (4988602664236409*[.A52]^2)/7.20575940379279E+016 + (6442056510251491*[.A52])/8.11296384146067E+031 + 2554926711685399/4503599627370496" office:value-type="float" office:value="0.561092500000812" calcext:value-type="float">
            <text:p>0.5610925</text:p>
          </table:table-cell>
          <table:table-cell table:formula="of:=(237669985014899*[.A52]^20)/7.55578637259143E+022 - (2522818919767305*[.A52]^19)/2.41785163922926E+024 - (2860596947292555*[.A52]^18)/9.44473296573929E+021 + (1773857052961249*[.A52]^17)/1.88894659314786E+022 + (7148827363189051*[.A52]^16)/5.90295810358706E+020 - (8075669010381027*[.A52]^15)/2.36118324143482E+021 - (4840156368242513*[.A52]^14)/1.84467440737096E+019 + (4791228127490189*[.A52]^13)/7.37869762948382E+019 + (3894429921105419*[.A52]^12)/1.15292150460685E+018 - (6364854739456387*[.A52]^11)/9.22337203685478E+018 - (7711821400855569*[.A52]^10)/2.88230376151712E+017 + (2366700811562239*[.A52]^9)/5.76460752303423E+017 + (4736405046683083*[.A52]^8)/3.6028797018964E+016 - (3753291698499093*[.A52]^7)/2.88230376151712E+017 - (7199883390166785*[.A52]^6)/1.8014398509482E+016 + (2898062391108291*[.A52]^5)/1.44115188075856E+017 + (6831225804453745*[.A52]^4)/9.00719925474099E+015 - (456165522049589*[.A52]^3)/3.6028797018964E+016 - (4353079419247673*[.A52]^2)/4503599627370496 + (4834285567299155*[.A52])/2.30584300921369E+018 + 1" office:value-type="float" office:value="0.918535086079403" calcext:value-type="float">
            <text:p>0.9185350861</text:p>
          </table:table-cell>
          <table:table-cell table:formula="of:=1/(1+[.A52]^2)" office:value-type="float" office:value="0.917431192660551" calcext:value-type="float">
            <text:p>0.9174311927</text:p>
          </table:table-cell>
        </table:table-row>
        <table:table-row table:style-name="ro1">
          <table:table-cell office:value-type="float" office:value="-0.199999999999999" calcext:value-type="float">
            <text:p>-0.2</text:p>
          </table:table-cell>
          <table:table-cell table:formula="of:=- (3338777207898591*[.A53]^10)/1.47573952589676E+020 + (8597584763599179*[.A53]^9)/2.07691874341393E+034 + (2921430056915075*[.A53]^8)/2.30584300921369E+018 - (7565596558122409*[.A53]^7)/3.24518553658427E+032 - (7036212123694515*[.A53]^6)/2.88230376151712E+017 + (7993310847410267*[.A53]^5)/2.02824096036517E+031 + (7111204189893359*[.A53]^4)/3.6028797018964E+016 - (5457826730119421*[.A53]^3)/2.53530120045646E+030 - (6072727099349657*[.A53]^2)/9007199254740989 + (5397386434835257*[.A53])/1.26765060022823E+030 + 1" office:value-type="float" office:value="0.973345916001305" calcext:value-type="float">
            <text:p>0.973345916</text:p>
          </table:table-cell>
          <table:table-cell table:formula="of:=(3362420364307109*[.A53]^5)/2.59614842926742E+033 + (8868626958976105*[.A53]^4)/4.61168601842739E+018 - (5839671007292025*[.A53]^3)/1.62259276829213E+032 - (4988602664236409*[.A53]^2)/7.20575940379279E+016 + (6442056510251491*[.A53])/8.11296384146067E+031 + 2554926711685399/4503599627370496" office:value-type="float" office:value="0.5645415384624" calcext:value-type="float">
            <text:p>0.5645415385</text:p>
          </table:table-cell>
          <table:table-cell table:formula="of:=(237669985014899*[.A53]^20)/7.55578637259143E+022 - (2522818919767305*[.A53]^19)/2.41785163922926E+024 - (2860596947292555*[.A53]^18)/9.44473296573929E+021 + (1773857052961249*[.A53]^17)/1.88894659314786E+022 + (7148827363189051*[.A53]^16)/5.90295810358706E+020 - (8075669010381027*[.A53]^15)/2.36118324143482E+021 - (4840156368242513*[.A53]^14)/1.84467440737096E+019 + (4791228127490189*[.A53]^13)/7.37869762948382E+019 + (3894429921105419*[.A53]^12)/1.15292150460685E+018 - (6364854739456387*[.A53]^11)/9.22337203685478E+018 - (7711821400855569*[.A53]^10)/2.88230376151712E+017 + (2366700811562239*[.A53]^9)/5.76460752303423E+017 + (4736405046683083*[.A53]^8)/3.6028797018964E+016 - (3753291698499093*[.A53]^7)/2.88230376151712E+017 - (7199883390166785*[.A53]^6)/1.8014398509482E+016 + (2898062391108291*[.A53]^5)/1.44115188075856E+017 + (6831225804453745*[.A53]^4)/9.00719925474099E+015 - (456165522049589*[.A53]^3)/3.6028797018964E+016 - (4353079419247673*[.A53]^2)/4503599627370496 + (4834285567299155*[.A53])/2.30584300921369E+018 + 1" office:value-type="float" office:value="0.962200823425815" calcext:value-type="float">
            <text:p>0.9622008234</text:p>
          </table:table-cell>
          <table:table-cell table:formula="of:=1/(1+[.A53]^2)" office:value-type="float" office:value="0.961538461538462" calcext:value-type="float">
            <text:p>0.9615384615</text:p>
          </table:table-cell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 table:formula="of:=- (3338777207898591*[.A54]^10)/1.47573952589676E+020 + (8597584763599179*[.A54]^9)/2.07691874341393E+034 + (2921430056915075*[.A54]^8)/2.30584300921369E+018 - (7565596558122409*[.A54]^7)/3.24518553658427E+032 - (7036212123694515*[.A54]^6)/2.88230376151712E+017 + (7993310847410267*[.A54]^5)/2.02824096036517E+031 + (7111204189893359*[.A54]^4)/3.6028797018964E+016 - (5457826730119421*[.A54]^3)/2.53530120045646E+030 - (6072727099349657*[.A54]^2)/9007199254740989 + (5397386434835257*[.A54])/1.26765060022823E+030 + 1" office:value-type="float" office:value="0.9932776317095" calcext:value-type="float">
            <text:p>0.9932776317</text:p>
          </table:table-cell>
          <table:table-cell table:formula="of:=(3362420364307109*[.A54]^5)/2.59614842926742E+033 + (8868626958976105*[.A54]^4)/4.61168601842739E+018 - (5839671007292025*[.A54]^3)/1.62259276829213E+032 - (4988602664236409*[.A54]^2)/7.20575940379279E+016 + (6442056510251491*[.A54])/8.11296384146067E+031 + 2554926711685399/4503599627370496" office:value-type="float" office:value="0.566615576923968" calcext:value-type="float">
            <text:p>0.5666155769</text:p>
          </table:table-cell>
          <table:table-cell table:formula="of:=(237669985014899*[.A54]^20)/7.55578637259143E+022 - (2522818919767305*[.A54]^19)/2.41785163922926E+024 - (2860596947292555*[.A54]^18)/9.44473296573929E+021 + (1773857052961249*[.A54]^17)/1.88894659314786E+022 + (7148827363189051*[.A54]^16)/5.90295810358706E+020 - (8075669010381027*[.A54]^15)/2.36118324143482E+021 - (4840156368242513*[.A54]^14)/1.84467440737096E+019 + (4791228127490189*[.A54]^13)/7.37869762948382E+019 + (3894429921105419*[.A54]^12)/1.15292150460685E+018 - (6364854739456387*[.A54]^11)/9.22337203685478E+018 - (7711821400855569*[.A54]^10)/2.88230376151712E+017 + (2366700811562239*[.A54]^9)/5.76460752303423E+017 + (4736405046683083*[.A54]^8)/3.6028797018964E+016 - (3753291698499093*[.A54]^7)/2.88230376151712E+017 - (7199883390166785*[.A54]^6)/1.8014398509482E+016 + (2898062391108291*[.A54]^5)/1.44115188075856E+017 + (6831225804453745*[.A54]^4)/9.00719925474099E+015 - (456165522049589*[.A54]^3)/3.6028797018964E+016 - (4353079419247673*[.A54]^2)/4503599627370496 + (4834285567299155*[.A54])/2.30584300921369E+018 + 1" office:value-type="float" office:value="0.990212473106005" calcext:value-type="float">
            <text:p>0.9902124731</text:p>
          </table:table-cell>
          <table:table-cell table:formula="of:=1/(1+[.A54]^2)" office:value-type="float" office:value="0.99009900990099" calcext:value-type="float">
            <text:p>0.9900990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 (3338777207898591*[.A55]^10)/1.47573952589676E+020 + (8597584763599179*[.A55]^9)/2.07691874341393E+034 + (2921430056915075*[.A55]^8)/2.30584300921369E+018 - (7565596558122409*[.A55]^7)/3.24518553658427E+032 - (7036212123694515*[.A55]^6)/2.88230376151712E+017 + (7993310847410267*[.A55]^5)/2.02824096036517E+031 + (7111204189893359*[.A55]^4)/3.6028797018964E+016 - (5457826730119421*[.A55]^3)/2.53530120045646E+030 - (6072727099349657*[.A55]^2)/9007199254740989 + (5397386434835257*[.A55])/1.26765060022823E+030 + 1" office:value-type="float" office:value="1" calcext:value-type="float">
            <text:p>1</text:p>
          </table:table-cell>
          <table:table-cell table:formula="of:=(3362420364307109*[.A55]^5)/2.59614842926742E+033 + (8868626958976105*[.A55]^4)/4.61168601842739E+018 - (5839671007292025*[.A55]^3)/1.62259276829213E+032 - (4988602664236409*[.A55]^2)/7.20575940379279E+016 + (6442056510251491*[.A55])/8.11296384146067E+031 + 2554926711685399/4503599627370496" office:value-type="float" office:value="0.567307692308594" calcext:value-type="float">
            <text:p>0.5673076923</text:p>
          </table:table-cell>
          <table:table-cell table:formula="of:=(237669985014899*[.A55]^20)/7.55578637259143E+022 - (2522818919767305*[.A55]^19)/2.41785163922926E+024 - (2860596947292555*[.A55]^18)/9.44473296573929E+021 + (1773857052961249*[.A55]^17)/1.88894659314786E+022 + (7148827363189051*[.A55]^16)/5.90295810358706E+020 - (8075669010381027*[.A55]^15)/2.36118324143482E+021 - (4840156368242513*[.A55]^14)/1.84467440737096E+019 + (4791228127490189*[.A55]^13)/7.37869762948382E+019 + (3894429921105419*[.A55]^12)/1.15292150460685E+018 - (6364854739456387*[.A55]^11)/9.22337203685478E+018 - (7711821400855569*[.A55]^10)/2.88230376151712E+017 + (2366700811562239*[.A55]^9)/5.76460752303423E+017 + (4736405046683083*[.A55]^8)/3.6028797018964E+016 - (3753291698499093*[.A55]^7)/2.88230376151712E+017 - (7199883390166785*[.A55]^6)/1.8014398509482E+016 + (2898062391108291*[.A55]^5)/1.44115188075856E+017 + (6831225804453745*[.A55]^4)/9.00719925474099E+015 - (456165522049589*[.A55]^3)/3.6028797018964E+016 - (4353079419247673*[.A55]^2)/4503599627370496 + (4834285567299155*[.A55])/2.30584300921369E+018 + 1" office:value-type="float" office:value="1" calcext:value-type="float">
            <text:p>1</text:p>
          </table:table-cell>
          <table:table-cell table:formula="of:=1/(1+[.A55]^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 table:formula="of:=- (3338777207898591*[.A56]^10)/1.47573952589676E+020 + (8597584763599179*[.A56]^9)/2.07691874341393E+034 + (2921430056915075*[.A56]^8)/2.30584300921369E+018 - (7565596558122409*[.A56]^7)/3.24518553658427E+032 - (7036212123694515*[.A56]^6)/2.88230376151712E+017 + (7993310847410267*[.A56]^5)/2.02824096036517E+031 + (7111204189893359*[.A56]^4)/3.6028797018964E+016 - (5457826730119421*[.A56]^3)/2.53530120045646E+030 - (6072727099349657*[.A56]^2)/9007199254740989 + (5397386434835257*[.A56])/1.26765060022823E+030 + 1" office:value-type="float" office:value="0.993277631709501" calcext:value-type="float">
            <text:p>0.9932776317</text:p>
          </table:table-cell>
          <table:table-cell table:formula="of:=(3362420364307109*[.A56]^5)/2.59614842926742E+033 + (8868626958976105*[.A56]^4)/4.61168601842739E+018 - (5839671007292025*[.A56]^3)/1.62259276829213E+032 - (4988602664236409*[.A56]^2)/7.20575940379279E+016 + (6442056510251491*[.A56])/8.11296384146067E+031 + 2554926711685399/4503599627370496" office:value-type="float" office:value="0.566615576923968" calcext:value-type="float">
            <text:p>0.5666155769</text:p>
          </table:table-cell>
          <table:table-cell table:formula="of:=(237669985014899*[.A56]^20)/7.55578637259143E+022 - (2522818919767305*[.A56]^19)/2.41785163922926E+024 - (2860596947292555*[.A56]^18)/9.44473296573929E+021 + (1773857052961249*[.A56]^17)/1.88894659314786E+022 + (7148827363189051*[.A56]^16)/5.90295810358706E+020 - (8075669010381027*[.A56]^15)/2.36118324143482E+021 - (4840156368242513*[.A56]^14)/1.84467440737096E+019 + (4791228127490189*[.A56]^13)/7.37869762948382E+019 + (3894429921105419*[.A56]^12)/1.15292150460685E+018 - (6364854739456387*[.A56]^11)/9.22337203685478E+018 - (7711821400855569*[.A56]^10)/2.88230376151712E+017 + (2366700811562239*[.A56]^9)/5.76460752303423E+017 + (4736405046683083*[.A56]^8)/3.6028797018964E+016 - (3753291698499093*[.A56]^7)/2.88230376151712E+017 - (7199883390166785*[.A56]^6)/1.8014398509482E+016 + (2898062391108291*[.A56]^5)/1.44115188075856E+017 + (6831225804453745*[.A56]^4)/9.00719925474099E+015 - (456165522049589*[.A56]^3)/3.6028797018964E+016 - (4353079419247673*[.A56]^2)/4503599627370496 + (4834285567299155*[.A56])/2.30584300921369E+018 + 1" office:value-type="float" office:value="0.99060685785666" calcext:value-type="float">
            <text:p>0.9906068579</text:p>
          </table:table-cell>
          <table:table-cell table:formula="of:=1/(1+[.A56]^2)" office:value-type="float" office:value="0.99009900990099" calcext:value-type="float">
            <text:p>0.99009900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 (3338777207898591*[.A57]^10)/1.47573952589676E+020 + (8597584763599179*[.A57]^9)/2.07691874341393E+034 + (2921430056915075*[.A57]^8)/2.30584300921369E+018 - (7565596558122409*[.A57]^7)/3.24518553658427E+032 - (7036212123694515*[.A57]^6)/2.88230376151712E+017 + (7993310847410267*[.A57]^5)/2.02824096036517E+031 + (7111204189893359*[.A57]^4)/3.6028797018964E+016 - (5457826730119421*[.A57]^3)/2.53530120045646E+030 - (6072727099349657*[.A57]^2)/9007199254740989 + (5397386434835257*[.A57])/1.26765060022823E+030 + 1" office:value-type="float" office:value="0.973345916001306" calcext:value-type="float">
            <text:p>0.973345916</text:p>
          </table:table-cell>
          <table:table-cell table:formula="of:=(3362420364307109*[.A57]^5)/2.59614842926742E+033 + (8868626958976105*[.A57]^4)/4.61168601842739E+018 - (5839671007292025*[.A57]^3)/1.62259276829213E+032 - (4988602664236409*[.A57]^2)/7.20575940379279E+016 + (6442056510251491*[.A57])/8.11296384146067E+031 + 2554926711685399/4503599627370496" office:value-type="float" office:value="0.5645415384624" calcext:value-type="float">
            <text:p>0.5645415385</text:p>
          </table:table-cell>
          <table:table-cell table:formula="of:=(237669985014899*[.A57]^20)/7.55578637259143E+022 - (2522818919767305*[.A57]^19)/2.41785163922926E+024 - (2860596947292555*[.A57]^18)/9.44473296573929E+021 + (1773857052961249*[.A57]^17)/1.88894659314786E+022 + (7148827363189051*[.A57]^16)/5.90295810358706E+020 - (8075669010381027*[.A57]^15)/2.36118324143482E+021 - (4840156368242513*[.A57]^14)/1.84467440737096E+019 + (4791228127490189*[.A57]^13)/7.37869762948382E+019 + (3894429921105419*[.A57]^12)/1.15292150460685E+018 - (6364854739456387*[.A57]^11)/9.22337203685478E+018 - (7711821400855569*[.A57]^10)/2.88230376151712E+017 + (2366700811562239*[.A57]^9)/5.76460752303423E+017 + (4736405046683083*[.A57]^8)/3.6028797018964E+016 - (3753291698499093*[.A57]^7)/2.88230376151712E+017 - (7199883390166785*[.A57]^6)/1.8014398509482E+016 + (2898062391108291*[.A57]^5)/1.44115188075856E+017 + (6831225804453745*[.A57]^4)/9.00719925474099E+015 - (456165522049589*[.A57]^3)/3.6028797018964E+016 - (4353079419247673*[.A57]^2)/4503599627370496 + (4834285567299155*[.A57])/2.30584300921369E+018 + 1" office:value-type="float" office:value="0.962849400904935" calcext:value-type="float">
            <text:p>0.9628494009</text:p>
          </table:table-cell>
          <table:table-cell table:formula="of:=1/(1+[.A57]^2)" office:value-type="float" office:value="0.961538461538461" calcext:value-type="float">
            <text:p>0.9615384615</text:p>
          </table:table-cell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 table:formula="of:=- (3338777207898591*[.A58]^10)/1.47573952589676E+020 + (8597584763599179*[.A58]^9)/2.07691874341393E+034 + (2921430056915075*[.A58]^8)/2.30584300921369E+018 - (7565596558122409*[.A58]^7)/3.24518553658427E+032 - (7036212123694515*[.A58]^6)/2.88230376151712E+017 + (7993310847410267*[.A58]^5)/2.02824096036517E+031 + (7111204189893359*[.A58]^4)/3.6028797018964E+016 - (5457826730119421*[.A58]^3)/2.53530120045646E+030 - (6072727099349657*[.A58]^2)/9007199254740989 + (5397386434835257*[.A58])/1.26765060022823E+030 + 1" office:value-type="float" office:value="0.940902295865506" calcext:value-type="float">
            <text:p>0.9409022959</text:p>
          </table:table-cell>
          <table:table-cell table:formula="of:=(3362420364307109*[.A58]^5)/2.59614842926742E+033 + (8868626958976105*[.A58]^4)/4.61168601842739E+018 - (5839671007292025*[.A58]^3)/1.62259276829213E+032 - (4988602664236409*[.A58]^2)/7.20575940379279E+016 + (6442056510251491*[.A58])/8.11296384146067E+031 + 2554926711685399/4503599627370496" office:value-type="float" office:value="0.561092500000812" calcext:value-type="float">
            <text:p>0.5610925</text:p>
          </table:table-cell>
          <table:table-cell table:formula="of:=(237669985014899*[.A58]^20)/7.55578637259143E+022 - (2522818919767305*[.A58]^19)/2.41785163922926E+024 - (2860596947292555*[.A58]^18)/9.44473296573929E+021 + (1773857052961249*[.A58]^17)/1.88894659314786E+022 + (7148827363189051*[.A58]^16)/5.90295810358706E+020 - (8075669010381027*[.A58]^15)/2.36118324143482E+021 - (4840156368242513*[.A58]^14)/1.84467440737096E+019 + (4791228127490189*[.A58]^13)/7.37869762948382E+019 + (3894429921105419*[.A58]^12)/1.15292150460685E+018 - (6364854739456387*[.A58]^11)/9.22337203685478E+018 - (7711821400855569*[.A58]^10)/2.88230376151712E+017 + (2366700811562239*[.A58]^9)/5.76460752303423E+017 + (4736405046683083*[.A58]^8)/3.6028797018964E+016 - (3753291698499093*[.A58]^7)/2.88230376151712E+017 - (7199883390166785*[.A58]^6)/1.8014398509482E+016 + (2898062391108291*[.A58]^5)/1.44115188075856E+017 + (6831225804453745*[.A58]^4)/9.00719925474099E+015 - (456165522049589*[.A58]^3)/3.6028797018964E+016 - (4353079419247673*[.A58]^2)/4503599627370496 + (4834285567299155*[.A58])/2.30584300921369E+018 + 1" office:value-type="float" office:value="0.919201501868932" calcext:value-type="float">
            <text:p>0.9192015019</text:p>
          </table:table-cell>
          <table:table-cell table:formula="of:=1/(1+[.A58]^2)" office:value-type="float" office:value="0.91743119266055" calcext:value-type="float">
            <text:p>0.91743119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- (3338777207898591*[.A59]^10)/1.47573952589676E+020 + (8597584763599179*[.A59]^9)/2.07691874341393E+034 + (2921430056915075*[.A59]^8)/2.30584300921369E+018 - (7565596558122409*[.A59]^7)/3.24518553658427E+032 - (7036212123694515*[.A59]^6)/2.88230376151712E+017 + (7993310847410267*[.A59]^5)/2.02824096036517E+031 + (7111204189893359*[.A59]^4)/3.6028797018964E+016 - (5457826730119421*[.A59]^3)/2.53530120045646E+030 - (6072727099349657*[.A59]^2)/9007199254740989 + (5397386434835257*[.A59])/1.26765060022823E+030 + 1" office:value-type="float" office:value="0.89708034867201" calcext:value-type="float">
            <text:p>0.8970803487</text:p>
          </table:table-cell>
          <table:table-cell table:formula="of:=(3362420364307109*[.A59]^5)/2.59614842926742E+033 + (8868626958976105*[.A59]^4)/4.61168601842739E+018 - (5839671007292025*[.A59]^3)/1.62259276829213E+032 - (4988602664236409*[.A59]^2)/7.20575940379279E+016 + (6442056510251491*[.A59])/8.11296384146067E+031 + 2554926711685399/4503599627370496" office:value-type="float" office:value="0.556280000000744" calcext:value-type="float">
            <text:p>0.55628</text:p>
          </table:table-cell>
          <table:table-cell table:formula="of:=(237669985014899*[.A59]^20)/7.55578637259143E+022 - (2522818919767305*[.A59]^19)/2.41785163922926E+024 - (2860596947292555*[.A59]^18)/9.44473296573929E+021 + (1773857052961249*[.A59]^17)/1.88894659314786E+022 + (7148827363189051*[.A59]^16)/5.90295810358706E+020 - (8075669010381027*[.A59]^15)/2.36118324143482E+021 - (4840156368242513*[.A59]^14)/1.84467440737096E+019 + (4791228127490189*[.A59]^13)/7.37869762948382E+019 + (3894429921105419*[.A59]^12)/1.15292150460685E+018 - (6364854739456387*[.A59]^11)/9.22337203685478E+018 - (7711821400855569*[.A59]^10)/2.88230376151712E+017 + (2366700811562239*[.A59]^9)/5.76460752303423E+017 + (4736405046683083*[.A59]^8)/3.6028797018964E+016 - (3753291698499093*[.A59]^7)/2.88230376151712E+017 - (7199883390166785*[.A59]^6)/1.8014398509482E+016 + (2898062391108291*[.A59]^5)/1.44115188075856E+017 + (6831225804453745*[.A59]^4)/9.00719925474099E+015 - (456165522049589*[.A59]^3)/3.6028797018964E+016 - (4353079419247673*[.A59]^2)/4503599627370496 + (4834285567299155*[.A59])/2.30584300921369E+018 + 1" office:value-type="float" office:value="0.863423339279916" calcext:value-type="float">
            <text:p>0.8634233393</text:p>
          </table:table-cell>
          <table:table-cell table:formula="of:=1/(1+[.A59]^2)" office:value-type="float" office:value="0.862068965517241" calcext:value-type="float">
            <text:p>0.86206896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 (3338777207898591*[.A60]^10)/1.47573952589676E+020 + (8597584763599179*[.A60]^9)/2.07691874341393E+034 + (2921430056915075*[.A60]^8)/2.30584300921369E+018 - (7565596558122409*[.A60]^7)/3.24518553658427E+032 - (7036212123694515*[.A60]^6)/2.88230376151712E+017 + (7993310847410267*[.A60]^5)/2.02824096036517E+031 + (7111204189893359*[.A60]^4)/3.6028797018964E+016 - (5457826730119421*[.A60]^3)/2.53530120045646E+030 - (6072727099349657*[.A60]^2)/9007199254740989 + (5397386434835257*[.A60])/1.26765060022823E+030 + 1" office:value-type="float" office:value="0.843407429828916" calcext:value-type="float">
            <text:p>0.8434074298</text:p>
          </table:table-cell>
          <table:table-cell table:formula="of:=(3362420364307109*[.A60]^5)/2.59614842926742E+033 + (8868626958976105*[.A60]^4)/4.61168601842739E+018 - (5839671007292025*[.A60]^3)/1.62259276829213E+032 - (4988602664236409*[.A60]^2)/7.20575940379279E+016 + (6442056510251491*[.A60])/8.11296384146067E+031 + 2554926711685399/4503599627370496" office:value-type="float" office:value="0.55012019230835" calcext:value-type="float">
            <text:p>0.5501201923</text:p>
          </table:table-cell>
          <table:table-cell table:formula="of:=(237669985014899*[.A60]^20)/7.55578637259143E+022 - (2522818919767305*[.A60]^19)/2.41785163922926E+024 - (2860596947292555*[.A60]^18)/9.44473296573929E+021 + (1773857052961249*[.A60]^17)/1.88894659314786E+022 + (7148827363189051*[.A60]^16)/5.90295810358706E+020 - (8075669010381027*[.A60]^15)/2.36118324143482E+021 - (4840156368242513*[.A60]^14)/1.84467440737096E+019 + (4791228127490189*[.A60]^13)/7.37869762948382E+019 + (3894429921105419*[.A60]^12)/1.15292150460685E+018 - (6364854739456387*[.A60]^11)/9.22337203685478E+018 - (7711821400855569*[.A60]^10)/2.88230376151712E+017 + (2366700811562239*[.A60]^9)/5.76460752303423E+017 + (4736405046683083*[.A60]^8)/3.6028797018964E+016 - (3753291698499093*[.A60]^7)/2.88230376151712E+017 - (7199883390166785*[.A60]^6)/1.8014398509482E+016 + (2898062391108291*[.A60]^5)/1.44115188075856E+017 + (6831225804453745*[.A60]^4)/9.00719925474099E+015 - (456165522049589*[.A60]^3)/3.6028797018964E+016 - (4353079419247673*[.A60]^2)/4503599627370496 + (4834285567299155*[.A60])/2.30584300921369E+018 + 1" office:value-type="float" office:value="0.800000000000011" calcext:value-type="float">
            <text:p>0.8</text:p>
          </table:table-cell>
          <table:table-cell table:formula="of:=1/(1+[.A60]^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 table:formula="of:=- (3338777207898591*[.A61]^10)/1.47573952589676E+020 + (8597584763599179*[.A61]^9)/2.07691874341393E+034 + (2921430056915075*[.A61]^8)/2.30584300921369E+018 - (7565596558122409*[.A61]^7)/3.24518553658427E+032 - (7036212123694515*[.A61]^6)/2.88230376151712E+017 + (7993310847410267*[.A61]^5)/2.02824096036517E+031 + (7111204189893359*[.A61]^4)/3.6028797018964E+016 - (5457826730119421*[.A61]^3)/2.53530120045646E+030 - (6072727099349657*[.A61]^2)/9007199254740989 + (5397386434835257*[.A61])/1.26765060022823E+030 + 1" office:value-type="float" office:value="0.781747129283779" calcext:value-type="float">
            <text:p>0.7817471293</text:p>
          </table:table-cell>
          <table:table-cell table:formula="of:=(3362420364307109*[.A61]^5)/2.59614842926742E+033 + (8868626958976105*[.A61]^4)/4.61168601842739E+018 - (5839671007292025*[.A61]^3)/1.62259276829213E+032 - (4988602664236409*[.A61]^2)/7.20575940379279E+016 + (6442056510251491*[.A61])/8.11296384146067E+031 + 2554926711685399/4503599627370496" office:value-type="float" office:value="0.5426338461544" calcext:value-type="float">
            <text:p>0.5426338462</text:p>
          </table:table-cell>
          <table:table-cell table:formula="of:=(237669985014899*[.A61]^20)/7.55578637259143E+022 - (2522818919767305*[.A61]^19)/2.41785163922926E+024 - (2860596947292555*[.A61]^18)/9.44473296573929E+021 + (1773857052961249*[.A61]^17)/1.88894659314786E+022 + (7148827363189051*[.A61]^16)/5.90295810358706E+020 - (8075669010381027*[.A61]^15)/2.36118324143482E+021 - (4840156368242513*[.A61]^14)/1.84467440737096E+019 + (4791228127490189*[.A61]^13)/7.37869762948382E+019 + (3894429921105419*[.A61]^12)/1.15292150460685E+018 - (6364854739456387*[.A61]^11)/9.22337203685478E+018 - (7711821400855569*[.A61]^10)/2.88230376151712E+017 + (2366700811562239*[.A61]^9)/5.76460752303423E+017 + (4736405046683083*[.A61]^8)/3.6028797018964E+016 - (3753291698499093*[.A61]^7)/2.88230376151712E+017 - (7199883390166785*[.A61]^6)/1.8014398509482E+016 + (2898062391108291*[.A61]^5)/1.44115188075856E+017 + (6831225804453745*[.A61]^4)/9.00719925474099E+015 - (456165522049589*[.A61]^3)/3.6028797018964E+016 - (4353079419247673*[.A61]^2)/4503599627370496 + (4834285567299155*[.A61])/2.30584300921369E+018 + 1" office:value-type="float" office:value="0.733490502759368" calcext:value-type="float">
            <text:p>0.7334905028</text:p>
          </table:table-cell>
          <table:table-cell table:formula="of:=1/(1+[.A61]^2)" office:value-type="float" office:value="0.735294117647058" calcext:value-type="float">
            <text:p>0.73529411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- (3338777207898591*[.A62]^10)/1.47573952589676E+020 + (8597584763599179*[.A62]^9)/2.07691874341393E+034 + (2921430056915075*[.A62]^8)/2.30584300921369E+018 - (7565596558122409*[.A62]^7)/3.24518553658427E+032 - (7036212123694515*[.A62]^6)/2.88230376151712E+017 + (7993310847410267*[.A62]^5)/2.02824096036517E+031 + (7111204189893359*[.A62]^4)/3.6028797018964E+016 - (5457826730119421*[.A62]^3)/2.53530120045646E+030 - (6072727099349657*[.A62]^2)/9007199254740989 + (5397386434835257*[.A62])/1.26765060022823E+030 + 1" office:value-type="float" office:value="0.714228261765515" calcext:value-type="float">
            <text:p>0.7142282618</text:p>
          </table:table-cell>
          <table:table-cell table:formula="of:=(3362420364307109*[.A62]^5)/2.59614842926742E+033 + (8868626958976105*[.A62]^4)/4.61168601842739E+018 - (5839671007292025*[.A62]^3)/1.62259276829213E+032 - (4988602664236409*[.A62]^2)/7.20575940379279E+016 + (6442056510251491*[.A62])/8.11296384146067E+031 + 2554926711685399/4503599627370496" office:value-type="float" office:value="0.533846346154281" calcext:value-type="float">
            <text:p>0.5338463462</text:p>
          </table:table-cell>
          <table:table-cell table:formula="of:=(237669985014899*[.A62]^20)/7.55578637259143E+022 - (2522818919767305*[.A62]^19)/2.41785163922926E+024 - (2860596947292555*[.A62]^18)/9.44473296573929E+021 + (1773857052961249*[.A62]^17)/1.88894659314786E+022 + (7148827363189051*[.A62]^16)/5.90295810358706E+020 - (8075669010381027*[.A62]^15)/2.36118324143482E+021 - (4840156368242513*[.A62]^14)/1.84467440737096E+019 + (4791228127490189*[.A62]^13)/7.37869762948382E+019 + (3894429921105419*[.A62]^12)/1.15292150460685E+018 - (6364854739456387*[.A62]^11)/9.22337203685478E+018 - (7711821400855569*[.A62]^10)/2.88230376151712E+017 + (2366700811562239*[.A62]^9)/5.76460752303423E+017 + (4736405046683083*[.A62]^8)/3.6028797018964E+016 - (3753291698499093*[.A62]^7)/2.88230376151712E+017 - (7199883390166785*[.A62]^6)/1.8014398509482E+016 + (2898062391108291*[.A62]^5)/1.44115188075856E+017 + (6831225804453745*[.A62]^4)/9.00719925474099E+015 - (456165522049589*[.A62]^3)/3.6028797018964E+016 - (4353079419247673*[.A62]^2)/4503599627370496 + (4834285567299155*[.A62])/2.30584300921369E+018 + 1" office:value-type="float" office:value="0.6679044700551" calcext:value-type="float">
            <text:p>0.6679044701</text:p>
          </table:table-cell>
          <table:table-cell table:formula="of:=1/(1+[.A62]^2)" office:value-type="float" office:value="0.671140939597315" calcext:value-type="float">
            <text:p>0.6711409396</text:p>
          </table:table-cell>
        </table:table-row>
        <table:table-row table:style-name="ro1">
          <table:table-cell office:value-type="float" office:value="0.800000000000001" calcext:value-type="float">
            <text:p>0.8</text:p>
          </table:table-cell>
          <table:table-cell table:formula="of:=- (3338777207898591*[.A63]^10)/1.47573952589676E+020 + (8597584763599179*[.A63]^9)/2.07691874341393E+034 + (2921430056915075*[.A63]^8)/2.30584300921369E+018 - (7565596558122409*[.A63]^7)/3.24518553658427E+032 - (7036212123694515*[.A63]^6)/2.88230376151712E+017 + (7993310847410267*[.A63]^5)/2.02824096036517E+031 + (7111204189893359*[.A63]^4)/3.6028797018964E+016 - (5457826730119421*[.A63]^3)/2.53530120045646E+030 - (6072727099349657*[.A63]^2)/9007199254740989 + (5397386434835257*[.A63])/1.26765060022823E+030 + 1" office:value-type="float" office:value="0.643162554090003" calcext:value-type="float">
            <text:p>0.6431625541</text:p>
          </table:table-cell>
          <table:table-cell table:formula="of:=(3362420364307109*[.A63]^5)/2.59614842926742E+033 + (8868626958976105*[.A63]^4)/4.61168601842739E+018 - (5839671007292025*[.A63]^3)/1.62259276829213E+032 - (4988602664236409*[.A63]^2)/7.20575940379279E+016 + (6442056510251491*[.A63])/8.11296384146067E+031 + 2554926711685399/4503599627370496" office:value-type="float" office:value="0.523787692307994" calcext:value-type="float">
            <text:p>0.5237876923</text:p>
          </table:table-cell>
          <table:table-cell table:formula="of:=(237669985014899*[.A63]^20)/7.55578637259143E+022 - (2522818919767305*[.A63]^19)/2.41785163922926E+024 - (2860596947292555*[.A63]^18)/9.44473296573929E+021 + (1773857052961249*[.A63]^17)/1.88894659314786E+022 + (7148827363189051*[.A63]^16)/5.90295810358706E+020 - (8075669010381027*[.A63]^15)/2.36118324143482E+021 - (4840156368242513*[.A63]^14)/1.84467440737096E+019 + (4791228127490189*[.A63]^13)/7.37869762948382E+019 + (3894429921105419*[.A63]^12)/1.15292150460685E+018 - (6364854739456387*[.A63]^11)/9.22337203685478E+018 - (7711821400855569*[.A63]^10)/2.88230376151712E+017 + (2366700811562239*[.A63]^9)/5.76460752303423E+017 + (4736405046683083*[.A63]^8)/3.6028797018964E+016 - (3753291698499093*[.A63]^7)/2.88230376151712E+017 - (7199883390166785*[.A63]^6)/1.8014398509482E+016 + (2898062391108291*[.A63]^5)/1.44115188075856E+017 + (6831225804453745*[.A63]^4)/9.00719925474099E+015 - (456165522049589*[.A63]^3)/3.6028797018964E+016 - (4353079419247673*[.A63]^2)/4503599627370496 + (4834285567299155*[.A63])/2.30584300921369E+018 + 1" office:value-type="float" office:value="0.606218442511161" calcext:value-type="float">
            <text:p>0.6062184425</text:p>
          </table:table-cell>
          <table:table-cell table:formula="of:=1/(1+[.A63]^2)" office:value-type="float" office:value="0.609756097560975" calcext:value-type="float">
            <text:p>0.60975609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- (3338777207898591*[.A64]^10)/1.47573952589676E+020 + (8597584763599179*[.A64]^9)/2.07691874341393E+034 + (2921430056915075*[.A64]^8)/2.30584300921369E+018 - (7565596558122409*[.A64]^7)/3.24518553658427E+032 - (7036212123694515*[.A64]^6)/2.88230376151712E+017 + (7993310847410267*[.A64]^5)/2.02824096036517E+031 + (7111204189893359*[.A64]^4)/3.6028797018964E+016 - (5457826730119421*[.A64]^3)/2.53530120045646E+030 - (6072727099349657*[.A64]^2)/9007199254740989 + (5397386434835257*[.A64])/1.26765060022823E+030 + 1" office:value-type="float" office:value="0.570953598333037" calcext:value-type="float">
            <text:p>0.5709535983</text:p>
          </table:table-cell>
          <table:table-cell table:formula="of:=(3362420364307109*[.A64]^5)/2.59614842926742E+033 + (8868626958976105*[.A64]^4)/4.61168601842739E+018 - (5839671007292025*[.A64]^3)/1.62259276829213E+032 - (4988602664236409*[.A64]^2)/7.20575940379279E+016 + (6442056510251491*[.A64])/8.11296384146067E+031 + 2554926711685399/4503599627370496" office:value-type="float" office:value="0.512492500000156" calcext:value-type="float">
            <text:p>0.5124925</text:p>
          </table:table-cell>
          <table:table-cell table:formula="of:=(237669985014899*[.A64]^20)/7.55578637259143E+022 - (2522818919767305*[.A64]^19)/2.41785163922926E+024 - (2860596947292555*[.A64]^18)/9.44473296573929E+021 + (1773857052961249*[.A64]^17)/1.88894659314786E+022 + (7148827363189051*[.A64]^16)/5.90295810358706E+020 - (8075669010381027*[.A64]^15)/2.36118324143482E+021 - (4840156368242513*[.A64]^14)/1.84467440737096E+019 + (4791228127490189*[.A64]^13)/7.37869762948382E+019 + (3894429921105419*[.A64]^12)/1.15292150460685E+018 - (6364854739456387*[.A64]^11)/9.22337203685478E+018 - (7711821400855569*[.A64]^10)/2.88230376151712E+017 + (2366700811562239*[.A64]^9)/5.76460752303423E+017 + (4736405046683083*[.A64]^8)/3.6028797018964E+016 - (3753291698499093*[.A64]^7)/2.88230376151712E+017 - (7199883390166785*[.A64]^6)/1.8014398509482E+016 + (2898062391108291*[.A64]^5)/1.44115188075856E+017 + (6831225804453745*[.A64]^4)/9.00719925474099E+015 - (456165522049589*[.A64]^3)/3.6028797018964E+016 - (4353079419247673*[.A64]^2)/4503599627370496 + (4834285567299155*[.A64])/2.30584300921369E+018 + 1" office:value-type="float" office:value="0.550117033687455" calcext:value-type="float">
            <text:p>0.5501170337</text:p>
          </table:table-cell>
          <table:table-cell table:formula="of:=1/(1+[.A64]^2)" office:value-type="float" office:value="0.552486187845304" calcext:value-type="float">
            <text:p>0.5524861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 (3338777207898591*[.A65]^10)/1.47573952589676E+020 + (8597584763599179*[.A65]^9)/2.07691874341393E+034 + (2921430056915075*[.A65]^8)/2.30584300921369E+018 - (7565596558122409*[.A65]^7)/3.24518553658427E+032 - (7036212123694515*[.A65]^6)/2.88230376151712E+017 + (7993310847410267*[.A65]^5)/2.02824096036517E+031 + (7111204189893359*[.A65]^4)/3.6028797018964E+016 - (5457826730119421*[.A65]^3)/2.53530120045646E+030 - (6072727099349657*[.A65]^2)/9007199254740989 + (5397386434835257*[.A65])/1.26765060022823E+030 + 1" office:value-type="float" office:value="0.5" calcext:value-type="float">
            <text:p>0.5</text:p>
          </table:table-cell>
          <table:table-cell table:formula="of:=(3362420364307109*[.A65]^5)/2.59614842926742E+033 + (8868626958976105*[.A65]^4)/4.61168601842739E+018 - (5839671007292025*[.A65]^3)/1.62259276829213E+032 - (4988602664236409*[.A65]^2)/7.20575940379279E+016 + (6442056510251491*[.A65])/8.11296384146067E+031 + 2554926711685399/4503599627370496" office:value-type="float" office:value="0.5" calcext:value-type="float">
            <text:p>0.5</text:p>
          </table:table-cell>
          <table:table-cell table:formula="of:=(237669985014899*[.A65]^20)/7.55578637259143E+022 - (2522818919767305*[.A65]^19)/2.41785163922926E+024 - (2860596947292555*[.A65]^18)/9.44473296573929E+021 + (1773857052961249*[.A65]^17)/1.88894659314786E+022 + (7148827363189051*[.A65]^16)/5.90295810358706E+020 - (8075669010381027*[.A65]^15)/2.36118324143482E+021 - (4840156368242513*[.A65]^14)/1.84467440737096E+019 + (4791228127490189*[.A65]^13)/7.37869762948382E+019 + (3894429921105419*[.A65]^12)/1.15292150460685E+018 - (6364854739456387*[.A65]^11)/9.22337203685478E+018 - (7711821400855569*[.A65]^10)/2.88230376151712E+017 + (2366700811562239*[.A65]^9)/5.76460752303423E+017 + (4736405046683083*[.A65]^8)/3.6028797018964E+016 - (3753291698499093*[.A65]^7)/2.88230376151712E+017 - (7199883390166785*[.A65]^6)/1.8014398509482E+016 + (2898062391108291*[.A65]^5)/1.44115188075856E+017 + (6831225804453745*[.A65]^4)/9.00719925474099E+015 - (456165522049589*[.A65]^3)/3.6028797018964E+016 - (4353079419247673*[.A65]^2)/4503599627370496 + (4834285567299155*[.A65])/2.30584300921369E+018 + 1" office:value-type="float" office:value="0.500000000000012" calcext:value-type="float">
            <text:p>0.5</text:p>
          </table:table-cell>
          <table:table-cell table:formula="of:=1/(1+[.A65]^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- (3338777207898591*[.A66]^10)/1.47573952589676E+020 + (8597584763599179*[.A66]^9)/2.07691874341393E+034 + (2921430056915075*[.A66]^8)/2.30584300921369E+018 - (7565596558122409*[.A66]^7)/3.24518553658427E+032 - (7036212123694515*[.A66]^6)/2.88230376151712E+017 + (7993310847410267*[.A66]^5)/2.02824096036517E+031 + (7111204189893359*[.A66]^4)/3.6028797018964E+016 - (5457826730119421*[.A66]^3)/2.53530120045646E+030 - (6072727099349657*[.A66]^2)/9007199254740989 + (5397386434835257*[.A66])/1.26765060022823E+030 + 1" office:value-type="float" office:value="0.432595957282792" calcext:value-type="float">
            <text:p>0.4325959573</text:p>
          </table:table-cell>
          <table:table-cell table:formula="of:=(3362420364307109*[.A66]^5)/2.59614842926742E+033 + (8868626958976105*[.A66]^4)/4.61168601842739E+018 - (5839671007292025*[.A66]^3)/1.62259276829213E+032 - (4988602664236409*[.A66]^2)/7.20575940379279E+016 + (6442056510251491*[.A66])/8.11296384146067E+031 + 2554926711685399/4503599627370496" office:value-type="float" office:value="0.486354038461375" calcext:value-type="float">
            <text:p>0.4863540385</text:p>
          </table:table-cell>
          <table:table-cell table:formula="of:=(237669985014899*[.A66]^20)/7.55578637259143E+022 - (2522818919767305*[.A66]^19)/2.41785163922926E+024 - (2860596947292555*[.A66]^18)/9.44473296573929E+021 + (1773857052961249*[.A66]^17)/1.88894659314786E+022 + (7148827363189051*[.A66]^16)/5.90295810358706E+020 - (8075669010381027*[.A66]^15)/2.36118324143482E+021 - (4840156368242513*[.A66]^14)/1.84467440737096E+019 + (4791228127490189*[.A66]^13)/7.37869762948382E+019 + (3894429921105419*[.A66]^12)/1.15292150460685E+018 - (6364854739456387*[.A66]^11)/9.22337203685478E+018 - (7711821400855569*[.A66]^10)/2.88230376151712E+017 + (2366700811562239*[.A66]^9)/5.76460752303423E+017 + (4736405046683083*[.A66]^8)/3.6028797018964E+016 - (3753291698499093*[.A66]^7)/2.88230376151712E+017 - (7199883390166785*[.A66]^6)/1.8014398509482E+016 + (2898062391108291*[.A66]^5)/1.44115188075856E+017 + (6831225804453745*[.A66]^4)/9.00719925474099E+015 - (456165522049589*[.A66]^3)/3.6028797018964E+016 - (4353079419247673*[.A66]^2)/4503599627370496 + (4834285567299155*[.A66])/2.30584300921369E+018 + 1" office:value-type="float" office:value="0.455242536201872" calcext:value-type="float">
            <text:p>0.4552425362</text:p>
          </table:table-cell>
          <table:table-cell table:formula="of:=1/(1+[.A66]^2)" office:value-type="float" office:value="0.452488687782805" calcext:value-type="float">
            <text:p>0.452488687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- (3338777207898591*[.A67]^10)/1.47573952589676E+020 + (8597584763599179*[.A67]^9)/2.07691874341393E+034 + (2921430056915075*[.A67]^8)/2.30584300921369E+018 - (7565596558122409*[.A67]^7)/3.24518553658427E+032 - (7036212123694515*[.A67]^6)/2.88230376151712E+017 + (7993310847410267*[.A67]^5)/2.02824096036517E+031 + (7111204189893359*[.A67]^4)/3.6028797018964E+016 - (5457826730119421*[.A67]^3)/2.53530120045646E+030 - (6072727099349657*[.A67]^2)/9007199254740989 + (5397386434835257*[.A67])/1.26765060022823E+030 + 1" office:value-type="float" office:value="0.370832752880918" calcext:value-type="float">
            <text:p>0.3708327529</text:p>
          </table:table-cell>
          <table:table-cell table:formula="of:=(3362420364307109*[.A67]^5)/2.59614842926742E+033 + (8868626958976105*[.A67]^4)/4.61168601842739E+018 - (5839671007292025*[.A67]^3)/1.62259276829213E+032 - (4988602664236409*[.A67]^2)/7.20575940379279E+016 + (6442056510251491*[.A67])/8.11296384146067E+031 + 2554926711685399/4503599627370496" office:value-type="float" office:value="0.471603076922744" calcext:value-type="float">
            <text:p>0.4716030769</text:p>
          </table:table-cell>
          <table:table-cell table:formula="of:=(237669985014899*[.A67]^20)/7.55578637259143E+022 - (2522818919767305*[.A67]^19)/2.41785163922926E+024 - (2860596947292555*[.A67]^18)/9.44473296573929E+021 + (1773857052961249*[.A67]^17)/1.88894659314786E+022 + (7148827363189051*[.A67]^16)/5.90295810358706E+020 - (8075669010381027*[.A67]^15)/2.36118324143482E+021 - (4840156368242513*[.A67]^14)/1.84467440737096E+019 + (4791228127490189*[.A67]^13)/7.37869762948382E+019 + (3894429921105419*[.A67]^12)/1.15292150460685E+018 - (6364854739456387*[.A67]^11)/9.22337203685478E+018 - (7711821400855569*[.A67]^10)/2.88230376151712E+017 + (2366700811562239*[.A67]^9)/5.76460752303423E+017 + (4736405046683083*[.A67]^8)/3.6028797018964E+016 - (3753291698499093*[.A67]^7)/2.88230376151712E+017 - (7199883390166785*[.A67]^6)/1.8014398509482E+016 + (2898062391108291*[.A67]^5)/1.44115188075856E+017 + (6831225804453745*[.A67]^4)/9.00719925474099E+015 - (456165522049589*[.A67]^3)/3.6028797018964E+016 - (4353079419247673*[.A67]^2)/4503599627370496 + (4834285567299155*[.A67])/2.30584300921369E+018 + 1" office:value-type="float" office:value="0.414642743283059" calcext:value-type="float">
            <text:p>0.4146427433</text:p>
          </table:table-cell>
          <table:table-cell table:formula="of:=1/(1+[.A67]^2)" office:value-type="float" office:value="0.40983606557377" calcext:value-type="float">
            <text:p>0.409836065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- (3338777207898591*[.A68]^10)/1.47573952589676E+020 + (8597584763599179*[.A68]^9)/2.07691874341393E+034 + (2921430056915075*[.A68]^8)/2.30584300921369E+018 - (7565596558122409*[.A68]^7)/3.24518553658427E+032 - (7036212123694515*[.A68]^6)/2.88230376151712E+017 + (7993310847410267*[.A68]^5)/2.02824096036517E+031 + (7111204189893359*[.A68]^4)/3.6028797018964E+016 - (5457826730119421*[.A68]^3)/2.53530120045646E+030 - (6072727099349657*[.A68]^2)/9007199254740989 + (5397386434835257*[.A68])/1.26765060022823E+030 + 1" office:value-type="float" office:value="0.316504815465463" calcext:value-type="float">
            <text:p>0.3165048155</text:p>
          </table:table-cell>
          <table:table-cell table:formula="of:=(3362420364307109*[.A68]^5)/2.59614842926742E+033 + (8868626958976105*[.A68]^4)/4.61168601842739E+018 - (5839671007292025*[.A68]^3)/1.62259276829213E+032 - (4988602664236409*[.A68]^2)/7.20575940379279E+016 + (6442056510251491*[.A68])/8.11296384146067E+031 + 2554926711685399/4503599627370496" office:value-type="float" office:value="0.455800192307187" calcext:value-type="float">
            <text:p>0.4558001923</text:p>
          </table:table-cell>
          <table:table-cell table:formula="of:=(237669985014899*[.A68]^20)/7.55578637259143E+022 - (2522818919767305*[.A68]^19)/2.41785163922926E+024 - (2860596947292555*[.A68]^18)/9.44473296573929E+021 + (1773857052961249*[.A68]^17)/1.88894659314786E+022 + (7148827363189051*[.A68]^16)/5.90295810358706E+020 - (8075669010381027*[.A68]^15)/2.36118324143482E+021 - (4840156368242513*[.A68]^14)/1.84467440737096E+019 + (4791228127490189*[.A68]^13)/7.37869762948382E+019 + (3894429921105419*[.A68]^12)/1.15292150460685E+018 - (6364854739456387*[.A68]^11)/9.22337203685478E+018 - (7711821400855569*[.A68]^10)/2.88230376151712E+017 + (2366700811562239*[.A68]^9)/5.76460752303423E+017 + (4736405046683083*[.A68]^8)/3.6028797018964E+016 - (3753291698499093*[.A68]^7)/2.88230376151712E+017 - (7199883390166785*[.A68]^6)/1.8014398509482E+016 + (2898062391108291*[.A68]^5)/1.44115188075856E+017 + (6831225804453745*[.A68]^4)/9.00719925474099E+015 - (456165522049589*[.A68]^3)/3.6028797018964E+016 - (4353079419247673*[.A68]^2)/4503599627370496 + (4834285567299155*[.A68])/2.30584300921369E+018 + 1" office:value-type="float" office:value="0.376948060972516" calcext:value-type="float">
            <text:p>0.376948061</text:p>
          </table:table-cell>
          <table:table-cell table:formula="of:=1/(1+[.A68]^2)" office:value-type="float" office:value="0.37174721189591" calcext:value-type="float">
            <text:p>0.37174721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- (3338777207898591*[.A69]^10)/1.47573952589676E+020 + (8597584763599179*[.A69]^9)/2.07691874341393E+034 + (2921430056915075*[.A69]^8)/2.30584300921369E+018 - (7565596558122409*[.A69]^7)/3.24518553658427E+032 - (7036212123694515*[.A69]^6)/2.88230376151712E+017 + (7993310847410267*[.A69]^5)/2.02824096036517E+031 + (7111204189893359*[.A69]^4)/3.6028797018964E+016 - (5457826730119421*[.A69]^3)/2.53530120045646E+030 - (6072727099349657*[.A69]^2)/9007199254740989 + (5397386434835257*[.A69])/1.26765060022823E+030 + 1" office:value-type="float" office:value="0.27102410547195" calcext:value-type="float">
            <text:p>0.2710241055</text:p>
          </table:table-cell>
          <table:table-cell table:formula="of:=(3362420364307109*[.A69]^5)/2.59614842926742E+033 + (8868626958976105*[.A69]^4)/4.61168601842739E+018 - (5839671007292025*[.A69]^3)/1.62259276829213E+032 - (4988602664236409*[.A69]^2)/7.20575940379279E+016 + (6442056510251491*[.A69])/8.11296384146067E+031 + 2554926711685399/4503599627370496" office:value-type="float" office:value="0.4390030769224" calcext:value-type="float">
            <text:p>0.4390030769</text:p>
          </table:table-cell>
          <table:table-cell table:formula="of:=(237669985014899*[.A69]^20)/7.55578637259143E+022 - (2522818919767305*[.A69]^19)/2.41785163922926E+024 - (2860596947292555*[.A69]^18)/9.44473296573929E+021 + (1773857052961249*[.A69]^17)/1.88894659314786E+022 + (7148827363189051*[.A69]^16)/5.90295810358706E+020 - (8075669010381027*[.A69]^15)/2.36118324143482E+021 - (4840156368242513*[.A69]^14)/1.84467440737096E+019 + (4791228127490189*[.A69]^13)/7.37869762948382E+019 + (3894429921105419*[.A69]^12)/1.15292150460685E+018 - (6364854739456387*[.A69]^11)/9.22337203685478E+018 - (7711821400855569*[.A69]^10)/2.88230376151712E+017 + (2366700811562239*[.A69]^9)/5.76460752303423E+017 + (4736405046683083*[.A69]^8)/3.6028797018964E+016 - (3753291698499093*[.A69]^7)/2.88230376151712E+017 - (7199883390166785*[.A69]^6)/1.8014398509482E+016 + (2898062391108291*[.A69]^5)/1.44115188075856E+017 + (6831225804453745*[.A69]^4)/9.00719925474099E+015 - (456165522049589*[.A69]^3)/3.6028797018964E+016 - (4353079419247673*[.A69]^2)/4503599627370496 + (4834285567299155*[.A69])/2.30584300921369E+018 + 1" office:value-type="float" office:value="0.341331194104404" calcext:value-type="float">
            <text:p>0.3413311941</text:p>
          </table:table-cell>
          <table:table-cell table:formula="of:=1/(1+[.A69]^2)" office:value-type="float" office:value="0.337837837837838" calcext:value-type="float">
            <text:p>0.33783783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- (3338777207898591*[.A70]^10)/1.47573952589676E+020 + (8597584763599179*[.A70]^9)/2.07691874341393E+034 + (2921430056915075*[.A70]^8)/2.30584300921369E+018 - (7565596558122409*[.A70]^7)/3.24518553658427E+032 - (7036212123694515*[.A70]^6)/2.88230376151712E+017 + (7993310847410267*[.A70]^5)/2.02824096036517E+031 + (7111204189893359*[.A70]^4)/3.6028797018964E+016 - (5457826730119421*[.A70]^3)/2.53530120045646E+030 - (6072727099349657*[.A70]^2)/9007199254740989 + (5397386434835257*[.A70])/1.26765060022823E+030 + 1" office:value-type="float" office:value="0.235346591310743" calcext:value-type="float">
            <text:p>0.2353465913</text:p>
          </table:table-cell>
          <table:table-cell table:formula="of:=(3362420364307109*[.A70]^5)/2.59614842926742E+033 + (8868626958976105*[.A70]^4)/4.61168601842739E+018 - (5839671007292025*[.A70]^3)/1.62259276829213E+032 - (4988602664236409*[.A70]^2)/7.20575940379279E+016 + (6442056510251491*[.A70])/8.11296384146067E+031 + 2554926711685399/4503599627370496" office:value-type="float" office:value="0.421274038460694" calcext:value-type="float">
            <text:p>0.4212740385</text:p>
          </table:table-cell>
          <table:table-cell table:formula="of:=(237669985014899*[.A70]^20)/7.55578637259143E+022 - (2522818919767305*[.A70]^19)/2.41785163922926E+024 - (2860596947292555*[.A70]^18)/9.44473296573929E+021 + (1773857052961249*[.A70]^17)/1.88894659314786E+022 + (7148827363189051*[.A70]^16)/5.90295810358706E+020 - (8075669010381027*[.A70]^15)/2.36118324143482E+021 - (4840156368242513*[.A70]^14)/1.84467440737096E+019 + (4791228127490189*[.A70]^13)/7.37869762948382E+019 + (3894429921105419*[.A70]^12)/1.15292150460685E+018 - (6364854739456387*[.A70]^11)/9.22337203685478E+018 - (7711821400855569*[.A70]^10)/2.88230376151712E+017 + (2366700811562239*[.A70]^9)/5.76460752303423E+017 + (4736405046683083*[.A70]^8)/3.6028797018964E+016 - (3753291698499093*[.A70]^7)/2.88230376151712E+017 - (7199883390166785*[.A70]^6)/1.8014398509482E+016 + (2898062391108291*[.A70]^5)/1.44115188075856E+017 + (6831225804453745*[.A70]^4)/9.00719925474099E+015 - (456165522049589*[.A70]^3)/3.6028797018964E+016 - (4353079419247673*[.A70]^2)/4503599627370496 + (4834285567299155*[.A70])/2.30584300921369E+018 + 1" office:value-type="float" office:value="0.307692307700013" calcext:value-type="float">
            <text:p>0.3076923077</text:p>
          </table:table-cell>
          <table:table-cell table:formula="of:=1/(1+[.A70]^2)" office:value-type="float" office:value="0.307692307692308" calcext:value-type="float">
            <text:p>0.307692307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- (3338777207898591*[.A71]^10)/1.47573952589676E+020 + (8597584763599179*[.A71]^9)/2.07691874341393E+034 + (2921430056915075*[.A71]^8)/2.30584300921369E+018 - (7565596558122409*[.A71]^7)/3.24518553658427E+032 - (7036212123694515*[.A71]^6)/2.88230376151712E+017 + (7993310847410267*[.A71]^5)/2.02824096036517E+031 + (7111204189893359*[.A71]^4)/3.6028797018964E+016 - (5457826730119421*[.A71]^3)/2.53530120045646E+030 - (6072727099349657*[.A71]^2)/9007199254740989 + (5397386434835257*[.A71])/1.26765060022823E+030 + 1" office:value-type="float" office:value="0.209914499071933" calcext:value-type="float">
            <text:p>0.2099144991</text:p>
          </table:table-cell>
          <table:table-cell table:formula="of:=(3362420364307109*[.A71]^5)/2.59614842926742E+033 + (8868626958976105*[.A71]^4)/4.61168601842739E+018 - (5839671007292025*[.A71]^3)/1.62259276829213E+032 - (4988602664236409*[.A71]^2)/7.20575940379279E+016 + (6442056510251491*[.A71])/8.11296384146067E+031 + 2554926711685399/4503599627370496" office:value-type="float" office:value="0.402679999998994" calcext:value-type="float">
            <text:p>0.40268</text:p>
          </table:table-cell>
          <table:table-cell table:formula="of:=(237669985014899*[.A71]^20)/7.55578637259143E+022 - (2522818919767305*[.A71]^19)/2.41785163922926E+024 - (2860596947292555*[.A71]^18)/9.44473296573929E+021 + (1773857052961249*[.A71]^17)/1.88894659314786E+022 + (7148827363189051*[.A71]^16)/5.90295810358706E+020 - (8075669010381027*[.A71]^15)/2.36118324143482E+021 - (4840156368242513*[.A71]^14)/1.84467440737096E+019 + (4791228127490189*[.A71]^13)/7.37869762948382E+019 + (3894429921105419*[.A71]^12)/1.15292150460685E+018 - (6364854739456387*[.A71]^11)/9.22337203685478E+018 - (7711821400855569*[.A71]^10)/2.88230376151712E+017 + (2366700811562239*[.A71]^9)/5.76460752303423E+017 + (4736405046683083*[.A71]^8)/3.6028797018964E+016 - (3753291698499093*[.A71]^7)/2.88230376151712E+017 - (7199883390166785*[.A71]^6)/1.8014398509482E+016 + (2898062391108291*[.A71]^5)/1.44115188075856E+017 + (6831225804453745*[.A71]^4)/9.00719925474099E+015 - (456165522049589*[.A71]^3)/3.6028797018964E+016 - (4353079419247673*[.A71]^2)/4503599627370496 + (4834285567299155*[.A71])/2.30584300921369E+018 + 1" office:value-type="float" office:value="0.276699881506199" calcext:value-type="float">
            <text:p>0.2766998815</text:p>
          </table:table-cell>
          <table:table-cell table:formula="of:=1/(1+[.A71]^2)" office:value-type="float" office:value="0.280898876404494" calcext:value-type="float">
            <text:p>0.280898876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- (3338777207898591*[.A72]^10)/1.47573952589676E+020 + (8597584763599179*[.A72]^9)/2.07691874341393E+034 + (2921430056915075*[.A72]^8)/2.30584300921369E+018 - (7565596558122409*[.A72]^7)/3.24518553658427E+032 - (7036212123694515*[.A72]^6)/2.88230376151712E+017 + (7993310847410267*[.A72]^5)/2.02824096036517E+031 + (7111204189893359*[.A72]^4)/3.6028797018964E+016 - (5457826730119421*[.A72]^3)/2.53530120045646E+030 - (6072727099349657*[.A72]^2)/9007199254740989 + (5397386434835257*[.A72])/1.26765060022823E+030 + 1" office:value-type="float" office:value="0.194617833165434" calcext:value-type="float">
            <text:p>0.1946178332</text:p>
          </table:table-cell>
          <table:table-cell table:formula="of:=(3362420364307109*[.A72]^5)/2.59614842926742E+033 + (8868626958976105*[.A72]^4)/4.61168601842739E+018 - (5839671007292025*[.A72]^3)/1.62259276829213E+032 - (4988602664236409*[.A72]^2)/7.20575940379279E+016 + (6442056510251491*[.A72])/8.11296384146067E+031 + 2554926711685399/4503599627370496" office:value-type="float" office:value="0.383292499998844" calcext:value-type="float">
            <text:p>0.3832925</text:p>
          </table:table-cell>
          <table:table-cell table:formula="of:=(237669985014899*[.A72]^20)/7.55578637259143E+022 - (2522818919767305*[.A72]^19)/2.41785163922926E+024 - (2860596947292555*[.A72]^18)/9.44473296573929E+021 + (1773857052961249*[.A72]^17)/1.88894659314786E+022 + (7148827363189051*[.A72]^16)/5.90295810358706E+020 - (8075669010381027*[.A72]^15)/2.36118324143482E+021 - (4840156368242513*[.A72]^14)/1.84467440737096E+019 + (4791228127490189*[.A72]^13)/7.37869762948382E+019 + (3894429921105419*[.A72]^12)/1.15292150460685E+018 - (6364854739456387*[.A72]^11)/9.22337203685478E+018 - (7711821400855569*[.A72]^10)/2.88230376151712E+017 + (2366700811562239*[.A72]^9)/5.76460752303423E+017 + (4736405046683083*[.A72]^8)/3.6028797018964E+016 - (3753291698499093*[.A72]^7)/2.88230376151712E+017 - (7199883390166785*[.A72]^6)/1.8014398509482E+016 + (2898062391108291*[.A72]^5)/1.44115188075856E+017 + (6831225804453745*[.A72]^4)/9.00719925474099E+015 - (456165522049589*[.A72]^3)/3.6028797018964E+016 - (4353079419247673*[.A72]^2)/4503599627370496 + (4834285567299155*[.A72])/2.30584300921369E+018 + 1" office:value-type="float" office:value="0.249543585330658" calcext:value-type="float">
            <text:p>0.2495435853</text:p>
          </table:table-cell>
          <table:table-cell table:formula="of:=1/(1+[.A72]^2)" office:value-type="float" office:value="0.25706940874036" calcext:value-type="float">
            <text:p>0.257069408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- (3338777207898591*[.A73]^10)/1.47573952589676E+020 + (8597584763599179*[.A73]^9)/2.07691874341393E+034 + (2921430056915075*[.A73]^8)/2.30584300921369E+018 - (7565596558122409*[.A73]^7)/3.24518553658427E+032 - (7036212123694515*[.A73]^6)/2.88230376151712E+017 + (7993310847410267*[.A73]^5)/2.02824096036517E+031 + (7111204189893359*[.A73]^4)/3.6028797018964E+016 - (5457826730119421*[.A73]^3)/2.53530120045646E+030 - (6072727099349657*[.A73]^2)/9007199254740989 + (5397386434835257*[.A73])/1.26765060022823E+030 + 1" office:value-type="float" office:value="0.188778368866406" calcext:value-type="float">
            <text:p>0.1887783689</text:p>
          </table:table-cell>
          <table:table-cell table:formula="of:=(3362420364307109*[.A73]^5)/2.59614842926742E+033 + (8868626958976105*[.A73]^4)/4.61168601842739E+018 - (5839671007292025*[.A73]^3)/1.62259276829213E+032 - (4988602664236409*[.A73]^2)/7.20575940379279E+016 + (6442056510251491*[.A73])/8.11296384146067E+031 + 2554926711685399/4503599627370496" office:value-type="float" office:value="0.3631876923064" calcext:value-type="float">
            <text:p>0.3631876923</text:p>
          </table:table-cell>
          <table:table-cell table:formula="of:=(237669985014899*[.A73]^20)/7.55578637259143E+022 - (2522818919767305*[.A73]^19)/2.41785163922926E+024 - (2860596947292555*[.A73]^18)/9.44473296573929E+021 + (1773857052961249*[.A73]^17)/1.88894659314786E+022 + (7148827363189051*[.A73]^16)/5.90295810358706E+020 - (8075669010381027*[.A73]^15)/2.36118324143482E+021 - (4840156368242513*[.A73]^14)/1.84467440737096E+019 + (4791228127490189*[.A73]^13)/7.37869762948382E+019 + (3894429921105419*[.A73]^12)/1.15292150460685E+018 - (6364854739456387*[.A73]^11)/9.22337203685478E+018 - (7711821400855569*[.A73]^10)/2.88230376151712E+017 + (2366700811562239*[.A73]^9)/5.76460752303423E+017 + (4736405046683083*[.A73]^8)/3.6028797018964E+016 - (3753291698499093*[.A73]^7)/2.88230376151712E+017 - (7199883390166785*[.A73]^6)/1.8014398509482E+016 + (2898062391108291*[.A73]^5)/1.44115188075856E+017 + (6831225804453745*[.A73]^4)/9.00719925474099E+015 - (456165522049589*[.A73]^3)/3.6028797018964E+016 - (4353079419247673*[.A73]^2)/4503599627370496 + (4834285567299155*[.A73])/2.30584300921369E+018 + 1" office:value-type="float" office:value="0.227448704849829" calcext:value-type="float">
            <text:p>0.2274487048</text:p>
          </table:table-cell>
          <table:table-cell table:formula="of:=1/(1+[.A73]^2)" office:value-type="float" office:value="0.235849056603773" calcext:value-type="float">
            <text:p>0.235849056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- (3338777207898591*[.A74]^10)/1.47573952589676E+020 + (8597584763599179*[.A74]^9)/2.07691874341393E+034 + (2921430056915075*[.A74]^8)/2.30584300921369E+018 - (7565596558122409*[.A74]^7)/3.24518553658427E+032 - (7036212123694515*[.A74]^6)/2.88230376151712E+017 + (7993310847410267*[.A74]^5)/2.02824096036517E+031 + (7111204189893359*[.A74]^4)/3.6028797018964E+016 - (5457826730119421*[.A74]^3)/2.53530120045646E+030 - (6072727099349657*[.A74]^2)/9007199254740989 + (5397386434835257*[.A74])/1.26765060022823E+030 + 1" office:value-type="float" office:value="0.19115890222123" calcext:value-type="float">
            <text:p>0.1911589022</text:p>
          </table:table-cell>
          <table:table-cell table:formula="of:=(3362420364307109*[.A74]^5)/2.59614842926742E+033 + (8868626958976105*[.A74]^4)/4.61168601842739E+018 - (5839671007292025*[.A74]^3)/1.62259276829213E+032 - (4988602664236409*[.A74]^2)/7.20575940379279E+016 + (6442056510251491*[.A74])/8.11296384146067E+031 + 2554926711685399/4503599627370496" office:value-type="float" office:value="0.342446346152437" calcext:value-type="float">
            <text:p>0.3424463462</text:p>
          </table:table-cell>
          <table:table-cell table:formula="of:=(237669985014899*[.A74]^20)/7.55578637259143E+022 - (2522818919767305*[.A74]^19)/2.41785163922926E+024 - (2860596947292555*[.A74]^18)/9.44473296573929E+021 + (1773857052961249*[.A74]^17)/1.88894659314786E+022 + (7148827363189051*[.A74]^16)/5.90295810358706E+020 - (8075669010381027*[.A74]^15)/2.36118324143482E+021 - (4840156368242513*[.A74]^14)/1.84467440737096E+019 + (4791228127490189*[.A74]^13)/7.37869762948382E+019 + (3894429921105419*[.A74]^12)/1.15292150460685E+018 - (6364854739456387*[.A74]^11)/9.22337203685478E+018 - (7711821400855569*[.A74]^10)/2.88230376151712E+017 + (2366700811562239*[.A74]^9)/5.76460752303423E+017 + (4736405046683083*[.A74]^8)/3.6028797018964E+016 - (3753291698499093*[.A74]^7)/2.88230376151712E+017 - (7199883390166785*[.A74]^6)/1.8014398509482E+016 + (2898062391108291*[.A74]^5)/1.44115188075856E+017 + (6831225804453745*[.A74]^4)/9.00719925474099E+015 - (456165522049589*[.A74]^3)/3.6028797018964E+016 - (4353079419247673*[.A74]^2)/4503599627370496 + (4834285567299155*[.A74])/2.30584300921369E+018 + 1" office:value-type="float" office:value="0.211077536196022" calcext:value-type="float">
            <text:p>0.2110775362</text:p>
          </table:table-cell>
          <table:table-cell table:formula="of:=1/(1+[.A74]^2)" office:value-type="float" office:value="0.216919739696312" calcext:value-type="float">
            <text:p>0.2169197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 (3338777207898591*[.A75]^10)/1.47573952589676E+020 + (8597584763599179*[.A75]^9)/2.07691874341393E+034 + (2921430056915075*[.A75]^8)/2.30584300921369E+018 - (7565596558122409*[.A75]^7)/3.24518553658427E+032 - (7036212123694515*[.A75]^6)/2.88230376151712E+017 + (7993310847410267*[.A75]^5)/2.02824096036517E+031 + (7111204189893359*[.A75]^4)/3.6028797018964E+016 - (5457826730119421*[.A75]^3)/2.53530120045646E+030 - (6072727099349657*[.A75]^2)/9007199254740989 + (5397386434835257*[.A75])/1.26765060022823E+030 + 1" office:value-type="float" office:value="0.199999999999998" calcext:value-type="float">
            <text:p>0.2</text:p>
          </table:table-cell>
          <table:table-cell table:formula="of:=(3362420364307109*[.A75]^5)/2.59614842926742E+033 + (8868626958976105*[.A75]^4)/4.61168601842739E+018 - (5839671007292025*[.A75]^3)/1.62259276829213E+032 - (4988602664236409*[.A75]^2)/7.20575940379279E+016 + (6442056510251491*[.A75])/8.11296384146067E+031 + 2554926711685399/4503599627370496" office:value-type="float" office:value="0.321153846152344" calcext:value-type="float">
            <text:p>0.3211538462</text:p>
          </table:table-cell>
          <table:table-cell table:formula="of:=(237669985014899*[.A75]^20)/7.55578637259143E+022 - (2522818919767305*[.A75]^19)/2.41785163922926E+024 - (2860596947292555*[.A75]^18)/9.44473296573929E+021 + (1773857052961249*[.A75]^17)/1.88894659314786E+022 + (7148827363189051*[.A75]^16)/5.90295810358706E+020 - (8075669010381027*[.A75]^15)/2.36118324143482E+021 - (4840156368242513*[.A75]^14)/1.84467440737096E+019 + (4791228127490189*[.A75]^13)/7.37869762948382E+019 + (3894429921105419*[.A75]^12)/1.15292150460685E+018 - (6364854739456387*[.A75]^11)/9.22337203685478E+018 - (7711821400855569*[.A75]^10)/2.88230376151712E+017 + (2366700811562239*[.A75]^9)/5.76460752303423E+017 + (4736405046683083*[.A75]^8)/3.6028797018964E+016 - (3753291698499093*[.A75]^7)/2.88230376151712E+017 - (7199883390166785*[.A75]^6)/1.8014398509482E+016 + (2898062391108291*[.A75]^5)/1.44115188075856E+017 + (6831225804453745*[.A75]^4)/9.00719925474099E+015 - (456165522049589*[.A75]^3)/3.6028797018964E+016 - (4353079419247673*[.A75]^2)/4503599627370496 + (4834285567299155*[.A75])/2.30584300921369E+018 + 1" office:value-type="float" office:value="0.200000000000008" calcext:value-type="float">
            <text:p>0.2</text:p>
          </table:table-cell>
          <table:table-cell table:formula="of:=1/(1+[.A75]^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- (3338777207898591*[.A76]^10)/1.47573952589676E+020 + (8597584763599179*[.A76]^9)/2.07691874341393E+034 + (2921430056915075*[.A76]^8)/2.30584300921369E+018 - (7565596558122409*[.A76]^7)/3.24518553658427E+032 - (7036212123694515*[.A76]^6)/2.88230376151712E+017 + (7993310847410267*[.A76]^5)/2.02824096036517E+031 + (7111204189893359*[.A76]^4)/3.6028797018964E+016 - (5457826730119421*[.A76]^3)/2.53530120045646E+030 - (6072727099349657*[.A76]^2)/9007199254740989 + (5397386434835257*[.A76])/1.26765060022823E+030 + 1" office:value-type="float" office:value="0.213085814148004" calcext:value-type="float">
            <text:p>0.2130858141</text:p>
          </table:table-cell>
          <table:table-cell table:formula="of:=(3362420364307109*[.A76]^5)/2.59614842926742E+033 + (8868626958976105*[.A76]^4)/4.61168601842739E+018 - (5839671007292025*[.A76]^3)/1.62259276829213E+032 - (4988602664236409*[.A76]^2)/7.20575940379279E+016 + (6442056510251491*[.A76])/8.11296384146067E+031 + 2554926711685399/4503599627370496" office:value-type="float" office:value="0.299400192306125" calcext:value-type="float">
            <text:p>0.2994001923</text:p>
          </table:table-cell>
          <table:table-cell table:formula="of:=(237669985014899*[.A76]^20)/7.55578637259143E+022 - (2522818919767305*[.A76]^19)/2.41785163922926E+024 - (2860596947292555*[.A76]^18)/9.44473296573929E+021 + (1773857052961249*[.A76]^17)/1.88894659314786E+022 + (7148827363189051*[.A76]^16)/5.90295810358706E+020 - (8075669010381027*[.A76]^15)/2.36118324143482E+021 - (4840156368242513*[.A76]^14)/1.84467440737096E+019 + (4791228127490189*[.A76]^13)/7.37869762948382E+019 + (3894429921105419*[.A76]^12)/1.15292150460685E+018 - (6364854739456387*[.A76]^11)/9.22337203685478E+018 - (7711821400855569*[.A76]^10)/2.88230376151712E+017 + (2366700811562239*[.A76]^9)/5.76460752303423E+017 + (4736405046683083*[.A76]^8)/3.6028797018964E+016 - (3753291698499093*[.A76]^7)/2.88230376151712E+017 - (7199883390166785*[.A76]^6)/1.8014398509482E+016 + (2898062391108291*[.A76]^5)/1.44115188075856E+017 + (6831225804453745*[.A76]^4)/9.00719925474099E+015 - (456165522049589*[.A76]^3)/3.6028797018964E+016 - (4353079419247673*[.A76]^2)/4503599627370496 + (4834285567299155*[.A76])/2.30584300921369E+018 + 1" office:value-type="float" office:value="0.192434607511168" calcext:value-type="float">
            <text:p>0.1924346075</text:p>
          </table:table-cell>
          <table:table-cell table:formula="of:=1/(1+[.A76]^2)" office:value-type="float" office:value="0.184842883548983" calcext:value-type="float">
            <text:p>0.184842883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- (3338777207898591*[.A77]^10)/1.47573952589676E+020 + (8597584763599179*[.A77]^9)/2.07691874341393E+034 + (2921430056915075*[.A77]^8)/2.30584300921369E+018 - (7565596558122409*[.A77]^7)/3.24518553658427E+032 - (7036212123694515*[.A77]^6)/2.88230376151712E+017 + (7993310847410267*[.A77]^5)/2.02824096036517E+031 + (7111204189893359*[.A77]^4)/3.6028797018964E+016 - (5457826730119421*[.A77]^3)/2.53530120045646E+030 - (6072727099349657*[.A77]^2)/9007199254740989 + (5397386434835257*[.A77])/1.26765060022823E+030 + 1" office:value-type="float" office:value="0.227839703281039" calcext:value-type="float">
            <text:p>0.2278397033</text:p>
          </table:table-cell>
          <table:table-cell table:formula="of:=(3362420364307109*[.A77]^5)/2.59614842926742E+033 + (8868626958976105*[.A77]^4)/4.61168601842739E+018 - (5839671007292025*[.A77]^3)/1.62259276829213E+032 - (4988602664236409*[.A77]^2)/7.20575940379279E+016 + (6442056510251491*[.A77])/8.11296384146067E+031 + 2554926711685399/4503599627370496" office:value-type="float" office:value="0.2772799999984" calcext:value-type="float">
            <text:p>0.27728</text:p>
          </table:table-cell>
          <table:table-cell table:formula="of:=(237669985014899*[.A77]^20)/7.55578637259143E+022 - (2522818919767305*[.A77]^19)/2.41785163922926E+024 - (2860596947292555*[.A77]^18)/9.44473296573929E+021 + (1773857052961249*[.A77]^17)/1.88894659314786E+022 + (7148827363189051*[.A77]^16)/5.90295810358706E+020 - (8075669010381027*[.A77]^15)/2.36118324143482E+021 - (4840156368242513*[.A77]^14)/1.84467440737096E+019 + (4791228127490189*[.A77]^13)/7.37869762948382E+019 + (3894429921105419*[.A77]^12)/1.15292150460685E+018 - (6364854739456387*[.A77]^11)/9.22337203685478E+018 - (7711821400855569*[.A77]^10)/2.88230376151712E+017 + (2366700811562239*[.A77]^9)/5.76460752303423E+017 + (4736405046683083*[.A77]^8)/3.6028797018964E+016 - (3753291698499093*[.A77]^7)/2.88230376151712E+017 - (7199883390166785*[.A77]^6)/1.8014398509482E+016 + (2898062391108291*[.A77]^5)/1.44115188075856E+017 + (6831225804453745*[.A77]^4)/9.00719925474099E+015 - (456165522049589*[.A77]^3)/3.6028797018964E+016 - (4353079419247673*[.A77]^2)/4503599627370496 + (4834285567299155*[.A77])/2.30584300921369E+018 + 1" office:value-type="float" office:value="0.185426937025432" calcext:value-type="float">
            <text:p>0.185426937</text:p>
          </table:table-cell>
          <table:table-cell table:formula="of:=1/(1+[.A77]^2)" office:value-type="float" office:value="0.171232876712329" calcext:value-type="float">
            <text:p>0.17123287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- (3338777207898591*[.A78]^10)/1.47573952589676E+020 + (8597584763599179*[.A78]^9)/2.07691874341393E+034 + (2921430056915075*[.A78]^8)/2.30584300921369E+018 - (7565596558122409*[.A78]^7)/3.24518553658427E+032 - (7036212123694515*[.A78]^6)/2.88230376151712E+017 + (7993310847410267*[.A78]^5)/2.02824096036517E+031 + (7111204189893359*[.A78]^4)/3.6028797018964E+016 - (5457826730119421*[.A78]^3)/2.53530120045646E+030 - (6072727099349657*[.A78]^2)/9007199254740989 + (5397386434835257*[.A78])/1.26765060022823E+030 + 1" office:value-type="float" office:value="0.241449429977424" calcext:value-type="float">
            <text:p>0.24144943</text:p>
          </table:table-cell>
          <table:table-cell table:formula="of:=(3362420364307109*[.A78]^5)/2.59614842926742E+033 + (8868626958976105*[.A78]^4)/4.61168601842739E+018 - (5839671007292025*[.A78]^3)/1.62259276829213E+032 - (4988602664236409*[.A78]^2)/7.20575940379279E+016 + (6442056510251491*[.A78])/8.11296384146067E+031 + 2554926711685399/4503599627370496" office:value-type="float" office:value="0.254892499998406" calcext:value-type="float">
            <text:p>0.2548925</text:p>
          </table:table-cell>
          <table:table-cell table:formula="of:=(237669985014899*[.A78]^20)/7.55578637259143E+022 - (2522818919767305*[.A78]^19)/2.41785163922926E+024 - (2860596947292555*[.A78]^18)/9.44473296573929E+021 + (1773857052961249*[.A78]^17)/1.88894659314786E+022 + (7148827363189051*[.A78]^16)/5.90295810358706E+020 - (8075669010381027*[.A78]^15)/2.36118324143482E+021 - (4840156368242513*[.A78]^14)/1.84467440737096E+019 + (4791228127490189*[.A78]^13)/7.37869762948382E+019 + (3894429921105419*[.A78]^12)/1.15292150460685E+018 - (6364854739456387*[.A78]^11)/9.22337203685478E+018 - (7711821400855569*[.A78]^10)/2.88230376151712E+017 + (2366700811562239*[.A78]^9)/5.76460752303423E+017 + (4736405046683083*[.A78]^8)/3.6028797018964E+016 - (3753291698499093*[.A78]^7)/2.88230376151712E+017 - (7199883390166785*[.A78]^6)/1.8014398509482E+016 + (2898062391108291*[.A78]^5)/1.44115188075856E+017 + (6831225804453745*[.A78]^4)/9.00719925474099E+015 - (456165522049589*[.A78]^3)/3.6028797018964E+016 - (4353079419247673*[.A78]^2)/4503599627370496 + (4834285567299155*[.A78])/2.30584300921369E+018 + 1" office:value-type="float" office:value="0.175539600146736" calcext:value-type="float">
            <text:p>0.1755396001</text:p>
          </table:table-cell>
          <table:table-cell table:formula="of:=1/(1+[.A78]^2)" office:value-type="float" office:value="0.158982511923688" calcext:value-type="float">
            <text:p>0.158982511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- (3338777207898591*[.A79]^10)/1.47573952589676E+020 + (8597584763599179*[.A79]^9)/2.07691874341393E+034 + (2921430056915075*[.A79]^8)/2.30584300921369E+018 - (7565596558122409*[.A79]^7)/3.24518553658427E+032 - (7036212123694515*[.A79]^6)/2.88230376151712E+017 + (7993310847410267*[.A79]^5)/2.02824096036517E+031 + (7111204189893359*[.A79]^4)/3.6028797018964E+016 - (5457826730119421*[.A79]^3)/2.53530120045646E+030 - (6072727099349657*[.A79]^2)/9007199254740989 + (5397386434835257*[.A79])/1.26765060022823E+030 + 1" office:value-type="float" office:value="0.251020568733765" calcext:value-type="float">
            <text:p>0.2510205687</text:p>
          </table:table-cell>
          <table:table-cell table:formula="of:=(3362420364307109*[.A79]^5)/2.59614842926742E+033 + (8868626958976105*[.A79]^4)/4.61168601842739E+018 - (5839671007292025*[.A79]^3)/1.62259276829213E+032 - (4988602664236409*[.A79]^2)/7.20575940379279E+016 + (6442056510251491*[.A79])/8.11296384146067E+031 + 2554926711685399/4503599627370496" office:value-type="float" office:value="0.232341538459994" calcext:value-type="float">
            <text:p>0.2323415385</text:p>
          </table:table-cell>
          <table:table-cell table:formula="of:=(237669985014899*[.A79]^20)/7.55578637259143E+022 - (2522818919767305*[.A79]^19)/2.41785163922926E+024 - (2860596947292555*[.A79]^18)/9.44473296573929E+021 + (1773857052961249*[.A79]^17)/1.88894659314786E+022 + (7148827363189051*[.A79]^16)/5.90295810358706E+020 - (8075669010381027*[.A79]^15)/2.36118324143482E+021 - (4840156368242513*[.A79]^14)/1.84467440737096E+019 + (4791228127490189*[.A79]^13)/7.37869762948382E+019 + (3894429921105419*[.A79]^12)/1.15292150460685E+018 - (6364854739456387*[.A79]^11)/9.22337203685478E+018 - (7711821400855569*[.A79]^10)/2.88230376151712E+017 + (2366700811562239*[.A79]^9)/5.76460752303423E+017 + (4736405046683083*[.A79]^8)/3.6028797018964E+016 - (3753291698499093*[.A79]^7)/2.88230376151712E+017 - (7199883390166785*[.A79]^6)/1.8014398509482E+016 + (2898062391108291*[.A79]^5)/1.44115188075856E+017 + (6831225804453745*[.A79]^4)/9.00719925474099E+015 - (456165522049589*[.A79]^3)/3.6028797018964E+016 - (4353079419247673*[.A79]^2)/4503599627370496 + (4834285567299155*[.A79])/2.30584300921369E+018 + 1" office:value-type="float" office:value="0.15998184055297" calcext:value-type="float">
            <text:p>0.1599818406</text:p>
          </table:table-cell>
          <table:table-cell table:formula="of:=1/(1+[.A79]^2)" office:value-type="float" office:value="0.14792899408284" calcext:value-type="float">
            <text:p>0.147928994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- (3338777207898591*[.A80]^10)/1.47573952589676E+020 + (8597584763599179*[.A80]^9)/2.07691874341393E+034 + (2921430056915075*[.A80]^8)/2.30584300921369E+018 - (7565596558122409*[.A80]^7)/3.24518553658427E+032 - (7036212123694515*[.A80]^6)/2.88230376151712E+017 + (7993310847410267*[.A80]^5)/2.02824096036517E+031 + (7111204189893359*[.A80]^4)/3.6028797018964E+016 - (5457826730119421*[.A80]^3)/2.53530120045646E+030 - (6072727099349657*[.A80]^2)/9007199254740989 + (5397386434835257*[.A80])/1.26765060022823E+030 + 1" office:value-type="float" office:value="0.253755457261315" calcext:value-type="float">
            <text:p>0.2537554573</text:p>
          </table:table-cell>
          <table:table-cell table:formula="of:=(3362420364307109*[.A80]^5)/2.59614842926742E+033 + (8868626958976105*[.A80]^4)/4.61168601842739E+018 - (5839671007292025*[.A80]^3)/1.62259276829213E+032 - (4988602664236409*[.A80]^2)/7.20575940379279E+016 + (6442056510251491*[.A80])/8.11296384146067E+031 + 2554926711685399/4503599627370496" office:value-type="float" office:value="0.209735576921631" calcext:value-type="float">
            <text:p>0.2097355769</text:p>
          </table:table-cell>
          <table:table-cell table:formula="of:=(237669985014899*[.A80]^20)/7.55578637259143E+022 - (2522818919767305*[.A80]^19)/2.41785163922926E+024 - (2860596947292555*[.A80]^18)/9.44473296573929E+021 + (1773857052961249*[.A80]^17)/1.88894659314786E+022 + (7148827363189051*[.A80]^16)/5.90295810358706E+020 - (8075669010381027*[.A80]^15)/2.36118324143482E+021 - (4840156368242513*[.A80]^14)/1.84467440737096E+019 + (4791228127490189*[.A80]^13)/7.37869762948382E+019 + (3894429921105419*[.A80]^12)/1.15292150460685E+018 - (6364854739456387*[.A80]^11)/9.22337203685478E+018 - (7711821400855569*[.A80]^10)/2.88230376151712E+017 + (2366700811562239*[.A80]^9)/5.76460752303423E+017 + (4736405046683083*[.A80]^8)/3.6028797018964E+016 - (3753291698499093*[.A80]^7)/2.88230376151712E+017 - (7199883390166785*[.A80]^6)/1.8014398509482E+016 + (2898062391108291*[.A80]^5)/1.44115188075856E+017 + (6831225804453745*[.A80]^4)/9.00719925474099E+015 - (456165522049589*[.A80]^3)/3.6028797018964E+016 - (4353079419247673*[.A80]^2)/4503599627370496 + (4834285567299155*[.A80])/2.30584300921369E+018 + 1" office:value-type="float" office:value="0.137931034500034" calcext:value-type="float">
            <text:p>0.1379310345</text:p>
          </table:table-cell>
          <table:table-cell table:formula="of:=1/(1+[.A80]^2)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- (3338777207898591*[.A81]^10)/1.47573952589676E+020 + (8597584763599179*[.A81]^9)/2.07691874341393E+034 + (2921430056915075*[.A81]^8)/2.30584300921369E+018 - (7565596558122409*[.A81]^7)/3.24518553658427E+032 - (7036212123694515*[.A81]^6)/2.88230376151712E+017 + (7993310847410267*[.A81]^5)/2.02824096036517E+031 + (7111204189893359*[.A81]^4)/3.6028797018964E+016 - (5457826730119421*[.A81]^3)/2.53530120045646E+030 - (6072727099349657*[.A81]^2)/9007199254740989 + (5397386434835257*[.A81])/1.26765060022823E+030 + 1" office:value-type="float" office:value="0.247153545095861" calcext:value-type="float">
            <text:p>0.2471535451</text:p>
          </table:table-cell>
          <table:table-cell table:formula="of:=(3362420364307109*[.A81]^5)/2.59614842926742E+033 + (8868626958976105*[.A81]^4)/4.61168601842739E+018 - (5839671007292025*[.A81]^3)/1.62259276829213E+032 - (4988602664236409*[.A81]^2)/7.20575940379279E+016 + (6442056510251491*[.A81])/8.11296384146067E+031 + 2554926711685399/4503599627370496" office:value-type="float" office:value="0.1871876923064" calcext:value-type="float">
            <text:p>0.1871876923</text:p>
          </table:table-cell>
          <table:table-cell table:formula="of:=(237669985014899*[.A81]^20)/7.55578637259143E+022 - (2522818919767305*[.A81]^19)/2.41785163922926E+024 - (2860596947292555*[.A81]^18)/9.44473296573929E+021 + (1773857052961249*[.A81]^17)/1.88894659314786E+022 + (7148827363189051*[.A81]^16)/5.90295810358706E+020 - (8075669010381027*[.A81]^15)/2.36118324143482E+021 - (4840156368242513*[.A81]^14)/1.84467440737096E+019 + (4791228127490189*[.A81]^13)/7.37869762948382E+019 + (3894429921105419*[.A81]^12)/1.15292150460685E+018 - (6364854739456387*[.A81]^11)/9.22337203685478E+018 - (7711821400855569*[.A81]^10)/2.88230376151712E+017 + (2366700811562239*[.A81]^9)/5.76460752303423E+017 + (4736405046683083*[.A81]^8)/3.6028797018964E+016 - (3753291698499093*[.A81]^7)/2.88230376151712E+017 - (7199883390166785*[.A81]^6)/1.8014398509482E+016 + (2898062391108291*[.A81]^5)/1.44115188075856E+017 + (6831225804453745*[.A81]^4)/9.00719925474099E+015 - (456165522049589*[.A81]^3)/3.6028797018964E+016 - (4353079419247673*[.A81]^2)/4503599627370496 + (4834285567299155*[.A81])/2.30584300921369E+018 + 1" office:value-type="float" office:value="0.11163207647133" calcext:value-type="float">
            <text:p>0.1116320765</text:p>
          </table:table-cell>
          <table:table-cell table:formula="of:=1/(1+[.A81]^2)" office:value-type="float" office:value="0.128865979381443" calcext:value-type="float">
            <text:p>0.128865979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- (3338777207898591*[.A82]^10)/1.47573952589676E+020 + (8597584763599179*[.A82]^9)/2.07691874341393E+034 + (2921430056915075*[.A82]^8)/2.30584300921369E+018 - (7565596558122409*[.A82]^7)/3.24518553658427E+032 - (7036212123694515*[.A82]^6)/2.88230376151712E+017 + (7993310847410267*[.A82]^5)/2.02824096036517E+031 + (7111204189893359*[.A82]^4)/3.6028797018964E+016 - (5457826730119421*[.A82]^3)/2.53530120045646E+030 - (6072727099349657*[.A82]^2)/9007199254740989 + (5397386434835257*[.A82])/1.26765060022823E+030 + 1" office:value-type="float" office:value="0.229227330065844" calcext:value-type="float">
            <text:p>0.2292273301</text:p>
          </table:table-cell>
          <table:table-cell table:formula="of:=(3362420364307109*[.A82]^5)/2.59614842926742E+033 + (8868626958976105*[.A82]^4)/4.61168601842739E+018 - (5839671007292025*[.A82]^3)/1.62259276829213E+032 - (4988602664236409*[.A82]^2)/7.20575940379279E+016 + (6442056510251491*[.A82])/8.11296384146067E+031 + 2554926711685399/4503599627370496" office:value-type="float" office:value="0.164815576922" calcext:value-type="float">
            <text:p>0.1648155769</text:p>
          </table:table-cell>
          <table:table-cell table:formula="of:=(237669985014899*[.A82]^20)/7.55578637259143E+022 - (2522818919767305*[.A82]^19)/2.41785163922926E+024 - (2860596947292555*[.A82]^18)/9.44473296573929E+021 + (1773857052961249*[.A82]^17)/1.88894659314786E+022 + (7148827363189051*[.A82]^16)/5.90295810358706E+020 - (8075669010381027*[.A82]^15)/2.36118324143482E+021 - (4840156368242513*[.A82]^14)/1.84467440737096E+019 + (4791228127490189*[.A82]^13)/7.37869762948382E+019 + (3894429921105419*[.A82]^12)/1.15292150460685E+018 - (6364854739456387*[.A82]^11)/9.22337203685478E+018 - (7711821400855569*[.A82]^10)/2.88230376151712E+017 + (2366700811562239*[.A82]^9)/5.76460752303423E+017 + (4736405046683083*[.A82]^8)/3.6028797018964E+016 - (3753291698499093*[.A82]^7)/2.88230376151712E+017 - (7199883390166785*[.A82]^6)/1.8014398509482E+016 + (2898062391108291*[.A82]^5)/1.44115188075856E+017 + (6831225804453745*[.A82]^4)/9.00719925474099E+015 - (456165522049589*[.A82]^3)/3.6028797018964E+016 - (4353079419247673*[.A82]^2)/4503599627370496 + (4834285567299155*[.A82])/2.30584300921369E+018 + 1" office:value-type="float" office:value="0.0867580488631692" calcext:value-type="float">
            <text:p>0.0867580489</text:p>
          </table:table-cell>
          <table:table-cell table:formula="of:=1/(1+[.A82]^2)" office:value-type="float" office:value="0.120627261761158" calcext:value-type="float">
            <text:p>0.120627261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- (3338777207898591*[.A83]^10)/1.47573952589676E+020 + (8597584763599179*[.A83]^9)/2.07691874341393E+034 + (2921430056915075*[.A83]^8)/2.30584300921369E+018 - (7565596558122409*[.A83]^7)/3.24518553658427E+032 - (7036212123694515*[.A83]^6)/2.88230376151712E+017 + (7993310847410267*[.A83]^5)/2.02824096036517E+031 + (7111204189893359*[.A83]^4)/3.6028797018964E+016 - (5457826730119421*[.A83]^3)/2.53530120045646E+030 - (6072727099349657*[.A83]^2)/9007199254740989 + (5397386434835257*[.A83])/1.26765060022823E+030 + 1" office:value-type="float" office:value="0.198726216801612" calcext:value-type="float">
            <text:p>0.1987262168</text:p>
          </table:table-cell>
          <table:table-cell table:formula="of:=(3362420364307109*[.A83]^5)/2.59614842926742E+033 + (8868626958976105*[.A83]^4)/4.61168601842739E+018 - (5839671007292025*[.A83]^3)/1.62259276829213E+032 - (4988602664236409*[.A83]^2)/7.20575940379279E+016 + (6442056510251491*[.A83])/8.11296384146067E+031 + 2554926711685399/4503599627370496" office:value-type="float" office:value="0.142741538460744" calcext:value-type="float">
            <text:p>0.1427415385</text:p>
          </table:table-cell>
          <table:table-cell table:formula="of:=(237669985014899*[.A83]^20)/7.55578637259143E+022 - (2522818919767305*[.A83]^19)/2.41785163922926E+024 - (2860596947292555*[.A83]^18)/9.44473296573929E+021 + (1773857052961249*[.A83]^17)/1.88894659314786E+022 + (7148827363189051*[.A83]^16)/5.90295810358706E+020 - (8075669010381027*[.A83]^15)/2.36118324143482E+021 - (4840156368242513*[.A83]^14)/1.84467440737096E+019 + (4791228127490189*[.A83]^13)/7.37869762948382E+019 + (3894429921105419*[.A83]^12)/1.15292150460685E+018 - (6364854739456387*[.A83]^11)/9.22337203685478E+018 - (7711821400855569*[.A83]^10)/2.88230376151712E+017 + (2366700811562239*[.A83]^9)/5.76460752303423E+017 + (4736405046683083*[.A83]^8)/3.6028797018964E+016 - (3753291698499093*[.A83]^7)/2.88230376151712E+017 - (7199883390166785*[.A83]^6)/1.8014398509482E+016 + (2898062391108291*[.A83]^5)/1.44115188075856E+017 + (6831225804453745*[.A83]^4)/9.00719925474099E+015 - (456165522049589*[.A83]^3)/3.6028797018964E+016 - (4353079419247673*[.A83]^2)/4503599627370496 + (4834285567299155*[.A83])/2.30584300921369E+018 + 1" office:value-type="float" office:value="0.0715382138104238" calcext:value-type="float">
            <text:p>0.0715382138</text:p>
          </table:table-cell>
          <table:table-cell table:formula="of:=1/(1+[.A83]^2)" office:value-type="float" office:value="0.113122171945701" calcext:value-type="float">
            <text:p>0.113122171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- (3338777207898591*[.A84]^10)/1.47573952589676E+020 + (8597584763599179*[.A84]^9)/2.07691874341393E+034 + (2921430056915075*[.A84]^8)/2.30584300921369E+018 - (7565596558122409*[.A84]^7)/3.24518553658427E+032 - (7036212123694515*[.A84]^6)/2.88230376151712E+017 + (7993310847410267*[.A84]^5)/2.02824096036517E+031 + (7111204189893359*[.A84]^4)/3.6028797018964E+016 - (5457826730119421*[.A84]^3)/2.53530120045646E+030 - (6072727099349657*[.A84]^2)/9007199254740989 + (5397386434835257*[.A84])/1.26765060022823E+030 + 1" office:value-type="float" office:value="0.15535857396265" calcext:value-type="float">
            <text:p>0.155358574</text:p>
          </table:table-cell>
          <table:table-cell table:formula="of:=(3362420364307109*[.A84]^5)/2.59614842926742E+033 + (8868626958976105*[.A84]^4)/4.61168601842739E+018 - (5839671007292025*[.A84]^3)/1.62259276829213E+032 - (4988602664236409*[.A84]^2)/7.20575940379279E+016 + (6442056510251491*[.A84])/8.11296384146067E+031 + 2554926711685399/4503599627370496" office:value-type="float" office:value="0.121092499999562" calcext:value-type="float">
            <text:p>0.1210925</text:p>
          </table:table-cell>
          <table:table-cell table:formula="of:=(237669985014899*[.A84]^20)/7.55578637259143E+022 - (2522818919767305*[.A84]^19)/2.41785163922926E+024 - (2860596947292555*[.A84]^18)/9.44473296573929E+021 + (1773857052961249*[.A84]^17)/1.88894659314786E+022 + (7148827363189051*[.A84]^16)/5.90295810358706E+020 - (8075669010381027*[.A84]^15)/2.36118324143482E+021 - (4840156368242513*[.A84]^14)/1.84467440737096E+019 + (4791228127490189*[.A84]^13)/7.37869762948382E+019 + (3894429921105419*[.A84]^12)/1.15292150460685E+018 - (6364854739456387*[.A84]^11)/9.22337203685478E+018 - (7711821400855569*[.A84]^10)/2.88230376151712E+017 + (2366700811562239*[.A84]^9)/5.76460752303423E+017 + (4736405046683083*[.A84]^8)/3.6028797018964E+016 - (3753291698499093*[.A84]^7)/2.88230376151712E+017 - (7199883390166785*[.A84]^6)/1.8014398509482E+016 + (2898062391108291*[.A84]^5)/1.44115188075856E+017 + (6831225804453745*[.A84]^4)/9.00719925474099E+015 - (456165522049589*[.A84]^3)/3.6028797018964E+016 - (4353079419247673*[.A84]^2)/4503599627370496 + (4834285567299155*[.A84])/2.30584300921369E+018 + 1" office:value-type="float" office:value="0.0743636578239931" calcext:value-type="float">
            <text:p>0.0743636578</text:p>
          </table:table-cell>
          <table:table-cell table:formula="of:=1/(1+[.A84]^2)" office:value-type="float" office:value="0.106269925611052" calcext:value-type="float">
            <text:p>0.1062699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 (3338777207898591*[.A85]^10)/1.47573952589676E+020 + (8597584763599179*[.A85]^9)/2.07691874341393E+034 + (2921430056915075*[.A85]^8)/2.30584300921369E+018 - (7565596558122409*[.A85]^7)/3.24518553658427E+032 - (7036212123694515*[.A85]^6)/2.88230376151712E+017 + (7993310847410267*[.A85]^5)/2.02824096036517E+031 + (7111204189893359*[.A85]^4)/3.6028797018964E+016 - (5457826730119421*[.A85]^3)/2.53530120045646E+030 - (6072727099349657*[.A85]^2)/9007199254740989 + (5397386434835257*[.A85])/1.26765060022823E+030 + 1" office:value-type="float" office:value="0.100000000000004" calcext:value-type="float">
            <text:p>0.1</text:p>
          </table:table-cell>
          <table:table-cell table:formula="of:=(3362420364307109*[.A85]^5)/2.59614842926742E+033 + (8868626958976105*[.A85]^4)/4.61168601842739E+018 - (5839671007292025*[.A85]^3)/1.62259276829213E+032 - (4988602664236409*[.A85]^2)/7.20575940379279E+016 + (6442056510251491*[.A85])/8.11296384146067E+031 + 2554926711685399/4503599627370496" office:value-type="float" office:value="0.1" calcext:value-type="float">
            <text:p>0.1</text:p>
          </table:table-cell>
          <table:table-cell table:formula="of:=(237669985014899*[.A85]^20)/7.55578637259143E+022 - (2522818919767305*[.A85]^19)/2.41785163922926E+024 - (2860596947292555*[.A85]^18)/9.44473296573929E+021 + (1773857052961249*[.A85]^17)/1.88894659314786E+022 + (7148827363189051*[.A85]^16)/5.90295810358706E+020 - (8075669010381027*[.A85]^15)/2.36118324143482E+021 - (4840156368242513*[.A85]^14)/1.84467440737096E+019 + (4791228127490189*[.A85]^13)/7.37869762948382E+019 + (3894429921105419*[.A85]^12)/1.15292150460685E+018 - (6364854739456387*[.A85]^11)/9.22337203685478E+018 - (7711821400855569*[.A85]^10)/2.88230376151712E+017 + (2366700811562239*[.A85]^9)/5.76460752303423E+017 + (4736405046683083*[.A85]^8)/3.6028797018964E+016 - (3753291698499093*[.A85]^7)/2.88230376151712E+017 - (7199883390166785*[.A85]^6)/1.8014398509482E+016 + (2898062391108291*[.A85]^5)/1.44115188075856E+017 + (6831225804453745*[.A85]^4)/9.00719925474099E+015 - (456165522049589*[.A85]^3)/3.6028797018964E+016 - (4353079419247673*[.A85]^2)/4503599627370496 + (4834285567299155*[.A85])/2.30584300921369E+018 + 1" office:value-type="float" office:value="0.100000000000243" calcext:value-type="float">
            <text:p>0.1</text:p>
          </table:table-cell>
          <table:table-cell table:formula="of:=1/(1+[.A85]^2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- (3338777207898591*[.A86]^10)/1.47573952589676E+020 + (8597584763599179*[.A86]^9)/2.07691874341393E+034 + (2921430056915075*[.A86]^8)/2.30584300921369E+018 - (7565596558122409*[.A86]^7)/3.24518553658427E+032 - (7036212123694515*[.A86]^6)/2.88230376151712E+017 + (7993310847410267*[.A86]^5)/2.02824096036517E+031 + (7111204189893359*[.A86]^4)/3.6028797018964E+016 - (5457826730119421*[.A86]^3)/2.53530120045646E+030 - (6072727099349657*[.A86]^2)/9007199254740989 + (5397386434835257*[.A86])/1.26765060022823E+030 + 1" office:value-type="float" office:value="0.0348733228476527" calcext:value-type="float">
            <text:p>0.0348733228</text:p>
          </table:table-cell>
          <table:table-cell table:formula="of:=(3362420364307109*[.A86]^5)/2.59614842926742E+033 + (8868626958976105*[.A86]^4)/4.61168601842739E+018 - (5839671007292025*[.A86]^3)/1.62259276829213E+032 - (4988602664236409*[.A86]^2)/7.20575940379279E+016 + (6442056510251491*[.A86])/8.11296384146067E+031 + 2554926711685399/4503599627370496" office:value-type="float" office:value="0.0796001923082186" calcext:value-type="float">
            <text:p>0.0796001923</text:p>
          </table:table-cell>
          <table:table-cell table:formula="of:=(237669985014899*[.A86]^20)/7.55578637259143E+022 - (2522818919767305*[.A86]^19)/2.41785163922926E+024 - (2860596947292555*[.A86]^18)/9.44473296573929E+021 + (1773857052961249*[.A86]^17)/1.88894659314786E+022 + (7148827363189051*[.A86]^16)/5.90295810358706E+020 - (8075669010381027*[.A86]^15)/2.36118324143482E+021 - (4840156368242513*[.A86]^14)/1.84467440737096E+019 + (4791228127490189*[.A86]^13)/7.37869762948382E+019 + (3894429921105419*[.A86]^12)/1.15292150460685E+018 - (6364854739456387*[.A86]^11)/9.22337203685478E+018 - (7711821400855569*[.A86]^10)/2.88230376151712E+017 + (2366700811562239*[.A86]^9)/5.76460752303423E+017 + (4736405046683083*[.A86]^8)/3.6028797018964E+016 - (3753291698499093*[.A86]^7)/2.88230376151712E+017 - (7199883390166785*[.A86]^6)/1.8014398509482E+016 + (2898062391108291*[.A86]^5)/1.44115188075856E+017 + (6831225804453745*[.A86]^4)/9.00719925474099E+015 - (456165522049589*[.A86]^3)/3.6028797018964E+016 - (4353079419247673*[.A86]^2)/4503599627370496 + (4834285567299155*[.A86])/2.30584300921369E+018 + 1" office:value-type="float" office:value="0.145157068522319" calcext:value-type="float">
            <text:p>0.1451570685</text:p>
          </table:table-cell>
          <table:table-cell table:formula="of:=1/(1+[.A86]^2)" office:value-type="float" office:value="0.0942507068803016" calcext:value-type="float">
            <text:p>0.094250706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- (3338777207898591*[.A87]^10)/1.47573952589676E+020 + (8597584763599179*[.A87]^9)/2.07691874341393E+034 + (2921430056915075*[.A87]^8)/2.30584300921369E+018 - (7565596558122409*[.A87]^7)/3.24518553658427E+032 - (7036212123694515*[.A87]^6)/2.88230376151712E+017 + (7993310847410267*[.A87]^5)/2.02824096036517E+031 + (7111204189893359*[.A87]^4)/3.6028797018964E+016 - (5457826730119421*[.A87]^3)/2.53530120045646E+030 - (6072727099349657*[.A87]^2)/9007199254740989 + (5397386434835257*[.A87])/1.26765060022823E+030 + 1" office:value-type="float" office:value="-0.0363168512610164" calcext:value-type="float">
            <text:p>-0.0363168513</text:p>
          </table:table-cell>
          <table:table-cell table:formula="of:=(3362420364307109*[.A87]^5)/2.59614842926742E+033 + (8868626958976105*[.A87]^4)/4.61168601842739E+018 - (5839671007292025*[.A87]^3)/1.62259276829213E+032 - (4988602664236409*[.A87]^2)/7.20575940379279E+016 + (6442056510251491*[.A87])/8.11296384146067E+031 + 2554926711685399/4503599627370496" office:value-type="float" office:value="0.0600338461549936" calcext:value-type="float">
            <text:p>0.0600338462</text:p>
          </table:table-cell>
          <table:table-cell table:formula="of:=(237669985014899*[.A87]^20)/7.55578637259143E+022 - (2522818919767305*[.A87]^19)/2.41785163922926E+024 - (2860596947292555*[.A87]^18)/9.44473296573929E+021 + (1773857052961249*[.A87]^17)/1.88894659314786E+022 + (7148827363189051*[.A87]^16)/5.90295810358706E+020 - (8075669010381027*[.A87]^15)/2.36118324143482E+021 - (4840156368242513*[.A87]^14)/1.84467440737096E+019 + (4791228127490189*[.A87]^13)/7.37869762948382E+019 + (3894429921105419*[.A87]^12)/1.15292150460685E+018 - (6364854739456387*[.A87]^11)/9.22337203685478E+018 - (7711821400855569*[.A87]^10)/2.88230376151712E+017 + (2366700811562239*[.A87]^9)/5.76460752303423E+017 + (4736405046683083*[.A87]^8)/3.6028797018964E+016 - (3753291698499093*[.A87]^7)/2.88230376151712E+017 - (7199883390166785*[.A87]^6)/1.8014398509482E+016 + (2898062391108291*[.A87]^5)/1.44115188075856E+017 + (6831225804453745*[.A87]^4)/9.00719925474099E+015 - (456165522049589*[.A87]^3)/3.6028797018964E+016 - (4353079419247673*[.A87]^2)/4503599627370496 + (4834285567299155*[.A87])/2.30584300921369E+018 + 1" office:value-type="float" office:value="0.194901434135199" calcext:value-type="float">
            <text:p>0.1949014341</text:p>
          </table:table-cell>
          <table:table-cell table:formula="of:=1/(1+[.A87]^2)" office:value-type="float" office:value="0.088967971530249" calcext:value-type="float">
            <text:p>0.088967971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- (3338777207898591*[.A88]^10)/1.47573952589676E+020 + (8597584763599179*[.A88]^9)/2.07691874341393E+034 + (2921430056915075*[.A88]^8)/2.30584300921369E+018 - (7565596558122409*[.A88]^7)/3.24518553658427E+032 - (7036212123694515*[.A88]^6)/2.88230376151712E+017 + (7993310847410267*[.A88]^5)/2.02824096036517E+031 + (7111204189893359*[.A88]^4)/3.6028797018964E+016 - (5457826730119421*[.A88]^3)/2.53530120045646E+030 - (6072727099349657*[.A88]^2)/9007199254740989 + (5397386434835257*[.A88])/1.26765060022823E+030 + 1" office:value-type="float" office:value="-0.108315168835917" calcext:value-type="float">
            <text:p>-0.1083151688</text:p>
          </table:table-cell>
          <table:table-cell table:formula="of:=(3362420364307109*[.A88]^5)/2.59614842926742E+033 + (8868626958976105*[.A88]^4)/4.61168601842739E+018 - (5839671007292025*[.A88]^3)/1.62259276829213E+032 - (4988602664236409*[.A88]^2)/7.20575940379279E+016 + (6442056510251491*[.A88])/8.11296384146067E+031 + 2554926711685399/4503599627370496" office:value-type="float" office:value="0.0414463461557184" calcext:value-type="float">
            <text:p>0.0414463462</text:p>
          </table:table-cell>
          <table:table-cell table:formula="of:=(237669985014899*[.A88]^20)/7.55578637259143E+022 - (2522818919767305*[.A88]^19)/2.41785163922926E+024 - (2860596947292555*[.A88]^18)/9.44473296573929E+021 + (1773857052961249*[.A88]^17)/1.88894659314786E+022 + (7148827363189051*[.A88]^16)/5.90295810358706E+020 - (8075669010381027*[.A88]^15)/2.36118324143482E+021 - (4840156368242513*[.A88]^14)/1.84467440737096E+019 + (4791228127490189*[.A88]^13)/7.37869762948382E+019 + (3894429921105419*[.A88]^12)/1.15292150460685E+018 - (6364854739456387*[.A88]^11)/9.22337203685478E+018 - (7711821400855569*[.A88]^10)/2.88230376151712E+017 + (2366700811562239*[.A88]^9)/5.76460752303423E+017 + (4736405046683083*[.A88]^8)/3.6028797018964E+016 - (3753291698499093*[.A88]^7)/2.88230376151712E+017 - (7199883390166785*[.A88]^6)/1.8014398509482E+016 + (2898062391108291*[.A88]^5)/1.44115188075856E+017 + (6831225804453745*[.A88]^4)/9.00719925474099E+015 - (456165522049589*[.A88]^3)/3.6028797018964E+016 - (4353079419247673*[.A88]^2)/4503599627370496 + (4834285567299155*[.A88])/2.30584300921369E+018 + 1" office:value-type="float" office:value="0.22206613918943" calcext:value-type="float">
            <text:p>0.2220661392</text:p>
          </table:table-cell>
          <table:table-cell table:formula="of:=1/(1+[.A88]^2)" office:value-type="float" office:value="0.0841042893187552" calcext:value-type="float">
            <text:p>0.084104289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- (3338777207898591*[.A89]^10)/1.47573952589676E+020 + (8597584763599179*[.A89]^9)/2.07691874341393E+034 + (2921430056915075*[.A89]^8)/2.30584300921369E+018 - (7565596558122409*[.A89]^7)/3.24518553658427E+032 - (7036212123694515*[.A89]^6)/2.88230376151712E+017 + (7993310847410267*[.A89]^5)/2.02824096036517E+031 + (7111204189893359*[.A89]^4)/3.6028797018964E+016 - (5457826730119421*[.A89]^3)/2.53530120045646E+030 - (6072727099349657*[.A89]^2)/9007199254740989 + (5397386434835257*[.A89])/1.26765060022823E+030 + 1" office:value-type="float" office:value="-0.174335455391789" calcext:value-type="float">
            <text:p>-0.1743354554</text:p>
          </table:table-cell>
          <table:table-cell table:formula="of:=(3362420364307109*[.A89]^5)/2.59614842926742E+033 + (8868626958976105*[.A89]^4)/4.61168601842739E+018 - (5839671007292025*[.A89]^3)/1.62259276829213E+032 - (4988602664236409*[.A89]^2)/7.20575940379279E+016 + (6442056510251491*[.A89])/8.11296384146067E+031 + 2554926711685399/4503599627370496" office:value-type="float" office:value="0.0239876923104001" calcext:value-type="float">
            <text:p>0.0239876923</text:p>
          </table:table-cell>
          <table:table-cell table:formula="of:=(237669985014899*[.A89]^20)/7.55578637259143E+022 - (2522818919767305*[.A89]^19)/2.41785163922926E+024 - (2860596947292555*[.A89]^18)/9.44473296573929E+021 + (1773857052961249*[.A89]^17)/1.88894659314786E+022 + (7148827363189051*[.A89]^16)/5.90295810358706E+020 - (8075669010381027*[.A89]^15)/2.36118324143482E+021 - (4840156368242513*[.A89]^14)/1.84467440737096E+019 + (4791228127490189*[.A89]^13)/7.37869762948382E+019 + (3894429921105419*[.A89]^12)/1.15292150460685E+018 - (6364854739456387*[.A89]^11)/9.22337203685478E+018 - (7711821400855569*[.A89]^10)/2.88230376151712E+017 + (2366700811562239*[.A89]^9)/5.76460752303423E+017 + (4736405046683083*[.A89]^8)/3.6028797018964E+016 - (3753291698499093*[.A89]^7)/2.88230376151712E+017 - (7199883390166785*[.A89]^6)/1.8014398509482E+016 + (2898062391108291*[.A89]^5)/1.44115188075856E+017 + (6831225804453745*[.A89]^4)/9.00719925474099E+015 - (456165522049589*[.A89]^3)/3.6028797018964E+016 - (4353079419247673*[.A89]^2)/4503599627370496 + (4834285567299155*[.A89])/2.30584300921369E+018 + 1" office:value-type="float" office:value="0.192116975708503" calcext:value-type="float">
            <text:p>0.1921169757</text:p>
          </table:table-cell>
          <table:table-cell table:formula="of:=1/(1+[.A89]^2)" office:value-type="float" office:value="0.0796178343949044" calcext:value-type="float">
            <text:p>0.079617834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- (3338777207898591*[.A90]^10)/1.47573952589676E+020 + (8597584763599179*[.A90]^9)/2.07691874341393E+034 + (2921430056915075*[.A90]^8)/2.30584300921369E+018 - (7565596558122409*[.A90]^7)/3.24518553658427E+032 - (7036212123694515*[.A90]^6)/2.88230376151712E+017 + (7993310847410267*[.A90]^5)/2.02824096036517E+031 + (7111204189893359*[.A90]^4)/3.6028797018964E+016 - (5457826730119421*[.A90]^3)/2.53530120045646E+030 - (6072727099349657*[.A90]^2)/9007199254740989 + (5397386434835257*[.A90])/1.26765060022823E+030 + 1" office:value-type="float" office:value="-0.226196289065812" calcext:value-type="float">
            <text:p>-0.2261962891</text:p>
          </table:table-cell>
          <table:table-cell table:formula="of:=(3362420364307109*[.A90]^5)/2.59614842926742E+033 + (8868626958976105*[.A90]^4)/4.61168601842739E+018 - (5839671007292025*[.A90]^3)/1.62259276829213E+032 - (4988602664236409*[.A90]^2)/7.20575940379279E+016 + (6442056510251491*[.A90])/8.11296384146067E+031 + 2554926711685399/4503599627370496" office:value-type="float" office:value="0.00781250000366229" calcext:value-type="float">
            <text:p>0.0078125</text:p>
          </table:table-cell>
          <table:table-cell table:formula="of:=(237669985014899*[.A90]^20)/7.55578637259143E+022 - (2522818919767305*[.A90]^19)/2.41785163922926E+024 - (2860596947292555*[.A90]^18)/9.44473296573929E+021 + (1773857052961249*[.A90]^17)/1.88894659314786E+022 + (7148827363189051*[.A90]^16)/5.90295810358706E+020 - (8075669010381027*[.A90]^15)/2.36118324143482E+021 - (4840156368242513*[.A90]^14)/1.84467440737096E+019 + (4791228127490189*[.A90]^13)/7.37869762948382E+019 + (3894429921105419*[.A90]^12)/1.15292150460685E+018 - (6364854739456387*[.A90]^11)/9.22337203685478E+018 - (7711821400855569*[.A90]^10)/2.88230376151712E+017 + (2366700811562239*[.A90]^9)/5.76460752303423E+017 + (4736405046683083*[.A90]^8)/3.6028797018964E+016 - (3753291698499093*[.A90]^7)/2.88230376151712E+017 - (7199883390166785*[.A90]^6)/1.8014398509482E+016 + (2898062391108291*[.A90]^5)/1.44115188075856E+017 + (6831225804453745*[.A90]^4)/9.00719925474099E+015 - (456165522049589*[.A90]^3)/3.6028797018964E+016 - (4353079419247673*[.A90]^2)/4503599627370496 + (4834285567299155*[.A90])/2.30584300921369E+018 + 1" office:value-type="float" office:value="0.075471698104032" calcext:value-type="float">
            <text:p>0.0754716981</text:p>
          </table:table-cell>
          <table:table-cell table:formula="of:=1/(1+[.A90]^2)" office:value-type="float" office:value="0.0754716981132075" calcext:value-type="float">
            <text:p>0.075471698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- (3338777207898591*[.A91]^10)/1.47573952589676E+020 + (8597584763599179*[.A91]^9)/2.07691874341393E+034 + (2921430056915075*[.A91]^8)/2.30584300921369E+018 - (7565596558122409*[.A91]^7)/3.24518553658427E+032 - (7036212123694515*[.A91]^6)/2.88230376151712E+017 + (7993310847410267*[.A91]^5)/2.02824096036517E+031 + (7111204189893359*[.A91]^4)/3.6028797018964E+016 - (5457826730119421*[.A91]^3)/2.53530120045646E+030 - (6072727099349657*[.A91]^2)/9007199254740989 + (5397386434835257*[.A91])/1.26765060022823E+030 + 1" office:value-type="float" office:value="-0.25460266912084" calcext:value-type="float">
            <text:p>-0.2546026691</text:p>
          </table:table-cell>
          <table:table-cell table:formula="of:=(3362420364307109*[.A91]^5)/2.59614842926742E+033 + (8868626958976105*[.A91]^4)/4.61168601842739E+018 - (5839671007292025*[.A91]^3)/1.62259276829213E+032 - (4988602664236409*[.A91]^2)/7.20575940379279E+016 + (6442056510251491*[.A91])/8.11296384146067E+031 + 2554926711685399/4503599627370496" office:value-type="float" office:value="-0.00691999999525594" calcext:value-type="float">
            <text:p>-0.00692</text:p>
          </table:table-cell>
          <table:table-cell table:formula="of:=(237669985014899*[.A91]^20)/7.55578637259143E+022 - (2522818919767305*[.A91]^19)/2.41785163922926E+024 - (2860596947292555*[.A91]^18)/9.44473296573929E+021 + (1773857052961249*[.A91]^17)/1.88894659314786E+022 + (7148827363189051*[.A91]^16)/5.90295810358706E+020 - (8075669010381027*[.A91]^15)/2.36118324143482E+021 - (4840156368242513*[.A91]^14)/1.84467440737096E+019 + (4791228127490189*[.A91]^13)/7.37869762948382E+019 + (3894429921105419*[.A91]^12)/1.15292150460685E+018 - (6364854739456387*[.A91]^11)/9.22337203685478E+018 - (7711821400855569*[.A91]^10)/2.88230376151712E+017 + (2366700811562239*[.A91]^9)/5.76460752303423E+017 + (4736405046683083*[.A91]^8)/3.6028797018964E+016 - (3753291698499093*[.A91]^7)/2.88230376151712E+017 - (7199883390166785*[.A91]^6)/1.8014398509482E+016 + (2898062391108291*[.A91]^5)/1.44115188075856E+017 + (6831225804453745*[.A91]^4)/9.00719925474099E+015 - (456165522049589*[.A91]^3)/3.6028797018964E+016 - (4353079419247673*[.A91]^2)/4503599627370496 + (4834285567299155*[.A91])/2.30584300921369E+018 + 1" office:value-type="float" office:value="-0.132434953407531" calcext:value-type="float">
            <text:p>-0.1324349534</text:p>
          </table:table-cell>
          <table:table-cell table:formula="of:=1/(1+[.A91]^2)" office:value-type="float" office:value="0.0716332378223496" calcext:value-type="float">
            <text:p>0.071633237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- (3338777207898591*[.A92]^10)/1.47573952589676E+020 + (8597584763599179*[.A92]^9)/2.07691874341393E+034 + (2921430056915075*[.A92]^8)/2.30584300921369E+018 - (7565596558122409*[.A92]^7)/3.24518553658427E+032 - (7036212123694515*[.A92]^6)/2.88230376151712E+017 + (7993310847410267*[.A92]^5)/2.02824096036517E+031 + (7111204189893359*[.A92]^4)/3.6028797018964E+016 - (5457826730119421*[.A92]^3)/2.53530120045646E+030 - (6072727099349657*[.A92]^2)/9007199254740989 + (5397386434835257*[.A92])/1.26765060022823E+030 + 1" office:value-type="float" office:value="-0.249608189079079" calcext:value-type="float">
            <text:p>-0.2496081891</text:p>
          </table:table-cell>
          <table:table-cell table:formula="of:=(3362420364307109*[.A92]^5)/2.59614842926742E+033 + (8868626958976105*[.A92]^4)/4.61168601842739E+018 - (5839671007292025*[.A92]^3)/1.62259276829213E+032 - (4988602664236409*[.A92]^2)/7.20575940379279E+016 + (6442056510251491*[.A92])/8.11296384146067E+031 + 2554926711685399/4503599627370496" office:value-type="float" office:value="-0.0200459615325004" calcext:value-type="float">
            <text:p>-0.0200459615</text:p>
          </table:table-cell>
          <table:table-cell table:formula="of:=(237669985014899*[.A92]^20)/7.55578637259143E+022 - (2522818919767305*[.A92]^19)/2.41785163922926E+024 - (2860596947292555*[.A92]^18)/9.44473296573929E+021 + (1773857052961249*[.A92]^17)/1.88894659314786E+022 + (7148827363189051*[.A92]^16)/5.90295810358706E+020 - (8075669010381027*[.A92]^15)/2.36118324143482E+021 - (4840156368242513*[.A92]^14)/1.84467440737096E+019 + (4791228127490189*[.A92]^13)/7.37869762948382E+019 + (3894429921105419*[.A92]^12)/1.15292150460685E+018 - (6364854739456387*[.A92]^11)/9.22337203685478E+018 - (7711821400855569*[.A92]^10)/2.88230376151712E+017 + (2366700811562239*[.A92]^9)/5.76460752303423E+017 + (4736405046683083*[.A92]^8)/3.6028797018964E+016 - (3753291698499093*[.A92]^7)/2.88230376151712E+017 - (7199883390166785*[.A92]^6)/1.8014398509482E+016 + (2898062391108291*[.A92]^5)/1.44115188075856E+017 + (6831225804453745*[.A92]^4)/9.00719925474099E+015 - (456165522049589*[.A92]^3)/3.6028797018964E+016 - (4353079419247673*[.A92]^2)/4503599627370496 + (4834285567299155*[.A92])/2.30584300921369E+018 + 1" office:value-type="float" office:value="-0.38643212406846" calcext:value-type="float">
            <text:p>-0.3864321241</text:p>
          </table:table-cell>
          <table:table-cell table:formula="of:=1/(1+[.A92]^2)" office:value-type="float" office:value="0.068073519400953" calcext:value-type="float">
            <text:p>0.06807351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- (3338777207898591*[.A93]^10)/1.47573952589676E+020 + (8597584763599179*[.A93]^9)/2.07691874341393E+034 + (2921430056915075*[.A93]^8)/2.30584300921369E+018 - (7565596558122409*[.A93]^7)/3.24518553658427E+032 - (7036212123694515*[.A93]^6)/2.88230376151712E+017 + (7993310847410267*[.A93]^5)/2.02824096036517E+031 + (7111204189893359*[.A93]^4)/3.6028797018964E+016 - (5457826730119421*[.A93]^3)/2.53530120045646E+030 - (6072727099349657*[.A93]^2)/9007199254740989 + (5397386434835257*[.A93])/1.26765060022823E+030 + 1" office:value-type="float" office:value="-0.201296361479823" calcext:value-type="float">
            <text:p>-0.2012963615</text:p>
          </table:table-cell>
          <table:table-cell table:formula="of:=(3362420364307109*[.A93]^5)/2.59614842926742E+033 + (8868626958976105*[.A93]^4)/4.61168601842739E+018 - (5839671007292025*[.A93]^3)/1.62259276829213E+032 - (4988602664236409*[.A93]^2)/7.20575940379279E+016 + (6442056510251491*[.A93])/8.11296384146067E+031 + 2554926711685399/4503599627370496" office:value-type="float" office:value="-0.0313969230696" calcext:value-type="float">
            <text:p>-0.0313969231</text:p>
          </table:table-cell>
          <table:table-cell table:formula="of:=(237669985014899*[.A93]^20)/7.55578637259143E+022 - (2522818919767305*[.A93]^19)/2.41785163922926E+024 - (2860596947292555*[.A93]^18)/9.44473296573929E+021 + (1773857052961249*[.A93]^17)/1.88894659314786E+022 + (7148827363189051*[.A93]^16)/5.90295810358706E+020 - (8075669010381027*[.A93]^15)/2.36118324143482E+021 - (4840156368242513*[.A93]^14)/1.84467440737096E+019 + (4791228127490189*[.A93]^13)/7.37869762948382E+019 + (3894429921105419*[.A93]^12)/1.15292150460685E+018 - (6364854739456387*[.A93]^11)/9.22337203685478E+018 - (7711821400855569*[.A93]^10)/2.88230376151712E+017 + (2366700811562239*[.A93]^9)/5.76460752303423E+017 + (4736405046683083*[.A93]^8)/3.6028797018964E+016 - (3753291698499093*[.A93]^7)/2.88230376151712E+017 - (7199883390166785*[.A93]^6)/1.8014398509482E+016 + (2898062391108291*[.A93]^5)/1.44115188075856E+017 + (6831225804453745*[.A93]^4)/9.00719925474099E+015 - (456165522049589*[.A93]^3)/3.6028797018964E+016 - (4353079419247673*[.A93]^2)/4503599627370496 + (4834285567299155*[.A93])/2.30584300921369E+018 + 1" office:value-type="float" office:value="-0.570614709511406" calcext:value-type="float">
            <text:p>-0.5706147095</text:p>
          </table:table-cell>
          <table:table-cell table:formula="of:=1/(1+[.A93]^2)" office:value-type="float" office:value="0.0647668393782383" calcext:value-type="float">
            <text:p>0.064766839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- (3338777207898591*[.A94]^10)/1.47573952589676E+020 + (8597584763599179*[.A94]^9)/2.07691874341393E+034 + (2921430056915075*[.A94]^8)/2.30584300921369E+018 - (7565596558122409*[.A94]^7)/3.24518553658427E+032 - (7036212123694515*[.A94]^6)/2.88230376151712E+017 + (7993310847410267*[.A94]^5)/2.02824096036517E+031 + (7111204189893359*[.A94]^4)/3.6028797018964E+016 - (5457826730119421*[.A94]^3)/2.53530120045646E+030 - (6072727099349657*[.A94]^2)/9007199254740989 + (5397386434835257*[.A94])/1.26765060022823E+030 + 1" office:value-type="float" office:value="-0.100724261747263" calcext:value-type="float">
            <text:p>-0.1007242617</text:p>
          </table:table-cell>
          <table:table-cell table:formula="of:=(3362420364307109*[.A94]^5)/2.59614842926742E+033 + (8868626958976105*[.A94]^4)/4.61168601842739E+018 - (5839671007292025*[.A94]^3)/1.62259276829213E+032 - (4988602664236409*[.A94]^2)/7.20575940379279E+016 + (6442056510251491*[.A94])/8.11296384146067E+031 + 2554926711685399/4503599627370496" office:value-type="float" office:value="-0.0407998076834689" calcext:value-type="float">
            <text:p>-0.0407998077</text:p>
          </table:table-cell>
          <table:table-cell table:formula="of:=(237669985014899*[.A94]^20)/7.55578637259143E+022 - (2522818919767305*[.A94]^19)/2.41785163922926E+024 - (2860596947292555*[.A94]^18)/9.44473296573929E+021 + (1773857052961249*[.A94]^17)/1.88894659314786E+022 + (7148827363189051*[.A94]^16)/5.90295810358706E+020 - (8075669010381027*[.A94]^15)/2.36118324143482E+021 - (4840156368242513*[.A94]^14)/1.84467440737096E+019 + (4791228127490189*[.A94]^13)/7.37869762948382E+019 + (3894429921105419*[.A94]^12)/1.15292150460685E+018 - (6364854739456387*[.A94]^11)/9.22337203685478E+018 - (7711821400855569*[.A94]^10)/2.88230376151712E+017 + (2366700811562239*[.A94]^9)/5.76460752303423E+017 + (4736405046683083*[.A94]^8)/3.6028797018964E+016 - (3753291698499093*[.A94]^7)/2.88230376151712E+017 - (7199883390166785*[.A94]^6)/1.8014398509482E+016 + (2898062391108291*[.A94]^5)/1.44115188075856E+017 + (6831225804453745*[.A94]^4)/9.00719925474099E+015 - (456165522049589*[.A94]^3)/3.6028797018964E+016 - (4353079419247673*[.A94]^2)/4503599627370496 + (4834285567299155*[.A94])/2.30584300921369E+018 + 1" office:value-type="float" office:value="-0.496295347123326" calcext:value-type="float">
            <text:p>-0.4962953471</text:p>
          </table:table-cell>
          <table:table-cell table:formula="of:=1/(1+[.A94]^2)" office:value-type="float" office:value="0.0616903146206046" calcext:value-type="float">
            <text:p>0.0616903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 (3338777207898591*[.A95]^10)/1.47573952589676E+020 + (8597584763599179*[.A95]^9)/2.07691874341393E+034 + (2921430056915075*[.A95]^8)/2.30584300921369E+018 - (7565596558122409*[.A95]^7)/3.24518553658427E+032 - (7036212123694515*[.A95]^6)/2.88230376151712E+017 + (7993310847410267*[.A95]^5)/2.02824096036517E+031 + (7111204189893359*[.A95]^4)/3.6028797018964E+016 - (5457826730119421*[.A95]^3)/2.53530120045646E+030 - (6072727099349657*[.A95]^2)/9007199254740989 + (5397386434835257*[.A95])/1.26765060022823E+030 + 1" office:value-type="float" office:value="0.0588235294001233" calcext:value-type="float">
            <text:p>0.0588235294</text:p>
          </table:table-cell>
          <table:table-cell table:formula="of:=(3362420364307109*[.A95]^5)/2.59614842926742E+033 + (8868626958976105*[.A95]^4)/4.61168601842739E+018 - (5839671007292025*[.A95]^3)/1.62259276829213E+032 - (4988602664236409*[.A95]^2)/7.20575940379279E+016 + (6442056510251491*[.A95])/8.11296384146067E+031 + 2554926711685399/4503599627370496" office:value-type="float" office:value="-0.0480769230664061" calcext:value-type="float">
            <text:p>-0.0480769231</text:p>
          </table:table-cell>
          <table:table-cell table:formula="of:=(237669985014899*[.A95]^20)/7.55578637259143E+022 - (2522818919767305*[.A95]^19)/2.41785163922926E+024 - (2860596947292555*[.A95]^18)/9.44473296573929E+021 + (1773857052961249*[.A95]^17)/1.88894659314786E+022 + (7148827363189051*[.A95]^16)/5.90295810358706E+020 - (8075669010381027*[.A95]^15)/2.36118324143482E+021 - (4840156368242513*[.A95]^14)/1.84467440737096E+019 + (4791228127490189*[.A95]^13)/7.37869762948382E+019 + (3894429921105419*[.A95]^12)/1.15292150460685E+018 - (6364854739456387*[.A95]^11)/9.22337203685478E+018 - (7711821400855569*[.A95]^10)/2.88230376151712E+017 + (2366700811562239*[.A95]^9)/5.76460752303423E+017 + (4736405046683083*[.A95]^8)/3.6028797018964E+016 - (3753291698499093*[.A95]^7)/2.88230376151712E+017 - (7199883390166785*[.A95]^6)/1.8014398509482E+016 + (2898062391108291*[.A95]^5)/1.44115188075856E+017 + (6831225804453745*[.A95]^4)/9.00719925474099E+015 - (456165522049589*[.A95]^3)/3.6028797018964E+016 - (4353079419247673*[.A95]^2)/4503599627370496 + (4834285567299155*[.A95])/2.30584300921369E+018 + 1" office:value-type="float" office:value="0.058823529408664" calcext:value-type="float">
            <text:p>0.0588235294</text:p>
          </table:table-cell>
          <table:table-cell table:formula="of:=1/(1+[.A95]^2)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- (3338777207898591*[.A96]^10)/1.47573952589676E+020 + (8597584763599179*[.A96]^9)/2.07691874341393E+034 + (2921430056915075*[.A96]^8)/2.30584300921369E+018 - (7565596558122409*[.A96]^7)/3.24518553658427E+032 - (7036212123694515*[.A96]^6)/2.88230376151712E+017 + (7993310847410267*[.A96]^5)/2.02824096036517E+031 + (7111204189893359*[.A96]^4)/3.6028797018964E+016 - (5457826730119421*[.A96]^3)/2.53530120045646E+030 - (6072727099349657*[.A96]^2)/9007199254740989 + (5397386434835257*[.A96])/1.26765060022823E+030 + 1" office:value-type="float" office:value="0.280217593957521" calcext:value-type="float">
            <text:p>0.280217594</text:p>
          </table:table-cell>
          <table:table-cell table:formula="of:=(3362420364307109*[.A96]^5)/2.59614842926742E+033 + (8868626958976105*[.A96]^4)/4.61168601842739E+018 - (5839671007292025*[.A96]^3)/1.62259276829213E+032 - (4988602664236409*[.A96]^2)/7.20575940379279E+016 + (6442056510251491*[.A96])/8.11296384146067E+031 + 2554926711685399/4503599627370496" office:value-type="float" office:value="-0.0530459615260941" calcext:value-type="float">
            <text:p>-0.0530459615</text:p>
          </table:table-cell>
          <table:table-cell table:formula="of:=(237669985014899*[.A96]^20)/7.55578637259143E+022 - (2522818919767305*[.A96]^19)/2.41785163922926E+024 - (2860596947292555*[.A96]^18)/9.44473296573929E+021 + (1773857052961249*[.A96]^17)/1.88894659314786E+022 + (7148827363189051*[.A96]^16)/5.90295810358706E+020 - (8075669010381027*[.A96]^15)/2.36118324143482E+021 - (4840156368242513*[.A96]^14)/1.84467440737096E+019 + (4791228127490189*[.A96]^13)/7.37869762948382E+019 + (3894429921105419*[.A96]^12)/1.15292150460685E+018 - (6364854739456387*[.A96]^11)/9.22337203685478E+018 - (7711821400855569*[.A96]^10)/2.88230376151712E+017 + (2366700811562239*[.A96]^9)/5.76460752303423E+017 + (4736405046683083*[.A96]^8)/3.6028797018964E+016 - (3753291698499093*[.A96]^7)/2.88230376151712E+017 - (7199883390166785*[.A96]^6)/1.8014398509482E+016 + (2898062391108291*[.A96]^5)/1.44115188075856E+017 + (6831225804453745*[.A96]^4)/9.00719925474099E+015 - (456165522049589*[.A96]^3)/3.6028797018964E+016 - (4353079419247673*[.A96]^2)/4503599627370496 + (4834285567299155*[.A96])/2.30584300921369E+018 + 1" office:value-type="float" office:value="1.24396575930691" calcext:value-type="float">
            <text:p>1.2439657593</text:p>
          </table:table-cell>
          <table:table-cell table:formula="of:=1/(1+[.A96]^2)" office:value-type="float" office:value="0.0561482313307131" calcext:value-type="float">
            <text:p>0.05614823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- (3338777207898591*[.A97]^10)/1.47573952589676E+020 + (8597584763599179*[.A97]^9)/2.07691874341393E+034 + (2921430056915075*[.A97]^8)/2.30584300921369E+018 - (7565596558122409*[.A97]^7)/3.24518553658427E+032 - (7036212123694515*[.A97]^6)/2.88230376151712E+017 + (7993310847410267*[.A97]^5)/2.02824096036517E+031 + (7111204189893359*[.A97]^4)/3.6028797018964E+016 - (5457826730119421*[.A97]^3)/2.53530120045646E+030 - (6072727099349657*[.A97]^2)/9007199254740989 + (5397386434835257*[.A97])/1.26765060022823E+030 + 1" office:value-type="float" office:value="0.560444444536412" calcext:value-type="float">
            <text:p>0.5604444445</text:p>
          </table:table-cell>
          <table:table-cell table:formula="of:=(3362420364307109*[.A97]^5)/2.59614842926742E+033 + (8868626958976105*[.A97]^4)/4.61168601842739E+018 - (5839671007292025*[.A97]^3)/1.62259276829213E+032 - (4988602664236409*[.A97]^2)/7.20575940379279E+016 + (6442056510251491*[.A97])/8.11296384146067E+031 + 2554926711685399/4503599627370496" office:value-type="float" office:value="-0.0555199999855996" calcext:value-type="float">
            <text:p>-0.05552</text:p>
          </table:table-cell>
          <table:table-cell table:formula="of:=(237669985014899*[.A97]^20)/7.55578637259143E+022 - (2522818919767305*[.A97]^19)/2.41785163922926E+024 - (2860596947292555*[.A97]^18)/9.44473296573929E+021 + (1773857052961249*[.A97]^17)/1.88894659314786E+022 + (7148827363189051*[.A97]^16)/5.90295810358706E+020 - (8075669010381027*[.A97]^15)/2.36118324143482E+021 - (4840156368242513*[.A97]^14)/1.84467440737096E+019 + (4791228127490189*[.A97]^13)/7.37869762948382E+019 + (3894429921105419*[.A97]^12)/1.15292150460685E+018 - (6364854739456387*[.A97]^11)/9.22337203685478E+018 - (7711821400855569*[.A97]^10)/2.88230376151712E+017 + (2366700811562239*[.A97]^9)/5.76460752303423E+017 + (4736405046683083*[.A97]^8)/3.6028797018964E+016 - (3753291698499093*[.A97]^7)/2.88230376151712E+017 - (7199883390166785*[.A97]^6)/1.8014398509482E+016 + (2898062391108291*[.A97]^5)/1.44115188075856E+017 + (6831225804453745*[.A97]^4)/9.00719925474099E+015 - (456165522049589*[.A97]^3)/3.6028797018964E+016 - (4353079419247673*[.A97]^2)/4503599627370496 + (4834285567299155*[.A97])/2.30584300921369E+018 + 1" office:value-type="float" office:value="2.93992907757109" calcext:value-type="float">
            <text:p>2.9399290776</text:p>
          </table:table-cell>
          <table:table-cell table:formula="of:=1/(1+[.A97]^2)" office:value-type="float" office:value="0.0536480686695279" calcext:value-type="float">
            <text:p>0.053648068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- (3338777207898591*[.A98]^10)/1.47573952589676E+020 + (8597584763599179*[.A98]^9)/2.07691874341393E+034 + (2921430056915075*[.A98]^8)/2.30584300921369E+018 - (7565596558122409*[.A98]^7)/3.24518553658427E+032 - (7036212123694515*[.A98]^6)/2.88230376151712E+017 + (7993310847410267*[.A98]^5)/2.02824096036517E+031 + (7111204189893359*[.A98]^4)/3.6028797018964E+016 - (5457826730119421*[.A98]^3)/2.53530120045646E+030 - (6072727099349657*[.A98]^2)/9007199254740989 + (5397386434835257*[.A98])/1.26765060022823E+030 + 1" office:value-type="float" office:value="0.888081146072827" calcext:value-type="float">
            <text:p>0.8880811461</text:p>
          </table:table-cell>
          <table:table-cell table:formula="of:=(3362420364307109*[.A98]^5)/2.59614842926742E+033 + (8868626958976105*[.A98]^4)/4.61168601842739E+018 - (5839671007292025*[.A98]^3)/1.62259276829213E+032 - (4988602664236409*[.A98]^2)/7.20575940379279E+016 + (6442056510251491*[.A98])/8.11296384146067E+031 + 2554926711685399/4503599627370496" office:value-type="float" office:value="-0.0553074999833754" calcext:value-type="float">
            <text:p>-0.0553075</text:p>
          </table:table-cell>
          <table:table-cell table:formula="of:=(237669985014899*[.A98]^20)/7.55578637259143E+022 - (2522818919767305*[.A98]^19)/2.41785163922926E+024 - (2860596947292555*[.A98]^18)/9.44473296573929E+021 + (1773857052961249*[.A98]^17)/1.88894659314786E+022 + (7148827363189051*[.A98]^16)/5.90295810358706E+020 - (8075669010381027*[.A98]^15)/2.36118324143482E+021 - (4840156368242513*[.A98]^14)/1.84467440737096E+019 + (4791228127490189*[.A98]^13)/7.37869762948382E+019 + (3894429921105419*[.A98]^12)/1.15292150460685E+018 - (6364854739456387*[.A98]^11)/9.22337203685478E+018 - (7711821400855569*[.A98]^10)/2.88230376151712E+017 + (2366700811562239*[.A98]^9)/5.76460752303423E+017 + (4736405046683083*[.A98]^8)/3.6028797018964E+016 - (3753291698499093*[.A98]^7)/2.88230376151712E+017 - (7199883390166785*[.A98]^6)/1.8014398509482E+016 + (2898062391108291*[.A98]^5)/1.44115188075856E+017 + (6831225804453745*[.A98]^4)/9.00719925474099E+015 - (456165522049589*[.A98]^3)/3.6028797018964E+016 - (4353079419247673*[.A98]^2)/4503599627370496 + (4834285567299155*[.A98])/2.30584300921369E+018 + 1" office:value-type="float" office:value="4.47883619481431" calcext:value-type="float">
            <text:p>4.4788361948</text:p>
          </table:table-cell>
          <table:table-cell table:formula="of:=1/(1+[.A98]^2)" office:value-type="float" office:value="0.0513083632632119" calcext:value-type="float">
            <text:p>0.05130836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- (3338777207898591*[.A99]^10)/1.47573952589676E+020 + (8597584763599179*[.A99]^9)/2.07691874341393E+034 + (2921430056915075*[.A99]^8)/2.30584300921369E+018 - (7565596558122409*[.A99]^7)/3.24518553658427E+032 - (7036212123694515*[.A99]^6)/2.88230376151712E+017 + (7993310847410267*[.A99]^5)/2.02824096036517E+031 + (7111204189893359*[.A99]^4)/3.6028797018964E+016 - (5457826730119421*[.A99]^3)/2.53530120045646E+030 - (6072727099349657*[.A99]^2)/9007199254740989 + (5397386434835257*[.A99])/1.26765060022823E+030 + 1" office:value-type="float" office:value="1.24021348539406" calcext:value-type="float">
            <text:p>1.2402134854</text:p>
          </table:table-cell>
          <table:table-cell table:formula="of:=(3362420364307109*[.A99]^5)/2.59614842926742E+033 + (8868626958976105*[.A99]^4)/4.61168601842739E+018 - (5839671007292025*[.A99]^3)/1.62259276829213E+032 - (4988602664236409*[.A99]^2)/7.20575940379279E+016 + (6442056510251491*[.A99])/8.11296384146067E+031 + 2554926711685399/4503599627370496" office:value-type="float" office:value="-0.0522123076732562" calcext:value-type="float">
            <text:p>-0.0522123077</text:p>
          </table:table-cell>
          <table:table-cell table:formula="of:=(237669985014899*[.A99]^20)/7.55578637259143E+022 - (2522818919767305*[.A99]^19)/2.41785163922926E+024 - (2860596947292555*[.A99]^18)/9.44473296573929E+021 + (1773857052961249*[.A99]^17)/1.88894659314786E+022 + (7148827363189051*[.A99]^16)/5.90295810358706E+020 - (8075669010381027*[.A99]^15)/2.36118324143482E+021 - (4840156368242513*[.A99]^14)/1.84467440737096E+019 + (4791228127490189*[.A99]^13)/7.37869762948382E+019 + (3894429921105419*[.A99]^12)/1.15292150460685E+018 - (6364854739456387*[.A99]^11)/9.22337203685478E+018 - (7711821400855569*[.A99]^10)/2.88230376151712E+017 + (2366700811562239*[.A99]^9)/5.76460752303423E+017 + (4736405046683083*[.A99]^8)/3.6028797018964E+016 - (3753291698499093*[.A99]^7)/2.88230376151712E+017 - (7199883390166785*[.A99]^6)/1.8014398509482E+016 + (2898062391108291*[.A99]^5)/1.44115188075856E+017 + (6831225804453745*[.A99]^4)/9.00719925474099E+015 - (456165522049589*[.A99]^3)/3.6028797018964E+016 - (4353079419247673*[.A99]^2)/4503599627370496 + (4834285567299155*[.A99])/2.30584300921369E+018 + 1" office:value-type="float" office:value="4.34477360821922" calcext:value-type="float">
            <text:p>4.3447736082</text:p>
          </table:table-cell>
          <table:table-cell table:formula="of:=1/(1+[.A99]^2)" office:value-type="float" office:value="0.0491159135559921" calcext:value-type="float">
            <text:p>0.049115913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- (3338777207898591*[.A100]^10)/1.47573952589676E+020 + (8597584763599179*[.A100]^9)/2.07691874341393E+034 + (2921430056915075*[.A100]^8)/2.30584300921369E+018 - (7565596558122409*[.A100]^7)/3.24518553658427E+032 - (7036212123694515*[.A100]^6)/2.88230376151712E+017 + (7993310847410267*[.A100]^5)/2.02824096036517E+031 + (7111204189893359*[.A100]^4)/3.6028797018964E+016 - (5457826730119421*[.A100]^3)/2.53530120045646E+030 - (6072727099349657*[.A100]^2)/9007199254740989 + (5397386434835257*[.A100])/1.26765060022823E+030 + 1" office:value-type="float" office:value="1.57872099033402" calcext:value-type="float">
            <text:p>1.5787209903</text:p>
          </table:table-cell>
          <table:table-cell table:formula="of:=(3362420364307109*[.A100]^5)/2.59614842926742E+033 + (8868626958976105*[.A100]^4)/4.61168601842739E+018 - (5839671007292025*[.A100]^3)/1.62259276829213E+032 - (4988602664236409*[.A100]^2)/7.20575940379279E+016 + (6442056510251491*[.A100])/8.11296384146067E+031 + 2554926711685399/4503599627370496" office:value-type="float" office:value="-0.0460336538244627" calcext:value-type="float">
            <text:p>-0.0460336538</text:p>
          </table:table-cell>
          <table:table-cell table:formula="of:=(237669985014899*[.A100]^20)/7.55578637259143E+022 - (2522818919767305*[.A100]^19)/2.41785163922926E+024 - (2860596947292555*[.A100]^18)/9.44473296573929E+021 + (1773857052961249*[.A100]^17)/1.88894659314786E+022 + (7148827363189051*[.A100]^16)/5.90295810358706E+020 - (8075669010381027*[.A100]^15)/2.36118324143482E+021 - (4840156368242513*[.A100]^14)/1.84467440737096E+019 + (4791228127490189*[.A100]^13)/7.37869762948382E+019 + (3894429921105419*[.A100]^12)/1.15292150460685E+018 - (6364854739456387*[.A100]^11)/9.22337203685478E+018 - (7711821400855569*[.A100]^10)/2.88230376151712E+017 + (2366700811562239*[.A100]^9)/5.76460752303423E+017 + (4736405046683083*[.A100]^8)/3.6028797018964E+016 - (3753291698499093*[.A100]^7)/2.88230376151712E+017 - (7199883390166785*[.A100]^6)/1.8014398509482E+016 + (2898062391108291*[.A100]^5)/1.44115188075856E+017 + (6831225804453745*[.A100]^4)/9.00719925474099E+015 - (456165522049589*[.A100]^3)/3.6028797018964E+016 - (4353079419247673*[.A100]^2)/4503599627370496 + (4834285567299155*[.A100])/2.30584300921369E+018 + 1" office:value-type="float" office:value="0.0470588235497011" calcext:value-type="float">
            <text:p>0.0470588235</text:p>
          </table:table-cell>
          <table:table-cell table:formula="of:=1/(1+[.A100]^2)" office:value-type="float" office:value="0.0470588235294118" calcext:value-type="float">
            <text:p>0.047058823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- (3338777207898591*[.A101]^10)/1.47573952589676E+020 + (8597584763599179*[.A101]^9)/2.07691874341393E+034 + (2921430056915075*[.A101]^8)/2.30584300921369E+018 - (7565596558122409*[.A101]^7)/3.24518553658427E+032 - (7036212123694515*[.A101]^6)/2.88230376151712E+017 + (7993310847410267*[.A101]^5)/2.02824096036517E+031 + (7111204189893359*[.A101]^4)/3.6028797018964E+016 - (5457826730119421*[.A101]^3)/2.53530120045646E+030 - (6072727099349657*[.A101]^2)/9007199254740989 + (5397386434835257*[.A101])/1.26765060022823E+030 + 1" office:value-type="float" office:value="1.84584536701279" calcext:value-type="float">
            <text:p>1.845845367</text:p>
          </table:table-cell>
          <table:table-cell table:formula="of:=(3362420364307109*[.A101]^5)/2.59614842926742E+033 + (8868626958976105*[.A101]^4)/4.61168601842739E+018 - (5839671007292025*[.A101]^3)/1.62259276829213E+032 - (4988602664236409*[.A101]^2)/7.20575940379279E+016 + (6442056510251491*[.A101])/8.11296384146067E+031 + 2554926711685399/4503599627370496" office:value-type="float" office:value="-0.0365661538215997" calcext:value-type="float">
            <text:p>-0.0365661538</text:p>
          </table:table-cell>
          <table:table-cell table:formula="of:=(237669985014899*[.A101]^20)/7.55578637259143E+022 - (2522818919767305*[.A101]^19)/2.41785163922926E+024 - (2860596947292555*[.A101]^18)/9.44473296573929E+021 + (1773857052961249*[.A101]^17)/1.88894659314786E+022 + (7148827363189051*[.A101]^16)/5.90295810358706E+020 - (8075669010381027*[.A101]^15)/2.36118324143482E+021 - (4840156368242513*[.A101]^14)/1.84467440737096E+019 + (4791228127490189*[.A101]^13)/7.37869762948382E+019 + (3894429921105419*[.A101]^12)/1.15292150460685E+018 - (6364854739456387*[.A101]^11)/9.22337203685478E+018 - (7711821400855569*[.A101]^10)/2.88230376151712E+017 + (2366700811562239*[.A101]^9)/5.76460752303423E+017 + (4736405046683083*[.A101]^8)/3.6028797018964E+016 - (3753291698499093*[.A101]^7)/2.88230376151712E+017 - (7199883390166785*[.A101]^6)/1.8014398509482E+016 + (2898062391108291*[.A101]^5)/1.44115188075856E+017 + (6831225804453745*[.A101]^4)/9.00719925474099E+015 - (456165522049589*[.A101]^3)/3.6028797018964E+016 - (4353079419247673*[.A101]^2)/4503599627370496 + (4834285567299155*[.A101])/2.30584300921369E+018 + 1" office:value-type="float" office:value="-11.4119168841385" calcext:value-type="float">
            <text:p>-11.4119168841</text:p>
          </table:table-cell>
          <table:table-cell table:formula="of:=1/(1+[.A101]^2)" office:value-type="float" office:value="0.0451263537906137" calcext:value-type="float">
            <text:p>0.045126353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- (3338777207898591*[.A102]^10)/1.47573952589676E+020 + (8597584763599179*[.A102]^9)/2.07691874341393E+034 + (2921430056915075*[.A102]^8)/2.30584300921369E+018 - (7565596558122409*[.A102]^7)/3.24518553658427E+032 - (7036212123694515*[.A102]^6)/2.88230376151712E+017 + (7993310847410267*[.A102]^5)/2.02824096036517E+031 + (7111204189893359*[.A102]^4)/3.6028797018964E+016 - (5457826730119421*[.A102]^3)/2.53530120045646E+030 - (6072727099349657*[.A102]^2)/9007199254740989 + (5397386434835257*[.A102])/1.26765060022823E+030 + 1" office:value-type="float" office:value="1.95895184189778" calcext:value-type="float">
            <text:p>1.9589518419</text:p>
          </table:table-cell>
          <table:table-cell table:formula="of:=(3362420364307109*[.A102]^5)/2.59614842926742E+033 + (8868626958976105*[.A102]^4)/4.61168601842739E+018 - (5839671007292025*[.A102]^3)/1.62259276829213E+032 - (4988602664236409*[.A102]^2)/7.20575940379279E+016 + (6442056510251491*[.A102])/8.11296384146067E+031 + 2554926711685399/4503599627370496" office:value-type="float" office:value="-0.0235998076646561" calcext:value-type="float">
            <text:p>-0.0235998077</text:p>
          </table:table-cell>
          <table:table-cell table:formula="of:=(237669985014899*[.A102]^20)/7.55578637259143E+022 - (2522818919767305*[.A102]^19)/2.41785163922926E+024 - (2860596947292555*[.A102]^18)/9.44473296573929E+021 + (1773857052961249*[.A102]^17)/1.88894659314786E+022 + (7148827363189051*[.A102]^16)/5.90295810358706E+020 - (8075669010381027*[.A102]^15)/2.36118324143482E+021 - (4840156368242513*[.A102]^14)/1.84467440737096E+019 + (4791228127490189*[.A102]^13)/7.37869762948382E+019 + (3894429921105419*[.A102]^12)/1.15292150460685E+018 - (6364854739456387*[.A102]^11)/9.22337203685478E+018 - (7711821400855569*[.A102]^10)/2.88230376151712E+017 + (2366700811562239*[.A102]^9)/5.76460752303423E+017 + (4736405046683083*[.A102]^8)/3.6028797018964E+016 - (3753291698499093*[.A102]^7)/2.88230376151712E+017 - (7199883390166785*[.A102]^6)/1.8014398509482E+016 + (2898062391108291*[.A102]^5)/1.44115188075856E+017 + (6831225804453745*[.A102]^4)/9.00719925474099E+015 - (456165522049589*[.A102]^3)/3.6028797018964E+016 - (4353079419247673*[.A102]^2)/4503599627370496 + (4834285567299155*[.A102])/2.30584300921369E+018 + 1" office:value-type="float" office:value="-31.6590319570946" calcext:value-type="float">
            <text:p>-31.6590319571</text:p>
          </table:table-cell>
          <table:table-cell table:formula="of:=1/(1+[.A102]^2)" office:value-type="float" office:value="0.043308791684712" calcext:value-type="float">
            <text:p>0.043308791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- (3338777207898591*[.A103]^10)/1.47573952589676E+020 + (8597584763599179*[.A103]^9)/2.07691874341393E+034 + (2921430056915075*[.A103]^8)/2.30584300921369E+018 - (7565596558122409*[.A103]^7)/3.24518553658427E+032 - (7036212123694515*[.A103]^6)/2.88230376151712E+017 + (7993310847410267*[.A103]^5)/2.02824096036517E+031 + (7111204189893359*[.A103]^4)/3.6028797018964E+016 - (5457826730119421*[.A103]^3)/2.53530120045646E+030 - (6072727099349657*[.A103]^2)/9007199254740989 + (5397386434835257*[.A103])/1.26765060022823E+030 + 1" office:value-type="float" office:value="1.80438545613135" calcext:value-type="float">
            <text:p>1.8043854561</text:p>
          </table:table-cell>
          <table:table-cell table:formula="of:=(3362420364307109*[.A103]^5)/2.59614842926742E+033 + (8868626958976105*[.A103]^4)/4.61168601842739E+018 - (5839671007292025*[.A103]^3)/1.62259276829213E+032 - (4988602664236409*[.A103]^2)/7.20575940379279E+016 + (6442056510251491*[.A103])/8.11296384146067E+031 + 2554926711685399/4503599627370496" office:value-type="float" office:value="-0.00691999996900561" calcext:value-type="float">
            <text:p>-0.00692</text:p>
          </table:table-cell>
          <table:table-cell table:formula="of:=(237669985014899*[.A103]^20)/7.55578637259143E+022 - (2522818919767305*[.A103]^19)/2.41785163922926E+024 - (2860596947292555*[.A103]^18)/9.44473296573929E+021 + (1773857052961249*[.A103]^17)/1.88894659314786E+022 + (7148827363189051*[.A103]^16)/5.90295810358706E+020 - (8075669010381027*[.A103]^15)/2.36118324143482E+021 - (4840156368242513*[.A103]^14)/1.84467440737096E+019 + (4791228127490189*[.A103]^13)/7.37869762948382E+019 + (3894429921105419*[.A103]^12)/1.15292150460685E+018 - (6364854739456387*[.A103]^11)/9.22337203685478E+018 - (7711821400855569*[.A103]^10)/2.88230376151712E+017 + (2366700811562239*[.A103]^9)/5.76460752303423E+017 + (4736405046683083*[.A103]^8)/3.6028797018964E+016 - (3753291698499093*[.A103]^7)/2.88230376151712E+017 - (7199883390166785*[.A103]^6)/1.8014398509482E+016 + (2898062391108291*[.A103]^5)/1.44115188075856E+017 + (6831225804453745*[.A103]^4)/9.00719925474099E+015 - (456165522049589*[.A103]^3)/3.6028797018964E+016 - (4353079419247673*[.A103]^2)/4503599627370496 + (4834285567299155*[.A103])/2.30584300921369E+018 + 1" office:value-type="float" office:value="-56.2074047826432" calcext:value-type="float">
            <text:p>-56.2074047826</text:p>
          </table:table-cell>
          <table:table-cell table:formula="of:=1/(1+[.A103]^2)" office:value-type="float" office:value="0.0415973377703827" calcext:value-type="float">
            <text:p>0.041597337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- (3338777207898591*[.A104]^10)/1.47573952589676E+020 + (8597584763599179*[.A104]^9)/2.07691874341393E+034 + (2921430056915075*[.A104]^8)/2.30584300921369E+018 - (7565596558122409*[.A104]^7)/3.24518553658427E+032 - (7036212123694515*[.A104]^6)/2.88230376151712E+017 + (7993310847410267*[.A104]^5)/2.02824096036517E+031 + (7111204189893359*[.A104]^4)/3.6028797018964E+016 - (5457826730119421*[.A104]^3)/2.53530120045646E+030 - (6072727099349657*[.A104]^2)/9007199254740989 + (5397386434835257*[.A104])/1.26765060022823E+030 + 1" office:value-type="float" office:value="1.23031655513915" calcext:value-type="float">
            <text:p>1.2303165551</text:p>
          </table:table-cell>
          <table:table-cell table:formula="of:=(3362420364307109*[.A104]^5)/2.59614842926742E+033 + (8868626958976105*[.A104]^4)/4.61168601842739E+018 - (5839671007292025*[.A104]^3)/1.62259276829213E+032 - (4988602664236409*[.A104]^2)/7.20575940379279E+016 + (6442056510251491*[.A104])/8.11296384146067E+031 + 2554926711685399/4503599627370496" office:value-type="float" office:value="0.0136925000345938" calcext:value-type="float">
            <text:p>0.0136925</text:p>
          </table:table-cell>
          <table:table-cell table:formula="of:=(237669985014899*[.A104]^20)/7.55578637259143E+022 - (2522818919767305*[.A104]^19)/2.41785163922926E+024 - (2860596947292555*[.A104]^18)/9.44473296573929E+021 + (1773857052961249*[.A104]^17)/1.88894659314786E+022 + (7148827363189051*[.A104]^16)/5.90295810358706E+020 - (8075669010381027*[.A104]^15)/2.36118324143482E+021 - (4840156368242513*[.A104]^14)/1.84467440737096E+019 + (4791228127490189*[.A104]^13)/7.37869762948382E+019 + (3894429921105419*[.A104]^12)/1.15292150460685E+018 - (6364854739456387*[.A104]^11)/9.22337203685478E+018 - (7711821400855569*[.A104]^10)/2.88230376151712E+017 + (2366700811562239*[.A104]^9)/5.76460752303423E+017 + (4736405046683083*[.A104]^8)/3.6028797018964E+016 - (3753291698499093*[.A104]^7)/2.88230376151712E+017 - (7199883390166785*[.A104]^6)/1.8014398509482E+016 + (2898062391108291*[.A104]^5)/1.44115188075856E+017 + (6831225804453745*[.A104]^4)/9.00719925474099E+015 - (456165522049589*[.A104]^3)/3.6028797018964E+016 - (4353079419247673*[.A104]^2)/4503599627370496 + (4834285567299155*[.A104])/2.30584300921369E+018 + 1" office:value-type="float" office:value="-64.3875921176322" calcext:value-type="float">
            <text:p>-64.3875921176</text:p>
          </table:table-cell>
          <table:table-cell table:formula="of:=1/(1+[.A104]^2)" office:value-type="float" office:value="0.039984006397441" calcext:value-type="float">
            <text:p>0.0399840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 (3338777207898591*[.A105]^10)/1.47573952589676E+020 + (8597584763599179*[.A105]^9)/2.07691874341393E+034 + (2921430056915075*[.A105]^8)/2.30584300921369E+018 - (7565596558122409*[.A105]^7)/3.24518553658427E+032 - (7036212123694515*[.A105]^6)/2.88230376151712E+017 + (7993310847410267*[.A105]^5)/2.02824096036517E+031 + (7111204189893359*[.A105]^4)/3.6028797018964E+016 - (5457826730119421*[.A105]^3)/2.53530120045646E+030 - (6072727099349657*[.A105]^2)/9007199254740989 + (5397386434835257*[.A105])/1.26765060022823E+030 + 1" office:value-type="float" office:value="0.0384615385004299" calcext:value-type="float">
            <text:p>0.0384615385</text:p>
          </table:table-cell>
          <table:table-cell table:formula="of:=(3362420364307109*[.A105]^5)/2.59614842926742E+033 + (8868626958976105*[.A105]^4)/4.61168601842739E+018 - (5839671007292025*[.A105]^3)/1.62259276829213E+032 - (4988602664236409*[.A105]^2)/7.20575940379279E+016 + (6442056510251491*[.A105])/8.11296384146067E+031 + 2554926711685399/4503599627370496" office:value-type="float" office:value="0.0384615385000007" calcext:value-type="float">
            <text:p>0.0384615385</text:p>
          </table:table-cell>
          <table:table-cell table:formula="of:=(237669985014899*[.A105]^20)/7.55578637259143E+022 - (2522818919767305*[.A105]^19)/2.41785163922926E+024 - (2860596947292555*[.A105]^18)/9.44473296573929E+021 + (1773857052961249*[.A105]^17)/1.88894659314786E+022 + (7148827363189051*[.A105]^16)/5.90295810358706E+020 - (8075669010381027*[.A105]^15)/2.36118324143482E+021 - (4840156368242513*[.A105]^14)/1.84467440737096E+019 + (4791228127490189*[.A105]^13)/7.37869762948382E+019 + (3894429921105419*[.A105]^12)/1.15292150460685E+018 - (6364854739456387*[.A105]^11)/9.22337203685478E+018 - (7711821400855569*[.A105]^10)/2.88230376151712E+017 + (2366700811562239*[.A105]^9)/5.76460752303423E+017 + (4736405046683083*[.A105]^8)/3.6028797018964E+016 - (3753291698499093*[.A105]^7)/2.88230376151712E+017 - (7199883390166785*[.A105]^6)/1.8014398509482E+016 + (2898062391108291*[.A105]^5)/1.44115188075856E+017 + (6831225804453745*[.A105]^4)/9.00719925474099E+015 - (456165522049589*[.A105]^3)/3.6028797018964E+016 - (4353079419247673*[.A105]^2)/4503599627370496 + (4834285567299155*[.A105])/2.30584300921369E+018 + 1" office:value-type="float" office:value="0.0384615383241682" calcext:value-type="float">
            <text:p>0.0384615383</text:p>
          </table:table-cell>
          <table:table-cell table:formula="of:=1/(1+[.A105]^2)" office:value-type="float" office:value="0.0384615384615385" calcext:value-type="float">
            <text:p>0.0384615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4:54:36.674429302</meta:creation-date>
    <dc:date>2020-03-08T23:39:02.476837889</dc:date>
    <meta:editing-duration>PT2H35M50S</meta:editing-duration>
    <meta:editing-cycles>8</meta:editing-cycles>
    <meta:generator>LibreOffice/5.1.6.2$Linux_X86_64 LibreOffice_project/10m0$Build-2</meta:generator>
    <meta:document-statistic meta:table-count="5" meta:cell-count="18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66cc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19cm" svg:height="10.123cm" xlink:href=".." xlink:type="simple" chart:class="chart:scatter" chart:style-name="ch1">
        <chart:legend chart:legend-position="end" svg:x="13.805cm" svg:y="4.031cm" style:legend-expansion="high" chart:style-name="ch2"/>
        <chart:plot-area chart:style-name="ch3" table:cell-range-address="LaGrange.A8:LaGrange.A108 LaGrange.C8:LaGrange.F108" chart:data-source-has-labels="row" svg:x="0.268cm" svg:y="0.106cm" svg:width="12.925cm" svg:height="9.909cm">
          <chartooo:coordinate-region svg:x="0.427cm" svg:y="0.301cm" svg:width="12.667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Grange.D8:LaGrange.D108" loext:label-string="interp5" chart:class="chart:scatter">
            <chart:domain table:cell-range-address="LaGrange.A8:LaGrange.A108"/>
            <chart:data-point chart:repeated="101"/>
          </chart:series>
          <chart:series chart:style-name="ch8" chart:values-cell-range-address="LaGrange.F8:LaGrange.F108" loext:label-string="interp20" chart:class="chart:scatter">
            <chart:data-point chart:repeated="101"/>
          </chart:series>
          <chart:series chart:style-name="ch9" chart:values-cell-range-address="LaGrange.E8:LaGrange.E108" loext:label-string="interp10" chart:class="chart:scatter">
            <chart:data-point/>
            <chart:data-point chart:style-name="ch10"/>
            <chart:data-point chart:repeated="99"/>
          </chart:series>
          <chart:series chart:style-name="ch11" chart:values-cell-range-address="LaGrange.C8:LaGrange.C108" loext:label-string="function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p5</text:p>
              </table:table-cell>
              <table:table-cell office:value-type="string">
                <text:p>interp20</text:p>
              </table:table-cell>
              <table:table-cell office:value-type="string">
                <text:p>interp10</text:p>
              </table:table-cell>
              <table:table-cell office:value-type="string">
                <text:p>fun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LaGrange.A8:LaGrange.A108</svg:desc>
                </draw:g>
              </table:table-cell>
              <table:table-cell office:value-type="float" office:value="0.0384615384615383">
                <text:p>0.0384615384615383</text:p>
                <draw:g>
                  <svg:desc>LaGrange.D8:LaGrange.D108</svg:desc>
                </draw:g>
              </table:table-cell>
              <table:table-cell office:value-type="float" office:value="0.0384615384957669">
                <text:p>0.0384615384957669</text:p>
                <draw:g>
                  <svg:desc>LaGrange.F8:LaGrange.F108</svg:desc>
                </draw:g>
              </table:table-cell>
              <table:table-cell office:value-type="float" office:value="0.038461538461533">
                <text:p>0.038461538461533</text:p>
                <draw:g>
                  <svg:desc>LaGrange.E8:LaGrange.E108</svg:desc>
                </draw:g>
              </table:table-cell>
              <table:table-cell office:value-type="float" office:value="0.0384615384615385">
                <text:p>0.0384615384615385</text:p>
                <draw:g>
                  <svg:desc>LaGrange.C8:LaGrange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136925000000003">
                <text:p>0.0136925000000003</text:p>
              </table:table-cell>
              <table:table-cell office:value-type="float" office:value="-58.2381411010595">
                <text:p>-58.2381411010595</text:p>
              </table:table-cell>
              <table:table-cell office:value-type="float" office:value="1.23031655512128">
                <text:p>1.23031655512128</text:p>
              </table:table-cell>
              <table:table-cell office:value-type="float" office:value="0.039984006397441">
                <text:p>0.039984006397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00692000000000004">
                <text:p>-0.00692000000000004</text:p>
              </table:table-cell>
              <table:table-cell office:value-type="float" office:value="-50.8644151823254">
                <text:p>-50.8644151823254</text:p>
              </table:table-cell>
              <table:table-cell office:value-type="float" office:value="1.80438545612804">
                <text:p>1.80438545612804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0235998076923077">
                <text:p>-0.0235998076923077</text:p>
              </table:table-cell>
              <table:table-cell office:value-type="float" office:value="-28.6625666261112">
                <text:p>-28.6625666261112</text:p>
              </table:table-cell>
              <table:table-cell office:value-type="float" office:value="1.95895184190393">
                <text:p>1.95895184190393</text:p>
              </table:table-cell>
              <table:table-cell office:value-type="float" office:value="0.043308791684712">
                <text:p>0.043308791684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036566153846154">
                <text:p>-0.036566153846154</text:p>
              </table:table-cell>
              <table:table-cell office:value-type="float" office:value="-10.3345080874747">
                <text:p>-10.3345080874747</text:p>
              </table:table-cell>
              <table:table-cell office:value-type="float" office:value="1.84584536702501">
                <text:p>1.84584536702501</text:p>
              </table:table-cell>
              <table:table-cell office:value-type="float" office:value="0.0451263537906137">
                <text:p>0.0451263537906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0460336538461538">
                <text:p>-0.0460336538461538</text:p>
              </table:table-cell>
              <table:table-cell office:value-type="float" office:value="0.0470588234982863">
                <text:p>0.0470588234982863</text:p>
              </table:table-cell>
              <table:table-cell office:value-type="float" office:value="1.57872099034927">
                <text:p>1.57872099034927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0522123076923079">
                <text:p>-0.0522123076923079</text:p>
              </table:table-cell>
              <table:table-cell office:value-type="float" office:value="3.94507279563024">
                <text:p>3.94507279563024</text:p>
              </table:table-cell>
              <table:table-cell office:value-type="float" office:value="1.24021348541049">
                <text:p>1.24021348541049</text:p>
              </table:table-cell>
              <table:table-cell office:value-type="float" office:value="0.0491159135559921">
                <text:p>0.049115913555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0553075000000001">
                <text:p>-0.0553075000000001</text:p>
              </table:table-cell>
              <table:table-cell office:value-type="float" office:value="4.06913216045461">
                <text:p>4.06913216045461</text:p>
              </table:table-cell>
              <table:table-cell office:value-type="float" office:value="0.888081146089055">
                <text:p>0.888081146089055</text:p>
              </table:table-cell>
              <table:table-cell office:value-type="float" office:value="0.0513083632632119">
                <text:p>0.0513083632632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0555199999999998">
                <text:p>-0.0555199999999998</text:p>
              </table:table-cell>
              <table:table-cell office:value-type="float" office:value="2.67435529235691">
                <text:p>2.67435529235691</text:p>
              </table:table-cell>
              <table:table-cell office:value-type="float" office:value="0.560444444551521">
                <text:p>0.560444444551521</text:p>
              </table:table-cell>
              <table:table-cell office:value-type="float" office:value="0.0536480686695279">
                <text:p>0.0536480686695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0530459615384616">
                <text:p>-0.0530459615384616</text:p>
              </table:table-cell>
              <table:table-cell office:value-type="float" office:value="1.13530663358308">
                <text:p>1.13530663358308</text:p>
              </table:table-cell>
              <table:table-cell office:value-type="float" office:value="0.280217593971017">
                <text:p>0.280217593971017</text:p>
              </table:table-cell>
              <table:table-cell office:value-type="float" office:value="0.0561482313307131">
                <text:p>0.0561482313307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0480769230769231">
                <text:p>-0.0480769230769231</text:p>
              </table:table-cell>
              <table:table-cell office:value-type="float" office:value="0.0588235294172304">
                <text:p>0.0588235294172304</text:p>
              </table:table-cell>
              <table:table-cell office:value-type="float" office:value="0.0588235294117645">
                <text:p>0.058823529411764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-0.0407998076923077">
                <text:p>-0.0407998076923077</text:p>
              </table:table-cell>
              <table:table-cell office:value-type="float" office:value="-0.445867668148505">
                <text:p>-0.445867668148505</text:p>
              </table:table-cell>
              <table:table-cell office:value-type="float" office:value="-0.100724261737579">
                <text:p>-0.100724261737579</text:p>
              </table:table-cell>
              <table:table-cell office:value-type="float" office:value="0.0616903146206046">
                <text:p>0.0616903146206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-0.0313969230769232">
                <text:p>-0.0313969230769232</text:p>
              </table:table-cell>
              <table:table-cell office:value-type="float" office:value="-0.5135540350181">
                <text:p>-0.5135540350181</text:p>
              </table:table-cell>
              <table:table-cell office:value-type="float" office:value="-0.201296361471995">
                <text:p>-0.201296361471995</text:p>
              </table:table-cell>
              <table:table-cell office:value-type="float" office:value="0.0647668393782384">
                <text:p>0.0647668393782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-0.0200459615384616">
                <text:p>-0.0200459615384616</text:p>
              </table:table-cell>
              <table:table-cell office:value-type="float" office:value="-0.345879044321519">
                <text:p>-0.345879044321519</text:p>
              </table:table-cell>
              <table:table-cell office:value-type="float" office:value="-0.249608189072958">
                <text:p>-0.249608189072958</text:p>
              </table:table-cell>
              <table:table-cell office:value-type="float" office:value="0.068073519400953">
                <text:p>0.068073519400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-0.00691999999999993">
                <text:p>-0.00691999999999993</text:p>
              </table:table-cell>
              <table:table-cell office:value-type="float" office:value="-0.114347936258248">
                <text:p>-0.114347936258248</text:p>
              </table:table-cell>
              <table:table-cell office:value-type="float" office:value="-0.254602669116236">
                <text:p>-0.254602669116236</text:p>
              </table:table-cell>
              <table:table-cell office:value-type="float" office:value="0.0716332378223496">
                <text:p>0.0716332378223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54716981129295">
                <text:p>0.0754716981129295</text:p>
              </table:table-cell>
              <table:table-cell office:value-type="float" office:value="-0.226196289062496">
                <text:p>-0.22619628906249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239876923076923">
                <text:p>0.0239876923076923</text:p>
              </table:table-cell>
              <table:table-cell office:value-type="float" office:value="0.182283050140413">
                <text:p>0.182283050140413</text:p>
              </table:table-cell>
              <table:table-cell office:value-type="float" office:value="-0.174335455389534">
                <text:p>-0.174335455389534</text:p>
              </table:table-cell>
              <table:table-cell office:value-type="float" office:value="0.0796178343949045">
                <text:p>0.0796178343949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414463461538462">
                <text:p>0.0414463461538462</text:p>
              </table:table-cell>
              <table:table-cell office:value-type="float" office:value="0.210092788424795">
                <text:p>0.210092788424795</text:p>
              </table:table-cell>
              <table:table-cell office:value-type="float" office:value="-0.1083151688345">
                <text:p>-0.1083151688345</text:p>
              </table:table-cell>
              <table:table-cell office:value-type="float" office:value="0.0841042893187553">
                <text:p>0.084104289318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60033846153846">
                <text:p>0.060033846153846</text:p>
              </table:table-cell>
              <table:table-cell office:value-type="float" office:value="0.185775151231892">
                <text:p>0.185775151231892</text:p>
              </table:table-cell>
              <table:table-cell office:value-type="float" office:value="-0.036316851260235">
                <text:p>-0.036316851260235</text:p>
              </table:table-cell>
              <table:table-cell office:value-type="float" office:value="0.0889679715302491">
                <text:p>0.0889679715302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796001923076924">
                <text:p>0.0796001923076924</text:p>
              </table:table-cell>
              <table:table-cell office:value-type="float" office:value="0.140804316688813">
                <text:p>0.140804316688813</text:p>
              </table:table-cell>
              <table:table-cell office:value-type="float" office:value="0.0348733228479663">
                <text:p>0.0348733228479663</text:p>
              </table:table-cell>
              <table:table-cell office:value-type="float" office:value="0.0942507068803016">
                <text:p>0.0942507068803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1">
                <text:p>0.1</text:p>
              </table:table-cell>
              <table:table-cell office:value-type="float" office:value="0.100000000000016">
                <text:p>0.100000000000016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1210925">
                <text:p>0.1210925</text:p>
              </table:table-cell>
              <table:table-cell office:value-type="float" office:value="0.0770497763776259">
                <text:p>0.0770497763776259</text:p>
              </table:table-cell>
              <table:table-cell office:value-type="float" office:value="0.155358573962447">
                <text:p>0.155358573962447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142741538461539">
                <text:p>0.142741538461539</text:p>
              </table:table-cell>
              <table:table-cell office:value-type="float" office:value="0.0750112748528187">
                <text:p>0.0750112748528187</text:p>
              </table:table-cell>
              <table:table-cell office:value-type="float" office:value="0.198726216801302">
                <text:p>0.198726216801302</text:p>
              </table:table-cell>
              <table:table-cell office:value-type="float" office:value="0.113122171945701">
                <text:p>0.113122171945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164815576923077">
                <text:p>0.164815576923077</text:p>
              </table:table-cell>
              <table:table-cell office:value-type="float" office:value="0.0895639955847409">
                <text:p>0.0895639955847409</text:p>
              </table:table-cell>
              <table:table-cell office:value-type="float" office:value="0.229227330065501">
                <text:p>0.229227330065501</text:p>
              </table:table-cell>
              <table:table-cell office:value-type="float" office:value="0.120627261761158">
                <text:p>0.12062726176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187187692307692">
                <text:p>0.187187692307692</text:p>
              </table:table-cell>
              <table:table-cell office:value-type="float" office:value="0.113048222294002">
                <text:p>0.113048222294002</text:p>
              </table:table-cell>
              <table:table-cell office:value-type="float" office:value="0.247153545095529">
                <text:p>0.247153545095529</text:p>
              </table:table-cell>
              <table:table-cell office:value-type="float" office:value="0.128865979381443">
                <text:p>0.128865979381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09735576923077">
                <text:p>0.209735576923077</text:p>
              </table:table-cell>
              <table:table-cell office:value-type="float" office:value="0.137931034482737">
                <text:p>0.137931034482737</text:p>
              </table:table-cell>
              <table:table-cell office:value-type="float" office:value="0.25375545726103">
                <text:p>0.25375545726103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232341538461538">
                <text:p>0.232341538461538</text:p>
              </table:table-cell>
              <table:table-cell office:value-type="float" office:value="0.159007593456467">
                <text:p>0.159007593456467</text:p>
              </table:table-cell>
              <table:table-cell office:value-type="float" office:value="0.251020568733539">
                <text:p>0.251020568733539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2548925">
                <text:p>0.2548925</text:p>
              </table:table-cell>
              <table:table-cell office:value-type="float" office:value="0.17421215612875">
                <text:p>0.17421215612875</text:p>
              </table:table-cell>
              <table:table-cell office:value-type="float" office:value="0.241449429977265">
                <text:p>0.241449429977265</text:p>
              </table:table-cell>
              <table:table-cell office:value-type="float" office:value="0.158982511923688">
                <text:p>0.158982511923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27728">
                <text:p>0.27728</text:p>
              </table:table-cell>
              <table:table-cell office:value-type="float" office:value="0.184298045489777">
                <text:p>0.184298045489777</text:p>
              </table:table-cell>
              <table:table-cell office:value-type="float" office:value="0.227839703280941">
                <text:p>0.227839703280941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299400192307692">
                <text:p>0.299400192307692</text:p>
              </table:table-cell>
              <table:table-cell office:value-type="float" office:value="0.191835500044384">
                <text:p>0.191835500044384</text:p>
              </table:table-cell>
              <table:table-cell office:value-type="float" office:value="0.213085814147962">
                <text:p>0.213085814147962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321153846153846">
                <text:p>0.321153846153846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342446346153846">
                <text:p>0.342446346153846</text:p>
              </table:table-cell>
              <table:table-cell office:value-type="float" office:value="0.211532045200168">
                <text:p>0.211532045200168</text:p>
              </table:table-cell>
              <table:table-cell office:value-type="float" office:value="0.191158902221265">
                <text:p>0.191158902221265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363187692307692">
                <text:p>0.363187692307692</text:p>
              </table:table-cell>
              <table:table-cell office:value-type="float" office:value="0.228098260119359">
                <text:p>0.228098260119359</text:p>
              </table:table-cell>
              <table:table-cell office:value-type="float" office:value="0.188778368866462">
                <text:p>0.188778368866462</text:p>
              </table:table-cell>
              <table:table-cell office:value-type="float" office:value="0.235849056603774">
                <text:p>0.235849056603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3832925">
                <text:p>0.3832925</text:p>
              </table:table-cell>
              <table:table-cell office:value-type="float" office:value="0.250122590208737">
                <text:p>0.250122590208737</text:p>
              </table:table-cell>
              <table:table-cell office:value-type="float" office:value="0.1946178331655">
                <text:p>0.1946178331655</text:p>
              </table:table-cell>
              <table:table-cell office:value-type="float" office:value="0.25706940874036">
                <text:p>0.25706940874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40268">
                <text:p>0.40268</text:p>
              </table:table-cell>
              <table:table-cell office:value-type="float" office:value="0.277021765414466">
                <text:p>0.277021765414466</text:p>
              </table:table-cell>
              <table:table-cell office:value-type="float" office:value="0.209914499072">
                <text:p>0.209914499072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421274038461538">
                <text:p>0.421274038461538</text:p>
              </table:table-cell>
              <table:table-cell office:value-type="float" office:value="0.307692307692307">
                <text:p>0.307692307692307</text:p>
              </table:table-cell>
              <table:table-cell office:value-type="float" office:value="0.235346591310803">
                <text:p>0.23534659131080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439003076923077">
                <text:p>0.439003076923077</text:p>
              </table:table-cell>
              <table:table-cell office:value-type="float" office:value="0.341063657023758">
                <text:p>0.341063657023758</text:p>
              </table:table-cell>
              <table:table-cell office:value-type="float" office:value="0.271024105472">
                <text:p>0.271024105472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455800192307692">
                <text:p>0.455800192307692</text:p>
              </table:table-cell>
              <table:table-cell office:value-type="float" office:value="0.376548121942249">
                <text:p>0.376548121942249</text:p>
              </table:table-cell>
              <table:table-cell office:value-type="float" office:value="0.3165048154655">
                <text:p>0.3165048154655</text:p>
              </table:table-cell>
              <table:table-cell office:value-type="float" office:value="0.371747211895911">
                <text:p>0.371747211895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471603076923077">
                <text:p>0.471603076923077</text:p>
              </table:table-cell>
              <table:table-cell office:value-type="float" office:value="0.414269975310574">
                <text:p>0.414269975310574</text:p>
              </table:table-cell>
              <table:table-cell office:value-type="float" office:value="0.370832752880941">
                <text:p>0.370832752880941</text:p>
              </table:table-cell>
              <table:table-cell office:value-type="float" office:value="0.409836065573771">
                <text:p>0.409836065573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486354038461538">
                <text:p>0.486354038461538</text:p>
              </table:table-cell>
              <table:table-cell office:value-type="float" office:value="0.455025914827751">
                <text:p>0.455025914827751</text:p>
              </table:table-cell>
              <table:table-cell office:value-type="float" office:value="0.432595957282803">
                <text:p>0.432595957282803</text:p>
              </table:table-cell>
              <table:table-cell office:value-type="float" office:value="0.452488687782806">
                <text:p>0.452488687782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5124925">
                <text:p>0.5124925</text:p>
              </table:table-cell>
              <table:table-cell office:value-type="float" office:value="0.550313629175939">
                <text:p>0.550313629175939</text:p>
              </table:table-cell>
              <table:table-cell office:value-type="float" office:value="0.57095359833303">
                <text:p>0.57095359833303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3787692307692">
                <text:p>0.523787692307692</text:p>
              </table:table-cell>
              <table:table-cell office:value-type="float" office:value="0.606525466410344">
                <text:p>0.606525466410344</text:p>
              </table:table-cell>
              <table:table-cell office:value-type="float" office:value="0.643162554089991">
                <text:p>0.643162554089991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533846346153846">
                <text:p>0.533846346153846</text:p>
              </table:table-cell>
              <table:table-cell office:value-type="float" office:value="0.668203398402344">
                <text:p>0.668203398402344</text:p>
              </table:table-cell>
              <table:table-cell office:value-type="float" office:value="0.7142282617655">
                <text:p>0.7142282617655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542633846153846">
                <text:p>0.542633846153846</text:p>
              </table:table-cell>
              <table:table-cell office:value-type="float" office:value="0.733671956093733">
                <text:p>0.733671956093733</text:p>
              </table:table-cell>
              <table:table-cell office:value-type="float" office:value="0.781747129283765">
                <text:p>0.781747129283765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550120192307692">
                <text:p>0.550120192307692</text:p>
              </table:table-cell>
              <table:table-cell office:value-type="float" office:value="0.8">
                <text:p>0.8</text:p>
              </table:table-cell>
              <table:table-cell office:value-type="float" office:value="0.843407429828903">
                <text:p>0.8434074298289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55628">
                <text:p>0.55628</text:p>
              </table:table-cell>
              <table:table-cell office:value-type="float" office:value="0.863243634228271">
                <text:p>0.863243634228271</text:p>
              </table:table-cell>
              <table:table-cell office:value-type="float" office:value="0.897080348672">
                <text:p>0.897080348672</text:p>
              </table:table-cell>
              <table:table-cell office:value-type="float" office:value="0.862068965517242">
                <text:p>0.862068965517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5610925">
                <text:p>0.5610925</text:p>
              </table:table-cell>
              <table:table-cell office:value-type="float" office:value="0.91890827892137">
                <text:p>0.91890827892137</text:p>
              </table:table-cell>
              <table:table-cell office:value-type="float" office:value="0.9409022958655">
                <text:p>0.9409022958655</text:p>
              </table:table-cell>
              <table:table-cell office:value-type="float" office:value="0.917431192660551">
                <text:p>0.9174311926605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564541538461538">
                <text:p>0.564541538461538</text:p>
              </table:table-cell>
              <table:table-cell office:value-type="float" office:value="0.962551055264432">
                <text:p>0.962551055264432</text:p>
              </table:table-cell>
              <table:table-cell office:value-type="float" office:value="0.973345916001303">
                <text:p>0.973345916001303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566615576923077">
                <text:p>0.566615576923077</text:p>
              </table:table-cell>
              <table:table-cell office:value-type="float" office:value="0.990417553176313">
                <text:p>0.990417553176313</text:p>
              </table:table-cell>
              <table:table-cell office:value-type="float" office:value="0.9932776317095">
                <text:p>0.9932776317095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567307692307692">
                <text:p>0.5673076923076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566615576923077">
                <text:p>0.566615576923077</text:p>
              </table:table-cell>
              <table:table-cell office:value-type="float" office:value="0.990417553176313">
                <text:p>0.990417553176313</text:p>
              </table:table-cell>
              <table:table-cell office:value-type="float" office:value="0.9932776317095">
                <text:p>0.9932776317095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564541538461538">
                <text:p>0.564541538461538</text:p>
              </table:table-cell>
              <table:table-cell office:value-type="float" office:value="0.962551055264432">
                <text:p>0.962551055264432</text:p>
              </table:table-cell>
              <table:table-cell office:value-type="float" office:value="0.973345916001303">
                <text:p>0.973345916001303</text:p>
              </table:table-cell>
              <table:table-cell office:value-type="float" office:value="0.961538461538461">
                <text:p>0.961538461538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5610925">
                <text:p>0.5610925</text:p>
              </table:table-cell>
              <table:table-cell office:value-type="float" office:value="0.91890827892137">
                <text:p>0.91890827892137</text:p>
              </table:table-cell>
              <table:table-cell office:value-type="float" office:value="0.9409022958655">
                <text:p>0.9409022958655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55628">
                <text:p>0.55628</text:p>
              </table:table-cell>
              <table:table-cell office:value-type="float" office:value="0.86324363422827">
                <text:p>0.86324363422827</text:p>
              </table:table-cell>
              <table:table-cell office:value-type="float" office:value="0.897080348672">
                <text:p>0.897080348672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50120192307692">
                <text:p>0.550120192307692</text:p>
              </table:table-cell>
              <table:table-cell office:value-type="float" office:value="0.8">
                <text:p>0.8</text:p>
              </table:table-cell>
              <table:table-cell office:value-type="float" office:value="0.843407429828903">
                <text:p>0.8434074298289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542633846153846">
                <text:p>0.542633846153846</text:p>
              </table:table-cell>
              <table:table-cell office:value-type="float" office:value="0.733671956093733">
                <text:p>0.733671956093733</text:p>
              </table:table-cell>
              <table:table-cell office:value-type="float" office:value="0.781747129283764">
                <text:p>0.781747129283764</text:p>
              </table:table-cell>
              <table:table-cell office:value-type="float" office:value="0.735294117647058">
                <text:p>0.735294117647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533846346153846">
                <text:p>0.533846346153846</text:p>
              </table:table-cell>
              <table:table-cell office:value-type="float" office:value="0.668203398402344">
                <text:p>0.668203398402344</text:p>
              </table:table-cell>
              <table:table-cell office:value-type="float" office:value="0.7142282617655">
                <text:p>0.7142282617655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23787692307692">
                <text:p>0.523787692307692</text:p>
              </table:table-cell>
              <table:table-cell office:value-type="float" office:value="0.606525466410344">
                <text:p>0.606525466410344</text:p>
              </table:table-cell>
              <table:table-cell office:value-type="float" office:value="0.64316255408999">
                <text:p>0.64316255408999</text:p>
              </table:table-cell>
              <table:table-cell office:value-type="float" office:value="0.609756097560975">
                <text:p>0.609756097560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5124925">
                <text:p>0.5124925</text:p>
              </table:table-cell>
              <table:table-cell office:value-type="float" office:value="0.550313629175939">
                <text:p>0.550313629175939</text:p>
              </table:table-cell>
              <table:table-cell office:value-type="float" office:value="0.570953598333029">
                <text:p>0.570953598333029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486354038461538">
                <text:p>0.486354038461538</text:p>
              </table:table-cell>
              <table:table-cell office:value-type="float" office:value="0.455025914827751">
                <text:p>0.455025914827751</text:p>
              </table:table-cell>
              <table:table-cell office:value-type="float" office:value="0.432595957282803">
                <text:p>0.432595957282803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471603076923077">
                <text:p>0.471603076923077</text:p>
              </table:table-cell>
              <table:table-cell office:value-type="float" office:value="0.414269975310573">
                <text:p>0.414269975310573</text:p>
              </table:table-cell>
              <table:table-cell office:value-type="float" office:value="0.370832752880941">
                <text:p>0.370832752880941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455800192307692">
                <text:p>0.455800192307692</text:p>
              </table:table-cell>
              <table:table-cell office:value-type="float" office:value="0.376548121942249">
                <text:p>0.376548121942249</text:p>
              </table:table-cell>
              <table:table-cell office:value-type="float" office:value="0.3165048154655">
                <text:p>0.3165048154655</text:p>
              </table:table-cell>
              <table:table-cell office:value-type="float" office:value="0.37174721189591">
                <text:p>0.37174721189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439003076923077">
                <text:p>0.439003076923077</text:p>
              </table:table-cell>
              <table:table-cell office:value-type="float" office:value="0.341063657023758">
                <text:p>0.341063657023758</text:p>
              </table:table-cell>
              <table:table-cell office:value-type="float" office:value="0.271024105472">
                <text:p>0.271024105472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421274038461538">
                <text:p>0.421274038461538</text:p>
              </table:table-cell>
              <table:table-cell office:value-type="float" office:value="0.307692307692307">
                <text:p>0.307692307692307</text:p>
              </table:table-cell>
              <table:table-cell office:value-type="float" office:value="0.235346591310803">
                <text:p>0.23534659131080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40268">
                <text:p>0.40268</text:p>
              </table:table-cell>
              <table:table-cell office:value-type="float" office:value="0.277021765414465">
                <text:p>0.277021765414465</text:p>
              </table:table-cell>
              <table:table-cell office:value-type="float" office:value="0.209914499071999">
                <text:p>0.209914499071999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3832925">
                <text:p>0.3832925</text:p>
              </table:table-cell>
              <table:table-cell office:value-type="float" office:value="0.250122590208737">
                <text:p>0.250122590208737</text:p>
              </table:table-cell>
              <table:table-cell office:value-type="float" office:value="0.1946178331655">
                <text:p>0.1946178331655</text:p>
              </table:table-cell>
              <table:table-cell office:value-type="float" office:value="0.25706940874036">
                <text:p>0.25706940874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363187692307692">
                <text:p>0.363187692307692</text:p>
              </table:table-cell>
              <table:table-cell office:value-type="float" office:value="0.22809826011936">
                <text:p>0.22809826011936</text:p>
              </table:table-cell>
              <table:table-cell office:value-type="float" office:value="0.188778368866462">
                <text:p>0.188778368866462</text:p>
              </table:table-cell>
              <table:table-cell office:value-type="float" office:value="0.235849056603773">
                <text:p>0.235849056603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342446346153846">
                <text:p>0.342446346153846</text:p>
              </table:table-cell>
              <table:table-cell office:value-type="float" office:value="0.211532045200172">
                <text:p>0.211532045200172</text:p>
              </table:table-cell>
              <table:table-cell office:value-type="float" office:value="0.191158902221265">
                <text:p>0.191158902221265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321153846153846">
                <text:p>0.321153846153846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299400192307692">
                <text:p>0.299400192307692</text:p>
              </table:table-cell>
              <table:table-cell office:value-type="float" office:value="0.191835500044387">
                <text:p>0.191835500044387</text:p>
              </table:table-cell>
              <table:table-cell office:value-type="float" office:value="0.213085814147963">
                <text:p>0.213085814147963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27728">
                <text:p>0.27728</text:p>
              </table:table-cell>
              <table:table-cell office:value-type="float" office:value="0.184298045489768">
                <text:p>0.184298045489768</text:p>
              </table:table-cell>
              <table:table-cell office:value-type="float" office:value="0.227839703280941">
                <text:p>0.227839703280941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2548925">
                <text:p>0.2548925</text:p>
              </table:table-cell>
              <table:table-cell office:value-type="float" office:value="0.17421215612873">
                <text:p>0.17421215612873</text:p>
              </table:table-cell>
              <table:table-cell office:value-type="float" office:value="0.241449429977263">
                <text:p>0.241449429977263</text:p>
              </table:table-cell>
              <table:table-cell office:value-type="float" office:value="0.158982511923688">
                <text:p>0.158982511923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232341538461538">
                <text:p>0.232341538461538</text:p>
              </table:table-cell>
              <table:table-cell office:value-type="float" office:value="0.15900759345644">
                <text:p>0.15900759345644</text:p>
              </table:table-cell>
              <table:table-cell office:value-type="float" office:value="0.251020568733538">
                <text:p>0.251020568733538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209735576923077">
                <text:p>0.209735576923077</text:p>
              </table:table-cell>
              <table:table-cell office:value-type="float" office:value="0.137931034482737">
                <text:p>0.137931034482737</text:p>
              </table:table-cell>
              <table:table-cell office:value-type="float" office:value="0.25375545726103">
                <text:p>0.25375545726103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187187692307692">
                <text:p>0.187187692307692</text:p>
              </table:table-cell>
              <table:table-cell office:value-type="float" office:value="0.113048222293919">
                <text:p>0.113048222293919</text:p>
              </table:table-cell>
              <table:table-cell office:value-type="float" office:value="0.24715354509553">
                <text:p>0.24715354509553</text:p>
              </table:table-cell>
              <table:table-cell office:value-type="float" office:value="0.128865979381443">
                <text:p>0.1288659793814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164815576923077">
                <text:p>0.164815576923077</text:p>
              </table:table-cell>
              <table:table-cell office:value-type="float" office:value="0.0895639955846184">
                <text:p>0.0895639955846184</text:p>
              </table:table-cell>
              <table:table-cell office:value-type="float" office:value="0.2292273300655">
                <text:p>0.2292273300655</text:p>
              </table:table-cell>
              <table:table-cell office:value-type="float" office:value="0.120627261761158">
                <text:p>0.120627261761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142741538461538">
                <text:p>0.142741538461538</text:p>
              </table:table-cell>
              <table:table-cell office:value-type="float" office:value="0.0750112748529208">
                <text:p>0.0750112748529208</text:p>
              </table:table-cell>
              <table:table-cell office:value-type="float" office:value="0.198726216801301">
                <text:p>0.198726216801301</text:p>
              </table:table-cell>
              <table:table-cell office:value-type="float" office:value="0.113122171945701">
                <text:p>0.113122171945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1210925">
                <text:p>0.1210925</text:p>
              </table:table-cell>
              <table:table-cell office:value-type="float" office:value="0.0770497763774252">
                <text:p>0.0770497763774252</text:p>
              </table:table-cell>
              <table:table-cell office:value-type="float" office:value="0.155358573962445">
                <text:p>0.155358573962445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00000000000016">
                <text:p>0.100000000000016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796001923076924">
                <text:p>0.0796001923076924</text:p>
              </table:table-cell>
              <table:table-cell office:value-type="float" office:value="0.140804316688813">
                <text:p>0.140804316688813</text:p>
              </table:table-cell>
              <table:table-cell office:value-type="float" office:value="0.0348733228479663">
                <text:p>0.0348733228479663</text:p>
              </table:table-cell>
              <table:table-cell office:value-type="float" office:value="0.0942507068803016">
                <text:p>0.0942507068803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600338461538459">
                <text:p>0.0600338461538459</text:p>
              </table:table-cell>
              <table:table-cell office:value-type="float" office:value="0.185775151232413">
                <text:p>0.185775151232413</text:p>
              </table:table-cell>
              <table:table-cell office:value-type="float" office:value="-0.036316851260243">
                <text:p>-0.036316851260243</text:p>
              </table:table-cell>
              <table:table-cell office:value-type="float" office:value="0.088967971530249">
                <text:p>0.088967971530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414463461538461">
                <text:p>0.0414463461538461</text:p>
              </table:table-cell>
              <table:table-cell office:value-type="float" office:value="0.210092788425218">
                <text:p>0.210092788425218</text:p>
              </table:table-cell>
              <table:table-cell office:value-type="float" office:value="-0.1083151688345">
                <text:p>-0.1083151688345</text:p>
              </table:table-cell>
              <table:table-cell office:value-type="float" office:value="0.0841042893187552">
                <text:p>0.0841042893187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239876923076923">
                <text:p>0.0239876923076923</text:p>
              </table:table-cell>
              <table:table-cell office:value-type="float" office:value="0.182283050139118">
                <text:p>0.182283050139118</text:p>
              </table:table-cell>
              <table:table-cell office:value-type="float" office:value="-0.174335455389532">
                <text:p>-0.174335455389532</text:p>
              </table:table-cell>
              <table:table-cell office:value-type="float" office:value="0.0796178343949044">
                <text:p>0.07961783439490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54716981129295">
                <text:p>0.0754716981129295</text:p>
              </table:table-cell>
              <table:table-cell office:value-type="float" office:value="-0.226196289062496">
                <text:p>-0.22619628906249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-0.00691999999999993">
                <text:p>-0.00691999999999993</text:p>
              </table:table-cell>
              <table:table-cell office:value-type="float" office:value="-0.114347936258248">
                <text:p>-0.114347936258248</text:p>
              </table:table-cell>
              <table:table-cell office:value-type="float" office:value="-0.254602669116236">
                <text:p>-0.254602669116236</text:p>
              </table:table-cell>
              <table:table-cell office:value-type="float" office:value="0.0716332378223496">
                <text:p>0.0716332378223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-0.0200459615384617">
                <text:p>-0.0200459615384617</text:p>
              </table:table-cell>
              <table:table-cell office:value-type="float" office:value="-0.345879044320133">
                <text:p>-0.345879044320133</text:p>
              </table:table-cell>
              <table:table-cell office:value-type="float" office:value="-0.249608189072957">
                <text:p>-0.249608189072957</text:p>
              </table:table-cell>
              <table:table-cell office:value-type="float" office:value="0.068073519400953">
                <text:p>0.068073519400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-0.0313969230769231">
                <text:p>-0.0313969230769231</text:p>
              </table:table-cell>
              <table:table-cell office:value-type="float" office:value="-0.51355403501498">
                <text:p>-0.51355403501498</text:p>
              </table:table-cell>
              <table:table-cell office:value-type="float" office:value="-0.201296361472005">
                <text:p>-0.201296361472005</text:p>
              </table:table-cell>
              <table:table-cell office:value-type="float" office:value="0.0647668393782383">
                <text:p>0.0647668393782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-0.0407998076923077">
                <text:p>-0.0407998076923077</text:p>
              </table:table-cell>
              <table:table-cell office:value-type="float" office:value="-0.445867668143874">
                <text:p>-0.445867668143874</text:p>
              </table:table-cell>
              <table:table-cell office:value-type="float" office:value="-0.100724261737552">
                <text:p>-0.100724261737552</text:p>
              </table:table-cell>
              <table:table-cell office:value-type="float" office:value="0.0616903146206046">
                <text:p>0.0616903146206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-0.0480769230769231">
                <text:p>-0.0480769230769231</text:p>
              </table:table-cell>
              <table:table-cell office:value-type="float" office:value="0.0588235294172304">
                <text:p>0.0588235294172304</text:p>
              </table:table-cell>
              <table:table-cell office:value-type="float" office:value="0.0588235294117645">
                <text:p>0.058823529411764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-0.0530459615384616">
                <text:p>-0.0530459615384616</text:p>
              </table:table-cell>
              <table:table-cell office:value-type="float" office:value="1.13530663358308">
                <text:p>1.13530663358308</text:p>
              </table:table-cell>
              <table:table-cell office:value-type="float" office:value="0.280217593971017">
                <text:p>0.280217593971017</text:p>
              </table:table-cell>
              <table:table-cell office:value-type="float" office:value="0.0561482313307131">
                <text:p>0.0561482313307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-0.0555199999999999">
                <text:p>-0.0555199999999999</text:p>
              </table:table-cell>
              <table:table-cell office:value-type="float" office:value="2.67435529238217">
                <text:p>2.67435529238217</text:p>
              </table:table-cell>
              <table:table-cell office:value-type="float" office:value="0.56044444455156">
                <text:p>0.56044444455156</text:p>
              </table:table-cell>
              <table:table-cell office:value-type="float" office:value="0.0536480686695279">
                <text:p>0.0536480686695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-0.0553075000000001">
                <text:p>-0.0553075000000001</text:p>
              </table:table-cell>
              <table:table-cell office:value-type="float" office:value="4.0691321604666">
                <text:p>4.0691321604666</text:p>
              </table:table-cell>
              <table:table-cell office:value-type="float" office:value="0.888081146089021">
                <text:p>0.888081146089021</text:p>
              </table:table-cell>
              <table:table-cell office:value-type="float" office:value="0.0513083632632119">
                <text:p>0.0513083632632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-0.0522123076923079">
                <text:p>-0.0522123076923079</text:p>
              </table:table-cell>
              <table:table-cell office:value-type="float" office:value="3.94507279563024">
                <text:p>3.94507279563024</text:p>
              </table:table-cell>
              <table:table-cell office:value-type="float" office:value="1.24021348541049">
                <text:p>1.24021348541049</text:p>
              </table:table-cell>
              <table:table-cell office:value-type="float" office:value="0.0491159135559921">
                <text:p>0.0491159135559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-0.0460336538461538">
                <text:p>-0.0460336538461538</text:p>
              </table:table-cell>
              <table:table-cell office:value-type="float" office:value="0.0470588234982863">
                <text:p>0.0470588234982863</text:p>
              </table:table-cell>
              <table:table-cell office:value-type="float" office:value="1.57872099034927">
                <text:p>1.57872099034927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-0.036566153846154">
                <text:p>-0.036566153846154</text:p>
              </table:table-cell>
              <table:table-cell office:value-type="float" office:value="-10.3345080875083">
                <text:p>-10.3345080875083</text:p>
              </table:table-cell>
              <table:table-cell office:value-type="float" office:value="1.84584536702491">
                <text:p>1.84584536702491</text:p>
              </table:table-cell>
              <table:table-cell office:value-type="float" office:value="0.0451263537906137">
                <text:p>0.0451263537906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-0.0235998076923075">
                <text:p>-0.0235998076923075</text:p>
              </table:table-cell>
              <table:table-cell office:value-type="float" office:value="-28.6625666261518">
                <text:p>-28.6625666261518</text:p>
              </table:table-cell>
              <table:table-cell office:value-type="float" office:value="1.95895184190398">
                <text:p>1.95895184190398</text:p>
              </table:table-cell>
              <table:table-cell office:value-type="float" office:value="0.043308791684712">
                <text:p>0.043308791684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-0.00692000000000004">
                <text:p>-0.00692000000000004</text:p>
              </table:table-cell>
              <table:table-cell office:value-type="float" office:value="-50.8644151823088">
                <text:p>-50.8644151823088</text:p>
              </table:table-cell>
              <table:table-cell office:value-type="float" office:value="1.80438545612793">
                <text:p>1.80438545612793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136925000000003">
                <text:p>0.0136925000000003</text:p>
              </table:table-cell>
              <table:table-cell office:value-type="float" office:value="-58.2381411010595">
                <text:p>-58.2381411010595</text:p>
              </table:table-cell>
              <table:table-cell office:value-type="float" office:value="1.23031655512128">
                <text:p>1.23031655512128</text:p>
              </table:table-cell>
              <table:table-cell office:value-type="float" office:value="0.039984006397441">
                <text:p>0.039984006397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384615384615383">
                <text:p>0.0384615384615383</text:p>
              </table:table-cell>
              <table:table-cell office:value-type="float" office:value="0.0384615384957669">
                <text:p>0.0384615384957669</text:p>
              </table:table-cell>
              <table:table-cell office:value-type="float" office:value="0.038461538461533">
                <text:p>0.038461538461533</text:p>
              </table:table-cell>
              <table:table-cell office:value-type="float" office:value="0.0384615384615385">
                <text:p>0.038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3cm" xlink:href=".." xlink:type="simple" chart:class="chart:scatter" chart:style-name="ch1">
        <chart:legend svg:x="-0.001cm" svg:y="0cm" style:legend-expansion="custom" chartooo:width="16.004cm" chartooo:height="9.003cm" style:legend-expansion-aspect-ratio="1.77762967899589" chart:style-name="ch2"/>
        <chart:plot-area chart:style-name="ch3" table:cell-range-address="Piecewise.A5:Piecewise.B10 Piecewise.D5:Piecewise.D15 Piecewise.F5:Piecewise.F25 Piecewise.H5:Piecewise.H105" chart:data-source-has-labels="row" svg:x="0.32cm" svg:y="0.18cm" svg:width="15.364cm" svg:height="8.643cm">
          <chartooo:coordinate-region svg:x="0.479cm" svg:y="0.376cm" svg:width="15.106cm" svg:height="7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ecewise.B5:Piecewise.B10" loext:label-string="interp5" chart:class="chart:scatter">
            <chart:domain table:cell-range-address="Piecewise.A5:Piecewise.A10"/>
            <chart:data-point chart:repeated="6"/>
          </chart:series>
          <chart:series chart:style-name="ch7" chart:values-cell-range-address="Piecewise.D5:Piecewise.D15" loext:label-string="interp10" chart:class="chart:scatter">
            <chart:domain table:cell-range-address="Piecewise.C5:Piecewise.C15"/>
            <chart:data-point chart:repeated="11"/>
          </chart:series>
          <chart:series chart:style-name="ch8" chart:values-cell-range-address="Piecewise.F5:Piecewise.F25" loext:label-string="interp20" chart:class="chart:scatter">
            <chart:domain table:cell-range-address="Piecewise.E5:Piecewise.E25"/>
            <chart:data-point chart:repeated="21"/>
          </chart:series>
          <chart:series chart:style-name="ch9" chart:values-cell-range-address="Piecewise.H5:Piecewise.H105" loext:label-string="function" chart:class="chart:scatter">
            <chart:domain table:cell-range-address="Piecewise.G5:Piecewise.G105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p5</text:p>
              </table:table-cell>
              <table:table-cell office:value-type="string">
                <text:p>Column C</text:p>
              </table:table-cell>
              <table:table-cell office:value-type="string">
                <text:p>interp10</text:p>
              </table:table-cell>
              <table:table-cell office:value-type="string">
                <text:p>Column E</text:p>
              </table:table-cell>
              <table:table-cell office:value-type="string">
                <text:p>interp20</text:p>
              </table:table-cell>
              <table:table-cell office:value-type="string">
                <text:p>Column G</text:p>
              </table:table-cell>
              <table:table-cell office:value-type="string">
                <text:p>fun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Piecewise.A5:Piecewise.A10</svg:desc>
                </draw:g>
              </table:table-cell>
              <table:table-cell office:value-type="float" office:value="0.0384615384615385">
                <text:p>0.0384615384615385</text:p>
                <draw:g>
                  <svg:desc>Piecewise.B5:Piecewise.B10</svg:desc>
                </draw:g>
              </table:table-cell>
              <table:table-cell office:value-type="float" office:value="-5">
                <text:p>-5</text:p>
                <draw:g>
                  <svg:desc>Piecewise.C5:Piecewise.C15</svg:desc>
                </draw:g>
              </table:table-cell>
              <table:table-cell office:value-type="float" office:value="0.0384615385001634">
                <text:p>0.0384615385001634</text:p>
                <draw:g>
                  <svg:desc>Piecewise.D5:Piecewise.D15</svg:desc>
                </draw:g>
              </table:table-cell>
              <table:table-cell office:value-type="float" office:value="-5">
                <text:p>-5</text:p>
                <draw:g>
                  <svg:desc>Piecewise.E5:Piecewise.E25</svg:desc>
                </draw:g>
              </table:table-cell>
              <table:table-cell office:value-type="float" office:value="0.0384615384615385">
                <text:p>0.0384615384615385</text:p>
                <draw:g>
                  <svg:desc>Piecewise.F5:Piecewise.F25</svg:desc>
                </draw:g>
              </table:table-cell>
              <table:table-cell office:value-type="float" office:value="-5">
                <text:p>-5</text:p>
                <draw:g>
                  <svg:desc>Piecewise.G5:Piecewise.G105</svg:desc>
                </draw:g>
              </table:table-cell>
              <table:table-cell office:value-type="float" office:value="0.0384615384615385">
                <text:p>0.0384615384615385</text:p>
                <draw:g>
                  <svg:desc>Piecewise.H5:Piecewise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.1">
                <text:p>0.1</text:p>
              </table:table-cell>
              <table:table-cell office:value-type="float" office:value="-4">
                <text:p>-4</text:p>
              </table:table-cell>
              <table:table-cell office:value-type="float" office:value="0.0588235293999934">
                <text:p>0.0588235293999934</text:p>
              </table:table-cell>
              <table:table-cell office:value-type="float" office:value="-4.5">
                <text:p>-4.5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-4.9">
                <text:p>-4.9</text:p>
              </table:table-cell>
              <table:table-cell office:value-type="float" office:value="0.039984006397441">
                <text:p>0.039984006397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  <table:table-cell office:value-type="float" office:value="0.0999999999999753">
                <text:p>0.0999999999999753</text:p>
              </table:table-cell>
              <table:table-cell office:value-type="float" office:value="-4">
                <text:p>-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-4.8">
                <text:p>-4.8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3.5">
                <text:p>-3.5</text:p>
              </table:table-cell>
              <table:table-cell office:value-type="float" office:value="0.0754716981132075">
                <text:p>0.0754716981132075</text:p>
              </table:table-cell>
              <table:table-cell office:value-type="float" office:value="-4.7">
                <text:p>-4.7</text:p>
              </table:table-cell>
              <table:table-cell office:value-type="float" office:value="0.043308791684712">
                <text:p>0.043308791684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499999999999996">
                <text:p>0.499999999999996</text:p>
              </table:table-cell>
              <table:table-cell office:value-type="float" office:value="-3">
                <text:p>-3</text:p>
              </table:table-cell>
              <table:table-cell office:value-type="float" office:value="0.1">
                <text:p>0.1</text:p>
              </table:table-cell>
              <table:table-cell office:value-type="float" office:value="-4.6">
                <text:p>-4.6</text:p>
              </table:table-cell>
              <table:table-cell office:value-type="float" office:value="0.0451263537906137">
                <text:p>0.0451263537906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.5">
                <text:p>-2.5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-4.5">
                <text:p>-4.5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  <table:table-cell office:value-type="float" office:value="0.2">
                <text:p>0.2</text:p>
              </table:table-cell>
              <table:table-cell office:value-type="float" office:value="-4.4">
                <text:p>-4.4</text:p>
              </table:table-cell>
              <table:table-cell office:value-type="float" office:value="0.0491159135559921">
                <text:p>0.0491159135559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1.5">
                <text:p>-1.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-4.3">
                <text:p>-4.3</text:p>
              </table:table-cell>
              <table:table-cell office:value-type="float" office:value="0.0513083632632119">
                <text:p>0.0513083632632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99999999999992">
                <text:p>0.099999999999992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-4.2">
                <text:p>-4.2</text:p>
              </table:table-cell>
              <table:table-cell office:value-type="float" office:value="0.0536480686695279">
                <text:p>0.0536480686695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58823529400006">
                <text:p>0.058823529400006</text:p>
              </table:table-cell>
              <table:table-cell office:value-type="float" office:value="-0.5">
                <text:p>-0.5</text:p>
              </table:table-cell>
              <table:table-cell office:value-type="float" office:value="0.8">
                <text:p>0.8</text:p>
              </table:table-cell>
              <table:table-cell office:value-type="float" office:value="-4.1">
                <text:p>-4.1</text:p>
              </table:table-cell>
              <table:table-cell office:value-type="float" office:value="0.0561482313307131">
                <text:p>0.0561482313307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384615385000959">
                <text:p>0.03846153850009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-3.9">
                <text:p>-3.9</text:p>
              </table:table-cell>
              <table:table-cell office:value-type="float" office:value="0.0616903146206046">
                <text:p>0.0616903146206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3.8">
                <text:p>-3.8</text:p>
              </table:table-cell>
              <table:table-cell office:value-type="float" office:value="0.0647668393782384">
                <text:p>0.064766839378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-3.7">
                <text:p>-3.7</text:p>
              </table:table-cell>
              <table:table-cell office:value-type="float" office:value="0.068073519400953">
                <text:p>0.068073519400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3.6">
                <text:p>-3.6</text:p>
              </table:table-cell>
              <table:table-cell office:value-type="float" office:value="0.0716332378223496">
                <text:p>0.0716332378223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-3.5">
                <text:p>-3.5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3.4">
                <text:p>-3.4</text:p>
              </table:table-cell>
              <table:table-cell office:value-type="float" office:value="0.0796178343949045">
                <text:p>0.0796178343949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754716981132075">
                <text:p>0.0754716981132075</text:p>
              </table:table-cell>
              <table:table-cell office:value-type="float" office:value="-3.3">
                <text:p>-3.3</text:p>
              </table:table-cell>
              <table:table-cell office:value-type="float" office:value="0.0841042893187553">
                <text:p>0.0841042893187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-3.2">
                <text:p>-3.2</text:p>
              </table:table-cell>
              <table:table-cell office:value-type="float" office:value="0.0889679715302491">
                <text:p>0.0889679715302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-3.1">
                <text:p>-3.1</text:p>
              </table:table-cell>
              <table:table-cell office:value-type="float" office:value="0.0942507068803016">
                <text:p>0.0942507068803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-3">
                <text:p>-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0.113122171945701">
                <text:p>0.113122171945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0.120627261761158">
                <text:p>0.120627261761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0.128865979381443">
                <text:p>0.128865979381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0.158982511923688">
                <text:p>0.158982511923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235849056603774">
                <text:p>0.235849056603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25706940874036">
                <text:p>0.25706940874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371747211895911">
                <text:p>0.371747211895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409836065573771">
                <text:p>0.409836065573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452488687782806">
                <text:p>0.45248868778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">
                <text:p>-0.9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">
                <text:p>-0.7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">
                <text:p>-0.4</text:p>
              </table:table-cell>
              <table:table-cell office:value-type="float" office:value="0.862068965517242">
                <text:p>0.862068965517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">
                <text:p>-0.3</text:p>
              </table:table-cell>
              <table:table-cell office:value-type="float" office:value="0.917431192660551">
                <text:p>0.917431192660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961538461538461">
                <text:p>0.961538461538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35294117647058">
                <text:p>0.735294117647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09756097560975">
                <text:p>0.609756097560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37174721189591">
                <text:p>0.37174721189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25706940874036">
                <text:p>0.25706940874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235849056603773">
                <text:p>0.235849056603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158982511923688">
                <text:p>0.158982511923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128865979381443">
                <text:p>0.128865979381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120627261761158">
                <text:p>0.120627261761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113122171945701">
                <text:p>0.113122171945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0942507068803016">
                <text:p>0.0942507068803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88967971530249">
                <text:p>0.088967971530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0841042893187552">
                <text:p>0.0841042893187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0796178343949044">
                <text:p>0.0796178343949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0716332378223496">
                <text:p>0.0716332378223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068073519400953">
                <text:p>0.068073519400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.0647668393782383">
                <text:p>0.0647668393782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0616903146206046">
                <text:p>0.0616903146206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.0561482313307131">
                <text:p>0.0561482313307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.0536480686695279">
                <text:p>0.0536480686695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0.0513083632632119">
                <text:p>0.0513083632632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0491159135559921">
                <text:p>0.0491159135559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0.0451263537906137">
                <text:p>0.0451263537906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043308791684712">
                <text:p>0.043308791684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.039984006397441">
                <text:p>0.039984006397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9cm" svg:y="3.471cm" style:legend-expansion="high" chart:style-name="ch2"/>
        <chart:plot-area chart:style-name="ch3" table:cell-range-address="'Raised-Cosine'.A5:'Raised-Cosine'.E105" chart:data-source-has-labels="row" svg:x="0.32cm" svg:y="0.18cm" svg:width="12.75cm" svg:height="8.642cm">
          <chartooo:coordinate-region svg:x="0.479cm" svg:y="0.375cm" svg:width="12.491cm" svg:height="7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ised-Cosine'.C5:'Raised-Cosine'.C105" loext:label-string="interp5" chart:class="chart:scatter">
            <chart:domain table:cell-range-address="'Raised-Cosine'.A5:'Raised-Cosine'.A105"/>
            <chart:data-point chart:repeated="101"/>
          </chart:series>
          <chart:series chart:style-name="ch7" chart:values-cell-range-address="'Raised-Cosine'.D5:'Raised-Cosine'.D105" loext:label-string="interp10" chart:class="chart:scatter">
            <chart:data-point chart:repeated="101"/>
          </chart:series>
          <chart:series chart:style-name="ch8" chart:values-cell-range-address="'Raised-Cosine'.E5:'Raised-Cosine'.E105" loext:label-string="interp20" chart:class="chart:scatter">
            <chart:data-point chart:repeated="101"/>
          </chart:series>
          <chart:series chart:style-name="ch9" chart:values-cell-range-address="'Raised-Cosine'.B5:'Raised-Cosine'.B105" loext:label-string="function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p5</text:p>
              </table:table-cell>
              <table:table-cell office:value-type="string">
                <text:p>interp10</text:p>
              </table:table-cell>
              <table:table-cell office:value-type="string">
                <text:p>interp20</text:p>
              </table:table-cell>
              <table:table-cell office:value-type="string">
                <text:p>fun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Raised-Cosine'.A5:'Raised-Cosine'.A105</svg:desc>
                </draw:g>
              </table:table-cell>
              <table:table-cell office:value-type="float" office:value="0.819568933795752">
                <text:p>0.819568933795752</text:p>
                <draw:g>
                  <svg:desc>'Raised-Cosine'.C5:'Raised-Cosine'.C105</svg:desc>
                </draw:g>
              </table:table-cell>
              <table:table-cell office:value-type="float" office:value="1.79364200394138">
                <text:p>1.79364200394138</text:p>
                <draw:g>
                  <svg:desc>'Raised-Cosine'.D5:'Raised-Cosine'.D105</svg:desc>
                </draw:g>
              </table:table-cell>
              <table:table-cell office:value-type="float" office:value="3.54988938281954">
                <text:p>3.54988938281954</text:p>
                <draw:g>
                  <svg:desc>'Raised-Cosine'.E5:'Raised-Cosine'.E105</svg:desc>
                </draw:g>
              </table:table-cell>
              <table:table-cell office:value-type="float" office:value="0.0384615384615385">
                <text:p>0.0384615384615385</text:p>
                <draw:g>
                  <svg:desc>'Raised-Cosine'.B5:'Raised-Cosine'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757542512785183">
                <text:p>0.757542512785183</text:p>
              </table:table-cell>
              <table:table-cell office:value-type="float" office:value="1.65789601664114">
                <text:p>1.65789601664114</text:p>
              </table:table-cell>
              <table:table-cell office:value-type="float" office:value="3.28122749933411">
                <text:p>3.28122749933411</text:p>
              </table:table-cell>
              <table:table-cell office:value-type="float" office:value="0.039984006397441">
                <text:p>0.039984006397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694326274042108">
                <text:p>0.694326274042108</text:p>
              </table:table-cell>
              <table:table-cell office:value-type="float" office:value="1.51954609088734">
                <text:p>1.51954609088734</text:p>
              </table:table-cell>
              <table:table-cell office:value-type="float" office:value="3.00741202697782">
                <text:p>3.00741202697782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630551853327539">
                <text:p>0.630551853327539</text:p>
              </table:table-cell>
              <table:table-cell office:value-type="float" office:value="1.3799745734057">
                <text:p>1.3799745734057</text:p>
              </table:table-cell>
              <table:table-cell office:value-type="float" office:value="2.73117883943909">
                <text:p>2.73117883943909</text:p>
              </table:table-cell>
              <table:table-cell office:value-type="float" office:value="0.043308791684712">
                <text:p>0.043308791684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566856463572234">
                <text:p>0.566856463572234</text:p>
              </table:table-cell>
              <table:table-cell office:value-type="float" office:value="1.24057601666269">
                <text:p>1.24057601666269</text:p>
              </table:table-cell>
              <table:table-cell office:value-type="float" office:value="2.45528796741727">
                <text:p>2.45528796741727</text:p>
              </table:table-cell>
              <table:table-cell office:value-type="float" office:value="0.0451263537906137">
                <text:p>0.0451263537906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503876528055733">
                <text:p>0.503876528055733</text:p>
              </table:table-cell>
              <table:table-cell office:value-type="float" office:value="1.10274324495826">
                <text:p>1.10274324495826</text:p>
              </table:table-cell>
              <table:table-cell office:value-type="float" office:value="2.18249602130819">
                <text:p>2.18249602130819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442241321475317">
                <text:p>0.442241321475317</text:p>
              </table:table-cell>
              <table:table-cell office:value-type="float" office:value="0.96785343778581">
                <text:p>0.96785343778581</text:p>
              </table:table-cell>
              <table:table-cell office:value-type="float" office:value="1.91552864806434">
                <text:p>1.91552864806434</text:p>
              </table:table-cell>
              <table:table-cell office:value-type="float" office:value="0.0491159135559921">
                <text:p>0.049115913555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382566682441246">
                <text:p>0.382566682441246</text:p>
              </table:table-cell>
              <table:table-cell office:value-type="float" office:value="0.837254369509971">
                <text:p>0.837254369509971</text:p>
              </table:table-cell>
              <table:table-cell office:value-type="float" office:value="1.65705329743151">
                <text:p>1.65705329743151</text:p>
              </table:table-cell>
              <table:table-cell office:value-type="float" office:value="0.0513083632632119">
                <text:p>0.0513083632632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325448860220938">
                <text:p>0.325448860220938</text:p>
              </table:table-cell>
              <table:table-cell office:value-type="float" office:value="0.712250942850643">
                <text:p>0.712250942850643</text:p>
              </table:table-cell>
              <table:table-cell office:value-type="float" office:value="1.40965256967262">
                <text:p>1.40965256967262</text:p>
              </table:table-cell>
              <table:table-cell office:value-type="float" office:value="0.0536480686695279">
                <text:p>0.0536480686695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271458557213374">
                <text:p>0.271458557213374</text:p>
              </table:table-cell>
              <table:table-cell office:value-type="float" office:value="0.594092150726364">
                <text:p>0.594092150726364</text:p>
              </table:table-cell>
              <table:table-cell office:value-type="float" office:value="1.17579841107963">
                <text:p>1.17579841107963</text:p>
              </table:table-cell>
              <table:table-cell office:value-type="float" office:value="0.0561482313307131">
                <text:p>0.0561482313307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221135226679386">
                <text:p>0.221135226679386</text:p>
              </table:table-cell>
              <table:table-cell office:value-type="float" office:value="0.483958596729939">
                <text:p>0.483958596729939</text:p>
              </table:table-cell>
              <table:table-cell office:value-type="float" office:value="0.957827415103292">
                <text:p>0.95782741510329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174981682702987">
                <text:p>0.174981682702987</text:p>
              </table:table-cell>
              <table:table-cell office:value-type="float" office:value="0.382950698927587">
                <text:p>0.382950698927587</text:p>
              </table:table-cell>
              <table:table-cell office:value-type="float" office:value="0.757917475883775">
                <text:p>0.757917475883775</text:p>
              </table:table-cell>
              <table:table-cell office:value-type="float" office:value="0.0616903146206046">
                <text:p>0.0616903146206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133459076239257">
                <text:p>0.133459076239257</text:p>
              </table:table-cell>
              <table:table-cell office:value-type="float" office:value="0.292077694845376">
                <text:p>0.292077694845376</text:p>
              </table:table-cell>
              <table:table-cell office:value-type="float" office:value="0.578066027452318">
                <text:p>0.578066027452318</text:p>
              </table:table-cell>
              <table:table-cell office:value-type="float" office:value="0.0647668393782384">
                <text:p>0.0647668393782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969822874464317">
                <text:p>0.0969822874464317</text:p>
              </table:table-cell>
              <table:table-cell office:value-type="float" office:value="0.212247557501475">
                <text:p>0.212247557501475</text:p>
              </table:table-cell>
              <table:table-cell office:value-type="float" office:value="0.420070086030664">
                <text:p>0.420070086030664</text:p>
              </table:table-cell>
              <table:table-cell office:value-type="float" office:value="0.068073519400953">
                <text:p>0.068073519400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659157803405059">
                <text:p>0.0659157803405059</text:p>
              </table:table-cell>
              <table:table-cell office:value-type="float" office:value="0.144257923239888">
                <text:p>0.144257923239888</text:p>
              </table:table-cell>
              <table:table-cell office:value-type="float" office:value="0.285508294838982">
                <text:p>0.285508294838982</text:p>
              </table:table-cell>
              <table:table-cell office:value-type="float" office:value="0.0716332378223496">
                <text:p>0.0716332378223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405699611912607">
                <text:p>0.0405699611912607</text:p>
              </table:table-cell>
              <table:table-cell office:value-type="float" office:value="0.0887881220117741">
                <text:p>0.0887881220117741</text:p>
              </table:table-cell>
              <table:table-cell office:value-type="float" office:value="0.175725150814646">
                <text:p>0.17572515081464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211980770454209">
                <text:p>0.0211980770454209</text:p>
              </table:table-cell>
              <table:table-cell office:value-type="float" office:value="0.0463923897351239">
                <text:p>0.0463923897351239</text:p>
              </table:table-cell>
              <table:table-cell office:value-type="float" office:value="0.0918175708432649">
                <text:p>0.0918175708432649</text:p>
              </table:table-cell>
              <table:table-cell office:value-type="float" office:value="0.0796178343949045">
                <text:p>0.0796178343949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799368536587852">
                <text:p>0.00799368536587852</text:p>
              </table:table-cell>
              <table:table-cell office:value-type="float" office:value="0.0174943305526811">
                <text:p>0.0174943305526811</text:p>
              </table:table-cell>
              <table:table-cell office:value-type="float" office:value="0.0346239317277544">
                <text:p>0.0346239317277544</text:p>
              </table:table-cell>
              <table:table-cell office:value-type="float" office:value="0.0841042893187553">
                <text:p>0.084104289318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108872006950378">
                <text:p>0.00108872006950378</text:p>
              </table:table-cell>
              <table:table-cell office:value-type="float" office:value="0.0023826843193675">
                <text:p>0.0023826843193675</text:p>
              </table:table-cell>
              <table:table-cell office:value-type="float" office:value="0.00471569340445166">
                <text:p>0.00471569340445166</text:p>
              </table:table-cell>
              <table:table-cell office:value-type="float" office:value="0.0889679715302491">
                <text:p>0.0889679715302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552173287060032">
                <text:p>0.000552173287060032</text:p>
              </table:table-cell>
              <table:table-cell office:value-type="float" office:value="0.00120844160910094">
                <text:p>0.00120844160910094</text:p>
              </table:table-cell>
              <table:table-cell office:value-type="float" office:value="0.00239168910433563">
                <text:p>0.00239168910433563</text:p>
              </table:table-cell>
              <table:table-cell office:value-type="float" office:value="0.0942507068803016">
                <text:p>0.0942507068803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638940601663862">
                <text:p>0.00638940601663862</text:p>
              </table:table-cell>
              <table:table-cell office:value-type="float" office:value="0.013983335066889">
                <text:p>0.013983335066889</text:p>
              </table:table-cell>
              <table:table-cell office:value-type="float" office:value="0.027675139510158">
                <text:p>0.0276751395101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185420945583383">
                <text:p>0.0185420945583383</text:p>
              </table:table-cell>
              <table:table-cell office:value-type="float" office:value="0.0405797221801194">
                <text:p>0.0405797221801194</text:p>
              </table:table-cell>
              <table:table-cell office:value-type="float" office:value="0.0803134207430625">
                <text:p>0.0803134207430625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368888132653952">
                <text:p>0.0368888132653952</text:p>
              </table:table-cell>
              <table:table-cell office:value-type="float" office:value="0.0807318606403547">
                <text:p>0.0807318606403547</text:p>
              </table:table-cell>
              <table:table-cell office:value-type="float" office:value="0.159780588496872">
                <text:p>0.159780588496872</text:p>
              </table:table-cell>
              <table:table-cell office:value-type="float" office:value="0.113122171945701">
                <text:p>0.113122171945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612462477891073">
                <text:p>0.0612462477891073</text:p>
              </table:table-cell>
              <table:table-cell office:value-type="float" office:value="0.134038563552631">
                <text:p>0.134038563552631</text:p>
              </table:table-cell>
              <table:table-cell office:value-type="float" office:value="0.265282633099744">
                <text:p>0.265282633099744</text:p>
              </table:table-cell>
              <table:table-cell office:value-type="float" office:value="0.120627261761158">
                <text:p>0.12062726176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913710266952107">
                <text:p>0.0913710266952107</text:p>
              </table:table-cell>
              <table:table-cell office:value-type="float" office:value="0.199967207962304">
                <text:p>0.199967207962304</text:p>
              </table:table-cell>
              <table:table-cell office:value-type="float" office:value="0.395765412996345">
                <text:p>0.395765412996345</text:p>
              </table:table-cell>
              <table:table-cell office:value-type="float" office:value="0.128865979381443">
                <text:p>0.128865979381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126962153150804">
                <text:p>0.126962153150804</text:p>
              </table:table-cell>
              <table:table-cell office:value-type="float" office:value="0.277859056647542">
                <text:p>0.277859056647542</text:p>
              </table:table-cell>
              <table:table-cell office:value-type="float" office:value="0.54992518738182">
                <text:p>0.54992518738182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167664012385205">
                <text:p>0.167664012385205</text:p>
              </table:table-cell>
              <table:table-cell office:value-type="float" office:value="0.366935840003907">
                <text:p>0.366935840003907</text:p>
              </table:table-cell>
              <table:table-cell office:value-type="float" office:value="0.726221642748958">
                <text:p>0.726221642748958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213069924875189">
                <text:p>0.213069924875189</text:p>
              </table:table-cell>
              <table:table-cell office:value-type="float" office:value="0.46630753225697">
                <text:p>0.46630753225697</text:p>
              </table:table-cell>
              <table:table-cell office:value-type="float" office:value="0.92289328319159">
                <text:p>0.92289328319159</text:p>
              </table:table-cell>
              <table:table-cell office:value-type="float" office:value="0.158982511923688">
                <text:p>0.158982511923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262726209752356">
                <text:p>0.262726209752356</text:p>
              </table:table-cell>
              <table:table-cell office:value-type="float" office:value="0.574981244305653">
                <text:p>0.574981244305653</text:p>
              </table:table-cell>
              <table:table-cell office:value-type="float" office:value="1.13797503068941">
                <text:p>1.13797503068941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316136717832399">
                <text:p>0.316136717832399</text:p>
              </table:table-cell>
              <table:table-cell office:value-type="float" office:value="0.691871144341919">
                <text:p>0.691871144341919</text:p>
              </table:table-cell>
              <table:table-cell office:value-type="float" office:value="1.369317859518">
                <text:p>1.369317859518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372767788973748">
                <text:p>0.372767788973748</text:p>
              </table:table-cell>
              <table:table-cell office:value-type="float" office:value="0.815809307123269">
                <text:p>0.815809307123269</text:p>
              </table:table-cell>
              <table:table-cell office:value-type="float" office:value="1.61461026860347">
                <text:p>1.614610268603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432053584233302">
                <text:p>0.432053584233302</text:p>
              </table:table-cell>
              <table:table-cell office:value-type="float" office:value="0.945557383495702">
                <text:p>0.945557383495702</text:p>
              </table:table-cell>
              <table:table-cell office:value-type="float" office:value="1.87140137727714">
                <text:p>1.87140137727714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493401739542106">
                <text:p>0.493401739542106</text:p>
              </table:table-cell>
              <table:table-cell office:value-type="float" office:value="1.07981897356912">
                <text:p>1.07981897356912</text:p>
              </table:table-cell>
              <table:table-cell office:value-type="float" office:value="2.13712541366498">
                <text:p>2.13712541366498</text:p>
              </table:table-cell>
              <table:table-cell office:value-type="float" office:value="0.235849056603774">
                <text:p>0.235849056603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556199284411319">
                <text:p>0.556199284411319</text:p>
              </table:table-cell>
              <table:table-cell office:value-type="float" office:value="1.21725257991648">
                <text:p>1.21725257991648</text:p>
              </table:table-cell>
              <table:table-cell office:value-type="float" office:value="2.40912735103211">
                <text:p>2.40912735103211</text:p>
              </table:table-cell>
              <table:table-cell office:value-type="float" office:value="0.25706940874036">
                <text:p>0.25706940874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619818766530716">
                <text:p>0.619818766530716</text:p>
              </table:table-cell>
              <table:table-cell office:value-type="float" office:value="1.35648501137268">
                <text:p>1.35648501137268</text:p>
              </table:table-cell>
              <table:table-cell office:value-type="float" office:value="2.68468943593223">
                <text:p>2.68468943593223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683624521064764">
                <text:p>0.683624521064764</text:p>
              </table:table-cell>
              <table:table-cell office:value-type="float" office:value="1.49612510350673">
                <text:p>1.49612510350673</text:p>
              </table:table-cell>
              <table:table-cell office:value-type="float" office:value="2.96105834310173">
                <text:p>2.9610583431017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746979022005538">
                <text:p>0.746979022005538</text:p>
              </table:table-cell>
              <table:table-cell office:value-type="float" office:value="1.6347776186769">
                <text:p>1.6347776186769</text:p>
              </table:table-cell>
              <table:table-cell office:value-type="float" office:value="3.2354726857756">
                <text:p>3.2354726857756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809249252121852">
                <text:p>0.809249252121852</text:p>
              </table:table-cell>
              <table:table-cell office:value-type="float" office:value="1.77105718678404">
                <text:p>1.77105718678404</text:p>
              </table:table-cell>
              <table:table-cell office:value-type="float" office:value="3.50519060655116">
                <text:p>3.50519060655116</text:p>
              </table:table-cell>
              <table:table-cell office:value-type="float" office:value="0.371747211895911">
                <text:p>0.371747211895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869813027858184">
                <text:p>0.869813027858184</text:p>
              </table:table-cell>
              <table:table-cell office:value-type="float" office:value="1.90360214743166">
                <text:p>1.90360214743166</text:p>
              </table:table-cell>
              <table:table-cell office:value-type="float" office:value="3.76751717312091">
                <text:p>3.76751717312091</text:p>
              </table:table-cell>
              <table:table-cell office:value-type="float" office:value="0.409836065573771">
                <text:p>0.409836065573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928065215987099">
                <text:p>0.928065215987099</text:p>
              </table:table-cell>
              <table:table-cell office:value-type="float" office:value="2.03108815518651">
                <text:p>2.03108815518651</text:p>
              </table:table-cell>
              <table:table-cell office:value-type="float" office:value="4.01983130514531">
                <text:p>4.01983130514531</text:p>
              </table:table-cell>
              <table:table-cell office:value-type="float" office:value="0.452488687782806">
                <text:p>0.452488687782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983423779900428">
                <text:p>0.983423779900428</text:p>
              </table:table-cell>
              <table:table-cell office:value-type="float" office:value="2.15224141200037">
                <text:p>2.15224141200037</text:p>
              </table:table-cell>
              <table:table-cell office:value-type="float" office:value="4.25961196322116">
                <text:p>4.259611963221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1.03533559512666">
                <text:p>1.03533559512666</text:p>
              </table:table-cell>
              <table:table-cell office:value-type="float" office:value="2.2658513945791">
                <text:p>2.2658513945791</text:p>
              </table:table-cell>
              <table:table-cell office:value-type="float" office:value="4.48446333827389">
                <text:p>4.48446333827389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1.08328197596781">
                <text:p>1.08328197596781</text:p>
              </table:table-cell>
              <table:table-cell office:value-type="float" office:value="2.37078294953124">
                <text:p>2.37078294953124</text:p>
              </table:table-cell>
              <table:table-cell office:value-type="float" office:value="4.69213878968996">
                <text:p>4.69213878968996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1.12678385803548">
                <text:p>1.12678385803548</text:p>
              </table:table-cell>
              <table:table-cell office:value-type="float" office:value="2.46598763544547">
                <text:p>2.46598763544547</text:p>
              </table:table-cell>
              <table:table-cell office:value-type="float" office:value="4.8805632930072">
                <text:p>4.8805632930072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.16540658490387">
                <text:p>1.16540658490387</text:p>
              </table:table-cell>
              <table:table-cell office:value-type="float" office:value="2.55051419857063">
                <text:p>2.55051419857063</text:p>
              </table:table-cell>
              <table:table-cell office:value-type="float" office:value="5.04785417287334">
                <text:p>5.04785417287334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1.19876425105308">
                <text:p>1.19876425105308</text:p>
              </table:table-cell>
              <table:table-cell office:value-type="float" office:value="2.62351807742872">
                <text:p>2.62351807742872</text:p>
              </table:table-cell>
              <table:table-cell office:value-type="float" office:value="5.19233991411574">
                <text:p>5.192339914115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1.22652355770953">
                <text:p>1.22652355770953</text:p>
              </table:table-cell>
              <table:table-cell office:value-type="float" office:value="2.68426984139408">
                <text:p>2.68426984139408</text:p>
              </table:table-cell>
              <table:table-cell office:value-type="float" office:value="5.31257686296857">
                <text:p>5.31257686296857</text:p>
              </table:table-cell>
              <table:table-cell office:value-type="float" office:value="0.862068965517242">
                <text:p>0.862068965517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1.24840714305712">
                <text:p>1.24840714305712</text:p>
              </table:table-cell>
              <table:table-cell office:value-type="float" office:value="2.73216247892302">
                <text:p>2.73216247892302</text:p>
              </table:table-cell>
              <table:table-cell office:value-type="float" office:value="5.40736365158393">
                <text:p>5.40736365158393</text:p>
              </table:table-cell>
              <table:table-cell office:value-type="float" office:value="0.917431192660551">
                <text:p>0.9174311926605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1.26419635354479">
                <text:p>1.26419635354479</text:p>
              </table:table-cell>
              <table:table-cell office:value-type="float" office:value="2.76671746261256">
                <text:p>2.76671746261256</text:p>
              </table:table-cell>
              <table:table-cell office:value-type="float" office:value="5.47575320170232">
                <text:p>5.47575320170232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1.27373342860059">
                <text:p>1.27373342860059</text:p>
              </table:table-cell>
              <table:table-cell office:value-type="float" office:value="2.78758953048803">
                <text:p>2.78758953048803</text:p>
              </table:table-cell>
              <table:table-cell office:value-type="float" office:value="5.51706218754554">
                <text:p>5.51706218754554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27692307692308">
                <text:p>1.27692307692308</text:p>
              </table:table-cell>
              <table:table-cell office:value-type="float" office:value="2.79457013574661">
                <text:p>2.79457013574661</text:p>
              </table:table-cell>
              <table:table-cell office:value-type="float" office:value="5.53087786338198">
                <text:p>5.53087786338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1.27373342860059">
                <text:p>1.27373342860059</text:p>
              </table:table-cell>
              <table:table-cell office:value-type="float" office:value="2.78758953048803">
                <text:p>2.78758953048803</text:p>
              </table:table-cell>
              <table:table-cell office:value-type="float" office:value="5.51706218754554">
                <text:p>5.51706218754554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1.26419635354479">
                <text:p>1.26419635354479</text:p>
              </table:table-cell>
              <table:table-cell office:value-type="float" office:value="2.76671746261256">
                <text:p>2.76671746261256</text:p>
              </table:table-cell>
              <table:table-cell office:value-type="float" office:value="5.47575320170232">
                <text:p>5.47575320170232</text:p>
              </table:table-cell>
              <table:table-cell office:value-type="float" office:value="0.961538461538461">
                <text:p>0.961538461538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1.24840714305712">
                <text:p>1.24840714305712</text:p>
              </table:table-cell>
              <table:table-cell office:value-type="float" office:value="2.73216247892302">
                <text:p>2.73216247892302</text:p>
              </table:table-cell>
              <table:table-cell office:value-type="float" office:value="5.40736365158392">
                <text:p>5.40736365158392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1.22652355770953">
                <text:p>1.22652355770953</text:p>
              </table:table-cell>
              <table:table-cell office:value-type="float" office:value="2.68426984139408">
                <text:p>2.68426984139408</text:p>
              </table:table-cell>
              <table:table-cell office:value-type="float" office:value="5.31257686296857">
                <text:p>5.31257686296857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1.19876425105308">
                <text:p>1.19876425105308</text:p>
              </table:table-cell>
              <table:table-cell office:value-type="float" office:value="2.62351807742872">
                <text:p>2.62351807742872</text:p>
              </table:table-cell>
              <table:table-cell office:value-type="float" office:value="5.19233991411574">
                <text:p>5.192339914115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1.16540658490387">
                <text:p>1.16540658490387</text:p>
              </table:table-cell>
              <table:table-cell office:value-type="float" office:value="2.55051419857063">
                <text:p>2.55051419857063</text:p>
              </table:table-cell>
              <table:table-cell office:value-type="float" office:value="5.04785417287333">
                <text:p>5.04785417287333</text:p>
              </table:table-cell>
              <table:table-cell office:value-type="float" office:value="0.735294117647058">
                <text:p>0.735294117647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1.12678385803548">
                <text:p>1.12678385803548</text:p>
              </table:table-cell>
              <table:table-cell office:value-type="float" office:value="2.46598763544547">
                <text:p>2.46598763544547</text:p>
              </table:table-cell>
              <table:table-cell office:value-type="float" office:value="4.8805632930072">
                <text:p>4.8805632930072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1.08328197596781">
                <text:p>1.08328197596781</text:p>
              </table:table-cell>
              <table:table-cell office:value-type="float" office:value="2.37078294953124">
                <text:p>2.37078294953124</text:p>
              </table:table-cell>
              <table:table-cell office:value-type="float" office:value="4.69213878968996">
                <text:p>4.69213878968996</text:p>
              </table:table-cell>
              <table:table-cell office:value-type="float" office:value="0.609756097560975">
                <text:p>0.609756097560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1.03533559512665">
                <text:p>1.03533559512665</text:p>
              </table:table-cell>
              <table:table-cell office:value-type="float" office:value="2.2658513945791">
                <text:p>2.2658513945791</text:p>
              </table:table-cell>
              <table:table-cell office:value-type="float" office:value="4.48446333827388">
                <text:p>4.48446333827388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83423779900428">
                <text:p>0.983423779900428</text:p>
              </table:table-cell>
              <table:table-cell office:value-type="float" office:value="2.15224141200037">
                <text:p>2.15224141200037</text:p>
              </table:table-cell>
              <table:table-cell office:value-type="float" office:value="4.25961196322116">
                <text:p>4.259611963221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928065215987099">
                <text:p>0.928065215987099</text:p>
              </table:table-cell>
              <table:table-cell office:value-type="float" office:value="2.03108815518651">
                <text:p>2.03108815518651</text:p>
              </table:table-cell>
              <table:table-cell office:value-type="float" office:value="4.01983130514531">
                <text:p>4.01983130514531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869813027858184">
                <text:p>0.869813027858184</text:p>
              </table:table-cell>
              <table:table-cell office:value-type="float" office:value="1.90360214743166">
                <text:p>1.90360214743166</text:p>
              </table:table-cell>
              <table:table-cell office:value-type="float" office:value="3.76751717312091">
                <text:p>3.76751717312091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809249252121851">
                <text:p>0.809249252121851</text:p>
              </table:table-cell>
              <table:table-cell office:value-type="float" office:value="1.77105718678404">
                <text:p>1.77105718678404</text:p>
              </table:table-cell>
              <table:table-cell office:value-type="float" office:value="3.50519060655116">
                <text:p>3.50519060655116</text:p>
              </table:table-cell>
              <table:table-cell office:value-type="float" office:value="0.37174721189591">
                <text:p>0.37174721189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746979022005538">
                <text:p>0.746979022005538</text:p>
              </table:table-cell>
              <table:table-cell office:value-type="float" office:value="1.6347776186769">
                <text:p>1.6347776186769</text:p>
              </table:table-cell>
              <table:table-cell office:value-type="float" office:value="3.2354726857756">
                <text:p>3.2354726857756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683624521064764">
                <text:p>0.683624521064764</text:p>
              </table:table-cell>
              <table:table-cell office:value-type="float" office:value="1.49612510350673">
                <text:p>1.49612510350673</text:p>
              </table:table-cell>
              <table:table-cell office:value-type="float" office:value="2.96105834310173">
                <text:p>2.9610583431017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619818766530715">
                <text:p>0.619818766530715</text:p>
              </table:table-cell>
              <table:table-cell office:value-type="float" office:value="1.35648501137268">
                <text:p>1.35648501137268</text:p>
              </table:table-cell>
              <table:table-cell office:value-type="float" office:value="2.68468943593222">
                <text:p>2.68468943593222</text:p>
              </table:table-cell>
              <table:table-cell office:value-type="float" office:value="0.280898876404494">
                <text:p>0.280898876404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556199284411319">
                <text:p>0.556199284411319</text:p>
              </table:table-cell>
              <table:table-cell office:value-type="float" office:value="1.21725257991648">
                <text:p>1.21725257991648</text:p>
              </table:table-cell>
              <table:table-cell office:value-type="float" office:value="2.40912735103211">
                <text:p>2.40912735103211</text:p>
              </table:table-cell>
              <table:table-cell office:value-type="float" office:value="0.25706940874036">
                <text:p>0.25706940874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493401739542106">
                <text:p>0.493401739542106</text:p>
              </table:table-cell>
              <table:table-cell office:value-type="float" office:value="1.07981897356912">
                <text:p>1.07981897356912</text:p>
              </table:table-cell>
              <table:table-cell office:value-type="float" office:value="2.13712541366498">
                <text:p>2.13712541366498</text:p>
              </table:table-cell>
              <table:table-cell office:value-type="float" office:value="0.235849056603773">
                <text:p>0.235849056603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432053584233301">
                <text:p>0.432053584233301</text:p>
              </table:table-cell>
              <table:table-cell office:value-type="float" office:value="0.945557383495702">
                <text:p>0.945557383495702</text:p>
              </table:table-cell>
              <table:table-cell office:value-type="float" office:value="1.87140137727714">
                <text:p>1.87140137727714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372767788973748">
                <text:p>0.372767788973748</text:p>
              </table:table-cell>
              <table:table-cell office:value-type="float" office:value="0.815809307123269">
                <text:p>0.815809307123269</text:p>
              </table:table-cell>
              <table:table-cell office:value-type="float" office:value="1.61461026860347">
                <text:p>1.614610268603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316136717832398">
                <text:p>0.316136717832398</text:p>
              </table:table-cell>
              <table:table-cell office:value-type="float" office:value="0.691871144341918">
                <text:p>0.691871144341918</text:p>
              </table:table-cell>
              <table:table-cell office:value-type="float" office:value="1.369317859518">
                <text:p>1.369317859518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262726209752356">
                <text:p>0.262726209752356</text:p>
              </table:table-cell>
              <table:table-cell office:value-type="float" office:value="0.574981244305652">
                <text:p>0.574981244305652</text:p>
              </table:table-cell>
              <table:table-cell office:value-type="float" office:value="1.13797503068941">
                <text:p>1.13797503068941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213069924875189">
                <text:p>0.213069924875189</text:p>
              </table:table-cell>
              <table:table-cell office:value-type="float" office:value="0.466307532256969">
                <text:p>0.466307532256969</text:p>
              </table:table-cell>
              <table:table-cell office:value-type="float" office:value="0.922893283191588">
                <text:p>0.922893283191588</text:p>
              </table:table-cell>
              <table:table-cell office:value-type="float" office:value="0.158982511923688">
                <text:p>0.158982511923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167664012385205">
                <text:p>0.167664012385205</text:p>
              </table:table-cell>
              <table:table-cell office:value-type="float" office:value="0.366935840003906">
                <text:p>0.366935840003906</text:p>
              </table:table-cell>
              <table:table-cell office:value-type="float" office:value="0.726221642748957">
                <text:p>0.726221642748957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126962153150804">
                <text:p>0.126962153150804</text:p>
              </table:table-cell>
              <table:table-cell office:value-type="float" office:value="0.277859056647542">
                <text:p>0.277859056647542</text:p>
              </table:table-cell>
              <table:table-cell office:value-type="float" office:value="0.54992518738182">
                <text:p>0.54992518738182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913710266952103">
                <text:p>0.0913710266952103</text:p>
              </table:table-cell>
              <table:table-cell office:value-type="float" office:value="0.199967207962303">
                <text:p>0.199967207962303</text:p>
              </table:table-cell>
              <table:table-cell office:value-type="float" office:value="0.395765412996343">
                <text:p>0.395765412996343</text:p>
              </table:table-cell>
              <table:table-cell office:value-type="float" office:value="0.128865979381443">
                <text:p>0.1288659793814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61246247789107">
                <text:p>0.061246247789107</text:p>
              </table:table-cell>
              <table:table-cell office:value-type="float" office:value="0.134038563552631">
                <text:p>0.134038563552631</text:p>
              </table:table-cell>
              <table:table-cell office:value-type="float" office:value="0.265282633099743">
                <text:p>0.265282633099743</text:p>
              </table:table-cell>
              <table:table-cell office:value-type="float" office:value="0.120627261761158">
                <text:p>0.120627261761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368888132653949">
                <text:p>0.0368888132653949</text:p>
              </table:table-cell>
              <table:table-cell office:value-type="float" office:value="0.0807318606403542">
                <text:p>0.0807318606403542</text:p>
              </table:table-cell>
              <table:table-cell office:value-type="float" office:value="0.159780588496871">
                <text:p>0.159780588496871</text:p>
              </table:table-cell>
              <table:table-cell office:value-type="float" office:value="0.113122171945701">
                <text:p>0.113122171945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185420945583382">
                <text:p>0.0185420945583382</text:p>
              </table:table-cell>
              <table:table-cell office:value-type="float" office:value="0.0405797221801194">
                <text:p>0.0405797221801194</text:p>
              </table:table-cell>
              <table:table-cell office:value-type="float" office:value="0.080313420743062">
                <text:p>0.080313420743062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638940601663862">
                <text:p>0.00638940601663862</text:p>
              </table:table-cell>
              <table:table-cell office:value-type="float" office:value="0.013983335066889">
                <text:p>0.013983335066889</text:p>
              </table:table-cell>
              <table:table-cell office:value-type="float" office:value="0.027675139510158">
                <text:p>0.0276751395101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552173287060032">
                <text:p>0.000552173287060032</text:p>
              </table:table-cell>
              <table:table-cell office:value-type="float" office:value="0.00120844160910094">
                <text:p>0.00120844160910094</text:p>
              </table:table-cell>
              <table:table-cell office:value-type="float" office:value="0.00239168910433563">
                <text:p>0.00239168910433563</text:p>
              </table:table-cell>
              <table:table-cell office:value-type="float" office:value="0.0942507068803016">
                <text:p>0.0942507068803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108872006950389">
                <text:p>0.00108872006950389</text:p>
              </table:table-cell>
              <table:table-cell office:value-type="float" office:value="0.00238268431936772">
                <text:p>0.00238268431936772</text:p>
              </table:table-cell>
              <table:table-cell office:value-type="float" office:value="0.0047156934044521">
                <text:p>0.0047156934044521</text:p>
              </table:table-cell>
              <table:table-cell office:value-type="float" office:value="0.088967971530249">
                <text:p>0.088967971530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799368536587863">
                <text:p>0.00799368536587863</text:p>
              </table:table-cell>
              <table:table-cell office:value-type="float" office:value="0.0174943305526813">
                <text:p>0.0174943305526813</text:p>
              </table:table-cell>
              <table:table-cell office:value-type="float" office:value="0.0346239317277544">
                <text:p>0.0346239317277544</text:p>
              </table:table-cell>
              <table:table-cell office:value-type="float" office:value="0.0841042893187552">
                <text:p>0.0841042893187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211980770454211">
                <text:p>0.0211980770454211</text:p>
              </table:table-cell>
              <table:table-cell office:value-type="float" office:value="0.0463923897351242">
                <text:p>0.0463923897351242</text:p>
              </table:table-cell>
              <table:table-cell office:value-type="float" office:value="0.0918175708432658">
                <text:p>0.0918175708432658</text:p>
              </table:table-cell>
              <table:table-cell office:value-type="float" office:value="0.0796178343949044">
                <text:p>0.07961783439490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405699611912607">
                <text:p>0.0405699611912607</text:p>
              </table:table-cell>
              <table:table-cell office:value-type="float" office:value="0.0887881220117741">
                <text:p>0.0887881220117741</text:p>
              </table:table-cell>
              <table:table-cell office:value-type="float" office:value="0.175725150814646">
                <text:p>0.17572515081464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659157803405059">
                <text:p>0.0659157803405059</text:p>
              </table:table-cell>
              <table:table-cell office:value-type="float" office:value="0.144257923239888">
                <text:p>0.144257923239888</text:p>
              </table:table-cell>
              <table:table-cell office:value-type="float" office:value="0.285508294838982">
                <text:p>0.285508294838982</text:p>
              </table:table-cell>
              <table:table-cell office:value-type="float" office:value="0.0716332378223496">
                <text:p>0.0716332378223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96982287446432">
                <text:p>0.096982287446432</text:p>
              </table:table-cell>
              <table:table-cell office:value-type="float" office:value="0.212247557501476">
                <text:p>0.212247557501476</text:p>
              </table:table-cell>
              <table:table-cell office:value-type="float" office:value="0.420070086030666">
                <text:p>0.420070086030666</text:p>
              </table:table-cell>
              <table:table-cell office:value-type="float" office:value="0.068073519400953">
                <text:p>0.068073519400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133459076239257">
                <text:p>0.133459076239257</text:p>
              </table:table-cell>
              <table:table-cell office:value-type="float" office:value="0.292077694845377">
                <text:p>0.292077694845377</text:p>
              </table:table-cell>
              <table:table-cell office:value-type="float" office:value="0.57806602745232">
                <text:p>0.57806602745232</text:p>
              </table:table-cell>
              <table:table-cell office:value-type="float" office:value="0.0647668393782383">
                <text:p>0.0647668393782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174981682702988">
                <text:p>0.174981682702988</text:p>
              </table:table-cell>
              <table:table-cell office:value-type="float" office:value="0.382950698927587">
                <text:p>0.382950698927587</text:p>
              </table:table-cell>
              <table:table-cell office:value-type="float" office:value="0.757917475883776">
                <text:p>0.757917475883776</text:p>
              </table:table-cell>
              <table:table-cell office:value-type="float" office:value="0.0616903146206046">
                <text:p>0.0616903146206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221135226679386">
                <text:p>0.221135226679386</text:p>
              </table:table-cell>
              <table:table-cell office:value-type="float" office:value="0.483958596729939">
                <text:p>0.483958596729939</text:p>
              </table:table-cell>
              <table:table-cell office:value-type="float" office:value="0.957827415103292">
                <text:p>0.95782741510329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271458557213374">
                <text:p>0.271458557213374</text:p>
              </table:table-cell>
              <table:table-cell office:value-type="float" office:value="0.594092150726364">
                <text:p>0.594092150726364</text:p>
              </table:table-cell>
              <table:table-cell office:value-type="float" office:value="1.17579841107963">
                <text:p>1.17579841107963</text:p>
              </table:table-cell>
              <table:table-cell office:value-type="float" office:value="0.0561482313307131">
                <text:p>0.0561482313307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325448860220938">
                <text:p>0.325448860220938</text:p>
              </table:table-cell>
              <table:table-cell office:value-type="float" office:value="0.712250942850644">
                <text:p>0.712250942850644</text:p>
              </table:table-cell>
              <table:table-cell office:value-type="float" office:value="1.40965256967262">
                <text:p>1.40965256967262</text:p>
              </table:table-cell>
              <table:table-cell office:value-type="float" office:value="0.0536480686695279">
                <text:p>0.0536480686695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382566682441247">
                <text:p>0.382566682441247</text:p>
              </table:table-cell>
              <table:table-cell office:value-type="float" office:value="0.837254369509972">
                <text:p>0.837254369509972</text:p>
              </table:table-cell>
              <table:table-cell office:value-type="float" office:value="1.65705329743151">
                <text:p>1.65705329743151</text:p>
              </table:table-cell>
              <table:table-cell office:value-type="float" office:value="0.0513083632632119">
                <text:p>0.0513083632632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442241321475317">
                <text:p>0.442241321475317</text:p>
              </table:table-cell>
              <table:table-cell office:value-type="float" office:value="0.96785343778581">
                <text:p>0.96785343778581</text:p>
              </table:table-cell>
              <table:table-cell office:value-type="float" office:value="1.91552864806434">
                <text:p>1.91552864806434</text:p>
              </table:table-cell>
              <table:table-cell office:value-type="float" office:value="0.0491159135559921">
                <text:p>0.0491159135559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503876528055733">
                <text:p>0.503876528055733</text:p>
              </table:table-cell>
              <table:table-cell office:value-type="float" office:value="1.10274324495826">
                <text:p>1.10274324495826</text:p>
              </table:table-cell>
              <table:table-cell office:value-type="float" office:value="2.18249602130819">
                <text:p>2.18249602130819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566856463572235">
                <text:p>0.566856463572235</text:p>
              </table:table-cell>
              <table:table-cell office:value-type="float" office:value="1.2405760166627">
                <text:p>1.2405760166627</text:p>
              </table:table-cell>
              <table:table-cell office:value-type="float" office:value="2.45528796741727">
                <text:p>2.45528796741727</text:p>
              </table:table-cell>
              <table:table-cell office:value-type="float" office:value="0.0451263537906137">
                <text:p>0.0451263537906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63055185332754">
                <text:p>0.63055185332754</text:p>
              </table:table-cell>
              <table:table-cell office:value-type="float" office:value="1.3799745734057">
                <text:p>1.3799745734057</text:p>
              </table:table-cell>
              <table:table-cell office:value-type="float" office:value="2.7311788394391">
                <text:p>2.7311788394391</text:p>
              </table:table-cell>
              <table:table-cell office:value-type="float" office:value="0.043308791684712">
                <text:p>0.043308791684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694326274042109">
                <text:p>0.694326274042109</text:p>
              </table:table-cell>
              <table:table-cell office:value-type="float" office:value="1.51954609088734">
                <text:p>1.51954609088734</text:p>
              </table:table-cell>
              <table:table-cell office:value-type="float" office:value="3.00741202697782">
                <text:p>3.00741202697782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757542512785183">
                <text:p>0.757542512785183</text:p>
              </table:table-cell>
              <table:table-cell office:value-type="float" office:value="1.65789601664114">
                <text:p>1.65789601664114</text:p>
              </table:table-cell>
              <table:table-cell office:value-type="float" office:value="3.28122749933411">
                <text:p>3.28122749933411</text:p>
              </table:table-cell>
              <table:table-cell office:value-type="float" office:value="0.039984006397441">
                <text:p>0.039984006397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819568933795752">
                <text:p>0.819568933795752</text:p>
              </table:table-cell>
              <table:table-cell office:value-type="float" office:value="1.79364200394138">
                <text:p>1.79364200394138</text:p>
              </table:table-cell>
              <table:table-cell office:value-type="float" office:value="3.54988938281954">
                <text:p>3.54988938281954</text:p>
              </table:table-cell>
              <table:table-cell office:value-type="float" office:value="0.0384615384615385">
                <text:p>0.0384615384615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2cm" svg:y="3.96cm" style:legend-expansion="high" chart:style-name="ch2"/>
        <chart:plot-area chart:style-name="ch3" table:cell-range-address="Numero1.A4:Numero1.B14 Numero1.D4:Numero1.D14" chart:data-source-has-labels="row" svg:x="0.32cm" svg:y="0.18cm" svg:width="13.822cm" svg:height="8.64cm">
          <chartooo:coordinate-region svg:x="1.188cm" svg:y="0.375cm" svg:width="12.758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mero1.B4:Numero1.B14" loext:label-string="f" chart:class="chart:scatter">
            <chart:domain table:cell-range-address="Numero1.A4:Numero1.A14"/>
            <chart:data-point chart:repeated="11"/>
          </chart:series>
          <chart:series chart:style-name="ch7" chart:values-cell-range-address="Numero1.D4:Numero1.D14" loext:label-string="g" chart:class="chart:scatter">
            <chart:domain table:cell-range-address="Numero1.C4:Numero1.C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</table:table-cell>
              <table:table-cell office:value-type="string">
                <text:p>Column C</text:p>
              </table:table-cell>
              <table:table-cell office:value-type="string">
                <text:p>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ero1.A4:Numero1.A14</svg:desc>
                </draw:g>
              </table:table-cell>
              <table:table-cell office:value-type="float" office:value="1">
                <text:p>1</text:p>
                <draw:g>
                  <svg:desc>Numero1.B4:Numero1.B14</svg:desc>
                </draw:g>
              </table:table-cell>
              <table:table-cell office:value-type="float" office:value="0">
                <text:p>0</text:p>
                <draw:g>
                  <svg:desc>Numero1.C4:Numero1.C14</svg:desc>
                </draw:g>
              </table:table-cell>
              <table:table-cell office:value-type="float" office:value="0">
                <text:p>0</text:p>
                <draw:g>
                  <svg:desc>Numero1.D4:Numero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6">
                <text:p>6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7">
                <text:p>7</text:p>
              </table:table-cell>
              <table:table-cell office:value-type="float" office:value="0.656986598718789">
                <text:p>0.656986598718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8">
                <text:p>8</text:p>
              </table:table-cell>
              <table:table-cell office:value-type="float" office:value="0.989358246623382">
                <text:p>0.989358246623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9">
                <text:p>9</text:p>
              </table:table-cell>
              <table:table-cell office:value-type="float" office:value="0.412118485241757">
                <text:p>0.412118485241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10">
                <text:p>10</text:p>
              </table:table-cell>
              <table:table-cell office:value-type="float" office:value="-0.54402111088937">
                <text:p>-0.54402111088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2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47cm" style:legend-expansion="high" chart:style-name="ch2"/>
        <chart:plot-area chart:style-name="ch3" table:cell-range-address="LSA.A5:LSA.E105" chart:data-source-has-labels="row" svg:x="0.32cm" svg:y="0.18cm" svg:width="12.746cm" svg:height="8.64cm">
          <chartooo:coordinate-region svg:x="0.479cm" svg:y="0.375cm" svg:width="12.488cm" svg:height="8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SA.B5:LSA.B105" loext:label-string="interp10" chart:class="chart:scatter">
            <chart:domain table:cell-range-address="LSA.A5:LSA.A105"/>
            <chart:data-point chart:repeated="101"/>
          </chart:series>
          <chart:series chart:style-name="ch8" chart:values-cell-range-address="LSA.D5:LSA.D105" loext:label-string="interp20" chart:class="chart:scatter">
            <chart:data-point chart:repeated="101"/>
          </chart:series>
          <chart:series chart:style-name="ch9" chart:values-cell-range-address="LSA.E5:LSA.E105" loext:label-string="f" chart:class="chart:scatter">
            <chart:data-point chart:repeated="101"/>
          </chart:series>
          <chart:series chart:style-name="ch10" chart:values-cell-range-address="LSA.C5:LSA.C105" loext:label-string="interp5" chart:class="chart:scatter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p10</text:p>
              </table:table-cell>
              <table:table-cell office:value-type="string">
                <text:p>interp20</text:p>
              </table:table-cell>
              <table:table-cell office:value-type="string">
                <text:p>f</text:p>
              </table:table-cell>
              <table:table-cell office:value-type="string">
                <text:p>interp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LSA.A5:LSA.A105</svg:desc>
                </draw:g>
              </table:table-cell>
              <table:table-cell office:value-type="float" office:value="0.0384615385004974">
                <text:p>0.0384615385004974</text:p>
                <draw:g>
                  <svg:desc>LSA.B5:LSA.B105</svg:desc>
                </draw:g>
              </table:table-cell>
              <table:table-cell office:value-type="float" office:value="0.0384615376131974">
                <text:p>0.0384615376131974</text:p>
                <draw:g>
                  <svg:desc>LSA.D5:LSA.D105</svg:desc>
                </draw:g>
              </table:table-cell>
              <table:table-cell office:value-type="float" office:value="0.0384615384615385">
                <text:p>0.0384615384615385</text:p>
                <draw:g>
                  <svg:desc>LSA.E5:LSA.E105</svg:desc>
                </draw:g>
              </table:table-cell>
              <table:table-cell office:value-type="float" office:value="0.0384615385000007">
                <text:p>0.0384615385000007</text:p>
                <draw:g>
                  <svg:desc>LSA.C5:LSA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1.23031655513922">
                <text:p>1.23031655513922</text:p>
              </table:table-cell>
              <table:table-cell office:value-type="float" office:value="-77.1989484421376">
                <text:p>-77.1989484421376</text:p>
              </table:table-cell>
              <table:table-cell office:value-type="float" office:value="0.039984006397441">
                <text:p>0.039984006397441</text:p>
              </table:table-cell>
              <table:table-cell office:value-type="float" office:value="0.0136925000345942">
                <text:p>0.0136925000345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1.80438545613147">
                <text:p>1.80438545613147</text:p>
              </table:table-cell>
              <table:table-cell office:value-type="float" office:value="-67.8225996026333">
                <text:p>-67.8225996026333</text:p>
              </table:table-cell>
              <table:table-cell office:value-type="float" office:value="0.0415973377703827">
                <text:p>0.0415973377703827</text:p>
              </table:table-cell>
              <table:table-cell office:value-type="float" office:value="-0.00691999996900516">
                <text:p>-0.00691999996900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1.95895184189776">
                <text:p>1.95895184189776</text:p>
              </table:table-cell>
              <table:table-cell office:value-type="float" office:value="-38.469180458363">
                <text:p>-38.469180458363</text:p>
              </table:table-cell>
              <table:table-cell office:value-type="float" office:value="0.043308791684712">
                <text:p>0.043308791684712</text:p>
              </table:table-cell>
              <table:table-cell office:value-type="float" office:value="-0.0235998076646555">
                <text:p>-0.0235998076646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1.84584536701286">
                <text:p>1.84584536701286</text:p>
              </table:table-cell>
              <table:table-cell office:value-type="float" office:value="-13.9771759322552">
                <text:p>-13.9771759322552</text:p>
              </table:table-cell>
              <table:table-cell office:value-type="float" office:value="0.0451263537906137">
                <text:p>0.0451263537906137</text:p>
              </table:table-cell>
              <table:table-cell office:value-type="float" office:value="-0.0365661538215988">
                <text:p>-0.0365661538215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1.57872099033406">
                <text:p>1.57872099033406</text:p>
              </table:table-cell>
              <table:table-cell office:value-type="float" office:value="0.0470588235615033">
                <text:p>0.0470588235615033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-0.0460336538244616">
                <text:p>-0.0460336538244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1.24021348539407">
                <text:p>1.24021348539407</text:p>
              </table:table-cell>
              <table:table-cell office:value-type="float" office:value="5.39661785529792">
                <text:p>5.39661785529792</text:p>
              </table:table-cell>
              <table:table-cell office:value-type="float" office:value="0.0491159135559921">
                <text:p>0.0491159135559921</text:p>
              </table:table-cell>
              <table:table-cell office:value-type="float" office:value="-0.0522123076732549">
                <text:p>-0.0522123076732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888081146072865">
                <text:p>0.888081146072865</text:p>
              </table:table-cell>
              <table:table-cell office:value-type="float" office:value="5.61690296083068">
                <text:p>5.61690296083068</text:p>
              </table:table-cell>
              <table:table-cell office:value-type="float" office:value="0.0513083632632119">
                <text:p>0.0513083632632119</text:p>
              </table:table-cell>
              <table:table-cell office:value-type="float" office:value="-0.0553074999833739">
                <text:p>-0.0553074999833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560444444536388">
                <text:p>0.560444444536388</text:p>
              </table:table-cell>
              <table:table-cell office:value-type="float" office:value="3.72102844858145">
                <text:p>3.72102844858145</text:p>
              </table:table-cell>
              <table:table-cell office:value-type="float" office:value="0.0536480686695279">
                <text:p>0.0536480686695279</text:p>
              </table:table-cell>
              <table:table-cell office:value-type="float" office:value="-0.0555199999855984">
                <text:p>-0.0555199999855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280217593957501">
                <text:p>0.280217593957501</text:p>
              </table:table-cell>
              <table:table-cell office:value-type="float" office:value="1.58352552856603">
                <text:p>1.58352552856603</text:p>
              </table:table-cell>
              <table:table-cell office:value-type="float" office:value="0.0561482313307131">
                <text:p>0.0561482313307131</text:p>
              </table:table-cell>
              <table:table-cell office:value-type="float" office:value="-0.053045961526093">
                <text:p>-0.053045961526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588235294001035">
                <text:p>0.0588235294001035</text:p>
              </table:table-cell>
              <table:table-cell office:value-type="float" office:value="0.058823529411227">
                <text:p>0.058823529411227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-0.0480769230664049">
                <text:p>-0.0480769230664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-0.100724261747285">
                <text:p>-0.100724261747285</text:p>
              </table:table-cell>
              <table:table-cell office:value-type="float" office:value="-0.676394201213945">
                <text:p>-0.676394201213945</text:p>
              </table:table-cell>
              <table:table-cell office:value-type="float" office:value="0.0616903146206046">
                <text:p>0.0616903146206046</text:p>
              </table:table-cell>
              <table:table-cell office:value-type="float" office:value="-0.0407998076834678">
                <text:p>-0.040799807683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-0.201296361479852">
                <text:p>-0.201296361479852</text:p>
              </table:table-cell>
              <table:table-cell office:value-type="float" office:value="-0.790078843059385">
                <text:p>-0.790078843059385</text:p>
              </table:table-cell>
              <table:table-cell office:value-type="float" office:value="0.0647668393782384">
                <text:p>0.0647668393782384</text:p>
              </table:table-cell>
              <table:table-cell office:value-type="float" office:value="-0.0313969230695986">
                <text:p>-0.0313969230695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-0.249608189079109">
                <text:p>-0.249608189079109</text:p>
              </table:table-cell>
              <table:table-cell office:value-type="float" office:value="-0.555403290306444">
                <text:p>-0.555403290306444</text:p>
              </table:table-cell>
              <table:table-cell office:value-type="float" office:value="0.068073519400953">
                <text:p>0.068073519400953</text:p>
              </table:table-cell>
              <table:table-cell office:value-type="float" office:value="-0.0200459615324992">
                <text:p>-0.0200459615324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-0.254602669120869">
                <text:p>-0.254602669120869</text:p>
              </table:table-cell>
              <table:table-cell office:value-type="float" office:value="-0.214648668027705">
                <text:p>-0.214648668027705</text:p>
              </table:table-cell>
              <table:table-cell office:value-type="float" office:value="0.0716332378223496">
                <text:p>0.0716332378223496</text:p>
              </table:table-cell>
              <table:table-cell office:value-type="float" office:value="-0.00691999999525483">
                <text:p>-0.00691999999525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-0.226196289065835">
                <text:p>-0.226196289065835</text:p>
              </table:table-cell>
              <table:table-cell office:value-type="float" office:value="0.0754716981031114">
                <text:p>0.0754716981031114</text:p>
              </table:table-cell>
              <table:table-cell office:value-type="float" office:value="0.0754716981132075">
                <text:p>0.0754716981132075</text:p>
              </table:table-cell>
              <table:table-cell office:value-type="float" office:value="0.0078125000036634">
                <text:p>0.007812500003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-0.174335455391817">
                <text:p>-0.174335455391817</text:p>
              </table:table-cell>
              <table:table-cell office:value-type="float" office:value="0.246749895837593">
                <text:p>0.246749895837593</text:p>
              </table:table-cell>
              <table:table-cell office:value-type="float" office:value="0.0796178343949045">
                <text:p>0.0796178343949045</text:p>
              </table:table-cell>
              <table:table-cell office:value-type="float" office:value="0.0239876923104012">
                <text:p>0.0239876923104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-0.10831516883594">
                <text:p>-0.10831516883594</text:p>
              </table:table-cell>
              <table:table-cell office:value-type="float" office:value="0.296899581862342">
                <text:p>0.296899581862342</text:p>
              </table:table-cell>
              <table:table-cell office:value-type="float" office:value="0.0841042893187553">
                <text:p>0.0841042893187553</text:p>
              </table:table-cell>
              <table:table-cell office:value-type="float" office:value="0.0414463461557196">
                <text:p>0.0414463461557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-0.0363168512610319">
                <text:p>-0.0363168512610319</text:p>
              </table:table-cell>
              <table:table-cell office:value-type="float" office:value="0.26008916951209">
                <text:p>0.26008916951209</text:p>
              </table:table-cell>
              <table:table-cell office:value-type="float" office:value="0.0889679715302491">
                <text:p>0.0889679715302491</text:p>
              </table:table-cell>
              <table:table-cell office:value-type="float" office:value="0.0600338461549947">
                <text:p>0.0600338461549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348733228476333">
                <text:p>0.0348733228476333</text:p>
              </table:table-cell>
              <table:table-cell office:value-type="float" office:value="0.18143000067941">
                <text:p>0.18143000067941</text:p>
              </table:table-cell>
              <table:table-cell office:value-type="float" office:value="0.0942507068803016">
                <text:p>0.0942507068803016</text:p>
              </table:table-cell>
              <table:table-cell office:value-type="float" office:value="0.0796001923082196">
                <text:p>0.0796001923082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999999999999878">
                <text:p>0.0999999999999878</text:p>
              </table:table-cell>
              <table:table-cell office:value-type="float" office:value="0.0999999999979121">
                <text:p>0.0999999999979121</text:p>
              </table:table-cell>
              <table:table-cell office:value-type="float" office:value="0.1">
                <text:p>0.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155358573962634">
                <text:p>0.155358573962634</text:p>
              </table:table-cell>
              <table:table-cell office:value-type="float" office:value="0.0407871756595378">
                <text:p>0.0407871756595378</text:p>
              </table:table-cell>
              <table:table-cell office:value-type="float" office:value="0.106269925611052">
                <text:p>0.106269925611052</text:p>
              </table:table-cell>
              <table:table-cell office:value-type="float" office:value="0.121092499999563">
                <text:p>0.121092499999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198726216801601">
                <text:p>0.198726216801601</text:p>
              </table:table-cell>
              <table:table-cell office:value-type="float" office:value="0.0136538626059154">
                <text:p>0.0136538626059154</text:p>
              </table:table-cell>
              <table:table-cell office:value-type="float" office:value="0.113122171945701">
                <text:p>0.113122171945701</text:p>
              </table:table-cell>
              <table:table-cell office:value-type="float" office:value="0.142741538460745">
                <text:p>0.142741538460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229227330065837">
                <text:p>0.229227330065837</text:p>
              </table:table-cell>
              <table:table-cell office:value-type="float" office:value="0.0166093800554981">
                <text:p>0.0166093800554981</text:p>
              </table:table-cell>
              <table:table-cell office:value-type="float" office:value="0.120627261761158">
                <text:p>0.120627261761158</text:p>
              </table:table-cell>
              <table:table-cell office:value-type="float" office:value="0.164815576922">
                <text:p>0.1648155769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247153545095852">
                <text:p>0.247153545095852</text:p>
              </table:table-cell>
              <table:table-cell office:value-type="float" office:value="0.0408247840628968">
                <text:p>0.0408247840628968</text:p>
              </table:table-cell>
              <table:table-cell office:value-type="float" office:value="0.128865979381443">
                <text:p>0.128865979381443</text:p>
              </table:table-cell>
              <table:table-cell office:value-type="float" office:value="0.187187692306401">
                <text:p>0.187187692306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53755457261311">
                <text:p>0.253755457261311</text:p>
              </table:table-cell>
              <table:table-cell office:value-type="float" office:value="0.0754716981002432">
                <text:p>0.0754716981002432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209735576921631">
                <text:p>0.209735576921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251020568733761">
                <text:p>0.251020568733761</text:p>
              </table:table-cell>
              <table:table-cell office:value-type="float" office:value="0.111269486167457">
                <text:p>0.111269486167457</text:p>
              </table:table-cell>
              <table:table-cell office:value-type="float" office:value="0.14792899408284">
                <text:p>0.14792899408284</text:p>
              </table:table-cell>
              <table:table-cell office:value-type="float" office:value="0.232341538459994">
                <text:p>0.232341538459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241449429977421">
                <text:p>0.241449429977421</text:p>
              </table:table-cell>
              <table:table-cell office:value-type="float" office:value="0.14235349975721">
                <text:p>0.14235349975721</text:p>
              </table:table-cell>
              <table:table-cell office:value-type="float" office:value="0.158982511923688">
                <text:p>0.158982511923688</text:p>
              </table:table-cell>
              <table:table-cell office:value-type="float" office:value="0.254892499998406">
                <text:p>0.254892499998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227839703281037">
                <text:p>0.227839703281037</text:p>
              </table:table-cell>
              <table:table-cell office:value-type="float" office:value="0.166612078080247">
                <text:p>0.166612078080247</text:p>
              </table:table-cell>
              <table:table-cell office:value-type="float" office:value="0.171232876712329">
                <text:p>0.171232876712329</text:p>
              </table:table-cell>
              <table:table-cell office:value-type="float" office:value="0.2772799999984">
                <text:p>0.2772799999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213085814148001">
                <text:p>0.213085814148001</text:p>
              </table:table-cell>
              <table:table-cell office:value-type="float" office:value="0.18494576415637">
                <text:p>0.18494576415637</text:p>
              </table:table-cell>
              <table:table-cell office:value-type="float" office:value="0.184842883548983">
                <text:p>0.184842883548983</text:p>
              </table:table-cell>
              <table:table-cell office:value-type="float" office:value="0.299400192306125">
                <text:p>0.299400192306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199999999999995">
                <text:p>0.199999999999995</text:p>
              </table:table-cell>
              <table:table-cell office:value-type="float" office:value="0.199999999999859">
                <text:p>0.199999999999859</text:p>
              </table:table-cell>
              <table:table-cell office:value-type="float" office:value="0.2">
                <text:p>0.2</text:p>
              </table:table-cell>
              <table:table-cell office:value-type="float" office:value="0.321153846152344">
                <text:p>0.321153846152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191158902221228">
                <text:p>0.191158902221228</text:p>
              </table:table-cell>
              <table:table-cell office:value-type="float" office:value="0.214865111252781">
                <text:p>0.214865111252781</text:p>
              </table:table-cell>
              <table:table-cell office:value-type="float" office:value="0.216919739696312">
                <text:p>0.216919739696312</text:p>
              </table:table-cell>
              <table:table-cell office:value-type="float" office:value="0.342446346152437">
                <text:p>0.342446346152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188778368866403">
                <text:p>0.188778368866403</text:p>
              </table:table-cell>
              <table:table-cell office:value-type="float" office:value="0.232088385384765">
                <text:p>0.232088385384765</text:p>
              </table:table-cell>
              <table:table-cell office:value-type="float" office:value="0.235849056603774">
                <text:p>0.235849056603774</text:p>
              </table:table-cell>
              <table:table-cell office:value-type="float" office:value="0.3631876923064">
                <text:p>0.3631876923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194617833165432">
                <text:p>0.194617833165432</text:p>
              </table:table-cell>
              <table:table-cell office:value-type="float" office:value="0.253162365864301">
                <text:p>0.253162365864301</text:p>
              </table:table-cell>
              <table:table-cell office:value-type="float" office:value="0.25706940874036">
                <text:p>0.25706940874036</text:p>
              </table:table-cell>
              <table:table-cell office:value-type="float" office:value="0.383292499998844">
                <text:p>0.383292499998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209914499071931">
                <text:p>0.209914499071931</text:p>
              </table:table-cell>
              <table:table-cell office:value-type="float" office:value="0.278488125485974">
                <text:p>0.278488125485974</text:p>
              </table:table-cell>
              <table:table-cell office:value-type="float" office:value="0.280898876404494">
                <text:p>0.280898876404494</text:p>
              </table:table-cell>
              <table:table-cell office:value-type="float" office:value="0.402679999998994">
                <text:p>0.402679999998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235346591310739">
                <text:p>0.235346591310739</text:p>
              </table:table-cell>
              <table:table-cell office:value-type="float" office:value="0.307692307700007">
                <text:p>0.307692307700007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421274038460694">
                <text:p>0.421274038460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271024105471947">
                <text:p>0.271024105471947</text:p>
              </table:table-cell>
              <table:table-cell office:value-type="float" office:value="0.340115116494164">
                <text:p>0.340115116494164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0.4390030769224">
                <text:p>0.4390030769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316504815465459">
                <text:p>0.316504815465459</text:p>
              </table:table-cell>
              <table:table-cell office:value-type="float" office:value="0.375281648365482">
                <text:p>0.375281648365482</text:p>
              </table:table-cell>
              <table:table-cell office:value-type="float" office:value="0.371747211895911">
                <text:p>0.371747211895911</text:p>
              </table:table-cell>
              <table:table-cell office:value-type="float" office:value="0.455800192307187">
                <text:p>0.455800192307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370832752880914">
                <text:p>0.370832752880914</text:p>
              </table:table-cell>
              <table:table-cell office:value-type="float" office:value="0.413209020322343">
                <text:p>0.413209020322343</text:p>
              </table:table-cell>
              <table:table-cell office:value-type="float" office:value="0.409836065573771">
                <text:p>0.409836065573771</text:p>
              </table:table-cell>
              <table:table-cell office:value-type="float" office:value="0.471603076922744">
                <text:p>0.471603076922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432595957282788">
                <text:p>0.432595957282788</text:p>
              </table:table-cell>
              <table:table-cell office:value-type="float" office:value="0.454468888441095">
                <text:p>0.454468888441095</text:p>
              </table:table-cell>
              <table:table-cell office:value-type="float" office:value="0.452488687782806">
                <text:p>0.452488687782806</text:p>
              </table:table-cell>
              <table:table-cell office:value-type="float" office:value="0.486354038461375">
                <text:p>0.486354038461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0.499999999999966">
                <text:p>0.49999999999996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570953598333033">
                <text:p>0.570953598333033</text:p>
              </table:table-cell>
              <table:table-cell office:value-type="float" office:value="0.55073139458718">
                <text:p>0.55073139458718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0.512492500000156">
                <text:p>0.512492500000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643162554089999">
                <text:p>0.643162554089999</text:p>
              </table:table-cell>
              <table:table-cell office:value-type="float" office:value="0.607121453977315">
                <text:p>0.607121453977315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523787692307994">
                <text:p>0.523787692307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71422826176551">
                <text:p>0.71422826176551</text:p>
              </table:table-cell>
              <table:table-cell office:value-type="float" office:value="0.668734826573778">
                <text:p>0.668734826573778</text:p>
              </table:table-cell>
              <table:table-cell office:value-type="float" office:value="0.671140939597315">
                <text:p>0.671140939597315</text:p>
              </table:table-cell>
              <table:table-cell office:value-type="float" office:value="0.533846346154281">
                <text:p>0.533846346154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781747129283776">
                <text:p>0.781747129283776</text:p>
              </table:table-cell>
              <table:table-cell office:value-type="float" office:value="0.73396801153339">
                <text:p>0.73396801153339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5426338461544">
                <text:p>0.5426338461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843407429828912">
                <text:p>0.843407429828912</text:p>
              </table:table-cell>
              <table:table-cell office:value-type="float" office:value="0.800000000000017">
                <text:p>0.800000000000017</text:p>
              </table:table-cell>
              <table:table-cell office:value-type="float" office:value="0.8">
                <text:p>0.8</text:p>
              </table:table-cell>
              <table:table-cell office:value-type="float" office:value="0.55012019230835">
                <text:p>0.55012019230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97080348672007">
                <text:p>0.897080348672007</text:p>
              </table:table-cell>
              <table:table-cell office:value-type="float" office:value="0.862995470109695">
                <text:p>0.862995470109695</text:p>
              </table:table-cell>
              <table:table-cell office:value-type="float" office:value="0.862068965517242">
                <text:p>0.862068965517242</text:p>
              </table:table-cell>
              <table:table-cell office:value-type="float" office:value="0.556280000000744">
                <text:p>0.556280000000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40902295865504">
                <text:p>0.940902295865504</text:p>
              </table:table-cell>
              <table:table-cell office:value-type="float" office:value="0.918535086079403">
                <text:p>0.918535086079403</text:p>
              </table:table-cell>
              <table:table-cell office:value-type="float" office:value="0.917431192660551">
                <text:p>0.917431192660551</text:p>
              </table:table-cell>
              <table:table-cell office:value-type="float" office:value="0.561092500000812">
                <text:p>0.561092500000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3345916001305">
                <text:p>0.973345916001305</text:p>
              </table:table-cell>
              <table:table-cell office:value-type="float" office:value="0.962200823425815">
                <text:p>0.962200823425815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5645415384624">
                <text:p>0.56454153846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9932776317095">
                <text:p>0.9932776317095</text:p>
              </table:table-cell>
              <table:table-cell office:value-type="float" office:value="0.990212473106005">
                <text:p>0.990212473106005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0.566615576923968">
                <text:p>0.566615576923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7307692308594">
                <text:p>0.567307692308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3277631709501">
                <text:p>0.993277631709501</text:p>
              </table:table-cell>
              <table:table-cell office:value-type="float" office:value="0.99060685785666">
                <text:p>0.99060685785666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0.566615576923968">
                <text:p>0.566615576923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73345916001306">
                <text:p>0.973345916001306</text:p>
              </table:table-cell>
              <table:table-cell office:value-type="float" office:value="0.962849400904935">
                <text:p>0.962849400904935</text:p>
              </table:table-cell>
              <table:table-cell office:value-type="float" office:value="0.961538461538461">
                <text:p>0.961538461538461</text:p>
              </table:table-cell>
              <table:table-cell office:value-type="float" office:value="0.5645415384624">
                <text:p>0.5645415384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40902295865506">
                <text:p>0.940902295865506</text:p>
              </table:table-cell>
              <table:table-cell office:value-type="float" office:value="0.919201501868932">
                <text:p>0.919201501868932</text:p>
              </table:table-cell>
              <table:table-cell office:value-type="float" office:value="0.91743119266055">
                <text:p>0.91743119266055</text:p>
              </table:table-cell>
              <table:table-cell office:value-type="float" office:value="0.561092500000812">
                <text:p>0.561092500000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9708034867201">
                <text:p>0.89708034867201</text:p>
              </table:table-cell>
              <table:table-cell office:value-type="float" office:value="0.863423339279916">
                <text:p>0.863423339279916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0.556280000000744">
                <text:p>0.556280000000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843407429828916">
                <text:p>0.843407429828916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.8">
                <text:p>0.8</text:p>
              </table:table-cell>
              <table:table-cell office:value-type="float" office:value="0.55012019230835">
                <text:p>0.55012019230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81747129283779">
                <text:p>0.781747129283779</text:p>
              </table:table-cell>
              <table:table-cell office:value-type="float" office:value="0.733490502759368">
                <text:p>0.733490502759368</text:p>
              </table:table-cell>
              <table:table-cell office:value-type="float" office:value="0.735294117647058">
                <text:p>0.735294117647058</text:p>
              </table:table-cell>
              <table:table-cell office:value-type="float" office:value="0.5426338461544">
                <text:p>0.5426338461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714228261765515">
                <text:p>0.714228261765515</text:p>
              </table:table-cell>
              <table:table-cell office:value-type="float" office:value="0.6679044700551">
                <text:p>0.6679044700551</text:p>
              </table:table-cell>
              <table:table-cell office:value-type="float" office:value="0.671140939597315">
                <text:p>0.671140939597315</text:p>
              </table:table-cell>
              <table:table-cell office:value-type="float" office:value="0.533846346154281">
                <text:p>0.533846346154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43162554090003">
                <text:p>0.643162554090003</text:p>
              </table:table-cell>
              <table:table-cell office:value-type="float" office:value="0.606218442511161">
                <text:p>0.606218442511161</text:p>
              </table:table-cell>
              <table:table-cell office:value-type="float" office:value="0.609756097560975">
                <text:p>0.609756097560975</text:p>
              </table:table-cell>
              <table:table-cell office:value-type="float" office:value="0.523787692307994">
                <text:p>0.523787692307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570953598333037">
                <text:p>0.570953598333037</text:p>
              </table:table-cell>
              <table:table-cell office:value-type="float" office:value="0.550117033687455">
                <text:p>0.550117033687455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0.512492500000156">
                <text:p>0.512492500000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00000000000012">
                <text:p>0.50000000000001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432595957282792">
                <text:p>0.432595957282792</text:p>
              </table:table-cell>
              <table:table-cell office:value-type="float" office:value="0.455242536201872">
                <text:p>0.455242536201872</text:p>
              </table:table-cell>
              <table:table-cell office:value-type="float" office:value="0.452488687782805">
                <text:p>0.452488687782805</text:p>
              </table:table-cell>
              <table:table-cell office:value-type="float" office:value="0.486354038461375">
                <text:p>0.486354038461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370832752880918">
                <text:p>0.370832752880918</text:p>
              </table:table-cell>
              <table:table-cell office:value-type="float" office:value="0.414642743283059">
                <text:p>0.414642743283059</text:p>
              </table:table-cell>
              <table:table-cell office:value-type="float" office:value="0.40983606557377">
                <text:p>0.40983606557377</text:p>
              </table:table-cell>
              <table:table-cell office:value-type="float" office:value="0.471603076922744">
                <text:p>0.471603076922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316504815465463">
                <text:p>0.316504815465463</text:p>
              </table:table-cell>
              <table:table-cell office:value-type="float" office:value="0.376948060972516">
                <text:p>0.376948060972516</text:p>
              </table:table-cell>
              <table:table-cell office:value-type="float" office:value="0.37174721189591">
                <text:p>0.37174721189591</text:p>
              </table:table-cell>
              <table:table-cell office:value-type="float" office:value="0.455800192307187">
                <text:p>0.4558001923071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27102410547195">
                <text:p>0.27102410547195</text:p>
              </table:table-cell>
              <table:table-cell office:value-type="float" office:value="0.341331194104404">
                <text:p>0.341331194104404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0.4390030769224">
                <text:p>0.4390030769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235346591310743">
                <text:p>0.235346591310743</text:p>
              </table:table-cell>
              <table:table-cell office:value-type="float" office:value="0.307692307700013">
                <text:p>0.30769230770001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421274038460694">
                <text:p>0.4212740384606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209914499071933">
                <text:p>0.209914499071933</text:p>
              </table:table-cell>
              <table:table-cell office:value-type="float" office:value="0.276699881506199">
                <text:p>0.276699881506199</text:p>
              </table:table-cell>
              <table:table-cell office:value-type="float" office:value="0.280898876404494">
                <text:p>0.280898876404494</text:p>
              </table:table-cell>
              <table:table-cell office:value-type="float" office:value="0.402679999998994">
                <text:p>0.402679999998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194617833165434">
                <text:p>0.194617833165434</text:p>
              </table:table-cell>
              <table:table-cell office:value-type="float" office:value="0.249543585330658">
                <text:p>0.249543585330658</text:p>
              </table:table-cell>
              <table:table-cell office:value-type="float" office:value="0.25706940874036">
                <text:p>0.25706940874036</text:p>
              </table:table-cell>
              <table:table-cell office:value-type="float" office:value="0.383292499998844">
                <text:p>0.383292499998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188778368866406">
                <text:p>0.188778368866406</text:p>
              </table:table-cell>
              <table:table-cell office:value-type="float" office:value="0.227448704849829">
                <text:p>0.227448704849829</text:p>
              </table:table-cell>
              <table:table-cell office:value-type="float" office:value="0.235849056603773">
                <text:p>0.235849056603773</text:p>
              </table:table-cell>
              <table:table-cell office:value-type="float" office:value="0.3631876923064">
                <text:p>0.36318769230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19115890222123">
                <text:p>0.19115890222123</text:p>
              </table:table-cell>
              <table:table-cell office:value-type="float" office:value="0.211077536196022">
                <text:p>0.211077536196022</text:p>
              </table:table-cell>
              <table:table-cell office:value-type="float" office:value="0.216919739696312">
                <text:p>0.216919739696312</text:p>
              </table:table-cell>
              <table:table-cell office:value-type="float" office:value="0.342446346152437">
                <text:p>0.3424463461524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199999999999998">
                <text:p>0.199999999999998</text:p>
              </table:table-cell>
              <table:table-cell office:value-type="float" office:value="0.200000000000008">
                <text:p>0.200000000000008</text:p>
              </table:table-cell>
              <table:table-cell office:value-type="float" office:value="0.2">
                <text:p>0.2</text:p>
              </table:table-cell>
              <table:table-cell office:value-type="float" office:value="0.321153846152344">
                <text:p>0.321153846152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213085814148004">
                <text:p>0.213085814148004</text:p>
              </table:table-cell>
              <table:table-cell office:value-type="float" office:value="0.192434607511168">
                <text:p>0.192434607511168</text:p>
              </table:table-cell>
              <table:table-cell office:value-type="float" office:value="0.184842883548983">
                <text:p>0.184842883548983</text:p>
              </table:table-cell>
              <table:table-cell office:value-type="float" office:value="0.299400192306125">
                <text:p>0.299400192306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227839703281039">
                <text:p>0.227839703281039</text:p>
              </table:table-cell>
              <table:table-cell office:value-type="float" office:value="0.185426937025432">
                <text:p>0.185426937025432</text:p>
              </table:table-cell>
              <table:table-cell office:value-type="float" office:value="0.171232876712329">
                <text:p>0.171232876712329</text:p>
              </table:table-cell>
              <table:table-cell office:value-type="float" office:value="0.2772799999984">
                <text:p>0.2772799999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241449429977424">
                <text:p>0.241449429977424</text:p>
              </table:table-cell>
              <table:table-cell office:value-type="float" office:value="0.175539600146736">
                <text:p>0.175539600146736</text:p>
              </table:table-cell>
              <table:table-cell office:value-type="float" office:value="0.158982511923688">
                <text:p>0.158982511923688</text:p>
              </table:table-cell>
              <table:table-cell office:value-type="float" office:value="0.254892499998406">
                <text:p>0.254892499998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251020568733765">
                <text:p>0.251020568733765</text:p>
              </table:table-cell>
              <table:table-cell office:value-type="float" office:value="0.15998184055297">
                <text:p>0.15998184055297</text:p>
              </table:table-cell>
              <table:table-cell office:value-type="float" office:value="0.14792899408284">
                <text:p>0.14792899408284</text:p>
              </table:table-cell>
              <table:table-cell office:value-type="float" office:value="0.232341538459994">
                <text:p>0.232341538459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253755457261315">
                <text:p>0.253755457261315</text:p>
              </table:table-cell>
              <table:table-cell office:value-type="float" office:value="0.137931034500034">
                <text:p>0.137931034500034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209735576921631">
                <text:p>0.209735576921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247153545095861">
                <text:p>0.247153545095861</text:p>
              </table:table-cell>
              <table:table-cell office:value-type="float" office:value="0.11163207647133">
                <text:p>0.11163207647133</text:p>
              </table:table-cell>
              <table:table-cell office:value-type="float" office:value="0.128865979381443">
                <text:p>0.128865979381443</text:p>
              </table:table-cell>
              <table:table-cell office:value-type="float" office:value="0.1871876923064">
                <text:p>0.1871876923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229227330065844">
                <text:p>0.229227330065844</text:p>
              </table:table-cell>
              <table:table-cell office:value-type="float" office:value="0.0867580488631692">
                <text:p>0.0867580488631692</text:p>
              </table:table-cell>
              <table:table-cell office:value-type="float" office:value="0.120627261761158">
                <text:p>0.120627261761158</text:p>
              </table:table-cell>
              <table:table-cell office:value-type="float" office:value="0.164815576922">
                <text:p>0.164815576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198726216801612">
                <text:p>0.198726216801612</text:p>
              </table:table-cell>
              <table:table-cell office:value-type="float" office:value="0.0715382138104238">
                <text:p>0.0715382138104238</text:p>
              </table:table-cell>
              <table:table-cell office:value-type="float" office:value="0.113122171945701">
                <text:p>0.113122171945701</text:p>
              </table:table-cell>
              <table:table-cell office:value-type="float" office:value="0.142741538460744">
                <text:p>0.142741538460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15535857396265">
                <text:p>0.15535857396265</text:p>
              </table:table-cell>
              <table:table-cell office:value-type="float" office:value="0.0743636578239931">
                <text:p>0.0743636578239931</text:p>
              </table:table-cell>
              <table:table-cell office:value-type="float" office:value="0.106269925611052">
                <text:p>0.106269925611052</text:p>
              </table:table-cell>
              <table:table-cell office:value-type="float" office:value="0.121092499999562">
                <text:p>0.121092499999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100000000000004">
                <text:p>0.100000000000004</text:p>
              </table:table-cell>
              <table:table-cell office:value-type="float" office:value="0.100000000000243">
                <text:p>0.10000000000024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348733228476527">
                <text:p>0.0348733228476527</text:p>
              </table:table-cell>
              <table:table-cell office:value-type="float" office:value="0.145157068522319">
                <text:p>0.145157068522319</text:p>
              </table:table-cell>
              <table:table-cell office:value-type="float" office:value="0.0942507068803016">
                <text:p>0.0942507068803016</text:p>
              </table:table-cell>
              <table:table-cell office:value-type="float" office:value="0.0796001923082186">
                <text:p>0.0796001923082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-0.0363168512610164">
                <text:p>-0.0363168512610164</text:p>
              </table:table-cell>
              <table:table-cell office:value-type="float" office:value="0.194901434135199">
                <text:p>0.194901434135199</text:p>
              </table:table-cell>
              <table:table-cell office:value-type="float" office:value="0.088967971530249">
                <text:p>0.088967971530249</text:p>
              </table:table-cell>
              <table:table-cell office:value-type="float" office:value="0.0600338461549936">
                <text:p>0.0600338461549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-0.108315168835917">
                <text:p>-0.108315168835917</text:p>
              </table:table-cell>
              <table:table-cell office:value-type="float" office:value="0.22206613918943">
                <text:p>0.22206613918943</text:p>
              </table:table-cell>
              <table:table-cell office:value-type="float" office:value="0.0841042893187552">
                <text:p>0.0841042893187552</text:p>
              </table:table-cell>
              <table:table-cell office:value-type="float" office:value="0.0414463461557184">
                <text:p>0.0414463461557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-0.174335455391789">
                <text:p>-0.174335455391789</text:p>
              </table:table-cell>
              <table:table-cell office:value-type="float" office:value="0.192116975708503">
                <text:p>0.192116975708503</text:p>
              </table:table-cell>
              <table:table-cell office:value-type="float" office:value="0.0796178343949044">
                <text:p>0.0796178343949044</text:p>
              </table:table-cell>
              <table:table-cell office:value-type="float" office:value="0.0239876923104001">
                <text:p>0.0239876923104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-0.226196289065812">
                <text:p>-0.226196289065812</text:p>
              </table:table-cell>
              <table:table-cell office:value-type="float" office:value="0.075471698104032">
                <text:p>0.075471698104032</text:p>
              </table:table-cell>
              <table:table-cell office:value-type="float" office:value="0.0754716981132075">
                <text:p>0.0754716981132075</text:p>
              </table:table-cell>
              <table:table-cell office:value-type="float" office:value="0.00781250000366229">
                <text:p>0.00781250000366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-0.25460266912084">
                <text:p>-0.25460266912084</text:p>
              </table:table-cell>
              <table:table-cell office:value-type="float" office:value="-0.132434953407531">
                <text:p>-0.132434953407531</text:p>
              </table:table-cell>
              <table:table-cell office:value-type="float" office:value="0.0716332378223496">
                <text:p>0.0716332378223496</text:p>
              </table:table-cell>
              <table:table-cell office:value-type="float" office:value="-0.00691999999525594">
                <text:p>-0.00691999999525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-0.249608189079079">
                <text:p>-0.249608189079079</text:p>
              </table:table-cell>
              <table:table-cell office:value-type="float" office:value="-0.38643212406846">
                <text:p>-0.38643212406846</text:p>
              </table:table-cell>
              <table:table-cell office:value-type="float" office:value="0.068073519400953">
                <text:p>0.068073519400953</text:p>
              </table:table-cell>
              <table:table-cell office:value-type="float" office:value="-0.0200459615325004">
                <text:p>-0.0200459615325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-0.201296361479823">
                <text:p>-0.201296361479823</text:p>
              </table:table-cell>
              <table:table-cell office:value-type="float" office:value="-0.570614709511406">
                <text:p>-0.570614709511406</text:p>
              </table:table-cell>
              <table:table-cell office:value-type="float" office:value="0.0647668393782383">
                <text:p>0.0647668393782383</text:p>
              </table:table-cell>
              <table:table-cell office:value-type="float" office:value="-0.0313969230696">
                <text:p>-0.0313969230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-0.100724261747263">
                <text:p>-0.100724261747263</text:p>
              </table:table-cell>
              <table:table-cell office:value-type="float" office:value="-0.496295347123326">
                <text:p>-0.496295347123326</text:p>
              </table:table-cell>
              <table:table-cell office:value-type="float" office:value="0.0616903146206046">
                <text:p>0.0616903146206046</text:p>
              </table:table-cell>
              <table:table-cell office:value-type="float" office:value="-0.0407998076834689">
                <text:p>-0.0407998076834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588235294001233">
                <text:p>0.0588235294001233</text:p>
              </table:table-cell>
              <table:table-cell office:value-type="float" office:value="0.058823529408664">
                <text:p>0.05882352940866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-0.0480769230664061">
                <text:p>-0.04807692306640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280217593957521">
                <text:p>0.280217593957521</text:p>
              </table:table-cell>
              <table:table-cell office:value-type="float" office:value="1.24396575930691">
                <text:p>1.24396575930691</text:p>
              </table:table-cell>
              <table:table-cell office:value-type="float" office:value="0.0561482313307131">
                <text:p>0.0561482313307131</text:p>
              </table:table-cell>
              <table:table-cell office:value-type="float" office:value="-0.0530459615260941">
                <text:p>-0.05304596152609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560444444536412">
                <text:p>0.560444444536412</text:p>
              </table:table-cell>
              <table:table-cell office:value-type="float" office:value="2.93992907757109">
                <text:p>2.93992907757109</text:p>
              </table:table-cell>
              <table:table-cell office:value-type="float" office:value="0.0536480686695279">
                <text:p>0.0536480686695279</text:p>
              </table:table-cell>
              <table:table-cell office:value-type="float" office:value="-0.0555199999855996">
                <text:p>-0.0555199999855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888081146072827">
                <text:p>0.888081146072827</text:p>
              </table:table-cell>
              <table:table-cell office:value-type="float" office:value="4.47883619481431">
                <text:p>4.47883619481431</text:p>
              </table:table-cell>
              <table:table-cell office:value-type="float" office:value="0.0513083632632119">
                <text:p>0.0513083632632119</text:p>
              </table:table-cell>
              <table:table-cell office:value-type="float" office:value="-0.0553074999833754">
                <text:p>-0.0553074999833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1.24021348539406">
                <text:p>1.24021348539406</text:p>
              </table:table-cell>
              <table:table-cell office:value-type="float" office:value="4.34477360821922">
                <text:p>4.34477360821922</text:p>
              </table:table-cell>
              <table:table-cell office:value-type="float" office:value="0.0491159135559921">
                <text:p>0.0491159135559921</text:p>
              </table:table-cell>
              <table:table-cell office:value-type="float" office:value="-0.0522123076732562">
                <text:p>-0.05221230767325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1.57872099033402">
                <text:p>1.57872099033402</text:p>
              </table:table-cell>
              <table:table-cell office:value-type="float" office:value="0.0470588235497011">
                <text:p>0.0470588235497011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-0.0460336538244627">
                <text:p>-0.0460336538244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1.84584536701279">
                <text:p>1.84584536701279</text:p>
              </table:table-cell>
              <table:table-cell office:value-type="float" office:value="-11.4119168841385">
                <text:p>-11.4119168841385</text:p>
              </table:table-cell>
              <table:table-cell office:value-type="float" office:value="0.0451263537906137">
                <text:p>0.0451263537906137</text:p>
              </table:table-cell>
              <table:table-cell office:value-type="float" office:value="-0.0365661538215997">
                <text:p>-0.0365661538215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1.95895184189778">
                <text:p>1.95895184189778</text:p>
              </table:table-cell>
              <table:table-cell office:value-type="float" office:value="-31.6590319570946">
                <text:p>-31.6590319570946</text:p>
              </table:table-cell>
              <table:table-cell office:value-type="float" office:value="0.043308791684712">
                <text:p>0.043308791684712</text:p>
              </table:table-cell>
              <table:table-cell office:value-type="float" office:value="-0.0235998076646561">
                <text:p>-0.0235998076646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1.80438545613135">
                <text:p>1.80438545613135</text:p>
              </table:table-cell>
              <table:table-cell office:value-type="float" office:value="-56.2074047826432">
                <text:p>-56.2074047826432</text:p>
              </table:table-cell>
              <table:table-cell office:value-type="float" office:value="0.0415973377703827">
                <text:p>0.0415973377703827</text:p>
              </table:table-cell>
              <table:table-cell office:value-type="float" office:value="-0.00691999996900561">
                <text:p>-0.006919999969005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1.23031655513915">
                <text:p>1.23031655513915</text:p>
              </table:table-cell>
              <table:table-cell office:value-type="float" office:value="-64.3875921176322">
                <text:p>-64.3875921176322</text:p>
              </table:table-cell>
              <table:table-cell office:value-type="float" office:value="0.039984006397441">
                <text:p>0.039984006397441</text:p>
              </table:table-cell>
              <table:table-cell office:value-type="float" office:value="0.0136925000345938">
                <text:p>0.0136925000345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384615385004299">
                <text:p>0.0384615385004299</text:p>
              </table:table-cell>
              <table:table-cell office:value-type="float" office:value="0.0384615383241682">
                <text:p>0.038461538324168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384615385000007">
                <text:p>0.0384615385000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